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3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0"/>
    <style:style style:name="ce5" style:family="table-cell" style:parent-style-name="Default" style:data-style-name="N50"/>
    <style:style style:name="ce6" style:family="table-cell" style:parent-style-name="Default" style:data-style-name="N5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46"/>
    <style:style style:name="ce8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44">
      <style:text-properties fo:font-weight="bold" style:font-weight-asian="bold" style:font-weight-complex="bold"/>
    </style:style>
    <style:style style:name="ce12" style:family="table-cell" style:parent-style-name="Default" style:data-style-name="N40">
      <style:text-properties fo:font-weight="bold" style:font-weight-asian="bold" style:font-weight-complex="bold"/>
    </style:style>
    <style:style style:name="ce13" style:family="table-cell" style:parent-style-name="Default" style:data-style-name="N40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0066cc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3caff"/>
    </style:style>
    <style:style style:name="ce16" style:family="table-cell" style:parent-style-name="Default">
      <style:table-cell-properties fo:background-color="#0066cc"/>
    </style:style>
    <style:style style:name="gr1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Star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RefreshTime?language=Basic&amp;location=application"/>
                <script:event-listener script:language="ooo:script" script:event-name="dom:mouseup" xlink:href="vnd.sun.star.script:Standard.Module1.FreshStart?language=Basic&amp;location=application"/>
              </office:event-listeners>
            </form:button>
            <form:button form:name="PushButton1" form:control-implementation="ooo:com.sun.star.form.component.CommandButton" form:id="control2" form:label="End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RefreshTime?language=Basic&amp;location=application"/>
                <script:event-listener script:language="ooo:script" script:event-name="dom:mouseup" xlink:href="vnd.sun.star.script:Standard.Module1.NewEnding?language=Basic&amp;location=application"/>
              </office:event-listeners>
            </form:button>
          </form:form>
        </office:forms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11"/>
        <table:table-column table:style-name="co1" table:number-columns-repeated="5" table:default-cell-style-name="Default"/>
        <table:table-column table:style-name="co2" table:number-columns-repeated="7" table:default-cell-style-name="Default"/>
        <table:table-row table:style-name="ro1">
          <table:table-cell table:style-name="Default"/>
          <table:table-cell table:style-name="Default" table:formula="oooc:=NOW()" office:value-type="date" office:date-value="2008-07-09T20:43:23.28">
            <text:p>07/09/08 08:43 PM</text:p>
          </table:table-cell>
          <table:table-cell/>
          <table:table-cell table:style-name="Default" table:number-columns-repeated="3"/>
          <table:table-cell table:style-name="ce11" table:formula="oooc:=SUM([.G2:.G10764])" office:value-type="time" office:time-value="PT01H28M04.87S">
            <text:p>01:28:05</text:p>
          </table:table-cell>
          <table:table-cell table:formula="oooc:=6.25/[.G1]" office:value-type="float" office:value="102.178483104155">
            <text:p>102.18</text:p>
          </table:table-cell>
          <table:table-cell office:value-type="float" office:value="249">
            <text:p>249</text:p>
          </table:table-cell>
          <table:table-cell table:number-columns-repeated="4"/>
          <table:table-cell table:formula="oooc:=[.A3]" office:value-type="string" office:string-value="Life">
            <text:p>Life</text:p>
          </table:table-cell>
          <table:table-cell table:formula="oooc:=[.B3]" office:value-type="string" office:string-value="Work">
            <text:p>Work</text:p>
          </table:table-cell>
          <table:table-cell table:formula="oooc:=[.C3]" office:value-type="string" office:string-value="Story">
            <text:p>Story</text:p>
          </table:table-cell>
          <table:table-cell table:formula="oooc:=[.D3]" office:value-type="string" office:string-value="Study">
            <text:p>Study</text:p>
          </table:table-cell>
          <table:table-cell table:formula="oooc:=[.E3]" office:value-type="string" office:string-value="Fun">
            <text:p>Fun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ce4" table:formula="oooc:=[.A14]" office:value-type="time" office:time-value="PT00H00M00S">
            <text:p>00:00</text:p>
          </table:table-cell>
          <table:table-cell table:style-name="ce7" table:formula="oooc:=[.B14]" office:value-type="time" office:time-value="PT01H28M04.87S">
            <text:p>01:28:04.87</text:p>
          </table:table-cell>
          <table:table-cell table:style-name="ce4" table:formula="oooc:=[.C14]" office:value-type="time" office:time-value="PT00H00M00S">
            <text:p>00:00</text:p>
          </table:table-cell>
          <table:table-cell table:style-name="ce4" table:formula="oooc:=[.D14]" office:value-type="time" office:time-value="PT00H00M00S">
            <text:p>00:00</text:p>
          </table:table-cell>
          <table:table-cell table:style-name="ce4" table:formula="oooc:=[.E14]" office:value-type="time" office:time-value="PT00H00M00S">
            <text:p>00:00</text:p>
          </table:table-cell>
        </table:table-row>
        <table:table-row table:style-name="ro3">
          <table:table-cell table:style-name="ce1" office:value-type="string">
            <text:p>Lif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Story</text:p>
          </table:table-cell>
          <table:table-cell office:value-type="string">
            <text:p>Study</text:p>
          </table:table-cell>
          <table:table-cell table:style-name="ce1" office:value-type="string">
            <text:p>Fun</text:p>
          </table:table-cell>
          <table:table-cell table:style-name="ce8" office:value-type="string">
            <text:p>HOURS/DAY</text:p>
          </table:table-cell>
          <table:table-cell table:style-name="ce14" office:value-type="string">
            <text:p>Today</text:p>
          </table:table-cell>
          <table:table-cell table:style-name="ce14" office:value-type="string">
            <text:p>Later</text:p>
          </table:table-cell>
          <table:table-cell table:number-columns-repeated="2" table:style-name="ce16" office:value-type="string">
            <text:p>...</text:p>
          </table:table-cell>
          <table:table-cell table:number-columns-repeated="4"/>
          <table:table-cell table:style-name="ce7"/>
          <table:table-cell table:number-columns-repeated="3"/>
        </table:table-row>
        <table:table-row table:style-name="ro3">
          <table:table-cell table:style-name="ce2" office:value-type="string">
            <text:p>Sleep</text:p>
          </table:table-cell>
          <table:table-cell table:style-name="ce2" office:value-type="string">
            <text:p>Tickler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Wi-Fi</text:p>
          </table:table-cell>
          <table:table-cell office:value-type="string">
            <text:p>Music</text:p>
          </table:table-cell>
          <table:table-cell table:style-name="ce9" table:formula="oooc:=24*SUM([.G28:.G10818])/IF([.F11]-[.F10]&gt;[.F7];[.F7];[.F11]-[.F10])" office:value-type="float" office:value="1.46801944443723">
            <text:p>1.47</text:p>
          </table:table-cell>
          <table:table-cell table:style-name="ce15" office:value-type="string">
            <text:p>Python Reference</text:p>
          </table:table-cell>
          <table:table-cell table:style-name="ce15" office:value-type="string">
            <text:p>Blog</text:p>
          </table:table-cell>
          <table:table-cell table:style-name="ce15" table:number-columns-repeated="2"/>
          <table:table-cell table:number-columns-repeated="3"/>
          <table:table-cell table:formula="oooc:=[.A4]" office:value-type="string" office:string-value="Sleep">
            <text:p>Sleep</text:p>
          </table:table-cell>
          <table:table-cell table:style-name="ce7" table:formula="oooc:=[.A15]" office:value-type="time" office:time-value="PT00H00M00S">
            <text:p>00:00:00.00</text:p>
          </table:table-cell>
          <table:table-cell table:number-columns-repeated="3"/>
        </table:table-row>
        <table:table-row table:style-name="ro4">
          <table:table-cell table:style-name="ce2" office:value-type="string">
            <text:p>Food</text:p>
          </table:table-cell>
          <table:table-cell table:style-name="ce2" office:value-type="string">
            <text:p>Scidex</text:p>
          </table:table-cell>
          <table:table-cell table:style-name="ce2" office:value-type="string">
            <text:p>Phone</text:p>
          </table:table-cell>
          <table:table-cell table:style-name="ce3" office:value-type="string">
            <text:p>Other</text:p>
          </table:table-cell>
          <table:table-cell office:value-type="string">
            <text:p>Video</text:p>
          </table:table-cell>
          <table:table-cell table:style-name="Default"/>
          <table:table-cell table:style-name="ce15" office:value-type="string">
            <text:p>Subversion - <text:a xlink:href="http://svnbook.red-bean.com/en/1.4/svn-book.html#svn.preface">http://svnbook.red-bean.com/en/1.4/svn-book.html#svn.preface</text:a></text:p>
          </table:table-cell>
          <table:table-cell table:style-name="ce15" office:value-type="string">
            <text:p>email</text:p>
          </table:table-cell>
          <table:table-cell table:style-name="ce15" office:value-type="string">
            <text:p>find critical masses midnightridaz.com</text:p>
          </table:table-cell>
          <table:table-cell table:style-name="ce15"/>
          <table:table-cell table:number-columns-repeated="3"/>
          <table:table-cell table:formula="oooc:=[.A5]" office:value-type="string" office:string-value="Food">
            <text:p>Food</text:p>
          </table:table-cell>
          <table:table-cell table:style-name="ce7" table:formula="oooc:=[.A16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2" office:value-type="string">
            <text:p>Hygene</text:p>
          </table:table-cell>
          <table:table-cell table:style-name="ce2" office:value-type="string">
            <text:p>Worktime</text:p>
          </table:table-cell>
          <table:table-cell table:style-name="ce2" office:value-type="string">
            <text:p>Blog</text:p>
          </table:table-cell>
          <table:table-cell table:style-name="ce2" office:value-type="string">
            <text:p>Banks</text:p>
          </table:table-cell>
          <table:table-cell office:value-type="string">
            <text:p>Game</text:p>
          </table:table-cell>
          <table:table-cell table:style-name="ce8" office:value-type="string">
            <text:p>Days Recorded</text:p>
          </table:table-cell>
          <table:table-cell table:style-name="ce15" office:value-type="string">
            <text:p>will blog</text:p>
          </table:table-cell>
          <table:table-cell table:style-name="ce15" office:value-type="string">
            <text:p>Lunch</text:p>
          </table:table-cell>
          <table:table-cell table:style-name="ce15" office:value-type="string">
            <text:p>add james, chris, aiguo to blog</text:p>
          </table:table-cell>
          <table:table-cell table:style-name="ce15"/>
          <table:table-cell table:number-columns-repeated="3"/>
          <table:table-cell table:formula="oooc:=[.A6]" office:value-type="string" office:string-value="Hygene">
            <text:p>Hygene</text:p>
          </table:table-cell>
          <table:table-cell table:style-name="ce7" table:formula="oooc:=[.A17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3" office:value-type="string">
            <text:p>Transit</text:p>
          </table:table-cell>
          <table:table-cell table:style-name="ce3" office:value-type="string">
            <text:p>Turorials</text:p>
          </table:table-cell>
          <table:table-cell table:style-name="ce2" office:value-type="string">
            <text:p>Map</text:p>
          </table:table-cell>
          <table:table-cell table:style-name="ce2" office:value-type="string">
            <text:p>Lectures</text:p>
          </table:table-cell>
          <table:table-cell table:style-name="ce3" office:value-type="string">
            <text:p>Family</text:p>
          </table:table-cell>
          <table:table-cell table:style-name="ce10" table:formula="oooc:=MAX([.A28:.A10817])-MIN([.A28:.A10817])" office:value-type="float" office:value="91.2262898147601">
            <text:p>91</text:p>
          </table:table-cell>
          <table:table-cell table:style-name="ce15"/>
          <table:table-cell table:style-name="ce15" office:value-type="string">
            <text:p>find sleep</text:p>
          </table:table-cell>
          <table:table-cell table:style-name="ce15" office:value-type="string">
            <text:p>call grandmother</text:p>
          </table:table-cell>
          <table:table-cell table:style-name="ce15"/>
          <table:table-cell table:number-columns-repeated="3"/>
          <table:table-cell table:formula="oooc:=[.A7]" office:value-type="string" office:string-value="Transit">
            <text:p>Transit</text:p>
          </table:table-cell>
          <table:table-cell table:style-name="ce7" table:formula="oooc:=[.A18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3" office:value-type="string">
            <text:p>Shopping</text:p>
          </table:table-cell>
          <table:table-cell table:style-name="ce3" office:value-type="string">
            <text:p>Money</text:p>
          </table:table-cell>
          <table:table-cell table:style-name="ce3" office:value-type="string">
            <text:p>CS</text:p>
          </table:table-cell>
          <table:table-cell table:style-name="ce3" office:value-type="string">
            <text:p>Life</text:p>
          </table:table-cell>
          <table:table-cell table:style-name="ce3" office:value-type="string">
            <text:p>Narcacism</text:p>
          </table:table-cell>
          <table:table-cell table:style-name="Default"/>
          <table:table-cell table:style-name="ce15"/>
          <table:table-cell table:style-name="ce15" office:value-type="string">
            <text:p>Grant Writing</text:p>
          </table:table-cell>
          <table:table-cell table:style-name="ce15" office:value-type="string">
            <text:p>draft tomography</text:p>
          </table:table-cell>
          <table:table-cell table:style-name="ce15"/>
          <table:table-cell table:number-columns-repeated="3"/>
          <table:table-cell table:formula="oooc:=[.A8]" office:value-type="string" office:string-value="Shopping">
            <text:p>Shopping</text:p>
          </table:table-cell>
          <table:table-cell table:style-name="ce7" table:formula="oooc:=[.A19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3" office:value-type="string">
            <text:p>.</text:p>
          </table:table-cell>
          <table:table-cell table:style-name="ce3" office:value-type="string">
            <text:p>Help</text:p>
          </table:table-cell>
          <table:table-cell table:style-name="ce3" office:value-type="string">
            <text:p>Live</text:p>
          </table:table-cell>
          <table:table-cell table:style-name="ce3" office:value-type="string">
            <text:p>News</text:p>
          </table:table-cell>
          <table:table-cell table:style-name="ce3" office:value-type="string">
            <text:p>toodling online</text:p>
          </table:table-cell>
          <table:table-cell table:style-name="ce8" office:value-type="string">
            <text:p>Records Range</text:p>
          </table:table-cell>
          <table:table-cell table:style-name="ce15"/>
          <table:table-cell table:style-name="ce15" office:value-type="string">
            <text:p>Budget</text:p>
          </table:table-cell>
          <table:table-cell table:style-name="ce15" table:number-columns-repeated="2"/>
          <table:table-cell table:number-columns-repeated="3"/>
          <table:table-cell table:formula="oooc:=[.A9]" office:value-type="string" office:string-value=".">
            <text:p>.</text:p>
          </table:table-cell>
          <table:table-cell table:style-name="ce7" table:formula="oooc:=[.A20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3" office:value-type="string">
            <text:p>.</text:p>
          </table:table-cell>
          <table:table-cell table:style-name="ce3" office:value-type="string">
            <text:p>CBT</text:p>
          </table:table-cell>
          <table:table-cell table:style-name="ce3" office:value-type="string">
            <text:p>Testimonial</text:p>
          </table:table-cell>
          <table:table-cell table:style-name="ce3" office:value-type="string">
            <text:p>Study</text:p>
          </table:table-cell>
          <table:table-cell table:style-name="ce3" office:value-type="string">
            <text:p>reading</text:p>
          </table:table-cell>
          <table:table-cell table:style-name="ce9" office:value-type="float" office:value="0">
            <text:p>0</text:p>
          </table:table-cell>
          <table:table-cell table:style-name="ce15"/>
          <table:table-cell table:style-name="ce15" office:value-type="string">
            <text:p>edit posts</text:p>
          </table:table-cell>
          <table:table-cell table:style-name="ce15" table:number-columns-repeated="2"/>
          <table:table-cell table:number-columns-repeated="3"/>
          <table:table-cell table:formula="oooc:=[.A10]" office:value-type="string" office:string-value=".">
            <text:p>.</text:p>
          </table:table-cell>
          <table:table-cell table:style-name="ce7" table:formula="oooc:=[.A21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3" office:value-type="string">
            <text:p>.</text:p>
          </table:table-cell>
          <table:table-cell table:style-name="ce3" office:value-type="string">
            <text:p>DNA internet</text:p>
          </table:table-cell>
          <table:table-cell table:style-name="ce3" office:value-type="string">
            <text:p>.</text:p>
          </table:table-cell>
          <table:table-cell table:style-name="ce3" office:value-type="string">
            <text:p>Work</text:p>
          </table:table-cell>
          <table:table-cell table:style-name="ce3" office:value-type="string">
            <text:p>.</text:p>
          </table:table-cell>
          <table:table-cell table:style-name="ce9" office:value-type="float" office:value="1">
            <text:p>1</text:p>
          </table:table-cell>
          <table:table-cell table:style-name="ce15"/>
          <table:table-cell table:style-name="ce15" office:value-type="string">
            <text:p>make powerpoint</text:p>
          </table:table-cell>
          <table:table-cell table:style-name="ce15" table:number-columns-repeated="2"/>
          <table:table-cell table:number-columns-repeated="3"/>
          <table:table-cell table:formula="oooc:=[.A11]" office:value-type="string" office:string-value=".">
            <text:p>.</text:p>
          </table:table-cell>
          <table:table-cell table:style-name="ce7" table:formula="oooc:=[.A22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number-columns-repeated="3" table:style-name="ce3" office:value-type="string">
            <text:p>.</text:p>
          </table:table-cell>
          <table:table-cell table:style-name="ce3" office:value-type="string">
            <text:p>Fun</text:p>
          </table:table-cell>
          <table:table-cell table:style-name="ce3" office:value-type="string">
            <text:p>.</text:p>
          </table:table-cell>
          <table:table-cell table:style-name="Default"/>
          <table:table-cell table:style-name="ce15" table:number-columns-repeated="4"/>
          <table:table-cell table:number-columns-repeated="3"/>
          <table:table-cell table:formula="oooc:=[.A12]" office:value-type="string" office:string-value=".">
            <text:p>.</text:p>
          </table:table-cell>
          <table:table-cell table:style-name="ce7" table:formula="oooc:=[.A23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Default">
            <draw:frame table:end-cell-address="Sheet1.B27" table:end-x="1.1965in" table:end-y="0.0866in" draw:z-index="2" draw:style-name="gr1" svg:width="2.4472in" svg:height="2.5413in" svg:x="0.0441in" svg:y="0.0343in">
              <draw:object draw:notify-on-update-of-ranges="Sheet1.N1:Sheet1.N1 Sheet1.N2:Sheet1.N2 Sheet1.O1:Sheet1.O1 Sheet1.O2:Sheet1.O2 Sheet1.P1:Sheet1.P1 Sheet1.P2:Sheet1.P2 Sheet1.Q1:Sheet1.Q1 Sheet1.Q2:Sheet1.Q2 Sheet1.R1:Sheet1.R1 Sheet1.R2:Sheet1.R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>
            <draw:frame table:end-cell-address="Sheet1.K27" table:end-x="0.4429in" table:end-y="0.1421in" draw:z-index="3" draw:style-name="gr1" svg:width="11.1291in" svg:height="2.6043in" svg:x="0.9701in" svg:y="0.0268in">
              <draw:object draw:notify-on-update-of-ranges="Sheet1.N4:Sheet1.N48 Sheet1.O4:Sheet1.O4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style-name="Default" table:number-columns-repeated="3"/>
          <table:table-cell table:number-columns-repeated="7"/>
          <table:table-cell table:formula="oooc:=[.B4]" office:value-type="string" office:string-value="Tickler">
            <text:p>Tickler</text:p>
          </table:table-cell>
          <table:table-cell table:style-name="ce7" table:formula="oooc:=[.B15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D28:.$D10854];[.A3];[.$G28:.$G10854])" office:value-type="time" office:time-value="PT00H00M00S">
            <text:p>00:00</text:p>
          </table:table-cell>
          <table:table-cell table:style-name="ce4" table:formula="oooc:=SUMIF([.$D28:.$D10854];[.B3];[.$G28:.$G10854])" office:value-type="time" office:time-value="PT01H28M04.87S">
            <text:p>01:28</text:p>
          </table:table-cell>
          <table:table-cell table:style-name="ce4" table:formula="oooc:=SUMIF([.$D28:.$D10854];[.C3];[.$G28:.$G10854])" office:value-type="time" office:time-value="PT00H00M00S">
            <text:p>00:00</text:p>
          </table:table-cell>
          <table:table-cell table:style-name="ce4" table:formula="oooc:=SUMIF([.$D28:.$D10854];[.D3];[.$G28:.$G10854])" office:value-type="time" office:time-value="PT00H00M00S">
            <text:p>00:00</text:p>
          </table:table-cell>
          <table:table-cell table:style-name="ce4" table:formula="oooc:=SUMIF([.$D28:.$D10854];[.E3];[.$G28:.$G10854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B5]" office:value-type="string" office:string-value="Scidex">
            <text:p>Scidex</text:p>
          </table:table-cell>
          <table:table-cell table:style-name="ce7" table:formula="oooc:=[.B16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E$28:.$E$10854];[.A4];[.$G$28:.$G$10854])" office:value-type="time" office:time-value="PT00H00M00S">
            <text:p>00:00</text:p>
          </table:table-cell>
          <table:table-cell table:style-name="ce4" table:formula="oooc:=SUMIF([.$E$28:.$E$10854];[.B4];[.$G$28:.$G$10854])" office:value-type="time" office:time-value="PT00H00M00S">
            <text:p>00:00</text:p>
          </table:table-cell>
          <table:table-cell table:style-name="ce4" table:formula="oooc:=SUMIF([.$E$28:.$E$10854];[.C4];[.$G$28:.$G$10854])" office:value-type="time" office:time-value="PT00H00M00S">
            <text:p>00:00</text:p>
          </table:table-cell>
          <table:table-cell table:style-name="ce4" table:formula="oooc:=SUMIF([.$E$28:.$E$10854];[.D4];[.$G$28:.$G$10854])" office:value-type="time" office:time-value="PT00H00M00S">
            <text:p>00:00</text:p>
          </table:table-cell>
          <table:table-cell table:style-name="ce4" table:formula="oooc:=SUMIF([.$E$28:.$E$10854];[.E4];[.$G$28:.$G$10854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B6]" office:value-type="string" office:string-value="Worktime">
            <text:p>Worktime</text:p>
          </table:table-cell>
          <table:table-cell table:style-name="ce7" table:formula="oooc:=[.B17]" office:value-type="time" office:time-value="PT00H30M08.07S">
            <text:p>00:30:08.07</text:p>
          </table:table-cell>
          <table:table-cell table:number-columns-repeated="3"/>
        </table:table-row>
        <table:table-row table:style-name="ro3">
          <table:table-cell table:style-name="ce4" table:formula="oooc:=SUMIF([.$E$28:.$E$10854];[.A5];[.$G$28:.$G$10854])" office:value-type="time" office:time-value="PT00H00M00S">
            <text:p>00:00</text:p>
          </table:table-cell>
          <table:table-cell table:style-name="ce4" table:formula="oooc:=SUMIF([.$E$28:.$E$10854];[.B5];[.$G$28:.$G$10854])" office:value-type="time" office:time-value="PT00H00M00S">
            <text:p>00:00</text:p>
          </table:table-cell>
          <table:table-cell table:style-name="ce4" table:formula="oooc:=SUMIF([.$E$28:.$E$10854];[.C5];[.$G$28:.$G$10854])" office:value-type="time" office:time-value="PT00H00M00S">
            <text:p>00:00</text:p>
          </table:table-cell>
          <table:table-cell table:style-name="ce4" table:formula="oooc:=SUMIF([.$E$28:.$E$10854];[.D5];[.$G$28:.$G$10854])" office:value-type="time" office:time-value="PT00H00M00S">
            <text:p>00:00</text:p>
          </table:table-cell>
          <table:table-cell table:style-name="ce4" table:formula="oooc:=SUMIF([.$E$28:.$E$10854];[.E5];[.$G$28:.$G$10854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B7]" office:value-type="string" office:string-value="Turorials">
            <text:p>Turorials</text:p>
          </table:table-cell>
          <table:table-cell table:style-name="ce7" table:formula="oooc:=[.B18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E$28:.$E$10854];[.A6];[.$G$28:.$G$10854])" office:value-type="time" office:time-value="PT00H00M00S">
            <text:p>00:00</text:p>
          </table:table-cell>
          <table:table-cell table:style-name="ce4" table:formula="oooc:=SUMIF([.$E$28:.$E$10854];[.B6];[.$G$28:.$G$10854])" office:value-type="time" office:time-value="PT00H30M08.07S">
            <text:p>00:30</text:p>
          </table:table-cell>
          <table:table-cell table:style-name="ce4" table:formula="oooc:=SUMIF([.$E$28:.$E$10854];[.C6];[.$G$28:.$G$10854])" office:value-type="time" office:time-value="PT00H00M00S">
            <text:p>00:00</text:p>
          </table:table-cell>
          <table:table-cell table:style-name="ce4" table:formula="oooc:=SUMIF([.$E$28:.$E$10854];[.D6];[.$G$28:.$G$10854])" office:value-type="time" office:time-value="PT00H00M00S">
            <text:p>00:00</text:p>
          </table:table-cell>
          <table:table-cell table:style-name="ce4" table:formula="oooc:=SUMIF([.$E$28:.$E$10854];[.E6];[.$G$28:.$G$10854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B8]" office:value-type="string" office:string-value="Money">
            <text:p>Money</text:p>
          </table:table-cell>
          <table:table-cell table:style-name="ce7" table:formula="oooc:=[.B19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E$28:.$E$10854];[.A7];[.$G$28:.$G$10854])" office:value-type="time" office:time-value="PT00H00M00S">
            <text:p>00:00</text:p>
          </table:table-cell>
          <table:table-cell table:style-name="ce4" table:formula="oooc:=SUMIF([.$E$28:.$E$10854];[.B7];[.$G$28:.$G$10854])" office:value-type="time" office:time-value="PT00H00M00S">
            <text:p>00:00</text:p>
          </table:table-cell>
          <table:table-cell table:style-name="ce4" table:formula="oooc:=SUMIF([.$E$28:.$E$10854];[.C7];[.$G$28:.$G$10854])" office:value-type="time" office:time-value="PT00H00M00S">
            <text:p>00:00</text:p>
          </table:table-cell>
          <table:table-cell table:style-name="ce4" table:formula="oooc:=SUMIF([.$E$28:.$E$10854];[.D7];[.$G$28:.$G$10854])" office:value-type="time" office:time-value="PT00H00M00S">
            <text:p>00:00</text:p>
          </table:table-cell>
          <table:table-cell table:style-name="ce4" table:formula="oooc:=SUMIF([.$E$28:.$E$10854];[.E7];[.$G$28:.$G$10854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B9]" office:value-type="string" office:string-value="Help">
            <text:p>Help</text:p>
          </table:table-cell>
          <table:table-cell table:style-name="ce7" table:formula="oooc:=[.B20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E$28:.$E$10854];[.A8];[.$G$28:.$G$10854])" office:value-type="time" office:time-value="PT00H00M00S">
            <text:p>00:00</text:p>
          </table:table-cell>
          <table:table-cell table:style-name="ce4" table:formula="oooc:=SUMIF([.$E$28:.$E$10854];[.B8];[.$G$28:.$G$10854])" office:value-type="time" office:time-value="PT00H00M00S">
            <text:p>00:00</text:p>
          </table:table-cell>
          <table:table-cell table:style-name="ce4" table:formula="oooc:=SUMIF([.$E$28:.$E$10854];[.C8];[.$G$28:.$G$10854])" office:value-type="time" office:time-value="PT00H00M00S">
            <text:p>00:00</text:p>
          </table:table-cell>
          <table:table-cell table:style-name="ce4" table:formula="oooc:=SUMIF([.$E$28:.$E$10854];[.D8];[.$G$28:.$G$10854])" office:value-type="time" office:time-value="PT00H00M00S">
            <text:p>00:00</text:p>
          </table:table-cell>
          <table:table-cell table:style-name="ce4" table:formula="oooc:=SUMIF([.$E$28:.$E$10854];[.E8];[.$G$28:.$G$10854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B10]" office:value-type="string" office:string-value="CBT">
            <text:p>CBT</text:p>
          </table:table-cell>
          <table:table-cell table:style-name="ce7" table:formula="oooc:=[.B21]" office:value-type="time" office:time-value="PT00H57M56.8S">
            <text:p>00:57:56.80</text:p>
          </table:table-cell>
          <table:table-cell table:number-columns-repeated="3"/>
        </table:table-row>
        <table:table-row table:style-name="ro3">
          <table:table-cell table:style-name="ce4" table:formula="oooc:=SUMIF([.$E$28:.$E$10854];[.A9];[.$G$28:.$G$10854])" office:value-type="time" office:time-value="PT00H00M00S">
            <text:p>00:00</text:p>
          </table:table-cell>
          <table:table-cell table:style-name="ce4" table:formula="oooc:=SUMIF([.$E$28:.$E$10854];[.B9];[.$G$28:.$G$10854])" office:value-type="time" office:time-value="PT00H00M00S">
            <text:p>00:00</text:p>
          </table:table-cell>
          <table:table-cell table:style-name="ce4" table:formula="oooc:=SUMIF([.$E$28:.$E$10854];[.C9];[.$G$28:.$G$10854])" office:value-type="time" office:time-value="PT00H00M00S">
            <text:p>00:00</text:p>
          </table:table-cell>
          <table:table-cell table:style-name="ce4" table:formula="oooc:=SUMIF([.$E$28:.$E$10854];[.D9];[.$G$28:.$G$10854])" office:value-type="time" office:time-value="PT00H00M00S">
            <text:p>00:00</text:p>
          </table:table-cell>
          <table:table-cell table:style-name="ce4" table:formula="oooc:=SUMIF([.$E$28:.$E$10854];[.E9];[.$G$28:.$G$10854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B11]" office:value-type="string" office:string-value="DNA internet">
            <text:p>DNA internet</text:p>
          </table:table-cell>
          <table:table-cell table:style-name="ce7" table:formula="oooc:=[.B22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E$28:.$E$10854];[.A10];[.$G$28:.$G$10854])" office:value-type="time" office:time-value="PT00H00M00S">
            <text:p>00:00</text:p>
          </table:table-cell>
          <table:table-cell table:style-name="ce4" table:formula="oooc:=SUMIF([.$E$28:.$E$10854];[.B10];[.$G$28:.$G$10854])" office:value-type="time" office:time-value="PT00H57M56.8S">
            <text:p>00:57</text:p>
          </table:table-cell>
          <table:table-cell table:style-name="ce4" table:formula="oooc:=SUMIF([.$E$28:.$E$10854];[.C10];[.$G$28:.$G$10854])" office:value-type="time" office:time-value="PT00H00M00S">
            <text:p>00:00</text:p>
          </table:table-cell>
          <table:table-cell table:style-name="ce4" table:formula="oooc:=SUMIF([.$E$28:.$E$10854];[.D10];[.$G$28:.$G$10854])" office:value-type="time" office:time-value="PT00H00M00S">
            <text:p>00:00</text:p>
          </table:table-cell>
          <table:table-cell table:style-name="ce4" table:formula="oooc:=SUMIF([.$E$28:.$E$10854];[.E10];[.$G$28:.$G$10854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B12]" office:value-type="string" office:string-value=".">
            <text:p>.</text:p>
          </table:table-cell>
          <table:table-cell table:style-name="ce7" table:formula="oooc:=[.B23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E$28:.$E$10854];[.A11];[.$G$28:.$G$10854])" office:value-type="time" office:time-value="PT00H00M00S">
            <text:p>00:00</text:p>
          </table:table-cell>
          <table:table-cell table:style-name="ce4" table:formula="oooc:=SUMIF([.$E$28:.$E$10854];[.B11];[.$G$28:.$G$10854])" office:value-type="time" office:time-value="PT00H00M00S">
            <text:p>00:00</text:p>
          </table:table-cell>
          <table:table-cell table:style-name="ce4" table:formula="oooc:=SUMIF([.$E$28:.$E$10854];[.C11];[.$G$28:.$G$10854])" office:value-type="time" office:time-value="PT00H00M00S">
            <text:p>00:00</text:p>
          </table:table-cell>
          <table:table-cell table:style-name="ce4" table:formula="oooc:=SUMIF([.$E$28:.$E$10854];[.D11];[.$G$28:.$G$10854])" office:value-type="time" office:time-value="PT00H00M00S">
            <text:p>00:00</text:p>
          </table:table-cell>
          <table:table-cell table:style-name="ce4" table:formula="oooc:=SUMIF([.$E$28:.$E$10854];[.E11];[.$G$28:.$G$10854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C4]" office:value-type="string" office:string-value="Email">
            <text:p>Email</text:p>
          </table:table-cell>
          <table:table-cell table:style-name="ce7" table:formula="oooc:=[.C15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ce4" table:formula="oooc:=SUMIF([.$E$28:.$E$10854];[.A12];[.$G$28:.$G$10854])" office:value-type="time" office:time-value="PT00H00M00S">
            <text:p>00:00</text:p>
          </table:table-cell>
          <table:table-cell table:style-name="ce4" table:formula="oooc:=SUMIF([.$E$28:.$E$10854];[.B12];[.$G$28:.$G$10854])" office:value-type="time" office:time-value="PT00H00M00S">
            <text:p>00:00</text:p>
          </table:table-cell>
          <table:table-cell table:style-name="ce4" table:formula="oooc:=SUMIF([.$E$28:.$E$10854];[.C12];[.$G$28:.$G$10854])" office:value-type="time" office:time-value="PT00H00M00S">
            <text:p>00:00</text:p>
          </table:table-cell>
          <table:table-cell table:style-name="ce4" table:formula="oooc:=SUMIF([.$E$28:.$E$10854];[.D12];[.$G$28:.$G$10854])" office:value-type="time" office:time-value="PT00H00M00S">
            <text:p>00:00</text:p>
          </table:table-cell>
          <table:table-cell table:style-name="ce4" table:formula="oooc:=SUMIF([.$E$28:.$E$10854];[.E12];[.$G$28:.$G$10854])" office:value-type="time" office:time-value="PT00H00M00S">
            <text:p>00:00</text:p>
          </table:table-cell>
          <table:table-cell table:style-name="Default"/>
          <table:table-cell table:number-columns-repeated="7"/>
          <table:table-cell table:formula="oooc:=[.C5]" office:value-type="string" office:string-value="Phone">
            <text:p>Phone</text:p>
          </table:table-cell>
          <table:table-cell table:style-name="ce7" table:formula="oooc:=[.C16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formula="oooc:=[.C6]" office:value-type="string" office:string-value="Blog">
            <text:p>Blog</text:p>
          </table:table-cell>
          <table:table-cell table:style-name="ce7" table:formula="oooc:=[.C17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formula="oooc:=[.C7]" office:value-type="string" office:string-value="Map">
            <text:p>Map</text:p>
          </table:table-cell>
          <table:table-cell table:style-name="ce7" table:formula="oooc:=[.C18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formula="oooc:=[.C8]" office:value-type="string" office:string-value="CS">
            <text:p>CS</text:p>
          </table:table-cell>
          <table:table-cell table:style-name="ce7" table:formula="oooc:=[.C19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Default">
            <draw:control table:end-cell-address="Sheet1.A28" table:end-x="1.2846in" table:end-y="0.1504in" draw:z-index="0" draw:text-style-name="P1" svg:width="1.2843in" svg:height="0.178in" svg:x="0.0004in" svg:y="0.1504in" draw:control="control1"/>
          </table:table-cell>
          <table:table-cell table:style-name="Default">
            <draw:control table:end-cell-address="Sheet1.C28" table:end-x="0.0228in" table:end-y="0.1598in" draw:z-index="1" draw:text-style-name="P1" svg:width="1.2953in" svg:height="0.178in" svg:x="0.0228in" svg:y="0.1598in" draw:control="control2"/>
          </table:table-cell>
          <table:table-cell/>
          <table:table-cell table:style-name="Default" table:number-columns-repeated="3"/>
          <table:table-cell table:number-columns-repeated="7"/>
          <table:table-cell table:formula="oooc:=[.C9]" office:value-type="string" office:string-value="Live">
            <text:p>Live</text:p>
          </table:table-cell>
          <table:table-cell table:style-name="ce7" table:formula="oooc:=[.C20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formula="oooc:=[.C10]" office:value-type="string" office:string-value="Testimonial">
            <text:p>Testimonial</text:p>
          </table:table-cell>
          <table:table-cell table:style-name="ce7" table:formula="oooc:=[.C21]" office:value-type="time" office:time-value="PT00H00M00S">
            <text:p>00:00:00.00</text:p>
          </table:table-cell>
          <table:table-cell table:number-columns-repeated="3"/>
        </table:table-row>
        <table:table-row table:style-name="ro5">
          <table:table-cell office:value-type="date" office:date-value="2008-07-09T20:12:39">
            <text:p>07/09/08 08:12 PM</text:p>
          </table:table-cell>
          <table:table-cell office:value-type="date" office:date-value="2008-07-09T20:42:47.07">
            <text:p>07/09/08 08:42 PM</text:p>
          </table:table-cell>
          <table:table-cell table:formula="oooc:=[.B29]-[.A29]" office:value-type="time" office:time-value="PT00H30M08.07S">
            <text:p>30:08.07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office:value-type="string">
            <text:p>core indicators</text:p>
          </table:table-cell>
          <table:table-cell table:formula="oooc:=IF([.A29]&gt;[.$B$1]-[.$F$11] AND([.A29]&lt;[.$B$1]-[.$F$10]);[.C29];&quot;&quot;)" office:value-type="time" office:time-value="PT00H30M08.07S">
            <text:p>30:08.07</text:p>
          </table:table-cell>
          <table:table-cell table:number-columns-repeated="6"/>
          <table:table-cell table:formula="oooc:=[.C11]" office:value-type="string" office:string-value=".">
            <text:p>.</text:p>
          </table:table-cell>
          <table:table-cell table:style-name="ce7" table:formula="oooc:=[.C22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9T19:14:42.2">
            <text:p>07/09/08 07:14 PM</text:p>
          </table:table-cell>
          <table:table-cell office:value-type="date" office:date-value="2008-07-09T20:12:39">
            <text:p>07/09/08 08:12 PM</text:p>
          </table:table-cell>
          <table:table-cell table:formula="oooc:=[.B30]-[.A30]" office:value-type="time" office:time-value="PT00H57M56.8S">
            <text:p>57:56.80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narrative description</text:p>
          </table:table-cell>
          <table:table-cell table:formula="oooc:=IF([.A30]&gt;[.$B$1]-[.$F$11] AND([.A30]&lt;[.$B$1]-[.$F$10]);[.C30];&quot;&quot;)" office:value-type="time" office:time-value="PT00H57M56.8S">
            <text:p>57:56.80</text:p>
          </table:table-cell>
          <table:table-cell table:number-columns-repeated="6"/>
          <table:table-cell table:formula="oooc:=[.C12]" office:value-type="string" office:string-value=".">
            <text:p>.</text:p>
          </table:table-cell>
          <table:table-cell table:style-name="ce7" table:formula="oooc:=[.C23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8T12:33:20.25">
            <text:p>07/08/08 12:33 PM</text:p>
          </table:table-cell>
          <table:table-cell/>
          <table:table-cell/>
          <table:table-cell table:style-name="Default" table:number-columns-repeated="2"/>
          <table:table-cell/>
          <table:table-cell table:formula="oooc:=IF([.A31]&gt;[.$B$1]-[.$F$11] AND([.A31]&lt;[.$B$1]-[.$F$10]);[.C31];&quot;&quot;)">
            <text:p/>
          </table:table-cell>
          <table:table-cell table:number-columns-repeated="6"/>
          <table:table-cell table:formula="oooc:=[.D4]" office:value-type="string" office:string-value="Wi-Fi">
            <text:p>Wi-Fi</text:p>
          </table:table-cell>
          <table:table-cell table:style-name="ce7" table:formula="oooc:=[.D15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8T11:47:41.34">
            <text:p>07/08/08 11:47 AM</text:p>
          </table:table-cell>
          <table:table-cell office:value-type="date" office:date-value="2008-07-08T12:33:16.15">
            <text:p>07/08/08 12:33 PM</text:p>
          </table:table-cell>
          <table:table-cell table:formula="oooc:=[.B32]-[.A32]" office:value-type="time" office:time-value="PT00H45M34.81S">
            <text:p>45:34.81</text:p>
          </table:table-cell>
          <table:table-cell office:value-type="string">
            <text:p>Study </text:p>
          </table:table-cell>
          <table:table-cell table:style-name="ce3" office:value-type="string">
            <text:p>CBT</text:p>
          </table:table-cell>
          <table:table-cell/>
          <table:table-cell table:formula="oooc:=IF([.A32]&gt;[.$B$1]-[.$F$11] AND([.A32]&lt;[.$B$1]-[.$F$10]);[.C32];&quot;&quot;)">
            <text:p/>
          </table:table-cell>
          <table:table-cell table:number-columns-repeated="6"/>
          <table:table-cell table:formula="oooc:=[.D5]" office:value-type="string" office:string-value="Other">
            <text:p>Other</text:p>
          </table:table-cell>
          <table:table-cell table:style-name="ce7" table:formula="oooc:=[.D16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8T11:00:57">
            <text:p>07/08/08 11:00 AM</text:p>
          </table:table-cell>
          <table:table-cell office:value-type="date" office:date-value="2008-07-08T11:47:26.83">
            <text:p>07/08/08 11:47 AM</text:p>
          </table:table-cell>
          <table:table-cell table:formula="oooc:=[.B33]-[.A33]" office:value-type="time" office:time-value="PT00H46M29.83S">
            <text:p>46:29.83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33]&gt;[.$B$1]-[.$F$11] AND([.A33]&lt;[.$B$1]-[.$F$10]);[.C33];&quot;&quot;)">
            <text:p/>
          </table:table-cell>
          <table:table-cell table:number-columns-repeated="6"/>
          <table:table-cell table:formula="oooc:=[.D6]" office:value-type="string" office:string-value="Banks">
            <text:p>Banks</text:p>
          </table:table-cell>
          <table:table-cell table:style-name="ce7" table:formula="oooc:=[.D17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7T12:00:49">
            <text:p>07/07/08 12:00 PM</text:p>
          </table:table-cell>
          <table:table-cell office:value-type="date" office:date-value="2008-07-07T12:45:49">
            <text:p>07/07/08 12:45 PM</text:p>
          </table:table-cell>
          <table:table-cell table:formula="oooc:=[.B34]-[.A34]" office:value-type="time" office:time-value="PT00H45M00S">
            <text:p>12:45:00 AM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SMS gateway</text:p>
          </table:table-cell>
          <table:table-cell table:formula="oooc:=IF([.A34]&gt;[.$B$1]-[.$F$11] AND([.A34]&lt;[.$B$1]-[.$F$10]);[.C34];&quot;&quot;)">
            <text:p/>
          </table:table-cell>
          <table:table-cell table:number-columns-repeated="6"/>
          <table:table-cell table:formula="oooc:=[.D7]" office:value-type="string" office:string-value="Lectures">
            <text:p>Lectures</text:p>
          </table:table-cell>
          <table:table-cell table:style-name="ce7" table:formula="oooc:=[.D18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7T00:00:59">
            <text:p>07/07/08 12:00 AM</text:p>
          </table:table-cell>
          <table:table-cell office:value-type="date" office:date-value="2008-07-07T02:58:02.49">
            <text:p>07/07/08 02:58 AM</text:p>
          </table:table-cell>
          <table:table-cell table:formula="oooc:=[.B35]-[.A35]" office:value-type="time" office:time-value="PT02H57M03.49S">
            <text:p>02:57:03.49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ppt design</text:p>
          </table:table-cell>
          <table:table-cell table:formula="oooc:=IF([.A35]&gt;[.$B$1]-[.$F$11] AND([.A35]&lt;[.$B$1]-[.$F$10]);[.C35];&quot;&quot;)">
            <text:p/>
          </table:table-cell>
          <table:table-cell table:number-columns-repeated="6"/>
          <table:table-cell table:formula="oooc:=[.D8]" office:value-type="string" office:string-value="Life">
            <text:p>Life</text:p>
          </table:table-cell>
          <table:table-cell table:style-name="ce7" table:formula="oooc:=[.D19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5T20:41:42.16">
            <text:p>07/05/08 08:41 PM</text:p>
          </table:table-cell>
          <table:table-cell office:value-type="date" office:date-value="2008-07-05T21:02:18.79">
            <text:p>07/05/08 09:02 PM</text:p>
          </table:table-cell>
          <table:table-cell table:formula="oooc:=[.B36]-[.A36]" office:value-type="time" office:time-value="PT00H20M36.63S">
            <text:p>20:36.63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narrative description</text:p>
          </table:table-cell>
          <table:table-cell table:formula="oooc:=IF([.A36]&gt;[.$B$1]-[.$F$11] AND([.A36]&lt;[.$B$1]-[.$F$10]);[.C36];&quot;&quot;)">
            <text:p/>
          </table:table-cell>
          <table:table-cell table:number-columns-repeated="6"/>
          <table:table-cell table:formula="oooc:=[.D9]" office:value-type="string" office:string-value="News">
            <text:p>News</text:p>
          </table:table-cell>
          <table:table-cell table:style-name="ce7" table:formula="oooc:=[.D20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5T20:00:38">
            <text:p>07/05/08 08:00 PM</text:p>
          </table:table-cell>
          <table:table-cell office:value-type="date" office:date-value="2008-07-05T20:41:42.16">
            <text:p>07/05/08 08:41 PM</text:p>
          </table:table-cell>
          <table:table-cell table:formula="oooc:=[.B37]-[.A37]" office:value-type="time" office:time-value="PT00H41M04.16S">
            <text:p>41:04.16</text:p>
          </table:table-cell>
          <table:table-cell table:number-columns-repeated="2" office:value-type="string">
            <text:p>Work</text:p>
          </table:table-cell>
          <table:table-cell office:value-type="string">
            <text:p>goals.txt</text:p>
          </table:table-cell>
          <table:table-cell table:formula="oooc:=IF([.A37]&gt;[.$B$1]-[.$F$11] AND([.A37]&lt;[.$B$1]-[.$F$10]);[.C37];&quot;&quot;)">
            <text:p/>
          </table:table-cell>
          <table:table-cell table:number-columns-repeated="6"/>
          <table:table-cell table:formula="oooc:=[.D10]" office:value-type="string" office:string-value="Study">
            <text:p>Study</text:p>
          </table:table-cell>
          <table:table-cell table:style-name="ce7" table:formula="oooc:=[.D21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4T17:57:15">
            <text:p>07/04/08 05:57 PM</text:p>
          </table:table-cell>
          <table:table-cell office:value-type="date" office:date-value="2008-07-04T21:10:19.69">
            <text:p>07/04/08 09:10 PM</text:p>
          </table:table-cell>
          <table:table-cell table:formula="oooc:=[.B38]-[.A38]" office:value-type="time" office:time-value="PT03H13M04.69S">
            <text:p>03:13:04.69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email api</text:p>
          </table:table-cell>
          <table:table-cell table:formula="oooc:=IF([.A38]&gt;[.$B$1]-[.$F$11] AND([.A38]&lt;[.$B$1]-[.$F$10]);[.C38];&quot;&quot;)">
            <text:p/>
          </table:table-cell>
          <table:table-cell table:number-columns-repeated="6"/>
          <table:table-cell table:formula="oooc:=[.D11]" office:value-type="string" office:string-value="Work">
            <text:p>Work</text:p>
          </table:table-cell>
          <table:table-cell table:style-name="ce7" table:formula="oooc:=[.D22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3T19:11:23.81">
            <text:p>07/03/08 07:11 PM</text:p>
          </table:table-cell>
          <table:table-cell office:value-type="date" office:date-value="2008-07-04T17:57:10.54">
            <text:p>07/04/08 05:57 PM</text:p>
          </table:table-cell>
          <table:table-cell table:formula="oooc:=[.B39]-[.A39]" office:value-type="time" office:time-value="PT22H45M46.73S">
            <text:p>22:45:46.73</text:p>
          </table:table-cell>
          <table:table-cell table:style-name="Default" table:number-columns-repeated="2"/>
          <table:table-cell/>
          <table:table-cell table:formula="oooc:=IF([.A39]&gt;[.$B$1]-[.$F$11] AND([.A39]&lt;[.$B$1]-[.$F$10]);[.C39];&quot;&quot;)">
            <text:p/>
          </table:table-cell>
          <table:table-cell table:number-columns-repeated="6"/>
          <table:table-cell table:formula="oooc:=[.D12]" office:value-type="string" office:string-value="Fun">
            <text:p>Fun</text:p>
          </table:table-cell>
          <table:table-cell table:style-name="ce7" table:formula="oooc:=[.D23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3T12:53:34.25">
            <text:p>07/03/08 12:53 PM</text:p>
          </table:table-cell>
          <table:table-cell office:value-type="date" office:date-value="2008-07-03T19:11:20.33">
            <text:p>07/03/08 07:11 PM</text:p>
          </table:table-cell>
          <table:table-cell table:formula="oooc:=[.B40]-[.A40]" office:value-type="time" office:time-value="PT06H17M46.08S">
            <text:p>06:17:46.08</text:p>
          </table:table-cell>
          <table:table-cell table:style-name="Default" table:number-columns-repeated="2"/>
          <table:table-cell/>
          <table:table-cell table:formula="oooc:=IF([.A40]&gt;[.$B$1]-[.$F$11] AND([.A40]&lt;[.$B$1]-[.$F$10]);[.C40];&quot;&quot;)">
            <text:p/>
          </table:table-cell>
          <table:table-cell table:number-columns-repeated="6"/>
          <table:table-cell table:formula="oooc:=[.E4]" office:value-type="string" office:string-value="Music">
            <text:p>Music</text:p>
          </table:table-cell>
          <table:table-cell table:style-name="ce7" table:formula="oooc:=[.E15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3T07:53:26">
            <text:p>07/03/08 07:53 AM</text:p>
          </table:table-cell>
          <table:table-cell office:value-type="date" office:date-value="2008-07-03T12:53:30.47">
            <text:p>07/03/08 12:53 PM</text:p>
          </table:table-cell>
          <table:table-cell table:formula="oooc:=[.B41]-[.A41]" office:value-type="time" office:time-value="PT05H00M04.47S">
            <text:p>05:00:04.47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/>
          <table:table-cell table:formula="oooc:=IF([.A41]&gt;[.$B$1]-[.$F$11] AND([.A41]&lt;[.$B$1]-[.$F$10]);[.C41];&quot;&quot;)">
            <text:p/>
          </table:table-cell>
          <table:table-cell table:number-columns-repeated="6"/>
          <table:table-cell table:formula="oooc:=[.E5]" office:value-type="string" office:string-value="Video">
            <text:p>Video</text:p>
          </table:table-cell>
          <table:table-cell table:style-name="ce7" table:formula="oooc:=[.E16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1T19:10:17.22">
            <text:p>07/01/08 07:10 PM</text:p>
          </table:table-cell>
          <table:table-cell office:value-type="date" office:date-value="2008-07-01T19:32:12.3">
            <text:p>07/01/08 07:32 PM</text:p>
          </table:table-cell>
          <table:table-cell table:formula="oooc:=[.B42]-[.A42]" office:value-type="time" office:time-value="PT00H21M55.08S">
            <text:p>21:55.08</text:p>
          </table:table-cell>
          <table:table-cell office:value-type="string">
            <text:p>Study </text:p>
          </table:table-cell>
          <table:table-cell office:value-type="string">
            <text:p>Work</text:p>
          </table:table-cell>
          <table:table-cell office:value-type="string">
            <text:p>urllib2 tutorial</text:p>
          </table:table-cell>
          <table:table-cell table:formula="oooc:=IF([.A42]&gt;[.$B$1]-[.$F$11] AND([.A42]&lt;[.$B$1]-[.$F$10]);[.C42];&quot;&quot;)">
            <text:p/>
          </table:table-cell>
          <table:table-cell table:number-columns-repeated="6"/>
          <table:table-cell table:formula="oooc:=[.E6]" office:value-type="string" office:string-value="Game">
            <text:p>Game</text:p>
          </table:table-cell>
          <table:table-cell table:style-name="ce7" table:formula="oooc:=[.E17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1T18:16:20.01">
            <text:p>07/01/08 06:16 PM</text:p>
          </table:table-cell>
          <table:table-cell office:value-type="date" office:date-value="2008-07-01T19:10:13.679999">
            <text:p>07/01/08 07:10 PM</text:p>
          </table:table-cell>
          <table:table-cell table:formula="oooc:=[.B43]-[.A43]" office:value-type="time" office:time-value="PT00H53M53.669999S">
            <text:p>53:53.67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twitter api</text:p>
          </table:table-cell>
          <table:table-cell table:formula="oooc:=IF([.A43]&gt;[.$B$1]-[.$F$11] AND([.A43]&lt;[.$B$1]-[.$F$10]);[.C43];&quot;&quot;)">
            <text:p/>
          </table:table-cell>
          <table:table-cell table:number-columns-repeated="6"/>
          <table:table-cell table:formula="oooc:=[.E7]" office:value-type="string" office:string-value="Family">
            <text:p>Family</text:p>
          </table:table-cell>
          <table:table-cell table:style-name="ce7" table:formula="oooc:=[.E18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1T13:42:54.26">
            <text:p>07/01/08 01:42 PM</text:p>
          </table:table-cell>
          <table:table-cell office:value-type="date" office:date-value="2008-07-01T18:16:16.38">
            <text:p>07/01/08 06:16 PM</text:p>
          </table:table-cell>
          <table:table-cell table:formula="oooc:=[.B44]-[.A44]" office:value-type="time" office:time-value="PT04H33M22.12S">
            <text:p>04:33:22.12</text:p>
          </table:table-cell>
          <table:table-cell table:style-name="Default" table:number-columns-repeated="2"/>
          <table:table-cell/>
          <table:table-cell table:formula="oooc:=IF([.A44]&gt;[.$B$1]-[.$F$11] AND([.A44]&lt;[.$B$1]-[.$F$10]);[.C44];&quot;&quot;)">
            <text:p/>
          </table:table-cell>
          <table:table-cell table:number-columns-repeated="6"/>
          <table:table-cell table:formula="oooc:=[.E8]" office:value-type="string" office:string-value="Narcacism">
            <text:p>Narcacism</text:p>
          </table:table-cell>
          <table:table-cell table:style-name="ce7" table:formula="oooc:=[.E19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1T13:34:22.86">
            <text:p>07/01/08 01:34 PM</text:p>
          </table:table-cell>
          <table:table-cell office:value-type="date" office:date-value="2008-07-01T13:42:39.429999">
            <text:p>07/01/08 01:42 PM</text:p>
          </table:table-cell>
          <table:table-cell table:formula="oooc:=[.B45]-[.A45]" office:value-type="time" office:time-value="PT00H08M16.569999S">
            <text:p>08:16.5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45]&gt;[.$B$1]-[.$F$11] AND([.A45]&lt;[.$B$1]-[.$F$10]);[.C45];&quot;&quot;)">
            <text:p/>
          </table:table-cell>
          <table:table-cell table:number-columns-repeated="6"/>
          <table:table-cell table:formula="oooc:=[.E9]" office:value-type="string" office:string-value="toodling online">
            <text:p>toodling online</text:p>
          </table:table-cell>
          <table:table-cell table:style-name="ce7" table:formula="oooc:=[.E20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1T13:20:26.09">
            <text:p>07/01/08 01:20 PM</text:p>
          </table:table-cell>
          <table:table-cell office:value-type="date" office:date-value="2008-07-01T13:34:04.58">
            <text:p>07/01/08 01:34 PM</text:p>
          </table:table-cell>
          <table:table-cell table:formula="oooc:=[.B46]-[.A46]" office:value-type="time" office:time-value="PT00H13M38.49S">
            <text:p>13:38.49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46]&gt;[.$B$1]-[.$F$11] AND([.A46]&lt;[.$B$1]-[.$F$10]);[.C46];&quot;&quot;)">
            <text:p/>
          </table:table-cell>
          <table:table-cell table:number-columns-repeated="6"/>
          <table:table-cell table:formula="oooc:=[.E10]" office:value-type="string" office:string-value="reading">
            <text:p>reading</text:p>
          </table:table-cell>
          <table:table-cell table:style-name="ce7" table:formula="oooc:=[.E21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1T12:41:46">
            <text:p>07/01/08 12:41 PM</text:p>
          </table:table-cell>
          <table:table-cell office:value-type="date" office:date-value="2008-07-01T13:20:22.73">
            <text:p>07/01/08 01:20 PM</text:p>
          </table:table-cell>
          <table:table-cell table:formula="oooc:=[.B47]-[.A47]" office:value-type="time" office:time-value="PT00H38M36.73S">
            <text:p>38:36.73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47]&gt;[.$B$1]-[.$F$11] AND([.A47]&lt;[.$B$1]-[.$F$10]);[.C47];&quot;&quot;)">
            <text:p/>
          </table:table-cell>
          <table:table-cell table:number-columns-repeated="6"/>
          <table:table-cell table:formula="oooc:=[.E11]" office:value-type="string" office:string-value=".">
            <text:p>.</text:p>
          </table:table-cell>
          <table:table-cell table:style-name="ce7" table:formula="oooc:=[.E22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1T11:03:26">
            <text:p>07/01/08 11:03 AM</text:p>
          </table:table-cell>
          <table:table-cell office:value-type="date" office:date-value="2008-07-01T12:41:46">
            <text:p>07/01/08 12:41 PM</text:p>
          </table:table-cell>
          <table:table-cell table:formula="oooc:=[.B48]-[.A48]" office:value-type="time" office:time-value="PT01H38M20S">
            <text:p>01:38:2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48]&gt;[.$B$1]-[.$F$11] AND([.A48]&lt;[.$B$1]-[.$F$10]);[.C48];&quot;&quot;)">
            <text:p/>
          </table:table-cell>
          <table:table-cell table:number-columns-repeated="6"/>
          <table:table-cell table:formula="oooc:=[.E12]" office:value-type="string" office:string-value=".">
            <text:p>.</text:p>
          </table:table-cell>
          <table:table-cell table:style-name="ce7" table:formula="oooc:=[.E23]" office:value-type="time" office:time-value="PT00H00M00S">
            <text:p>00:00:00.00</text:p>
          </table:table-cell>
          <table:table-cell table:number-columns-repeated="3"/>
        </table:table-row>
        <table:table-row table:style-name="ro3">
          <table:table-cell office:value-type="date" office:date-value="2008-07-01T09:39:08.54">
            <text:p>07/01/08 09:39 AM</text:p>
          </table:table-cell>
          <table:table-cell office:value-type="date" office:date-value="2008-07-01T11:03:26">
            <text:p>07/01/08 11:03 AM</text:p>
          </table:table-cell>
          <table:table-cell table:formula="oooc:=[.B49]-[.A49]" office:value-type="time" office:time-value="PT01H24M17.46S">
            <text:p>01:24:17.4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trying to fix pubmed</text:p>
          </table:table-cell>
          <table:table-cell table:formula="oooc:=IF([.A49]&gt;[.$B$1]-[.$F$11] AND([.A49]&lt;[.$B$1]-[.$F$10]);[.C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7-01T09:10:28.66">
            <text:p>07/01/08 09:10 AM</text:p>
          </table:table-cell>
          <table:table-cell office:value-type="date" office:date-value="2008-07-01T09:38:36.28">
            <text:p>07/01/08 09:38 AM</text:p>
          </table:table-cell>
          <table:table-cell table:formula="oooc:=[.B50]-[.A50]" office:value-type="time" office:time-value="PT00H28M07.62S">
            <text:p>28:07.62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failing to open Chris' layout pages</text:p>
          </table:table-cell>
          <table:table-cell table:formula="oooc:=IF([.A50]&gt;[.$B$1]-[.$F$11] AND([.A50]&lt;[.$B$1]-[.$F$10]);[.C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7-01T07:50:47.999999">
            <text:p>07/01/08 07:50 AM</text:p>
          </table:table-cell>
          <table:table-cell office:value-type="date" office:date-value="2008-07-01T09:09:08.62">
            <text:p>07/01/08 09:09 AM</text:p>
          </table:table-cell>
          <table:table-cell table:formula="oooc:=[.B51]-[.A51]" office:value-type="time" office:time-value="PT01H18M20.620001S">
            <text:p>01:18:20.6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51]&gt;[.$B$1]-[.$F$11] AND([.A51]&lt;[.$B$1]-[.$F$10]);[.C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7-01T06:50:48">
            <text:p>07/01/08 06:50 AM</text:p>
          </table:table-cell>
          <table:table-cell office:value-type="date" office:date-value="2008-07-01T07:50:47.999999">
            <text:p>07/01/08 07:50 AM</text:p>
          </table:table-cell>
          <table:table-cell table:formula="oooc:=[.B52]-[.A52]" office:value-type="time" office:time-value="PT00H59M59.999999S">
            <text:p>01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52]&gt;[.$B$1]-[.$F$11] AND([.A52]&lt;[.$B$1]-[.$F$10]);[.C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23:50:48">
            <text:p>06/30/08 11:50 PM</text:p>
          </table:table-cell>
          <table:table-cell office:value-type="date" office:date-value="2008-07-01T06:50:48">
            <text:p>07/01/08 06:50 AM</text:p>
          </table:table-cell>
          <table:table-cell table:formula="oooc:=[.B53]-[.A53]" office:value-type="time" office:time-value="PT07H00M00S">
            <text:p>07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53]&gt;[.$B$1]-[.$F$11] AND([.A53]&lt;[.$B$1]-[.$F$10]);[.C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23:20:48">
            <text:p>06/30/08 11:20 PM</text:p>
          </table:table-cell>
          <table:table-cell office:value-type="date" office:date-value="2008-06-30T23:50:48">
            <text:p>06/30/08 11:50 PM</text:p>
          </table:table-cell>
          <table:table-cell table:formula="oooc:=[.B54]-[.A54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54]&gt;[.$B$1]-[.$F$11] AND([.A54]&lt;[.$B$1]-[.$F$10]);[.C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19:00:48">
            <text:p>06/30/08 07:00 PM</text:p>
          </table:table-cell>
          <table:table-cell office:value-type="date" office:date-value="2008-06-30T23:20:48">
            <text:p>06/30/08 11:20 PM</text:p>
          </table:table-cell>
          <table:table-cell table:formula="oooc:=[.B55]-[.A55]" office:value-type="time" office:time-value="PT04H20M00S">
            <text:p>04:2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office:value-type="string">
            <text:p>35 mi!</text:p>
          </table:table-cell>
          <table:table-cell table:formula="oooc:=IF([.A55]&gt;[.$B$1]-[.$F$11] AND([.A55]&lt;[.$B$1]-[.$F$10]);[.C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18:56:48">
            <text:p>06/30/08 06:56 PM</text:p>
          </table:table-cell>
          <table:table-cell office:value-type="date" office:date-value="2008-06-30T19:00:48">
            <text:p>06/30/08 07:00 PM</text:p>
          </table:table-cell>
          <table:table-cell table:formula="oooc:=[.B56]-[.A56]" office:value-type="time" office:time-value="PT00H04M00S">
            <text:p>12:04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Mary</text:p>
          </table:table-cell>
          <table:table-cell table:formula="oooc:=IF([.A56]&gt;[.$B$1]-[.$F$11] AND([.A56]&lt;[.$B$1]-[.$F$10]);[.C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18:41:48">
            <text:p>06/30/08 06:41 PM</text:p>
          </table:table-cell>
          <table:table-cell office:value-type="date" office:date-value="2008-06-30T18:56:48">
            <text:p>06/30/08 06:56 PM</text:p>
          </table:table-cell>
          <table:table-cell table:formula="oooc:=[.B57]-[.A57]" office:value-type="time" office:time-value="PT00H15M00S">
            <text:p>12:15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</text:p>
          </table:table-cell>
          <table:table-cell table:formula="oooc:=IF([.A57]&gt;[.$B$1]-[.$F$11] AND([.A57]&lt;[.$B$1]-[.$F$10]);[.C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18:21:48">
            <text:p>06/30/08 06:21 PM</text:p>
          </table:table-cell>
          <table:table-cell office:value-type="date" office:date-value="2008-06-30T18:41:48">
            <text:p>06/30/08 06:41 PM</text:p>
          </table:table-cell>
          <table:table-cell table:formula="oooc:=[.B58]-[.A58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58]&gt;[.$B$1]-[.$F$11] AND([.A58]&lt;[.$B$1]-[.$F$10]);[.C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17:51:48">
            <text:p>06/30/08 05:51 PM</text:p>
          </table:table-cell>
          <table:table-cell office:value-type="date" office:date-value="2008-06-30T18:21:48">
            <text:p>06/30/08 06:21 PM</text:p>
          </table:table-cell>
          <table:table-cell table:formula="oooc:=[.B59]-[.A59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59]&gt;[.$B$1]-[.$F$11] AND([.A59]&lt;[.$B$1]-[.$F$10]);[.C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15:04:03">
            <text:p>06/30/08 03:04 PM</text:p>
          </table:table-cell>
          <table:table-cell office:value-type="date" office:date-value="2008-06-30T17:51:48">
            <text:p>06/30/08 05:51 PM</text:p>
          </table:table-cell>
          <table:table-cell table:formula="oooc:=[.B60]-[.A60]" office:value-type="time" office:time-value="PT02H47M45S">
            <text:p>02:47:45 AM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twitter api</text:p>
          </table:table-cell>
          <table:table-cell table:formula="oooc:=IF([.A60]&gt;[.$B$1]-[.$F$11] AND([.A60]&lt;[.$B$1]-[.$F$10]);[.C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13:01:03.79">
            <text:p>06/30/08 01:01 PM</text:p>
          </table:table-cell>
          <table:table-cell office:value-type="date" office:date-value="2008-06-30T13:53:59.1">
            <text:p>06/30/08 01:53 PM</text:p>
          </table:table-cell>
          <table:table-cell table:formula="oooc:=[.B61]-[.A61]" office:value-type="time" office:time-value="PT00H52M55.31S">
            <text:p>52:55.31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twitter api</text:p>
          </table:table-cell>
          <table:table-cell table:formula="oooc:=IF([.A61]&gt;[.$B$1]-[.$F$11] AND([.A61]&lt;[.$B$1]-[.$F$10]);[.C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30T10:54:02.459999">
            <text:p>06/30/08 10:54 AM</text:p>
          </table:table-cell>
          <table:table-cell office:value-type="date" office:date-value="2008-06-30T13:00:58.949999">
            <text:p>06/30/08 01:00 PM</text:p>
          </table:table-cell>
          <table:table-cell table:formula="oooc:=[.B62]-[.A62]" office:value-type="time" office:time-value="PT02H06M56.49S">
            <text:p>02:06:56.49</text:p>
          </table:table-cell>
          <table:table-cell table:style-name="Default" table:number-columns-repeated="2"/>
          <table:table-cell/>
          <table:table-cell table:formula="oooc:=IF([.A62]&gt;[.$B$1]-[.$F$11] AND([.A62]&lt;[.$B$1]-[.$F$10]);[.C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9T12:24:53.57">
            <text:p>06/29/08 12:24 PM</text:p>
          </table:table-cell>
          <table:table-cell office:value-type="date" office:date-value="2008-06-30T10:53:58.12">
            <text:p>06/30/08 10:53 AM</text:p>
          </table:table-cell>
          <table:table-cell table:formula="oooc:=[.B63]-[.A63]" office:value-type="time" office:time-value="PT22H29M04.55S">
            <text:p>22:29:04.55</text:p>
          </table:table-cell>
          <table:table-cell table:style-name="Default" table:number-columns-repeated="2"/>
          <table:table-cell/>
          <table:table-cell table:formula="oooc:=IF([.A63]&gt;[.$B$1]-[.$F$11] AND([.A63]&lt;[.$B$1]-[.$F$10]);[.C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9T11:34:03">
            <text:p>06/29/08 11:34 AM</text:p>
          </table:table-cell>
          <table:table-cell office:value-type="date" office:date-value="2008-06-29T12:24:48.9">
            <text:p>06/29/08 12:24 PM</text:p>
          </table:table-cell>
          <table:table-cell table:formula="oooc:=[.B64]-[.A64]" office:value-type="time" office:time-value="PT00H50M45.9S">
            <text:p>50:45.90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64]&gt;[.$B$1]-[.$F$11] AND([.A64]&lt;[.$B$1]-[.$F$10]);[.C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9T11:14:03.000002">
            <text:p>06/29/08 11:14 AM</text:p>
          </table:table-cell>
          <table:table-cell office:value-type="date" office:date-value="2008-06-29T11:34:03">
            <text:p>06/29/08 11:34 AM</text:p>
          </table:table-cell>
          <table:table-cell table:formula="oooc:=[.B65]-[.A65]" office:value-type="time" office:time-value="PT00H19M59.999998S">
            <text:p>12:20:00 AM</text:p>
          </table:table-cell>
          <table:table-cell office:value-type="string">
            <text:p>Fun</text:p>
          </table:table-cell>
          <table:table-cell table:style-name="ce3" office:value-type="string">
            <text:p>reading</text:p>
          </table:table-cell>
          <table:table-cell office:value-type="string">
            <text:p>A new kind of science</text:p>
          </table:table-cell>
          <table:table-cell table:formula="oooc:=IF([.A65]&gt;[.$B$1]-[.$F$11] AND([.A65]&lt;[.$B$1]-[.$F$10]);[.C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9T08:24:03.000002">
            <text:p>06/29/08 08:24 AM</text:p>
          </table:table-cell>
          <table:table-cell office:value-type="date" office:date-value="2008-06-29T11:14:03.000002">
            <text:p>06/29/08 11:14 AM</text:p>
          </table:table-cell>
          <table:table-cell table:formula="oooc:=[.B66]-[.A66]" office:value-type="time" office:time-value="PT02H50M00S">
            <text:p>02:5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66]&gt;[.$B$1]-[.$F$11] AND([.A66]&lt;[.$B$1]-[.$F$10]);[.C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9T08:04:03">
            <text:p>06/29/08 08:04 AM</text:p>
          </table:table-cell>
          <table:table-cell office:value-type="date" office:date-value="2008-06-29T08:24:03.000002">
            <text:p>06/29/08 08:24 AM</text:p>
          </table:table-cell>
          <table:table-cell table:formula="oooc:=[.B67]-[.A67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67]&gt;[.$B$1]-[.$F$11] AND([.A67]&lt;[.$B$1]-[.$F$10]);[.C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22:04:03">
            <text:p>06/28/08 10:04 PM</text:p>
          </table:table-cell>
          <table:table-cell office:value-type="date" office:date-value="2008-06-29T08:04:03">
            <text:p>06/29/08 08:04 AM</text:p>
          </table:table-cell>
          <table:table-cell table:formula="oooc:=[.B68]-[.A68]" office:value-type="time" office:time-value="PT10H00M00S">
            <text:p>10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68]&gt;[.$B$1]-[.$F$11] AND([.A68]&lt;[.$B$1]-[.$F$10]);[.C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21:04:02.84">
            <text:p>06/28/08 09:04 PM</text:p>
          </table:table-cell>
          <table:table-cell office:value-type="date" office:date-value="2008-06-28T22:04:03">
            <text:p>06/28/08 10:04 PM</text:p>
          </table:table-cell>
          <table:table-cell table:formula="oooc:=[.B69]-[.A69]" office:value-type="time" office:time-value="PT01H00M00.16S">
            <text:p>01:00:00.16</text:p>
          </table:table-cell>
          <table:table-cell office:value-type="string">
            <text:p>Fun</text:p>
          </table:table-cell>
          <table:table-cell table:style-name="ce3" office:value-type="string">
            <text:p>reading</text:p>
          </table:table-cell>
          <table:table-cell office:value-type="string">
            <text:p>A new kind of science</text:p>
          </table:table-cell>
          <table:table-cell table:formula="oooc:=IF([.A69]&gt;[.$B$1]-[.$F$11] AND([.A69]&lt;[.$B$1]-[.$F$10]);[.C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20:50:20">
            <text:p>06/28/08 08:50 PM</text:p>
          </table:table-cell>
          <table:table-cell office:value-type="date" office:date-value="2008-06-28T21:04:02.84">
            <text:p>06/28/08 09:04 PM</text:p>
          </table:table-cell>
          <table:table-cell table:formula="oooc:=[.B70]-[.A70]" office:value-type="time" office:time-value="PT00H13M42.84S">
            <text:p>13:42.84</text:p>
          </table:table-cell>
          <table:table-cell office:value-type="string">
            <text:p>Work</text:p>
          </table:table-cell>
          <table:table-cell table:style-name="ce3" office:value-type="string">
            <text:p>DNA internet</text:p>
          </table:table-cell>
          <table:table-cell/>
          <table:table-cell table:formula="oooc:=IF([.A70]&gt;[.$B$1]-[.$F$11] AND([.A70]&lt;[.$B$1]-[.$F$10]);[.C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5:35:52">
            <text:p>06/28/08 03:35 PM</text:p>
          </table:table-cell>
          <table:table-cell office:value-type="date" office:date-value="2008-06-28T20:50:15.45">
            <text:p>06/28/08 08:50 PM</text:p>
          </table:table-cell>
          <table:table-cell table:formula="oooc:=[.B71]-[.A71]" office:value-type="time" office:time-value="PT05H14M23.45S">
            <text:p>05:14:23.4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71]&gt;[.$B$1]-[.$F$11] AND([.A71]&lt;[.$B$1]-[.$F$10]);[.C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4:35:51.61">
            <text:p>06/28/08 02:35 PM</text:p>
          </table:table-cell>
          <table:table-cell office:value-type="date" office:date-value="2008-06-28T15:35:52">
            <text:p>06/28/08 03:35 PM</text:p>
          </table:table-cell>
          <table:table-cell table:formula="oooc:=[.B72]-[.A72]" office:value-type="time" office:time-value="PT01H00M00.39S">
            <text:p>01:00:00.39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Sam</text:p>
          </table:table-cell>
          <table:table-cell table:formula="oooc:=IF([.A72]&gt;[.$B$1]-[.$F$11] AND([.A72]&lt;[.$B$1]-[.$F$10]);[.C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4:19:49.92">
            <text:p>06/28/08 02:19 PM</text:p>
          </table:table-cell>
          <table:table-cell office:value-type="date" office:date-value="2008-06-28T14:35:47.35">
            <text:p>06/28/08 02:35 PM</text:p>
          </table:table-cell>
          <table:table-cell table:formula="oooc:=[.B73]-[.A73]" office:value-type="time" office:time-value="PT00H15M57.43S">
            <text:p>15:57.43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office:value-type="string">
            <text:p>computation as a constant</text:p>
          </table:table-cell>
          <table:table-cell table:formula="oooc:=IF([.A73]&gt;[.$B$1]-[.$F$11] AND([.A73]&lt;[.$B$1]-[.$F$10]);[.C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4:09:34.18">
            <text:p>06/28/08 02:09 PM</text:p>
          </table:table-cell>
          <table:table-cell office:value-type="date" office:date-value="2008-06-28T14:19:46.01">
            <text:p>06/28/08 02:19 PM</text:p>
          </table:table-cell>
          <table:table-cell table:formula="oooc:=[.B74]-[.A74]" office:value-type="time" office:time-value="PT00H10M11.83S">
            <text:p>10:11.83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74]&gt;[.$B$1]-[.$F$11] AND([.A74]&lt;[.$B$1]-[.$F$10]);[.C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2:45:02.99">
            <text:p>06/28/08 12:45 PM</text:p>
          </table:table-cell>
          <table:table-cell office:value-type="date" office:date-value="2008-06-28T14:09:20.04">
            <text:p>06/28/08 02:09 PM</text:p>
          </table:table-cell>
          <table:table-cell table:formula="oooc:=[.B75]-[.A75]" office:value-type="time" office:time-value="PT01H24M17.050001S">
            <text:p>01:24:17.05</text:p>
          </table:table-cell>
          <table:table-cell office:value-type="string">
            <text:p>Study </text:p>
          </table:table-cell>
          <table:table-cell office:value-type="string">
            <text:p>Work</text:p>
          </table:table-cell>
          <table:table-cell office:value-type="string">
            <text:p>TCP/IP</text:p>
          </table:table-cell>
          <table:table-cell table:formula="oooc:=IF([.A75]&gt;[.$B$1]-[.$F$11] AND([.A75]&lt;[.$B$1]-[.$F$10]);[.C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2:31:41">
            <text:p>06/28/08 12:31 PM</text:p>
          </table:table-cell>
          <table:table-cell office:value-type="date" office:date-value="2008-06-28T12:44:58.989999">
            <text:p>06/28/08 12:44 PM</text:p>
          </table:table-cell>
          <table:table-cell table:formula="oooc:=[.B76]-[.A76]" office:value-type="time" office:time-value="PT00H13M17.989999S">
            <text:p>13:17.99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76]&gt;[.$B$1]-[.$F$11] AND([.A76]&lt;[.$B$1]-[.$F$10]);[.C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1:56:41.230003">
            <text:p>06/28/08 11:56 AM</text:p>
          </table:table-cell>
          <table:table-cell office:value-type="date" office:date-value="2008-06-28T12:31:41">
            <text:p>06/28/08 12:31 PM</text:p>
          </table:table-cell>
          <table:table-cell table:formula="oooc:=[.B77]-[.A77]" office:value-type="time" office:time-value="PT00H34M59.769997S">
            <text:p>34:59.77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77]&gt;[.$B$1]-[.$F$11] AND([.A77]&lt;[.$B$1]-[.$F$10]);[.C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1:10:22.270001">
            <text:p>06/28/08 11:10 AM</text:p>
          </table:table-cell>
          <table:table-cell office:value-type="date" office:date-value="2008-06-28T11:56:41.230003">
            <text:p>06/28/08 11:56 AM</text:p>
          </table:table-cell>
          <table:table-cell table:formula="oooc:=[.B78]-[.A78]" office:value-type="time" office:time-value="PT00H46M18.960002S">
            <text:p>46:18.96</text:p>
          </table:table-cell>
          <table:table-cell office:value-type="string">
            <text:p>Study </text:p>
          </table:table-cell>
          <table:table-cell office:value-type="string">
            <text:p>Work</text:p>
          </table:table-cell>
          <table:table-cell office:value-type="string">
            <text:p>TCP/IP</text:p>
          </table:table-cell>
          <table:table-cell table:formula="oooc:=IF([.A78]&gt;[.$B$1]-[.$F$11] AND([.A78]&lt;[.$B$1]-[.$F$10]);[.C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10:23:28">
            <text:p>06/28/08 10:23 AM</text:p>
          </table:table-cell>
          <table:table-cell office:value-type="date" office:date-value="2008-06-28T11:10:18.86">
            <text:p>06/28/08 11:10 AM</text:p>
          </table:table-cell>
          <table:table-cell table:formula="oooc:=[.B79]-[.A79]" office:value-type="time" office:time-value="PT00H46M50.86S">
            <text:p>46:50.86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79]&gt;[.$B$1]-[.$F$11] AND([.A79]&lt;[.$B$1]-[.$F$10]);[.C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09:43:28">
            <text:p>06/28/08 09:43 AM</text:p>
          </table:table-cell>
          <table:table-cell office:value-type="date" office:date-value="2008-06-28T10:23:28">
            <text:p>06/28/08 10:23 AM</text:p>
          </table:table-cell>
          <table:table-cell table:formula="oooc:=[.B80]-[.A80]" office:value-type="time" office:time-value="PT00H40M00S">
            <text:p>12:40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james, q</text:p>
          </table:table-cell>
          <table:table-cell table:formula="oooc:=IF([.A80]&gt;[.$B$1]-[.$F$11] AND([.A80]&lt;[.$B$1]-[.$F$10]);[.C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09:03:28">
            <text:p>06/28/08 09:03 AM</text:p>
          </table:table-cell>
          <table:table-cell office:value-type="date" office:date-value="2008-06-28T09:43:28">
            <text:p>06/28/08 09:43 AM</text:p>
          </table:table-cell>
          <table:table-cell table:formula="oooc:=[.B81]-[.A81]" office:value-type="time" office:time-value="PT00H40M00S">
            <text:p>12:40:00 AM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office:value-type="string">
            <text:p>gates retires!</text:p>
          </table:table-cell>
          <table:table-cell table:formula="oooc:=IF([.A81]&gt;[.$B$1]-[.$F$11] AND([.A81]&lt;[.$B$1]-[.$F$10]);[.C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08:23:28.000002">
            <text:p>06/28/08 08:23 AM</text:p>
          </table:table-cell>
          <table:table-cell office:value-type="date" office:date-value="2008-06-28T09:03:28">
            <text:p>06/28/08 09:03 AM</text:p>
          </table:table-cell>
          <table:table-cell table:formula="oooc:=[.B82]-[.A82]" office:value-type="time" office:time-value="PT00H39M59.999998S">
            <text:p>12:4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82]&gt;[.$B$1]-[.$F$11] AND([.A82]&lt;[.$B$1]-[.$F$10]);[.C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8T07:33:28">
            <text:p>06/28/08 07:33 AM</text:p>
          </table:table-cell>
          <table:table-cell office:value-type="date" office:date-value="2008-06-28T08:23:28.000002">
            <text:p>06/28/08 08:23 AM</text:p>
          </table:table-cell>
          <table:table-cell table:formula="oooc:=[.B83]-[.A83]" office:value-type="time" office:time-value="PT00H50M00S">
            <text:p>12:5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monica, mikey, joe, texas</text:p>
          </table:table-cell>
          <table:table-cell table:formula="oooc:=IF([.A83]&gt;[.$B$1]-[.$F$11] AND([.A83]&lt;[.$B$1]-[.$F$10]);[.C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22:33:28">
            <text:p>06/27/08 10:33 PM</text:p>
          </table:table-cell>
          <table:table-cell office:value-type="date" office:date-value="2008-06-28T07:33:28">
            <text:p>06/28/08 07:33 AM</text:p>
          </table:table-cell>
          <table:table-cell table:formula="oooc:=[.B84]-[.A84]" office:value-type="time" office:time-value="PT09H00M00S">
            <text:p>09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84]&gt;[.$B$1]-[.$F$11] AND([.A84]&lt;[.$B$1]-[.$F$10]);[.C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22:13:28">
            <text:p>06/27/08 10:13 PM</text:p>
          </table:table-cell>
          <table:table-cell office:value-type="date" office:date-value="2008-06-27T22:33:28">
            <text:p>06/27/08 10:33 PM</text:p>
          </table:table-cell>
          <table:table-cell table:formula="oooc:=[.B85]-[.A85]" office:value-type="time" office:time-value="PT00H20M00S">
            <text:p>12:2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rick</text:p>
          </table:table-cell>
          <table:table-cell table:formula="oooc:=IF([.A85]&gt;[.$B$1]-[.$F$11] AND([.A85]&lt;[.$B$1]-[.$F$10]);[.C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21:43:28">
            <text:p>06/27/08 09:43 PM</text:p>
          </table:table-cell>
          <table:table-cell office:value-type="date" office:date-value="2008-06-27T22:13:28">
            <text:p>06/27/08 10:13 PM</text:p>
          </table:table-cell>
          <table:table-cell table:formula="oooc:=[.B86]-[.A86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86]&gt;[.$B$1]-[.$F$11] AND([.A86]&lt;[.$B$1]-[.$F$10]);[.C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8:43:28">
            <text:p>06/27/08 06:43 PM</text:p>
          </table:table-cell>
          <table:table-cell office:value-type="date" office:date-value="2008-06-27T21:43:28">
            <text:p>06/27/08 09:43 PM</text:p>
          </table:table-cell>
          <table:table-cell table:formula="oooc:=[.B87]-[.A87]" office:value-type="time" office:time-value="PT03H00M00S">
            <text:p>03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87]&gt;[.$B$1]-[.$F$11] AND([.A87]&lt;[.$B$1]-[.$F$10]);[.C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7:43:27.7">
            <text:p>06/27/08 05:43 PM</text:p>
          </table:table-cell>
          <table:table-cell office:value-type="date" office:date-value="2008-06-27T18:43:28">
            <text:p>06/27/08 06:43 PM</text:p>
          </table:table-cell>
          <table:table-cell table:formula="oooc:=[.B88]-[.A88]" office:value-type="time" office:time-value="PT01H00M00.3S">
            <text:p>01:00:00.30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roder</text:p>
          </table:table-cell>
          <table:table-cell table:formula="oooc:=IF([.A88]&gt;[.$B$1]-[.$F$11] AND([.A88]&lt;[.$B$1]-[.$F$10]);[.C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5:13:46">
            <text:p>06/27/08 03:13 PM</text:p>
          </table:table-cell>
          <table:table-cell office:value-type="date" office:date-value="2008-06-27T17:43:23.47">
            <text:p>06/27/08 05:43 PM</text:p>
          </table:table-cell>
          <table:table-cell table:formula="oooc:=[.B89]-[.A89]" office:value-type="time" office:time-value="PT02H29M37.47S">
            <text:p>02:29:37.47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HTML/HTTPS/TCP/IP or OSI</text:p>
          </table:table-cell>
          <table:table-cell table:formula="oooc:=IF([.A89]&gt;[.$B$1]-[.$F$11] AND([.A89]&lt;[.$B$1]-[.$F$10]);[.C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4:03:46.05">
            <text:p>06/27/08 02:03 PM</text:p>
          </table:table-cell>
          <table:table-cell office:value-type="date" office:date-value="2008-06-27T15:13:46">
            <text:p>06/27/08 03:13 PM</text:p>
          </table:table-cell>
          <table:table-cell table:formula="oooc:=[.B90]-[.A90]" office:value-type="time" office:time-value="PT01H09M59.95S">
            <text:p>01:09:59.95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ally</text:p>
          </table:table-cell>
          <table:table-cell table:formula="oooc:=IF([.A90]&gt;[.$B$1]-[.$F$11] AND([.A90]&lt;[.$B$1]-[.$F$10]);[.C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3:41:35.049999">
            <text:p>06/27/08 01:41 PM</text:p>
          </table:table-cell>
          <table:table-cell office:value-type="date" office:date-value="2008-06-27T14:03:26.2">
            <text:p>06/27/08 02:03 PM</text:p>
          </table:table-cell>
          <table:table-cell table:formula="oooc:=[.B91]-[.A91]" office:value-type="time" office:time-value="PT00H21M51.150001S">
            <text:p>21:51.15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91]&gt;[.$B$1]-[.$F$11] AND([.A91]&lt;[.$B$1]-[.$F$10]);[.C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3:21:23.999988">
            <text:p>06/27/08 01:21 PM</text:p>
          </table:table-cell>
          <table:table-cell office:value-type="date" office:date-value="2008-06-27T13:41:31.589998">
            <text:p>06/27/08 01:41 PM</text:p>
          </table:table-cell>
          <table:table-cell table:formula="oooc:=[.B92]-[.A92]" office:value-type="time" office:time-value="PT00H20M07.59001S">
            <text:p>20:07.59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Jeff</text:p>
          </table:table-cell>
          <table:table-cell table:formula="oooc:=IF([.A92]&gt;[.$B$1]-[.$F$11] AND([.A92]&lt;[.$B$1]-[.$F$10]);[.C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2:12:56.46">
            <text:p>06/27/08 12:12 PM</text:p>
          </table:table-cell>
          <table:table-cell office:value-type="date" office:date-value="2008-06-27T13:21:23.999988">
            <text:p>06/27/08 01:21 PM</text:p>
          </table:table-cell>
          <table:table-cell table:formula="oooc:=[.B93]-[.A93]" office:value-type="time" office:time-value="PT01H08M27.539988S">
            <text:p>01:08:27.54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HTML</text:p>
          </table:table-cell>
          <table:table-cell table:formula="oooc:=IF([.A93]&gt;[.$B$1]-[.$F$11] AND([.A93]&lt;[.$B$1]-[.$F$10]);[.C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1:56:30.230001">
            <text:p>06/27/08 11:56 AM</text:p>
          </table:table-cell>
          <table:table-cell office:value-type="date" office:date-value="2008-06-27T12:12:56.46">
            <text:p>06/27/08 12:12 PM</text:p>
          </table:table-cell>
          <table:table-cell table:formula="oooc:=[.B94]-[.A94]" office:value-type="time" office:time-value="PT00H16M26.229998S">
            <text:p>16:26.23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COM's component object models</text:p>
          </table:table-cell>
          <table:table-cell table:formula="oooc:=IF([.A94]&gt;[.$B$1]-[.$F$11] AND([.A94]&lt;[.$B$1]-[.$F$10]);[.C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1:25:24">
            <text:p>06/27/08 11:25 AM</text:p>
          </table:table-cell>
          <table:table-cell office:value-type="date" office:date-value="2008-06-27T11:56:26.74">
            <text:p>06/27/08 11:56 AM</text:p>
          </table:table-cell>
          <table:table-cell table:formula="oooc:=[.B95]-[.A95]" office:value-type="time" office:time-value="PT00H31M02.74S">
            <text:p>31:02.74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95]&gt;[.$B$1]-[.$F$11] AND([.A95]&lt;[.$B$1]-[.$F$10]);[.C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10:55:17">
            <text:p>06/27/08 10:55 AM</text:p>
          </table:table-cell>
          <table:table-cell office:value-type="date" office:date-value="2008-06-27T11:25:24">
            <text:p>06/27/08 11:25 AM</text:p>
          </table:table-cell>
          <table:table-cell table:formula="oooc:=[.B96]-[.A96]" office:value-type="time" office:time-value="PT00H30M07S">
            <text:p>12:30:07 AM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office:value-type="string">
            <text:p>comment please</text:p>
          </table:table-cell>
          <table:table-cell table:formula="oooc:=IF([.A96]&gt;[.$B$1]-[.$F$11] AND([.A96]&lt;[.$B$1]-[.$F$10]);[.C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08:26:24">
            <text:p>06/27/08 08:26 AM</text:p>
          </table:table-cell>
          <table:table-cell office:value-type="date" office:date-value="2008-06-27T10:55:17">
            <text:p>06/27/08 10:55 AM</text:p>
          </table:table-cell>
          <table:table-cell table:formula="oooc:=[.B97]-[.A97]" office:value-type="time" office:time-value="PT02H28M53S">
            <text:p>02:28:53 AM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texting study</text:p>
          </table:table-cell>
          <table:table-cell table:formula="oooc:=IF([.A97]&gt;[.$B$1]-[.$F$11] AND([.A97]&lt;[.$B$1]-[.$F$10]);[.C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07:26:24">
            <text:p>06/27/08 07:26 AM</text:p>
          </table:table-cell>
          <table:table-cell office:value-type="date" office:date-value="2008-06-27T08:26:24">
            <text:p>06/27/08 08:26 AM</text:p>
          </table:table-cell>
          <table:table-cell table:formula="oooc:=[.B98]-[.A98]" office:value-type="time" office:time-value="PT01H00M00S">
            <text:p>01:00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98]&gt;[.$B$1]-[.$F$11] AND([.A98]&lt;[.$B$1]-[.$F$10]);[.C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7T05:26:24">
            <text:p>06/27/08 05:26 AM</text:p>
          </table:table-cell>
          <table:table-cell office:value-type="date" office:date-value="2008-06-27T07:26:24">
            <text:p>06/27/08 07:26 AM</text:p>
          </table:table-cell>
          <table:table-cell table:formula="oooc:=[.B99]-[.A99]" office:value-type="time" office:time-value="PT02H00M00S">
            <text:p>02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99]&gt;[.$B$1]-[.$F$11] AND([.A99]&lt;[.$B$1]-[.$F$10]);[.C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20:18:18">
            <text:p>06/26/08 08:18 PM</text:p>
          </table:table-cell>
          <table:table-cell office:value-type="date" office:date-value="2008-06-27T05:26:24">
            <text:p>06/27/08 05:26 AM</text:p>
          </table:table-cell>
          <table:table-cell table:formula="oooc:=[.B100]-[.A100]" office:value-type="time" office:time-value="PT09H08M06S">
            <text:p>09:08:06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100]&gt;[.$B$1]-[.$F$11] AND([.A100]&lt;[.$B$1]-[.$F$10]);[.C1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18:18:18">
            <text:p>06/26/08 06:18 PM</text:p>
          </table:table-cell>
          <table:table-cell office:value-type="date" office:date-value="2008-06-26T20:18:18">
            <text:p>06/26/08 08:18 PM</text:p>
          </table:table-cell>
          <table:table-cell table:formula="oooc:=[.B101]-[.A101]" office:value-type="time" office:time-value="PT02H00M00S">
            <text:p>02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01]&gt;[.$B$1]-[.$F$11] AND([.A101]&lt;[.$B$1]-[.$F$10]);[.C1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15:48:18">
            <text:p>06/26/08 03:48 PM</text:p>
          </table:table-cell>
          <table:table-cell office:value-type="date" office:date-value="2008-06-26T18:18:18">
            <text:p>06/26/08 06:18 PM</text:p>
          </table:table-cell>
          <table:table-cell table:formula="oooc:=[.B102]-[.A102]" office:value-type="time" office:time-value="PT02H30M00S">
            <text:p>02:30:00 AM</text:p>
          </table:table-cell>
          <table:table-cell office:value-type="string">
            <text:p>Fun</text:p>
          </table:table-cell>
          <table:table-cell table:style-name="ce3" office:value-type="string">
            <text:p>reading</text:p>
          </table:table-cell>
          <table:table-cell office:value-type="string">
            <text:p>A new kind of science</text:p>
          </table:table-cell>
          <table:table-cell table:formula="oooc:=IF([.A102]&gt;[.$B$1]-[.$F$11] AND([.A102]&lt;[.$B$1]-[.$F$10]);[.C1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14:18:17.54">
            <text:p>06/26/08 02:18 PM</text:p>
          </table:table-cell>
          <table:table-cell office:value-type="date" office:date-value="2008-06-26T15:48:18">
            <text:p>06/26/08 03:48 PM</text:p>
          </table:table-cell>
          <table:table-cell table:formula="oooc:=[.B103]-[.A103]" office:value-type="time" office:time-value="PT01H30M00.46S">
            <text:p>01:30:00.46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chat with elise</text:p>
          </table:table-cell>
          <table:table-cell table:formula="oooc:=IF([.A103]&gt;[.$B$1]-[.$F$11] AND([.A103]&lt;[.$B$1]-[.$F$10]);[.C10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11:59:45">
            <text:p>06/26/08 11:59 AM</text:p>
          </table:table-cell>
          <table:table-cell office:value-type="date" office:date-value="2008-06-26T14:18:13.63">
            <text:p>06/26/08 02:18 PM</text:p>
          </table:table-cell>
          <table:table-cell table:formula="oooc:=[.B104]-[.A104]" office:value-type="time" office:time-value="PT02H18M28.63S">
            <text:p>02:18:28.63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 office:value-type="string">
            <text:p>getting questions</text:p>
          </table:table-cell>
          <table:table-cell table:formula="oooc:=IF([.A104]&gt;[.$B$1]-[.$F$11] AND([.A104]&lt;[.$B$1]-[.$F$10]);[.C1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10:59:45">
            <text:p>06/26/08 10:59 AM</text:p>
          </table:table-cell>
          <table:table-cell office:value-type="date" office:date-value="2008-06-26T11:59:45">
            <text:p>06/26/08 11:59 AM</text:p>
          </table:table-cell>
          <table:table-cell table:formula="oooc:=[.B105]-[.A105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05]&gt;[.$B$1]-[.$F$11] AND([.A105]&lt;[.$B$1]-[.$F$10]);[.C10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09:59:45">
            <text:p>06/26/08 09:59 AM</text:p>
          </table:table-cell>
          <table:table-cell office:value-type="date" office:date-value="2008-06-26T10:59:45">
            <text:p>06/26/08 10:59 AM</text:p>
          </table:table-cell>
          <table:table-cell table:formula="oooc:=[.B106]-[.A106]" office:value-type="time" office:time-value="PT01H00M00S">
            <text:p>01:00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106]&gt;[.$B$1]-[.$F$11] AND([.A106]&lt;[.$B$1]-[.$F$10]);[.C1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08:59:45">
            <text:p>06/26/08 08:59 AM</text:p>
          </table:table-cell>
          <table:table-cell office:value-type="date" office:date-value="2008-06-26T09:59:45">
            <text:p>06/26/08 09:59 AM</text:p>
          </table:table-cell>
          <table:table-cell table:formula="oooc:=[.B107]-[.A107]" office:value-type="time" office:time-value="PT01H00M00S">
            <text:p>01:00:00 AM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/>
          <table:table-cell table:formula="oooc:=IF([.A107]&gt;[.$B$1]-[.$F$11] AND([.A107]&lt;[.$B$1]-[.$F$10]);[.C1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06:59:45.42">
            <text:p>06/26/08 06:59 AM</text:p>
          </table:table-cell>
          <table:table-cell office:value-type="date" office:date-value="2008-06-26T08:59:45">
            <text:p>06/26/08 08:59 AM</text:p>
          </table:table-cell>
          <table:table-cell table:formula="oooc:=[.B108]-[.A108]" office:value-type="time" office:time-value="PT01H59M59.58S">
            <text:p>01:59:59.58</text:p>
          </table:table-cell>
          <table:table-cell office:value-type="string">
            <text:p>Study</text:p>
          </table:table-cell>
          <table:table-cell table:style-name="ce3" office:value-type="string">
            <text:p>Study</text:p>
          </table:table-cell>
          <table:table-cell office:value-type="string">
            <text:p>notes</text:p>
          </table:table-cell>
          <table:table-cell table:formula="oooc:=IF([.A108]&gt;[.$B$1]-[.$F$11] AND([.A108]&lt;[.$B$1]-[.$F$10]);[.C1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06:47:59">
            <text:p>06/26/08 06:47 AM</text:p>
          </table:table-cell>
          <table:table-cell office:value-type="date" office:date-value="2008-06-26T06:59:40.52">
            <text:p>06/26/08 06:59 AM</text:p>
          </table:table-cell>
          <table:table-cell table:formula="oooc:=[.B109]-[.A109]" office:value-type="time" office:time-value="PT00H11M41.52S">
            <text:p>11:41.5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109]&gt;[.$B$1]-[.$F$11] AND([.A109]&lt;[.$B$1]-[.$F$10]);[.C1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06:17:59">
            <text:p>06/26/08 06:17 AM</text:p>
          </table:table-cell>
          <table:table-cell office:value-type="date" office:date-value="2008-06-26T06:47:59">
            <text:p>06/26/08 06:47 AM</text:p>
          </table:table-cell>
          <table:table-cell table:formula="oooc:=[.B110]-[.A110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10]&gt;[.$B$1]-[.$F$11] AND([.A110]&lt;[.$B$1]-[.$F$10]);[.C1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6T05:37:59">
            <text:p>06/26/08 05:37 AM</text:p>
          </table:table-cell>
          <table:table-cell office:value-type="date" office:date-value="2008-06-26T06:17:59">
            <text:p>06/26/08 06:17 AM</text:p>
          </table:table-cell>
          <table:table-cell table:formula="oooc:=[.B111]-[.A111]" office:value-type="time" office:time-value="PT00H40M00S">
            <text:p>12:4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111]&gt;[.$B$1]-[.$F$11] AND([.A111]&lt;[.$B$1]-[.$F$10]);[.C1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5T21:55:47">
            <text:p>06/25/08 09:55 PM</text:p>
          </table:table-cell>
          <table:table-cell office:value-type="date" office:date-value="2008-06-26T05:37:59">
            <text:p>06/26/08 05:37 AM</text:p>
          </table:table-cell>
          <table:table-cell table:formula="oooc:=[.B112]-[.A112]" office:value-type="time" office:time-value="PT07H42M11.999999S">
            <text:p>07:42:12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112]&gt;[.$B$1]-[.$F$11] AND([.A112]&lt;[.$B$1]-[.$F$10]);[.C1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5T20:55:47.000002">
            <text:p>06/25/08 08:55 PM</text:p>
          </table:table-cell>
          <table:table-cell office:value-type="date" office:date-value="2008-06-25T21:55:47">
            <text:p>06/25/08 09:55 PM</text:p>
          </table:table-cell>
          <table:table-cell table:formula="oooc:=[.B113]-[.A113]" office:value-type="time" office:time-value="PT00H59M59.999998S">
            <text:p>01:0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Mary</text:p>
          </table:table-cell>
          <table:table-cell table:formula="oooc:=IF([.A113]&gt;[.$B$1]-[.$F$11] AND([.A113]&lt;[.$B$1]-[.$F$10]);[.C1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5T19:55:46.77">
            <text:p>06/25/08 07:55 PM</text:p>
          </table:table-cell>
          <table:table-cell office:value-type="date" office:date-value="2008-06-25T20:55:47.000002">
            <text:p>06/25/08 08:55 PM</text:p>
          </table:table-cell>
          <table:table-cell table:formula="oooc:=[.B114]-[.A114]" office:value-type="time" office:time-value="PT01H00M00.230003S">
            <text:p>01:00:00.23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14]&gt;[.$B$1]-[.$F$11] AND([.A114]&lt;[.$B$1]-[.$F$10]);[.C1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5T17:55:33">
            <text:p>06/25/08 05:55 PM</text:p>
          </table:table-cell>
          <table:table-cell office:value-type="date" office:date-value="2008-06-25T19:55:43.06">
            <text:p>06/25/08 07:55 PM</text:p>
          </table:table-cell>
          <table:table-cell table:formula="oooc:=[.B115]-[.A115]" office:value-type="time" office:time-value="PT02H00M10.06S">
            <text:p>02:00:10.06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COM's component object models</text:p>
          </table:table-cell>
          <table:table-cell table:formula="oooc:=IF([.A115]&gt;[.$B$1]-[.$F$11] AND([.A115]&lt;[.$B$1]-[.$F$10]);[.C1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5T16:43:53.83">
            <text:p>06/25/08 04:43 PM</text:p>
          </table:table-cell>
          <table:table-cell office:value-type="date" office:date-value="2008-06-25T17:55:33">
            <text:p>06/25/08 05:55 PM</text:p>
          </table:table-cell>
          <table:table-cell table:formula="oooc:=[.B116]-[.A116]" office:value-type="time" office:time-value="PT01H11M39.17S">
            <text:p>01:11:39.17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/>
          <table:table-cell table:formula="oooc:=IF([.A116]&gt;[.$B$1]-[.$F$11] AND([.A116]&lt;[.$B$1]-[.$F$10]);[.C1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4T13:45:53.469999">
            <text:p>06/24/08 01:45 PM</text:p>
          </table:table-cell>
          <table:table-cell office:value-type="date" office:date-value="2008-06-25T16:43:45.03">
            <text:p>06/25/08 04:43 PM</text:p>
          </table:table-cell>
          <table:table-cell table:formula="oooc:=[.B117]-[.A117]" office:value-type="time" office:time-value="PT26H57M51.560001S">
            <text:p>26:57:51.56</text:p>
          </table:table-cell>
          <table:table-cell table:style-name="Default" table:number-columns-repeated="2"/>
          <table:table-cell/>
          <table:table-cell table:formula="oooc:=IF([.A117]&gt;[.$B$1]-[.$F$11] AND([.A117]&lt;[.$B$1]-[.$F$10]);[.C1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4T12:33:36.18">
            <text:p>06/24/08 12:33 PM</text:p>
          </table:table-cell>
          <table:table-cell office:value-type="date" office:date-value="2008-06-24T13:45:25.92">
            <text:p>06/24/08 01:45 PM</text:p>
          </table:table-cell>
          <table:table-cell table:formula="oooc:=[.B118]-[.A118]" office:value-type="time" office:time-value="PT01H11M49.739999S">
            <text:p>01:11:49.74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office:value-type="string">
            <text:p>edit post/ add crazy bike stuff/ write penis</text:p>
          </table:table-cell>
          <table:table-cell table:formula="oooc:=IF([.A118]&gt;[.$B$1]-[.$F$11] AND([.A118]&lt;[.$B$1]-[.$F$10]);[.C1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4T11:57:25.56">
            <text:p>06/24/08 11:57 AM</text:p>
          </table:table-cell>
          <table:table-cell office:value-type="date" office:date-value="2008-06-24T12:33:20.720001">
            <text:p>06/24/08 12:33 PM</text:p>
          </table:table-cell>
          <table:table-cell table:formula="oooc:=[.B119]-[.A119]" office:value-type="time" office:time-value="PT00H35M55.160001S">
            <text:p>35:55.16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/>
          <table:table-cell table:formula="oooc:=IF([.A119]&gt;[.$B$1]-[.$F$11] AND([.A119]&lt;[.$B$1]-[.$F$10]);[.C1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4T11:48:46.68">
            <text:p>06/24/08 11:48 AM</text:p>
          </table:table-cell>
          <table:table-cell office:value-type="date" office:date-value="2008-06-24T11:57:01.7">
            <text:p>06/24/08 11:57 AM</text:p>
          </table:table-cell>
          <table:table-cell table:formula="oooc:=[.B120]-[.A120]" office:value-type="time" office:time-value="PT00H08M15.02S">
            <text:p>08:15.02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office:value-type="string">
            <text:p>blogs I know</text:p>
          </table:table-cell>
          <table:table-cell table:formula="oooc:=IF([.A120]&gt;[.$B$1]-[.$F$11] AND([.A120]&lt;[.$B$1]-[.$F$10]);[.C1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14:32:34.24">
            <text:p>06/22/08 02:32 PM</text:p>
          </table:table-cell>
          <table:table-cell office:value-type="date" office:date-value="2008-06-24T11:47:59.08">
            <text:p>06/24/08 11:47 AM</text:p>
          </table:table-cell>
          <table:table-cell table:formula="oooc:=[.B121]-[.A121]" office:value-type="time" office:time-value="PT45H15M24.84S">
            <text:p>45:15:24.84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poison penis</text:p>
          </table:table-cell>
          <table:table-cell table:formula="oooc:=IF([.A121]&gt;[.$B$1]-[.$F$11] AND([.A121]&lt;[.$B$1]-[.$F$10]);[.C1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14:32:26.55">
            <text:p>06/22/08 02:32 PM</text:p>
          </table:table-cell>
          <table:table-cell office:value-type="date" office:date-value="2008-06-22T14:32:30.9">
            <text:p>06/22/08 02:32 PM</text:p>
          </table:table-cell>
          <table:table-cell table:formula="oooc:=[.B122]-[.A122]" office:value-type="time" office:time-value="PT00H00M04.35S">
            <text:p>00:04.35</text:p>
          </table:table-cell>
          <table:table-cell table:style-name="Default" table:number-columns-repeated="3"/>
          <table:table-cell table:formula="oooc:=IF([.A122]&gt;[.$B$1]-[.$F$11] AND([.A122]&lt;[.$B$1]-[.$F$10]);[.C1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13:00:20">
            <text:p>06/22/08 01:00 PM</text:p>
          </table:table-cell>
          <table:table-cell office:value-type="date" office:date-value="2008-06-22T14:32:23.21">
            <text:p>06/22/08 02:32 PM</text:p>
          </table:table-cell>
          <table:table-cell table:formula="oooc:=[.B123]-[.A123]" office:value-type="time" office:time-value="PT01H32M03.21S">
            <text:p>01:32:03.2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23]&gt;[.$B$1]-[.$F$11] AND([.A123]&lt;[.$B$1]-[.$F$10]);[.C1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11:31:20">
            <text:p>06/22/08 11:31 AM</text:p>
          </table:table-cell>
          <table:table-cell office:value-type="date" office:date-value="2008-06-22T13:00:20">
            <text:p>06/22/08 01:00 PM</text:p>
          </table:table-cell>
          <table:table-cell table:formula="oooc:=[.B124]-[.A124]" office:value-type="time" office:time-value="PT01H29M00S">
            <text:p>01:29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124]&gt;[.$B$1]-[.$F$11] AND([.A124]&lt;[.$B$1]-[.$F$10]);[.C1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10:00:38.999999">
            <text:p>06/22/08 10:00 AM</text:p>
          </table:table-cell>
          <table:table-cell office:value-type="date" office:date-value="2008-06-22T11:31:20">
            <text:p>06/22/08 11:31 AM</text:p>
          </table:table-cell>
          <table:table-cell table:formula="oooc:=[.B125]-[.A125]" office:value-type="time" office:time-value="PT01H30M41S">
            <text:p>01:30:41 AM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/>
          <table:table-cell table:formula="oooc:=IF([.A125]&gt;[.$B$1]-[.$F$11] AND([.A125]&lt;[.$B$1]-[.$F$10]);[.C1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09:02:36.85">
            <text:p>06/22/08 09:02 AM</text:p>
          </table:table-cell>
          <table:table-cell office:value-type="date" office:date-value="2008-06-22T10:00:38.999999">
            <text:p>06/22/08 10:00 AM</text:p>
          </table:table-cell>
          <table:table-cell table:formula="oooc:=[.B126]-[.A126]" office:value-type="time" office:time-value="PT00H58M02.149999S">
            <text:p>58:02.1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26]&gt;[.$B$1]-[.$F$11] AND([.A126]&lt;[.$B$1]-[.$F$10]);[.C1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07:42:47.87">
            <text:p>06/22/08 07:42 AM</text:p>
          </table:table-cell>
          <table:table-cell office:value-type="date" office:date-value="2008-06-22T09:02:17.78">
            <text:p>06/22/08 09:02 AM</text:p>
          </table:table-cell>
          <table:table-cell table:formula="oooc:=[.B127]-[.A127]" office:value-type="time" office:time-value="PT01H19M29.91S">
            <text:p>01:19:29.91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/>
          <table:table-cell table:formula="oooc:=IF([.A127]&gt;[.$B$1]-[.$F$11] AND([.A127]&lt;[.$B$1]-[.$F$10]);[.C1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07:11:59">
            <text:p>06/22/08 07:11 AM</text:p>
          </table:table-cell>
          <table:table-cell office:value-type="date" office:date-value="2008-06-22T07:42:43.62">
            <text:p>06/22/08 07:42 AM</text:p>
          </table:table-cell>
          <table:table-cell table:formula="oooc:=[.B128]-[.A128]" office:value-type="time" office:time-value="PT00H30M44.62S">
            <text:p>30:44.62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28]&gt;[.$B$1]-[.$F$11] AND([.A128]&lt;[.$B$1]-[.$F$10]);[.C1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2T06:41:51">
            <text:p>06/22/08 06:41 AM</text:p>
          </table:table-cell>
          <table:table-cell office:value-type="date" office:date-value="2008-06-22T07:11:59">
            <text:p>06/22/08 07:11 AM</text:p>
          </table:table-cell>
          <table:table-cell table:formula="oooc:=[.B129]-[.A129]" office:value-type="time" office:time-value="PT00H30M08S">
            <text:p>12:30:08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129]&gt;[.$B$1]-[.$F$11] AND([.A129]&lt;[.$B$1]-[.$F$10]);[.C1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22:47:14.999999">
            <text:p>06/21/08 10:47 PM</text:p>
          </table:table-cell>
          <table:table-cell office:value-type="date" office:date-value="2008-06-22T06:41:51">
            <text:p>06/22/08 06:41 AM</text:p>
          </table:table-cell>
          <table:table-cell table:formula="oooc:=[.B130]-[.A130]" office:value-type="time" office:time-value="PT07H54M36S">
            <text:p>07:54:36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130]&gt;[.$B$1]-[.$F$11] AND([.A130]&lt;[.$B$1]-[.$F$10]);[.C1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19:47:15.379996">
            <text:p>06/21/08 07:47 PM</text:p>
          </table:table-cell>
          <table:table-cell office:value-type="date" office:date-value="2008-06-21T22:47:14.999999">
            <text:p>06/21/08 10:47 PM</text:p>
          </table:table-cell>
          <table:table-cell table:formula="oooc:=[.B131]-[.A131]" office:value-type="time" office:time-value="PT02H59M59.620003S">
            <text:p>02:59:59.62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31]&gt;[.$B$1]-[.$F$11] AND([.A131]&lt;[.$B$1]-[.$F$10]);[.C1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17:27:18.17">
            <text:p>06/21/08 05:27 PM</text:p>
          </table:table-cell>
          <table:table-cell office:value-type="date" office:date-value="2008-06-21T19:47:15.379996">
            <text:p>06/21/08 07:47 PM</text:p>
          </table:table-cell>
          <table:table-cell table:formula="oooc:=[.B132]-[.A132]" office:value-type="time" office:time-value="PT02H19M57.209995S">
            <text:p>02:19:57.21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/documentation</text:p>
          </table:table-cell>
          <table:table-cell table:formula="oooc:=IF([.A132]&gt;[.$B$1]-[.$F$11] AND([.A132]&lt;[.$B$1]-[.$F$10]);[.C1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15:40:47.25">
            <text:p>06/21/08 03:40 PM</text:p>
          </table:table-cell>
          <table:table-cell office:value-type="date" office:date-value="2008-06-21T17:27:13.45">
            <text:p>06/21/08 05:27 PM</text:p>
          </table:table-cell>
          <table:table-cell table:formula="oooc:=[.B133]-[.A133]" office:value-type="time" office:time-value="PT01H46M26.2S">
            <text:p>01:46:26.20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/>
          <table:table-cell table:formula="oooc:=IF([.A133]&gt;[.$B$1]-[.$F$11] AND([.A133]&lt;[.$B$1]-[.$F$10]);[.C1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15:20:23.51">
            <text:p>06/21/08 03:20 PM</text:p>
          </table:table-cell>
          <table:table-cell office:value-type="date" office:date-value="2008-06-21T15:40:13.81">
            <text:p>06/21/08 03:40 PM</text:p>
          </table:table-cell>
          <table:table-cell table:formula="oooc:=[.B134]-[.A134]" office:value-type="time" office:time-value="PT00H19M50.3S">
            <text:p>19:50.30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34]&gt;[.$B$1]-[.$F$11] AND([.A134]&lt;[.$B$1]-[.$F$10]);[.C1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14:40:47.340037">
            <text:p>06/21/08 02:40 PM</text:p>
          </table:table-cell>
          <table:table-cell office:value-type="date" office:date-value="2008-06-21T15:20:23.51">
            <text:p>06/21/08 03:20 PM</text:p>
          </table:table-cell>
          <table:table-cell table:formula="oooc:=[.B135]-[.A135]" office:value-type="time" office:time-value="PT00H39M36.169963S">
            <text:p>39:36.17</text:p>
          </table:table-cell>
          <table:table-cell office:value-type="string">
            <text:p>Work</text:p>
          </table:table-cell>
          <table:table-cell table:style-name="ce3" office:value-type="string">
            <text:p>CBT</text:p>
          </table:table-cell>
          <table:table-cell/>
          <table:table-cell table:formula="oooc:=IF([.A135]&gt;[.$B$1]-[.$F$11] AND([.A135]&lt;[.$B$1]-[.$F$10]);[.C1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14:00:20">
            <text:p>06/21/08 02:00 PM</text:p>
          </table:table-cell>
          <table:table-cell office:value-type="date" office:date-value="2008-06-21T14:40:43.08">
            <text:p>06/21/08 02:40 PM</text:p>
          </table:table-cell>
          <table:table-cell table:formula="oooc:=[.B136]-[.A136]" office:value-type="time" office:time-value="PT00H40M23.08S">
            <text:p>40:23.08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136]&gt;[.$B$1]-[.$F$11] AND([.A136]&lt;[.$B$1]-[.$F$10]);[.C1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13:45:19.85">
            <text:p>06/21/08 01:45 PM</text:p>
          </table:table-cell>
          <table:table-cell office:value-type="date" office:date-value="2008-06-21T14:00:20">
            <text:p>06/21/08 02:00 PM</text:p>
          </table:table-cell>
          <table:table-cell table:formula="oooc:=[.B137]-[.A137]" office:value-type="time" office:time-value="PT00H15M00.150001S">
            <text:p>15:00.1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37]&gt;[.$B$1]-[.$F$11] AND([.A137]&lt;[.$B$1]-[.$F$10]);[.C1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09:38:01.99">
            <text:p>06/21/08 09:38 AM</text:p>
          </table:table-cell>
          <table:table-cell office:value-type="date" office:date-value="2008-06-21T13:45:19.85">
            <text:p>06/21/08 01:45 PM</text:p>
          </table:table-cell>
          <table:table-cell table:formula="oooc:=[.B138]-[.A138]" office:value-type="time" office:time-value="PT04H07M17.86S">
            <text:p>04:07:17.86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/>
          <table:table-cell table:formula="oooc:=IF([.A138]&gt;[.$B$1]-[.$F$11] AND([.A138]&lt;[.$B$1]-[.$F$10]);[.C1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09:06:53.329999">
            <text:p>06/21/08 09:06 AM</text:p>
          </table:table-cell>
          <table:table-cell office:value-type="date" office:date-value="2008-06-21T09:37:58.979996">
            <text:p>06/21/08 09:37 AM</text:p>
          </table:table-cell>
          <table:table-cell table:formula="oooc:=[.B139]-[.A139]" office:value-type="time" office:time-value="PT00H31M05.649997S">
            <text:p>31:05.65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Google desktop api</text:p>
          </table:table-cell>
          <table:table-cell table:formula="oooc:=IF([.A139]&gt;[.$B$1]-[.$F$11] AND([.A139]&lt;[.$B$1]-[.$F$10]);[.C1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08:15:15">
            <text:p>06/21/08 08:15 AM</text:p>
          </table:table-cell>
          <table:table-cell office:value-type="date" office:date-value="2008-06-21T09:06:47.9">
            <text:p>06/21/08 09:06 AM</text:p>
          </table:table-cell>
          <table:table-cell table:formula="oooc:=[.B140]-[.A140]" office:value-type="time" office:time-value="PT00H51M32.900001S">
            <text:p>51:32.90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boyz roadtrip</text:p>
          </table:table-cell>
          <table:table-cell table:formula="oooc:=IF([.A140]&gt;[.$B$1]-[.$F$11] AND([.A140]&lt;[.$B$1]-[.$F$10]);[.C1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06:04:15">
            <text:p>06/21/08 06:04 AM</text:p>
          </table:table-cell>
          <table:table-cell office:value-type="date" office:date-value="2008-06-21T08:15:15">
            <text:p>06/21/08 08:15 AM</text:p>
          </table:table-cell>
          <table:table-cell table:formula="oooc:=[.B141]-[.A141]" office:value-type="time" office:time-value="PT02H11M00S">
            <text:p>02:11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41]&gt;[.$B$1]-[.$F$11] AND([.A141]&lt;[.$B$1]-[.$F$10]);[.C1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1T05:44:15">
            <text:p>06/21/08 05:44 AM</text:p>
          </table:table-cell>
          <table:table-cell office:value-type="date" office:date-value="2008-06-21T06:04:15">
            <text:p>06/21/08 06:04 AM</text:p>
          </table:table-cell>
          <table:table-cell table:formula="oooc:=[.B142]-[.A142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142]&gt;[.$B$1]-[.$F$11] AND([.A142]&lt;[.$B$1]-[.$F$10]);[.C1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23:39:34">
            <text:p>06/20/08 11:39 PM</text:p>
          </table:table-cell>
          <table:table-cell office:value-type="date" office:date-value="2008-06-21T05:44:15">
            <text:p>06/21/08 05:44 AM</text:p>
          </table:table-cell>
          <table:table-cell table:formula="oooc:=[.B143]-[.A143]" office:value-type="time" office:time-value="PT06H04M41S">
            <text:p>06:04:41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143]&gt;[.$B$1]-[.$F$11] AND([.A143]&lt;[.$B$1]-[.$F$10]);[.C1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22:29:33.89">
            <text:p>06/20/08 10:29 PM</text:p>
          </table:table-cell>
          <table:table-cell office:value-type="date" office:date-value="2008-06-20T23:39:34">
            <text:p>06/20/08 11:39 PM</text:p>
          </table:table-cell>
          <table:table-cell table:formula="oooc:=[.B144]-[.A144]" office:value-type="time" office:time-value="PT01H10M00.11S">
            <text:p>01:10:00.1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44]&gt;[.$B$1]-[.$F$11] AND([.A144]&lt;[.$B$1]-[.$F$10]);[.C1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22:22:47.36">
            <text:p>06/20/08 10:22 PM</text:p>
          </table:table-cell>
          <table:table-cell office:value-type="date" office:date-value="2008-06-20T22:29:33.89">
            <text:p>06/20/08 10:29 PM</text:p>
          </table:table-cell>
          <table:table-cell table:formula="oooc:=[.B145]-[.A145]" office:value-type="time" office:time-value="PT00H06M46.53S">
            <text:p>06:46.53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/>
          <table:table-cell table:formula="oooc:=IF([.A145]&gt;[.$B$1]-[.$F$11] AND([.A145]&lt;[.$B$1]-[.$F$10]);[.C1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21:50:10">
            <text:p>06/20/08 09:50 PM</text:p>
          </table:table-cell>
          <table:table-cell office:value-type="date" office:date-value="2008-06-20T22:22:47.36">
            <text:p>06/20/08 10:22 PM</text:p>
          </table:table-cell>
          <table:table-cell table:formula="oooc:=[.B146]-[.A146]" office:value-type="time" office:time-value="PT00H32M37.36S">
            <text:p>32:37.36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office:value-type="string">
            <text:p>summarize schniederman</text:p>
          </table:table-cell>
          <table:table-cell table:formula="oooc:=IF([.A146]&gt;[.$B$1]-[.$F$11] AND([.A146]&lt;[.$B$1]-[.$F$10]);[.C1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21:32:59.77">
            <text:p>06/20/08 09:33 PM</text:p>
          </table:table-cell>
          <table:table-cell office:value-type="date" office:date-value="2008-06-20T21:50:10">
            <text:p>06/20/08 09:50 PM</text:p>
          </table:table-cell>
          <table:table-cell table:formula="oooc:=[.B147]-[.A147]" office:value-type="time" office:time-value="PT00H17M10.23S">
            <text:p>17:10.23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roder</text:p>
          </table:table-cell>
          <table:table-cell table:formula="oooc:=IF([.A147]&gt;[.$B$1]-[.$F$11] AND([.A147]&lt;[.$B$1]-[.$F$10]);[.C1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20:22:58">
            <text:p>06/20/08 08:22 PM</text:p>
          </table:table-cell>
          <table:table-cell office:value-type="date" office:date-value="2008-06-20T21:32:55.160001">
            <text:p>06/20/08 09:32 PM</text:p>
          </table:table-cell>
          <table:table-cell table:formula="oooc:=[.B148]-[.A148]" office:value-type="time" office:time-value="PT01H09M57.160001S">
            <text:p>01:09:57.16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roder</text:p>
          </table:table-cell>
          <table:table-cell table:formula="oooc:=IF([.A148]&gt;[.$B$1]-[.$F$11] AND([.A148]&lt;[.$B$1]-[.$F$10]);[.C1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17:22:57.83">
            <text:p>06/20/08 05:22 PM</text:p>
          </table:table-cell>
          <table:table-cell office:value-type="date" office:date-value="2008-06-20T20:22:58">
            <text:p>06/20/08 08:22 PM</text:p>
          </table:table-cell>
          <table:table-cell table:formula="oooc:=[.B149]-[.A149]" office:value-type="time" office:time-value="PT03H00M00.169999S">
            <text:p>03:00:00.17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49]&gt;[.$B$1]-[.$F$11] AND([.A149]&lt;[.$B$1]-[.$F$10]);[.C1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15:27:43.2">
            <text:p>06/20/08 03:27 PM</text:p>
          </table:table-cell>
          <table:table-cell office:value-type="date" office:date-value="2008-06-20T17:22:39.3">
            <text:p>06/20/08 05:22 PM</text:p>
          </table:table-cell>
          <table:table-cell table:formula="oooc:=[.B150]-[.A150]" office:value-type="time" office:time-value="PT01H54M56.1S">
            <text:p>01:54:56.10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 tutorial</text:p>
          </table:table-cell>
          <table:table-cell table:formula="oooc:=IF([.A150]&gt;[.$B$1]-[.$F$11] AND([.A150]&lt;[.$B$1]-[.$F$10]);[.C1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14:26:59.85">
            <text:p>06/20/08 02:27 PM</text:p>
          </table:table-cell>
          <table:table-cell office:value-type="date" office:date-value="2008-06-20T15:27:21.07">
            <text:p>06/20/08 03:27 PM</text:p>
          </table:table-cell>
          <table:table-cell table:formula="oooc:=[.B151]-[.A151]" office:value-type="time" office:time-value="PT01H00M21.22S">
            <text:p>01:00:21.22</text:p>
          </table:table-cell>
          <table:table-cell office:value-type="string">
            <text:p>Story</text:p>
          </table:table-cell>
          <table:table-cell table:style-name="ce3" office:value-type="string">
            <text:p>Testimonial</text:p>
          </table:table-cell>
          <table:table-cell/>
          <table:table-cell table:formula="oooc:=IF([.A151]&gt;[.$B$1]-[.$F$11] AND([.A151]&lt;[.$B$1]-[.$F$10]);[.C1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13:58:26.34">
            <text:p>06/20/08 01:58 PM</text:p>
          </table:table-cell>
          <table:table-cell office:value-type="date" office:date-value="2008-06-20T14:26:37.34">
            <text:p>06/20/08 02:26 PM</text:p>
          </table:table-cell>
          <table:table-cell table:formula="oooc:=[.B152]-[.A152]" office:value-type="time" office:time-value="PT00H28M11S">
            <text:p>12:28:11 AM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office:value-type="string">
            <text:p>the future Connan</text:p>
          </table:table-cell>
          <table:table-cell table:formula="oooc:=IF([.A152]&gt;[.$B$1]-[.$F$11] AND([.A152]&lt;[.$B$1]-[.$F$10]);[.C1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10:42:18.749999">
            <text:p>06/20/08 10:42 AM</text:p>
          </table:table-cell>
          <table:table-cell office:value-type="date" office:date-value="2008-06-20T13:57:19.83">
            <text:p>06/20/08 01:57 PM</text:p>
          </table:table-cell>
          <table:table-cell table:formula="oooc:=[.B153]-[.A153]" office:value-type="time" office:time-value="PT03H15M01.080001S">
            <text:p>03:15:01.08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/documentation</text:p>
          </table:table-cell>
          <table:table-cell table:formula="oooc:=IF([.A153]&gt;[.$B$1]-[.$F$11] AND([.A153]&lt;[.$B$1]-[.$F$10]);[.C1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10:06:41">
            <text:p>06/20/08 10:06 AM</text:p>
          </table:table-cell>
          <table:table-cell office:value-type="date" office:date-value="2008-06-20T10:42:15.09">
            <text:p>06/20/08 10:42 AM</text:p>
          </table:table-cell>
          <table:table-cell table:formula="oooc:=[.B154]-[.A154]" office:value-type="time" office:time-value="PT00H35M34.09S">
            <text:p>35:34.09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/>
          <table:table-cell table:formula="oooc:=IF([.A154]&gt;[.$B$1]-[.$F$11] AND([.A154]&lt;[.$B$1]-[.$F$10]);[.C1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09:36:41">
            <text:p>06/20/08 09:36 AM</text:p>
          </table:table-cell>
          <table:table-cell office:value-type="date" office:date-value="2008-06-20T10:06:41">
            <text:p>06/20/08 10:06 AM</text:p>
          </table:table-cell>
          <table:table-cell table:formula="oooc:=[.B155]-[.A155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55]&gt;[.$B$1]-[.$F$11] AND([.A155]&lt;[.$B$1]-[.$F$10]);[.C1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08:06:41">
            <text:p>06/20/08 08:06 AM</text:p>
          </table:table-cell>
          <table:table-cell office:value-type="date" office:date-value="2008-06-20T09:36:41">
            <text:p>06/20/08 09:36 AM</text:p>
          </table:table-cell>
          <table:table-cell table:formula="oooc:=[.B156]-[.A156]" office:value-type="time" office:time-value="PT01H30M00S">
            <text:p>01:3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/>
          <table:table-cell table:formula="oooc:=IF([.A156]&gt;[.$B$1]-[.$F$11] AND([.A156]&lt;[.$B$1]-[.$F$10]);[.C1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20T00:46:41">
            <text:p>06/20/08 12:46 AM</text:p>
          </table:table-cell>
          <table:table-cell office:value-type="date" office:date-value="2008-06-20T08:06:41">
            <text:p>06/20/08 08:06 AM</text:p>
          </table:table-cell>
          <table:table-cell table:formula="oooc:=[.B157]-[.A157]" office:value-type="time" office:time-value="PT07H20M00S">
            <text:p>07:2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157]&gt;[.$B$1]-[.$F$11] AND([.A157]&lt;[.$B$1]-[.$F$10]);[.C1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22:46:41">
            <text:p>06/19/08 10:46 PM</text:p>
          </table:table-cell>
          <table:table-cell office:value-type="date" office:date-value="2008-06-20T00:46:41">
            <text:p>06/20/08 12:46 AM</text:p>
          </table:table-cell>
          <table:table-cell table:formula="oooc:=[.B158]-[.A158]" office:value-type="time" office:time-value="PT02H00M00S">
            <text:p>02:0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met ryan</text:p>
          </table:table-cell>
          <table:table-cell table:formula="oooc:=IF([.A158]&gt;[.$B$1]-[.$F$11] AND([.A158]&lt;[.$B$1]-[.$F$10]);[.C1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6:46:41">
            <text:p>06/19/08 04:46 PM</text:p>
          </table:table-cell>
          <table:table-cell office:value-type="date" office:date-value="2008-06-19T22:46:41">
            <text:p>06/19/08 10:46 PM</text:p>
          </table:table-cell>
          <table:table-cell table:formula="oooc:=[.B159]-[.A159]" office:value-type="time" office:time-value="PT06H00M00S">
            <text:p>06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59]&gt;[.$B$1]-[.$F$11] AND([.A159]&lt;[.$B$1]-[.$F$10]);[.C1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5:46:41.130001">
            <text:p>06/19/08 03:46 PM</text:p>
          </table:table-cell>
          <table:table-cell office:value-type="date" office:date-value="2008-06-19T16:46:41">
            <text:p>06/19/08 04:46 PM</text:p>
          </table:table-cell>
          <table:table-cell table:formula="oooc:=[.B160]-[.A160]" office:value-type="time" office:time-value="PT00H59M59.869999S">
            <text:p>59:59.87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/>
          <table:table-cell table:formula="oooc:=IF([.A160]&gt;[.$B$1]-[.$F$11] AND([.A160]&lt;[.$B$1]-[.$F$10]);[.C1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4:39:38.28">
            <text:p>06/19/08 02:39 PM</text:p>
          </table:table-cell>
          <table:table-cell office:value-type="date" office:date-value="2008-06-19T15:46:41.130001">
            <text:p>06/19/08 03:46 PM</text:p>
          </table:table-cell>
          <table:table-cell table:formula="oooc:=[.B161]-[.A161]" office:value-type="time" office:time-value="PT01H07M02.850001S">
            <text:p>01:07:02.85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/documentation</text:p>
          </table:table-cell>
          <table:table-cell table:formula="oooc:=IF([.A161]&gt;[.$B$1]-[.$F$11] AND([.A161]&lt;[.$B$1]-[.$F$10]);[.C1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3:30:58">
            <text:p>06/19/08 01:30 PM</text:p>
          </table:table-cell>
          <table:table-cell office:value-type="date" office:date-value="2008-06-19T14:39:34.49">
            <text:p>06/19/08 02:39 PM</text:p>
          </table:table-cell>
          <table:table-cell table:formula="oooc:=[.B162]-[.A162]" office:value-type="time" office:time-value="PT01H08M36.49S">
            <text:p>01:08:36.49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Dave, Chris</text:p>
          </table:table-cell>
          <table:table-cell table:formula="oooc:=IF([.A162]&gt;[.$B$1]-[.$F$11] AND([.A162]&lt;[.$B$1]-[.$F$10]);[.C1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2:00:58.049999">
            <text:p>06/19/08 12:00 PM</text:p>
          </table:table-cell>
          <table:table-cell office:value-type="date" office:date-value="2008-06-19T13:30:58">
            <text:p>06/19/08 01:30 PM</text:p>
          </table:table-cell>
          <table:table-cell table:formula="oooc:=[.B163]-[.A163]" office:value-type="time" office:time-value="PT01H29M59.950001S">
            <text:p>01:29:59.95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office:value-type="string">
            <text:p>hnRNP for T.</text:p>
          </table:table-cell>
          <table:table-cell table:formula="oooc:=IF([.A163]&gt;[.$B$1]-[.$F$11] AND([.A163]&lt;[.$B$1]-[.$F$10]);[.C1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1:19:39.91">
            <text:p>06/19/08 11:19 AM</text:p>
          </table:table-cell>
          <table:table-cell office:value-type="date" office:date-value="2008-06-19T12:00:40.19">
            <text:p>06/19/08 12:00 PM</text:p>
          </table:table-cell>
          <table:table-cell table:formula="oooc:=[.B164]-[.A164]" office:value-type="time" office:time-value="PT00H41M00.28S">
            <text:p>41:00.28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office:value-type="string">
            <text:p>homelessness</text:p>
          </table:table-cell>
          <table:table-cell table:formula="oooc:=IF([.A164]&gt;[.$B$1]-[.$F$11] AND([.A164]&lt;[.$B$1]-[.$F$10]);[.C1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0:58:42.58">
            <text:p>06/19/08 10:58 AM</text:p>
          </table:table-cell>
          <table:table-cell office:value-type="date" office:date-value="2008-06-19T11:19:21.82">
            <text:p>06/19/08 11:19 AM</text:p>
          </table:table-cell>
          <table:table-cell table:formula="oooc:=[.B165]-[.A165]" office:value-type="time" office:time-value="PT00H20M39.24S">
            <text:p>20:39.24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165]&gt;[.$B$1]-[.$F$11] AND([.A165]&lt;[.$B$1]-[.$F$10]);[.C1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0:28:28.999999">
            <text:p>06/19/08 10:28 AM</text:p>
          </table:table-cell>
          <table:table-cell office:value-type="date" office:date-value="2008-06-19T10:58:38.94">
            <text:p>06/19/08 10:58 AM</text:p>
          </table:table-cell>
          <table:table-cell table:formula="oooc:=[.B166]-[.A166]" office:value-type="time" office:time-value="PT00H30M09.940001S">
            <text:p>30:09.9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office:value-type="string">
            <text:p>bike fix</text:p>
          </table:table-cell>
          <table:table-cell table:formula="oooc:=IF([.A166]&gt;[.$B$1]-[.$F$11] AND([.A166]&lt;[.$B$1]-[.$F$10]);[.C1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10:07:09.74">
            <text:p>06/19/08 10:07 AM</text:p>
          </table:table-cell>
          <table:table-cell office:value-type="date" office:date-value="2008-06-19T10:28:28.999999">
            <text:p>06/19/08 10:28 AM</text:p>
          </table:table-cell>
          <table:table-cell table:formula="oooc:=[.B167]-[.A167]" office:value-type="time" office:time-value="PT00H21M19.259999S">
            <text:p>21:19.26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67]&gt;[.$B$1]-[.$F$11] AND([.A167]&lt;[.$B$1]-[.$F$10]);[.C1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07:25:51.58">
            <text:p>06/19/08 07:25 AM</text:p>
          </table:table-cell>
          <table:table-cell office:value-type="date" office:date-value="2008-06-19T10:06:45.539999">
            <text:p>06/19/08 10:06 AM</text:p>
          </table:table-cell>
          <table:table-cell table:formula="oooc:=[.B168]-[.A168]" office:value-type="time" office:time-value="PT02H40M53.959999S">
            <text:p>02:40:53.9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/>
          <table:table-cell table:formula="oooc:=IF([.A168]&gt;[.$B$1]-[.$F$11] AND([.A168]&lt;[.$B$1]-[.$F$10]);[.C1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06:17:32">
            <text:p>06/19/08 06:17 AM</text:p>
          </table:table-cell>
          <table:table-cell office:value-type="date" office:date-value="2008-06-19T07:25:47.95">
            <text:p>06/19/08 07:25 AM</text:p>
          </table:table-cell>
          <table:table-cell table:formula="oooc:=[.B169]-[.A169]" office:value-type="time" office:time-value="PT01H08M15.95S">
            <text:p>01:08:15.95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/>
          <table:table-cell table:formula="oooc:=IF([.A169]&gt;[.$B$1]-[.$F$11] AND([.A169]&lt;[.$B$1]-[.$F$10]);[.C1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05:57:32">
            <text:p>06/19/08 05:57 AM</text:p>
          </table:table-cell>
          <table:table-cell office:value-type="date" office:date-value="2008-06-19T06:17:32">
            <text:p>06/19/08 06:17 AM</text:p>
          </table:table-cell>
          <table:table-cell table:formula="oooc:=[.B170]-[.A170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70]&gt;[.$B$1]-[.$F$11] AND([.A170]&lt;[.$B$1]-[.$F$10]);[.C1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9T05:37:32">
            <text:p>06/19/08 05:37 AM</text:p>
          </table:table-cell>
          <table:table-cell office:value-type="date" office:date-value="2008-06-19T05:57:32">
            <text:p>06/19/08 05:57 AM</text:p>
          </table:table-cell>
          <table:table-cell table:formula="oooc:=[.B171]-[.A171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171]&gt;[.$B$1]-[.$F$11] AND([.A171]&lt;[.$B$1]-[.$F$10]);[.C1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21:59:45">
            <text:p>06/18/08 09:59 PM</text:p>
          </table:table-cell>
          <table:table-cell office:value-type="date" office:date-value="2008-06-19T05:37:32">
            <text:p>06/19/08 05:37 AM</text:p>
          </table:table-cell>
          <table:table-cell table:formula="oooc:=[.B172]-[.A172]" office:value-type="time" office:time-value="PT07H37M47S">
            <text:p>07:37:47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172]&gt;[.$B$1]-[.$F$11] AND([.A172]&lt;[.$B$1]-[.$F$10]);[.C1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21:39:45">
            <text:p>06/18/08 09:39 PM</text:p>
          </table:table-cell>
          <table:table-cell office:value-type="date" office:date-value="2008-06-18T21:59:45">
            <text:p>06/18/08 09:59 PM</text:p>
          </table:table-cell>
          <table:table-cell table:formula="oooc:=[.B173]-[.A173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173]&gt;[.$B$1]-[.$F$11] AND([.A173]&lt;[.$B$1]-[.$F$10]);[.C1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20:49:45">
            <text:p>06/18/08 08:49 PM</text:p>
          </table:table-cell>
          <table:table-cell office:value-type="date" office:date-value="2008-06-18T21:39:45">
            <text:p>06/18/08 09:39 PM</text:p>
          </table:table-cell>
          <table:table-cell table:formula="oooc:=[.B174]-[.A174]" office:value-type="time" office:time-value="PT00H50M00S">
            <text:p>12:5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74]&gt;[.$B$1]-[.$F$11] AND([.A174]&lt;[.$B$1]-[.$F$10]);[.C1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6:29:45">
            <text:p>06/18/08 04:29 PM</text:p>
          </table:table-cell>
          <table:table-cell office:value-type="date" office:date-value="2008-06-18T20:49:45">
            <text:p>06/18/08 08:49 PM</text:p>
          </table:table-cell>
          <table:table-cell table:formula="oooc:=[.B175]-[.A175]" office:value-type="time" office:time-value="PT04H20M00S">
            <text:p>04:20:00 AM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 office:value-type="string">
            <text:p>simple version</text:p>
          </table:table-cell>
          <table:table-cell table:formula="oooc:=IF([.A175]&gt;[.$B$1]-[.$F$11] AND([.A175]&lt;[.$B$1]-[.$F$10]);[.C1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5:49:45">
            <text:p>06/18/08 03:49 PM</text:p>
          </table:table-cell>
          <table:table-cell office:value-type="date" office:date-value="2008-06-18T16:29:45">
            <text:p>06/18/08 04:29 PM</text:p>
          </table:table-cell>
          <table:table-cell table:formula="oooc:=[.B176]-[.A176]" office:value-type="time" office:time-value="PT00H40M00S">
            <text:p>12:4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</text:p>
          </table:table-cell>
          <table:table-cell table:formula="oooc:=IF([.A176]&gt;[.$B$1]-[.$F$11] AND([.A176]&lt;[.$B$1]-[.$F$10]);[.C1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5:09:45">
            <text:p>06/18/08 03:09 PM</text:p>
          </table:table-cell>
          <table:table-cell office:value-type="date" office:date-value="2008-06-18T15:49:45">
            <text:p>06/18/08 03:49 PM</text:p>
          </table:table-cell>
          <table:table-cell table:formula="oooc:=[.B177]-[.A177]" office:value-type="time" office:time-value="PT00H40M00S">
            <text:p>12:4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Tanja</text:p>
          </table:table-cell>
          <table:table-cell table:formula="oooc:=IF([.A177]&gt;[.$B$1]-[.$F$11] AND([.A177]&lt;[.$B$1]-[.$F$10]);[.C1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4:09:45">
            <text:p>06/18/08 02:09 PM</text:p>
          </table:table-cell>
          <table:table-cell office:value-type="date" office:date-value="2008-06-18T15:09:45">
            <text:p>06/18/08 03:09 PM</text:p>
          </table:table-cell>
          <table:table-cell table:formula="oooc:=[.B178]-[.A178]" office:value-type="time" office:time-value="PT01H00M00S">
            <text:p>01:00:00 AM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 classes tutorial</text:p>
          </table:table-cell>
          <table:table-cell table:formula="oooc:=IF([.A178]&gt;[.$B$1]-[.$F$11] AND([.A178]&lt;[.$B$1]-[.$F$10]);[.C1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3:49:45">
            <text:p>06/18/08 01:49 PM</text:p>
          </table:table-cell>
          <table:table-cell office:value-type="date" office:date-value="2008-06-18T14:09:45">
            <text:p>06/18/08 02:09 PM</text:p>
          </table:table-cell>
          <table:table-cell table:formula="oooc:=[.B179]-[.A179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79]&gt;[.$B$1]-[.$F$11] AND([.A179]&lt;[.$B$1]-[.$F$10]);[.C1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3:19:45.2">
            <text:p>06/18/08 01:19 PM</text:p>
          </table:table-cell>
          <table:table-cell office:value-type="date" office:date-value="2008-06-18T13:49:45">
            <text:p>06/18/08 01:49 PM</text:p>
          </table:table-cell>
          <table:table-cell table:formula="oooc:=[.B180]-[.A180]" office:value-type="time" office:time-value="PT00H29M59.8S">
            <text:p>29:59.80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lynsee</text:p>
          </table:table-cell>
          <table:table-cell table:formula="oooc:=IF([.A180]&gt;[.$B$1]-[.$F$11] AND([.A180]&lt;[.$B$1]-[.$F$10]);[.C1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2:40:04.000002">
            <text:p>06/18/08 12:40 PM</text:p>
          </table:table-cell>
          <table:table-cell office:value-type="date" office:date-value="2008-06-18T13:19:41.5">
            <text:p>06/18/08 01:19 PM</text:p>
          </table:table-cell>
          <table:table-cell table:formula="oooc:=[.B181]-[.A181]" office:value-type="time" office:time-value="PT00H39M37.499997S">
            <text:p>39:37.50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181]&gt;[.$B$1]-[.$F$11] AND([.A181]&lt;[.$B$1]-[.$F$10]);[.C1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1:59:04.000011">
            <text:p>06/18/08 11:59 AM</text:p>
          </table:table-cell>
          <table:table-cell office:value-type="date" office:date-value="2008-06-18T12:40:04.000002">
            <text:p>06/18/08 12:40 PM</text:p>
          </table:table-cell>
          <table:table-cell table:formula="oooc:=[.B182]-[.A182]" office:value-type="time" office:time-value="PT00H40M59.999991S">
            <text:p>12:41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mike</text:p>
          </table:table-cell>
          <table:table-cell table:formula="oooc:=IF([.A182]&gt;[.$B$1]-[.$F$11] AND([.A182]&lt;[.$B$1]-[.$F$10]);[.C1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1:28:04">
            <text:p>06/18/08 11:28 AM</text:p>
          </table:table-cell>
          <table:table-cell office:value-type="date" office:date-value="2008-06-18T11:59:04.000011">
            <text:p>06/18/08 11:59 AM</text:p>
          </table:table-cell>
          <table:table-cell table:formula="oooc:=[.B183]-[.A183]" office:value-type="time" office:time-value="PT00H31M00.000011S">
            <text:p>12:31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83]&gt;[.$B$1]-[.$F$11] AND([.A183]&lt;[.$B$1]-[.$F$10]);[.C1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10:07:08">
            <text:p>06/18/08 10:07 AM</text:p>
          </table:table-cell>
          <table:table-cell office:value-type="date" office:date-value="2008-06-18T11:28:04">
            <text:p>06/18/08 11:28 AM</text:p>
          </table:table-cell>
          <table:table-cell table:formula="oooc:=[.B184]-[.A184]" office:value-type="time" office:time-value="PT01H20M56S">
            <text:p>01:20:56 AM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 classes tutorial</text:p>
          </table:table-cell>
          <table:table-cell table:formula="oooc:=IF([.A184]&gt;[.$B$1]-[.$F$11] AND([.A184]&lt;[.$B$1]-[.$F$10]);[.C1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9:27:08.1">
            <text:p>06/18/08 09:27 AM</text:p>
          </table:table-cell>
          <table:table-cell office:value-type="date" office:date-value="2008-06-18T10:07:08">
            <text:p>06/18/08 10:07 AM</text:p>
          </table:table-cell>
          <table:table-cell table:formula="oooc:=[.B185]-[.A185]" office:value-type="time" office:time-value="PT00H39M59.9S">
            <text:p>39:59.90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185]&gt;[.$B$1]-[.$F$11] AND([.A185]&lt;[.$B$1]-[.$F$10]);[.C1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9:16:39">
            <text:p>06/18/08 09:16 AM</text:p>
          </table:table-cell>
          <table:table-cell office:value-type="date" office:date-value="2008-06-18T09:26:47.200001">
            <text:p>06/18/08 09:26 AM</text:p>
          </table:table-cell>
          <table:table-cell table:formula="oooc:=[.B186]-[.A186]" office:value-type="time" office:time-value="PT00H10M08.200001S">
            <text:p>10:08.20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86]&gt;[.$B$1]-[.$F$11] AND([.A186]&lt;[.$B$1]-[.$F$10]);[.C1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8:55:10.14">
            <text:p>06/18/08 08:55 AM</text:p>
          </table:table-cell>
          <table:table-cell office:value-type="date" office:date-value="2008-06-18T09:16:39">
            <text:p>06/18/08 09:16 AM</text:p>
          </table:table-cell>
          <table:table-cell table:formula="oooc:=[.B187]-[.A187]" office:value-type="time" office:time-value="PT00H21M28.86S">
            <text:p>21:28.86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office:value-type="string">
            <text:p>michele obama/offshor ban lift</text:p>
          </table:table-cell>
          <table:table-cell table:formula="oooc:=IF([.A187]&gt;[.$B$1]-[.$F$11] AND([.A187]&lt;[.$B$1]-[.$F$10]);[.C1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8:35:01">
            <text:p>06/18/08 08:35 AM</text:p>
          </table:table-cell>
          <table:table-cell office:value-type="date" office:date-value="2008-06-18T08:55:10.14">
            <text:p>06/18/08 08:55 AM</text:p>
          </table:table-cell>
          <table:table-cell table:formula="oooc:=[.B188]-[.A188]" office:value-type="time" office:time-value="PT00H20M09.14S">
            <text:p>20:09.14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188]&gt;[.$B$1]-[.$F$11] AND([.A188]&lt;[.$B$1]-[.$F$10]);[.C1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7:17:30.79">
            <text:p>06/18/08 07:17 AM</text:p>
          </table:table-cell>
          <table:table-cell office:value-type="date" office:date-value="2008-06-18T08:35:01">
            <text:p>06/18/08 08:35 AM</text:p>
          </table:table-cell>
          <table:table-cell table:formula="oooc:=[.B189]-[.A189]" office:value-type="time" office:time-value="PT01H17M30.21S">
            <text:p>01:17:30.21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/>
          <table:table-cell table:formula="oooc:=IF([.A189]&gt;[.$B$1]-[.$F$11] AND([.A189]&lt;[.$B$1]-[.$F$10]);[.C1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7:05:20.999999">
            <text:p>06/18/08 07:05 AM</text:p>
          </table:table-cell>
          <table:table-cell office:value-type="date" office:date-value="2008-06-18T07:17:26.28">
            <text:p>06/18/08 07:17 AM</text:p>
          </table:table-cell>
          <table:table-cell table:formula="oooc:=[.B190]-[.A190]" office:value-type="time" office:time-value="PT00H12M05.280001S">
            <text:p>12:05.2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90]&gt;[.$B$1]-[.$F$11] AND([.A190]&lt;[.$B$1]-[.$F$10]);[.C1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6:45:21">
            <text:p>06/18/08 06:45 AM</text:p>
          </table:table-cell>
          <table:table-cell office:value-type="date" office:date-value="2008-06-18T07:05:20.999999">
            <text:p>06/18/08 07:05 AM</text:p>
          </table:table-cell>
          <table:table-cell table:formula="oooc:=[.B191]-[.A191]" office:value-type="time" office:time-value="PT00H19M59.999999S">
            <text:p>12:20:00 AM</text:p>
          </table:table-cell>
          <table:table-cell office:value-type="string">
            <text:p>Fun</text:p>
          </table:table-cell>
          <table:table-cell table:style-name="ce3" office:value-type="string">
            <text:p>toodling online</text:p>
          </table:table-cell>
          <table:table-cell office:value-type="string">
            <text:p>porn</text:p>
          </table:table-cell>
          <table:table-cell table:formula="oooc:=IF([.A191]&gt;[.$B$1]-[.$F$11] AND([.A191]&lt;[.$B$1]-[.$F$10]);[.C1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6:13:21">
            <text:p>06/18/08 06:13 AM</text:p>
          </table:table-cell>
          <table:table-cell office:value-type="date" office:date-value="2008-06-18T06:45:21">
            <text:p>06/18/08 06:45 AM</text:p>
          </table:table-cell>
          <table:table-cell table:formula="oooc:=[.B192]-[.A192]" office:value-type="time" office:time-value="PT00H32M00S">
            <text:p>12:32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rick/dave</text:p>
          </table:table-cell>
          <table:table-cell table:formula="oooc:=IF([.A192]&gt;[.$B$1]-[.$F$11] AND([.A192]&lt;[.$B$1]-[.$F$10]);[.C1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6:07:13">
            <text:p>06/18/08 06:07 AM</text:p>
          </table:table-cell>
          <table:table-cell table:style-name="ce6" office:value-type="date" office:date-value="2008-06-18T06:13:21">
            <text:p>06/18/08 06:13 AM</text:p>
          </table:table-cell>
          <table:table-cell table:formula="oooc:=[.B193]-[.A193]" office:value-type="time" office:time-value="PT00H06M08S">
            <text:p>12:06:08 AM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193]&gt;[.$B$1]-[.$F$11] AND([.A193]&lt;[.$B$1]-[.$F$10]);[.C1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8T05:48:52">
            <text:p>06/18/08 05:48 AM</text:p>
          </table:table-cell>
          <table:table-cell office:value-type="date" office:date-value="2008-06-18T06:07:13">
            <text:p>06/18/08 06:07 AM</text:p>
          </table:table-cell>
          <table:table-cell table:formula="oooc:=[.B194]-[.A194]" office:value-type="time" office:time-value="PT00H18M21S">
            <text:p>12:18:21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94]&gt;[.$B$1]-[.$F$11] AND([.A194]&lt;[.$B$1]-[.$F$10]);[.C1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23:15:13">
            <text:p>06/17/08 11:15 PM</text:p>
          </table:table-cell>
          <table:table-cell office:value-type="date" office:date-value="2008-06-18T05:48:52">
            <text:p>06/18/08 05:48 AM</text:p>
          </table:table-cell>
          <table:table-cell table:formula="oooc:=[.B195]-[.A195]" office:value-type="time" office:time-value="PT06H33M39S">
            <text:p>06:33:39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195]&gt;[.$B$1]-[.$F$11] AND([.A195]&lt;[.$B$1]-[.$F$10]);[.C1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22:45:13">
            <text:p>06/17/08 10:45 PM</text:p>
          </table:table-cell>
          <table:table-cell office:value-type="date" office:date-value="2008-06-17T23:15:13">
            <text:p>06/17/08 11:15 PM</text:p>
          </table:table-cell>
          <table:table-cell table:formula="oooc:=[.B196]-[.A196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96]&gt;[.$B$1]-[.$F$11] AND([.A196]&lt;[.$B$1]-[.$F$10]);[.C1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21:58:13">
            <text:p>06/17/08 09:58 PM</text:p>
          </table:table-cell>
          <table:table-cell office:value-type="date" office:date-value="2008-06-17T22:45:13">
            <text:p>06/17/08 10:45 PM</text:p>
          </table:table-cell>
          <table:table-cell table:formula="oooc:=[.B197]-[.A197]" office:value-type="time" office:time-value="PT00H47M00S">
            <text:p>12:47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elise mania</text:p>
          </table:table-cell>
          <table:table-cell table:formula="oooc:=IF([.A197]&gt;[.$B$1]-[.$F$11] AND([.A197]&lt;[.$B$1]-[.$F$10]);[.C1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21:28:01">
            <text:p>06/17/08 09:28 PM</text:p>
          </table:table-cell>
          <table:table-cell office:value-type="date" office:date-value="2008-06-17T21:58:08.74">
            <text:p>06/17/08 09:58 PM</text:p>
          </table:table-cell>
          <table:table-cell table:formula="oooc:=[.B198]-[.A198]" office:value-type="time" office:time-value="PT00H30M07.74S">
            <text:p>30:07.7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198]&gt;[.$B$1]-[.$F$11] AND([.A198]&lt;[.$B$1]-[.$F$10]);[.C1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21:18:01">
            <text:p>06/17/08 09:18 PM</text:p>
          </table:table-cell>
          <table:table-cell office:value-type="date" office:date-value="2008-06-17T21:28:01">
            <text:p>06/17/08 09:28 PM</text:p>
          </table:table-cell>
          <table:table-cell table:formula="oooc:=[.B199]-[.A199]" office:value-type="time" office:time-value="PT00H10M00S">
            <text:p>12:1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199]&gt;[.$B$1]-[.$F$11] AND([.A199]&lt;[.$B$1]-[.$F$10]);[.C1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21:08:01.000002">
            <text:p>06/17/08 09:08 PM</text:p>
          </table:table-cell>
          <table:table-cell office:value-type="date" office:date-value="2008-06-17T21:18:01">
            <text:p>06/17/08 09:18 PM</text:p>
          </table:table-cell>
          <table:table-cell table:formula="oooc:=[.B200]-[.A200]" office:value-type="time" office:time-value="PT00H09M59.999998S">
            <text:p>12:1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</text:p>
          </table:table-cell>
          <table:table-cell table:formula="oooc:=IF([.A200]&gt;[.$B$1]-[.$F$11] AND([.A200]&lt;[.$B$1]-[.$F$10]);[.C2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20:46:00.59">
            <text:p>06/17/08 08:46 PM</text:p>
          </table:table-cell>
          <table:table-cell office:value-type="date" office:date-value="2008-06-17T21:08:01.000002">
            <text:p>06/17/08 09:08 PM</text:p>
          </table:table-cell>
          <table:table-cell table:formula="oooc:=[.B201]-[.A201]" office:value-type="time" office:time-value="PT00H22M00.410002S">
            <text:p>22:00.41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Jeff</text:p>
          </table:table-cell>
          <table:table-cell table:formula="oooc:=IF([.A201]&gt;[.$B$1]-[.$F$11] AND([.A201]&lt;[.$B$1]-[.$F$10]);[.C2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20:00:20">
            <text:p>06/17/08 08:00 PM</text:p>
          </table:table-cell>
          <table:table-cell office:value-type="date" office:date-value="2008-06-17T20:45:56.53">
            <text:p>06/17/08 08:45 PM</text:p>
          </table:table-cell>
          <table:table-cell table:formula="oooc:=[.B202]-[.A202]" office:value-type="time" office:time-value="PT00H45M36.53S">
            <text:p>45:36.53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 classes tutorial</text:p>
          </table:table-cell>
          <table:table-cell table:formula="oooc:=IF([.A202]&gt;[.$B$1]-[.$F$11] AND([.A202]&lt;[.$B$1]-[.$F$10]);[.C2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18:30:45">
            <text:p>06/17/08 06:30 PM</text:p>
          </table:table-cell>
          <table:table-cell office:value-type="date" office:date-value="2008-06-17T20:00:20">
            <text:p>06/17/08 08:00 PM</text:p>
          </table:table-cell>
          <table:table-cell table:formula="oooc:=[.B203]-[.A203]" office:value-type="time" office:time-value="PT01H29M35S">
            <text:p>01:29:35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elise mania</text:p>
          </table:table-cell>
          <table:table-cell table:formula="oooc:=IF([.A203]&gt;[.$B$1]-[.$F$11] AND([.A203]&lt;[.$B$1]-[.$F$10]);[.C20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16:39:44.27">
            <text:p>06/17/08 04:39 PM</text:p>
          </table:table-cell>
          <table:table-cell office:value-type="date" office:date-value="2008-06-17T18:30:45">
            <text:p>06/17/08 06:30 PM</text:p>
          </table:table-cell>
          <table:table-cell table:formula="oooc:=[.B204]-[.A204]" office:value-type="time" office:time-value="PT01H51M00.73S">
            <text:p>01:51:00.73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 classes tutorial</text:p>
          </table:table-cell>
          <table:table-cell table:formula="oooc:=IF([.A204]&gt;[.$B$1]-[.$F$11] AND([.A204]&lt;[.$B$1]-[.$F$10]);[.C2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15:26:24">
            <text:p>06/17/08 03:26 PM</text:p>
          </table:table-cell>
          <table:table-cell office:value-type="date" office:date-value="2008-06-17T16:39:40.74">
            <text:p>06/17/08 04:39 PM</text:p>
          </table:table-cell>
          <table:table-cell table:formula="oooc:=[.B205]-[.A205]" office:value-type="time" office:time-value="PT01H13M16.74S">
            <text:p>01:13:16.7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05]&gt;[.$B$1]-[.$F$11] AND([.A205]&lt;[.$B$1]-[.$F$10]);[.C20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14:41:24">
            <text:p>06/17/08 02:41 PM</text:p>
          </table:table-cell>
          <table:table-cell office:value-type="date" office:date-value="2008-06-17T15:26:24">
            <text:p>06/17/08 03:26 PM</text:p>
          </table:table-cell>
          <table:table-cell table:formula="oooc:=[.B206]-[.A206]" office:value-type="time" office:time-value="PT00H45M00S">
            <text:p>12:45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Rosalie</text:p>
          </table:table-cell>
          <table:table-cell table:formula="oooc:=IF([.A206]&gt;[.$B$1]-[.$F$11] AND([.A206]&lt;[.$B$1]-[.$F$10]);[.C2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13:56:24.27">
            <text:p>06/17/08 01:56 PM</text:p>
          </table:table-cell>
          <table:table-cell office:value-type="date" office:date-value="2008-06-17T14:41:24">
            <text:p>06/17/08 02:41 PM</text:p>
          </table:table-cell>
          <table:table-cell table:formula="oooc:=[.B207]-[.A207]" office:value-type="time" office:time-value="PT00H44M59.73S">
            <text:p>44:59.73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grandmother</text:p>
          </table:table-cell>
          <table:table-cell table:formula="oooc:=IF([.A207]&gt;[.$B$1]-[.$F$11] AND([.A207]&lt;[.$B$1]-[.$F$10]);[.C2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13:12:22.609999">
            <text:p>06/17/08 01:12 PM</text:p>
          </table:table-cell>
          <table:table-cell office:value-type="date" office:date-value="2008-06-17T13:56:24.27">
            <text:p>06/17/08 01:56 PM</text:p>
          </table:table-cell>
          <table:table-cell table:formula="oooc:=[.B208]-[.A208]" office:value-type="time" office:time-value="PT00H44M01.660001S">
            <text:p>44:01.66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 classes tutorial</text:p>
          </table:table-cell>
          <table:table-cell table:formula="oooc:=IF([.A208]&gt;[.$B$1]-[.$F$11] AND([.A208]&lt;[.$B$1]-[.$F$10]);[.C2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11:46:57.88">
            <text:p>06/17/08 11:46 AM</text:p>
          </table:table-cell>
          <table:table-cell office:value-type="date" office:date-value="2008-06-17T13:12:17.53">
            <text:p>06/17/08 01:12 PM</text:p>
          </table:table-cell>
          <table:table-cell table:formula="oooc:=[.B209]-[.A209]" office:value-type="time" office:time-value="PT01H25M19.649999S">
            <text:p>01:25:19.65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ython classes tutorial</text:p>
          </table:table-cell>
          <table:table-cell table:formula="oooc:=IF([.A209]&gt;[.$B$1]-[.$F$11] AND([.A209]&lt;[.$B$1]-[.$F$10]);[.C2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9:23:22.26">
            <text:p>06/17/08 09:23 AM</text:p>
          </table:table-cell>
          <table:table-cell office:value-type="date" office:date-value="2008-06-17T11:46:50.18">
            <text:p>06/17/08 11:46 AM</text:p>
          </table:table-cell>
          <table:table-cell table:formula="oooc:=[.B210]-[.A210]" office:value-type="time" office:time-value="PT02H23M27.92S">
            <text:p>02:23:27.92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210]&gt;[.$B$1]-[.$F$11] AND([.A210]&lt;[.$B$1]-[.$F$10]);[.C2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9:03:06.39">
            <text:p>06/17/08 09:03 AM</text:p>
          </table:table-cell>
          <table:table-cell office:value-type="date" office:date-value="2008-06-17T09:23:04.31">
            <text:p>06/17/08 09:23 AM</text:p>
          </table:table-cell>
          <table:table-cell table:formula="oooc:=[.B211]-[.A211]" office:value-type="time" office:time-value="PT00H19M57.92S">
            <text:p>19:57.92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Notes from diving into python</text:p>
          </table:table-cell>
          <table:table-cell table:formula="oooc:=IF([.A211]&gt;[.$B$1]-[.$F$11] AND([.A211]&lt;[.$B$1]-[.$F$10]);[.C2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8:33:57.25">
            <text:p>06/17/08 08:33 AM</text:p>
          </table:table-cell>
          <table:table-cell office:value-type="date" office:date-value="2008-06-17T09:02:46.92">
            <text:p>06/17/08 09:02 AM</text:p>
          </table:table-cell>
          <table:table-cell table:formula="oooc:=[.B212]-[.A212]" office:value-type="time" office:time-value="PT00H28M49.669999S">
            <text:p>28:49.67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212]&gt;[.$B$1]-[.$F$11] AND([.A212]&lt;[.$B$1]-[.$F$10]);[.C2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8:22:09.020001">
            <text:p>06/17/08 08:22 AM</text:p>
          </table:table-cell>
          <table:table-cell office:value-type="date" office:date-value="2008-06-17T08:33:43.56">
            <text:p>06/17/08 08:33 AM</text:p>
          </table:table-cell>
          <table:table-cell table:formula="oooc:=[.B213]-[.A213]" office:value-type="time" office:time-value="PT00H11M34.539999S">
            <text:p>11:34.5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13]&gt;[.$B$1]-[.$F$11] AND([.A213]&lt;[.$B$1]-[.$F$10]);[.C2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7:51:15.45">
            <text:p>06/17/08 07:51 AM</text:p>
          </table:table-cell>
          <table:table-cell office:value-type="date" office:date-value="2008-06-17T08:22:05.36">
            <text:p>06/17/08 08:22 AM</text:p>
          </table:table-cell>
          <table:table-cell table:formula="oooc:=[.B214]-[.A214]" office:value-type="time" office:time-value="PT00H30M49.91S">
            <text:p>30:49.91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office:value-type="string">
            <text:p>igoogle</text:p>
          </table:table-cell>
          <table:table-cell table:formula="oooc:=IF([.A214]&gt;[.$B$1]-[.$F$11] AND([.A214]&lt;[.$B$1]-[.$F$10]);[.C2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7:31:03.72">
            <text:p>06/17/08 07:31 AM</text:p>
          </table:table-cell>
          <table:table-cell office:value-type="date" office:date-value="2008-06-17T07:51:15.45">
            <text:p>06/17/08 07:51 AM</text:p>
          </table:table-cell>
          <table:table-cell table:formula="oooc:=[.B215]-[.A215]" office:value-type="time" office:time-value="PT00H20M11.73S">
            <text:p>20:11.73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15]&gt;[.$B$1]-[.$F$11] AND([.A215]&lt;[.$B$1]-[.$F$10]);[.C2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5:59:44.590001">
            <text:p>06/17/08 05:59 AM</text:p>
          </table:table-cell>
          <table:table-cell office:value-type="date" office:date-value="2008-06-17T07:31:03.72">
            <text:p>06/17/08 07:31 AM</text:p>
          </table:table-cell>
          <table:table-cell table:formula="oooc:=[.B216]-[.A216]" office:value-type="time" office:time-value="PT01H31M19.129999S">
            <text:p>01:31:19.13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Notes from diving into python</text:p>
          </table:table-cell>
          <table:table-cell table:formula="oooc:=IF([.A216]&gt;[.$B$1]-[.$F$11] AND([.A216]&lt;[.$B$1]-[.$F$10]);[.C2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5:25:44">
            <text:p>06/17/08 05:25 AM</text:p>
          </table:table-cell>
          <table:table-cell office:value-type="date" office:date-value="2008-06-17T05:59:39.58">
            <text:p>06/17/08 05:59 AM</text:p>
          </table:table-cell>
          <table:table-cell table:formula="oooc:=[.B217]-[.A217]" office:value-type="time" office:time-value="PT00H33M55.58S">
            <text:p>33:55.58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217]&gt;[.$B$1]-[.$F$11] AND([.A217]&lt;[.$B$1]-[.$F$10]);[.C2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4:25:32">
            <text:p>06/17/08 04:25 AM</text:p>
          </table:table-cell>
          <table:table-cell office:value-type="date" office:date-value="2008-06-17T05:25:44">
            <text:p>06/17/08 05:25 AM</text:p>
          </table:table-cell>
          <table:table-cell table:formula="oooc:=[.B218]-[.A218]" office:value-type="time" office:time-value="PT01H00M12S">
            <text:p>01:00:12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18]&gt;[.$B$1]-[.$F$11] AND([.A218]&lt;[.$B$1]-[.$F$10]);[.C2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0:25:32">
            <text:p>06/17/08 12:25 AM</text:p>
          </table:table-cell>
          <table:table-cell office:value-type="date" office:date-value="2008-06-17T04:25:32">
            <text:p>06/17/08 04:25 AM</text:p>
          </table:table-cell>
          <table:table-cell table:formula="oooc:=[.B219]-[.A219]" office:value-type="time" office:time-value="PT04H00M00S">
            <text:p>04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219]&gt;[.$B$1]-[.$F$11] AND([.A219]&lt;[.$B$1]-[.$F$10]);[.C2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7T00:00:32">
            <text:p>06/17/08 12:00 AM</text:p>
          </table:table-cell>
          <table:table-cell office:value-type="date" office:date-value="2008-06-17T00:25:32">
            <text:p>06/17/08 12:25 AM</text:p>
          </table:table-cell>
          <table:table-cell table:formula="oooc:=[.B220]-[.A220]" office:value-type="time" office:time-value="PT00H25M00S">
            <text:p>12:25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220]&gt;[.$B$1]-[.$F$11] AND([.A220]&lt;[.$B$1]-[.$F$10]);[.C2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21:25:32">
            <text:p>06/16/08 09:25 PM</text:p>
          </table:table-cell>
          <table:table-cell office:value-type="date" office:date-value="2008-06-17T00:00:32">
            <text:p>06/17/08 12:00 AM</text:p>
          </table:table-cell>
          <table:table-cell table:formula="oooc:=[.B221]-[.A221]" office:value-type="time" office:time-value="PT02H35M00S">
            <text:p>02:35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21]&gt;[.$B$1]-[.$F$11] AND([.A221]&lt;[.$B$1]-[.$F$10]);[.C2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20:45:32">
            <text:p>06/16/08 08:45 PM</text:p>
          </table:table-cell>
          <table:table-cell office:value-type="date" office:date-value="2008-06-16T21:25:32">
            <text:p>06/16/08 09:25 PM</text:p>
          </table:table-cell>
          <table:table-cell table:formula="oooc:=[.B222]-[.A222]" office:value-type="time" office:time-value="PT00H40M00S">
            <text:p>12:4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222]&gt;[.$B$1]-[.$F$11] AND([.A222]&lt;[.$B$1]-[.$F$10]);[.C2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9:00:32.469999">
            <text:p>06/16/08 07:00 PM</text:p>
          </table:table-cell>
          <table:table-cell office:value-type="date" office:date-value="2008-06-16T20:45:32">
            <text:p>06/16/08 08:45 PM</text:p>
          </table:table-cell>
          <table:table-cell table:formula="oooc:=[.B223]-[.A223]" office:value-type="time" office:time-value="PT01H44M59.530001S">
            <text:p>01:44:59.53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oorly – diving into python</text:p>
          </table:table-cell>
          <table:table-cell table:formula="oooc:=IF([.A223]&gt;[.$B$1]-[.$F$11] AND([.A223]&lt;[.$B$1]-[.$F$10]);[.C2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7:27:24">
            <text:p>06/16/08 05:27 PM</text:p>
          </table:table-cell>
          <table:table-cell office:value-type="date" office:date-value="2008-06-16T19:00:32.469999">
            <text:p>06/16/08 07:00 PM</text:p>
          </table:table-cell>
          <table:table-cell table:formula="oooc:=[.B224]-[.A224]" office:value-type="time" office:time-value="PT01H33M08.469998S">
            <text:p>01:33:08.47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</text:p>
          </table:table-cell>
          <table:table-cell table:formula="oooc:=IF([.A224]&gt;[.$B$1]-[.$F$11] AND([.A224]&lt;[.$B$1]-[.$F$10]);[.C2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6:57:24">
            <text:p>06/16/08 04:57 PM</text:p>
          </table:table-cell>
          <table:table-cell office:value-type="date" office:date-value="2008-06-16T17:27:24">
            <text:p>06/16/08 05:27 PM</text:p>
          </table:table-cell>
          <table:table-cell table:formula="oooc:=[.B225]-[.A225]" office:value-type="time" office:time-value="PT00H30M00S">
            <text:p>12:30:00 AM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225]&gt;[.$B$1]-[.$F$11] AND([.A225]&lt;[.$B$1]-[.$F$10]);[.C2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5:57:24">
            <text:p>06/16/08 03:57 PM</text:p>
          </table:table-cell>
          <table:table-cell office:value-type="date" office:date-value="2008-06-16T16:57:24">
            <text:p>06/16/08 04:57 PM</text:p>
          </table:table-cell>
          <table:table-cell table:formula="oooc:=[.B226]-[.A226]" office:value-type="time" office:time-value="PT01H00M00S">
            <text:p>01:00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fight with elise</text:p>
          </table:table-cell>
          <table:table-cell table:formula="oooc:=IF([.A226]&gt;[.$B$1]-[.$F$11] AND([.A226]&lt;[.$B$1]-[.$F$10]);[.C2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3:57:24.1">
            <text:p>06/16/08 01:57 PM</text:p>
          </table:table-cell>
          <table:table-cell office:value-type="date" office:date-value="2008-06-16T15:57:24">
            <text:p>06/16/08 03:57 PM</text:p>
          </table:table-cell>
          <table:table-cell table:formula="oooc:=[.B227]-[.A227]" office:value-type="time" office:time-value="PT01H59M59.9S">
            <text:p>01:59:59.90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oorly – diving into python</text:p>
          </table:table-cell>
          <table:table-cell table:formula="oooc:=IF([.A227]&gt;[.$B$1]-[.$F$11] AND([.A227]&lt;[.$B$1]-[.$F$10]);[.C2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3:41:42.009999">
            <text:p>06/16/08 01:41 PM</text:p>
          </table:table-cell>
          <table:table-cell office:value-type="date" office:date-value="2008-06-16T13:57:09.07">
            <text:p>06/16/08 01:57 PM</text:p>
          </table:table-cell>
          <table:table-cell table:formula="oooc:=[.B228]-[.A228]" office:value-type="time" office:time-value="PT00H15M27.060001S">
            <text:p>15:27.06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228]&gt;[.$B$1]-[.$F$11] AND([.A228]&lt;[.$B$1]-[.$F$10]);[.C2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3:38:30.999999">
            <text:p>06/16/08 01:38 PM</text:p>
          </table:table-cell>
          <table:table-cell office:value-type="date" office:date-value="2008-06-16T13:41:42.009999">
            <text:p>06/16/08 01:41 PM</text:p>
          </table:table-cell>
          <table:table-cell table:formula="oooc:=[.B229]-[.A229]" office:value-type="time" office:time-value="PT00H03M11.01S">
            <text:p>03:11.01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229]&gt;[.$B$1]-[.$F$11] AND([.A229]&lt;[.$B$1]-[.$F$10]);[.C2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3:29:09">
            <text:p>06/16/08 01:29 PM</text:p>
          </table:table-cell>
          <table:table-cell office:value-type="date" office:date-value="2008-06-16T13:38:30.999999">
            <text:p>06/16/08 01:38 PM</text:p>
          </table:table-cell>
          <table:table-cell table:formula="oooc:=[.B230]-[.A230]" office:value-type="time" office:time-value="PT00H09M21.999999S">
            <text:p>12:09:22 AM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230]&gt;[.$B$1]-[.$F$11] AND([.A230]&lt;[.$B$1]-[.$F$10]);[.C2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2:59:01">
            <text:p>06/16/08 12:59 PM</text:p>
          </table:table-cell>
          <table:table-cell office:value-type="date" office:date-value="2008-06-16T13:29:09">
            <text:p>06/16/08 01:29 PM</text:p>
          </table:table-cell>
          <table:table-cell table:formula="oooc:=[.B231]-[.A231]" office:value-type="time" office:time-value="PT00H30M08S">
            <text:p>12:30:08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31]&gt;[.$B$1]-[.$F$11] AND([.A231]&lt;[.$B$1]-[.$F$10]);[.C2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2:38:53">
            <text:p>06/16/08 12:38 PM</text:p>
          </table:table-cell>
          <table:table-cell office:value-type="date" office:date-value="2008-06-16T12:59:01">
            <text:p>06/16/08 12:59 PM</text:p>
          </table:table-cell>
          <table:table-cell table:formula="oooc:=[.B232]-[.A232]" office:value-type="time" office:time-value="PT00H20M08S">
            <text:p>12:20:08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232]&gt;[.$B$1]-[.$F$11] AND([.A232]&lt;[.$B$1]-[.$F$10]);[.C2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2:14:26.82">
            <text:p>06/16/08 12:14 PM</text:p>
          </table:table-cell>
          <table:table-cell office:value-type="date" office:date-value="2008-06-16T12:38:53">
            <text:p>06/16/08 12:38 PM</text:p>
          </table:table-cell>
          <table:table-cell table:formula="oooc:=[.B233]-[.A233]" office:value-type="time" office:time-value="PT00H24M26.18S">
            <text:p>24:26.18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</text:p>
          </table:table-cell>
          <table:table-cell table:formula="oooc:=IF([.A233]&gt;[.$B$1]-[.$F$11] AND([.A233]&lt;[.$B$1]-[.$F$10]);[.C2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1:30:35.91">
            <text:p>06/16/08 11:30 AM</text:p>
          </table:table-cell>
          <table:table-cell office:value-type="date" office:date-value="2008-06-16T12:14:02.54">
            <text:p>06/16/08 12:14 PM</text:p>
          </table:table-cell>
          <table:table-cell table:formula="oooc:=[.B234]-[.A234]" office:value-type="time" office:time-value="PT00H43M26.629999S">
            <text:p>43:26.63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Poorly – diving into python</text:p>
          </table:table-cell>
          <table:table-cell table:formula="oooc:=IF([.A234]&gt;[.$B$1]-[.$F$11] AND([.A234]&lt;[.$B$1]-[.$F$10]);[.C2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1:08:51">
            <text:p>06/16/08 11:08 AM</text:p>
          </table:table-cell>
          <table:table-cell office:value-type="date" office:date-value="2008-06-16T11:30:04.770004">
            <text:p>06/16/08 11:30 AM</text:p>
          </table:table-cell>
          <table:table-cell table:formula="oooc:=[.B235]-[.A235]" office:value-type="time" office:time-value="PT00H21M13.770004S">
            <text:p>21:13.77</text:p>
          </table:table-cell>
          <table:table-cell office:value-type="string">
            <text:p>Fun</text:p>
          </table:table-cell>
          <table:table-cell table:style-name="ce3" office:value-type="string">
            <text:p>toodling online</text:p>
          </table:table-cell>
          <table:table-cell/>
          <table:table-cell table:formula="oooc:=IF([.A235]&gt;[.$B$1]-[.$F$11] AND([.A235]&lt;[.$B$1]-[.$F$10]);[.C2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10:38:53.599999">
            <text:p>06/16/08 10:38 AM</text:p>
          </table:table-cell>
          <table:table-cell office:value-type="date" office:date-value="2008-06-16T11:08:51">
            <text:p>06/16/08 11:08 AM</text:p>
          </table:table-cell>
          <table:table-cell table:formula="oooc:=[.B236]-[.A236]" office:value-type="time" office:time-value="PT00H29M57.400002S">
            <text:p>29:57.40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236]&gt;[.$B$1]-[.$F$11] AND([.A236]&lt;[.$B$1]-[.$F$10]);[.C2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09:42:18.87">
            <text:p>06/16/08 09:42 AM</text:p>
          </table:table-cell>
          <table:table-cell office:value-type="date" office:date-value="2008-06-16T10:38:53.599999">
            <text:p>06/16/08 10:38 AM</text:p>
          </table:table-cell>
          <table:table-cell table:formula="oooc:=[.B237]-[.A237]" office:value-type="time" office:time-value="PT00H56M34.729999S">
            <text:p>56:34.73</text:p>
          </table:table-cell>
          <table:table-cell office:value-type="string">
            <text:p>Work</text:p>
          </table:table-cell>
          <table:table-cell office:value-type="string">
            <text:p>Tickler</text:p>
          </table:table-cell>
          <table:table-cell office:value-type="string">
            <text:p>simple version</text:p>
          </table:table-cell>
          <table:table-cell table:formula="oooc:=IF([.A237]&gt;[.$B$1]-[.$F$11] AND([.A237]&lt;[.$B$1]-[.$F$10]);[.C2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09:33:06">
            <text:p>06/16/08 09:33 AM</text:p>
          </table:table-cell>
          <table:table-cell office:value-type="date" office:date-value="2008-06-16T09:42:15.17">
            <text:p>06/16/08 09:42 AM</text:p>
          </table:table-cell>
          <table:table-cell table:formula="oooc:=[.B238]-[.A238]" office:value-type="time" office:time-value="PT00H09M09.17S">
            <text:p>09:09.1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explaining all quiet on the elise front</text:p>
          </table:table-cell>
          <table:table-cell table:formula="oooc:=IF([.A238]&gt;[.$B$1]-[.$F$11] AND([.A238]&lt;[.$B$1]-[.$F$10]);[.C2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09:03:06">
            <text:p>06/16/08 09:03 AM</text:p>
          </table:table-cell>
          <table:table-cell office:value-type="date" office:date-value="2008-06-16T09:33:06">
            <text:p>06/16/08 09:33 AM</text:p>
          </table:table-cell>
          <table:table-cell table:formula="oooc:=[.B239]-[.A239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39]&gt;[.$B$1]-[.$F$11] AND([.A239]&lt;[.$B$1]-[.$F$10]);[.C2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08:53:06.5">
            <text:p>06/16/08 08:53 AM</text:p>
          </table:table-cell>
          <table:table-cell office:value-type="date" office:date-value="2008-06-16T09:03:06">
            <text:p>06/16/08 09:03 AM</text:p>
          </table:table-cell>
          <table:table-cell table:formula="oooc:=[.B240]-[.A240]" office:value-type="time" office:time-value="PT00H09M59.5S">
            <text:p>09:59.50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/>
          <table:table-cell table:formula="oooc:=IF([.A240]&gt;[.$B$1]-[.$F$11] AND([.A240]&lt;[.$B$1]-[.$F$10]);[.C2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07:35:29.889999">
            <text:p>06/16/08 07:35 AM</text:p>
          </table:table-cell>
          <table:table-cell office:value-type="date" office:date-value="2008-06-16T08:50:58.48">
            <text:p>06/16/08 08:50 AM</text:p>
          </table:table-cell>
          <table:table-cell table:formula="oooc:=[.B241]-[.A241]" office:value-type="time" office:time-value="PT01H15M28.590001S">
            <text:p>01:15:28.59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diving into python</text:p>
          </table:table-cell>
          <table:table-cell table:formula="oooc:=IF([.A241]&gt;[.$B$1]-[.$F$11] AND([.A241]&lt;[.$B$1]-[.$F$10]);[.C2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07:22:43">
            <text:p>06/16/08 07:22 AM</text:p>
          </table:table-cell>
          <table:table-cell office:value-type="date" office:date-value="2008-06-16T07:35:25.83">
            <text:p>06/16/08 07:35 AM</text:p>
          </table:table-cell>
          <table:table-cell table:formula="oooc:=[.B242]-[.A242]" office:value-type="time" office:time-value="PT00H12M42.83S">
            <text:p>12:42.83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242]&gt;[.$B$1]-[.$F$11] AND([.A242]&lt;[.$B$1]-[.$F$10]);[.C2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6T06:44:34">
            <text:p>06/16/08 06:44 AM</text:p>
          </table:table-cell>
          <table:table-cell office:value-type="date" office:date-value="2008-06-16T07:22:43">
            <text:p>06/16/08 07:22 AM</text:p>
          </table:table-cell>
          <table:table-cell table:formula="oooc:=[.B243]-[.A243]" office:value-type="time" office:time-value="PT00H38M09S">
            <text:p>12:38:09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43]&gt;[.$B$1]-[.$F$11] AND([.A243]&lt;[.$B$1]-[.$F$10]);[.C2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23:50:15">
            <text:p>06/15/08 11:50 PM</text:p>
          </table:table-cell>
          <table:table-cell office:value-type="date" office:date-value="2008-06-16T06:44:34">
            <text:p>06/16/08 06:44 AM</text:p>
          </table:table-cell>
          <table:table-cell table:formula="oooc:=[.B244]-[.A244]" office:value-type="time" office:time-value="PT06H54M19S">
            <text:p>06:54:19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244]&gt;[.$B$1]-[.$F$11] AND([.A244]&lt;[.$B$1]-[.$F$10]);[.C2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23:10:15">
            <text:p>06/15/08 11:10 PM</text:p>
          </table:table-cell>
          <table:table-cell office:value-type="date" office:date-value="2008-06-15T23:50:15">
            <text:p>06/15/08 11:50 PM</text:p>
          </table:table-cell>
          <table:table-cell table:formula="oooc:=[.B245]-[.A245]" office:value-type="time" office:time-value="PT00H40M00S">
            <text:p>12:4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45]&gt;[.$B$1]-[.$F$11] AND([.A245]&lt;[.$B$1]-[.$F$10]);[.C2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22:00:15">
            <text:p>06/15/08 10:00 PM</text:p>
          </table:table-cell>
          <table:table-cell office:value-type="date" office:date-value="2008-06-15T23:10:15">
            <text:p>06/15/08 11:10 PM</text:p>
          </table:table-cell>
          <table:table-cell table:formula="oooc:=[.B246]-[.A246]" office:value-type="time" office:time-value="PT01H10M00S">
            <text:p>01:1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laundry (and news)</text:p>
          </table:table-cell>
          <table:table-cell table:formula="oooc:=IF([.A246]&gt;[.$B$1]-[.$F$11] AND([.A246]&lt;[.$B$1]-[.$F$10]);[.C2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21:47:14.999999">
            <text:p>06/15/08 09:47 PM</text:p>
          </table:table-cell>
          <table:table-cell office:value-type="date" office:date-value="2008-06-15T22:00:15">
            <text:p>06/15/08 10:00 PM</text:p>
          </table:table-cell>
          <table:table-cell table:formula="oooc:=[.B247]-[.A247]" office:value-type="time" office:time-value="PT00H13M00S">
            <text:p>12:13:00 AM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247]&gt;[.$B$1]-[.$F$11] AND([.A247]&lt;[.$B$1]-[.$F$10]);[.C2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20:02:32.33">
            <text:p>06/15/08 08:02 PM</text:p>
          </table:table-cell>
          <table:table-cell office:value-type="date" office:date-value="2008-06-15T21:47:14.999999">
            <text:p>06/15/08 09:47 PM</text:p>
          </table:table-cell>
          <table:table-cell table:formula="oooc:=[.B248]-[.A248]" office:value-type="time" office:time-value="PT01H44M42.669999S">
            <text:p>01:44:42.67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48]&gt;[.$B$1]-[.$F$11] AND([.A248]&lt;[.$B$1]-[.$F$10]);[.C2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9:41:00.83">
            <text:p>06/15/08 07:41 PM</text:p>
          </table:table-cell>
          <table:table-cell office:value-type="date" office:date-value="2008-06-15T20:02:14.69">
            <text:p>06/15/08 08:02 PM</text:p>
          </table:table-cell>
          <table:table-cell table:formula="oooc:=[.B249]-[.A249]" office:value-type="time" office:time-value="PT00H21M13.86S">
            <text:p>21:13.86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249]&gt;[.$B$1]-[.$F$11] AND([.A249]&lt;[.$B$1]-[.$F$10]);[.C2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8:52:00.18">
            <text:p>06/15/08 06:52 PM</text:p>
          </table:table-cell>
          <table:table-cell office:value-type="date" office:date-value="2008-06-15T19:40:57.81">
            <text:p>06/15/08 07:40 PM</text:p>
          </table:table-cell>
          <table:table-cell table:formula="oooc:=[.B250]-[.A250]" office:value-type="time" office:time-value="PT00H48M57.63S">
            <text:p>48:57.63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diving into python</text:p>
          </table:table-cell>
          <table:table-cell table:formula="oooc:=IF([.A250]&gt;[.$B$1]-[.$F$11] AND([.A250]&lt;[.$B$1]-[.$F$10]);[.C2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7:15:40.36">
            <text:p>06/15/08 05:15 PM</text:p>
          </table:table-cell>
          <table:table-cell office:value-type="date" office:date-value="2008-06-15T18:51:55.69">
            <text:p>06/15/08 06:51 PM</text:p>
          </table:table-cell>
          <table:table-cell table:formula="oooc:=[.B251]-[.A251]" office:value-type="time" office:time-value="PT01H36M15.330001S">
            <text:p>01:36:15.33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51]&gt;[.$B$1]-[.$F$11] AND([.A251]&lt;[.$B$1]-[.$F$10]);[.C2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6:39:58.06">
            <text:p>06/15/08 04:39 PM</text:p>
          </table:table-cell>
          <table:table-cell office:value-type="date" office:date-value="2008-06-15T17:15:40.36">
            <text:p>06/15/08 05:15 PM</text:p>
          </table:table-cell>
          <table:table-cell table:formula="oooc:=[.B252]-[.A252]" office:value-type="time" office:time-value="PT00H35M42.3S">
            <text:p>35:42.3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pubmed crawler</text:p>
          </table:table-cell>
          <table:table-cell table:formula="oooc:=IF([.A252]&gt;[.$B$1]-[.$F$11] AND([.A252]&lt;[.$B$1]-[.$F$10]);[.C2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6:00:02">
            <text:p>06/15/08 04:00 PM</text:p>
          </table:table-cell>
          <table:table-cell office:value-type="date" office:date-value="2008-06-15T16:38:35.989999">
            <text:p>06/15/08 04:38 PM</text:p>
          </table:table-cell>
          <table:table-cell table:formula="oooc:=[.B253]-[.A253]" office:value-type="time" office:time-value="PT00H38M33.989999S">
            <text:p>38:33.99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office:value-type="string">
            <text:p>bathroom/ food</text:p>
          </table:table-cell>
          <table:table-cell table:formula="oooc:=IF([.A253]&gt;[.$B$1]-[.$F$11] AND([.A253]&lt;[.$B$1]-[.$F$10]);[.C2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5:00:18.76">
            <text:p>06/15/08 03:00 PM</text:p>
          </table:table-cell>
          <table:table-cell office:value-type="date" office:date-value="2008-06-15T16:00:02">
            <text:p>06/15/08 04:00 PM</text:p>
          </table:table-cell>
          <table:table-cell table:formula="oooc:=[.B254]-[.A254]" office:value-type="time" office:time-value="PT00H59M43.24S">
            <text:p>59:43.2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office:value-type="string">
            <text:p>bike fix</text:p>
          </table:table-cell>
          <table:table-cell table:formula="oooc:=IF([.A254]&gt;[.$B$1]-[.$F$11] AND([.A254]&lt;[.$B$1]-[.$F$10]);[.C2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4:25:01.67">
            <text:p>06/15/08 02:25 PM</text:p>
          </table:table-cell>
          <table:table-cell office:value-type="date" office:date-value="2008-06-15T15:00:13.58">
            <text:p>06/15/08 03:00 PM</text:p>
          </table:table-cell>
          <table:table-cell table:formula="oooc:=[.B255]-[.A255]" office:value-type="time" office:time-value="PT00H35M11.91S">
            <text:p>35:11.91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/>
          <table:table-cell table:formula="oooc:=IF([.A255]&gt;[.$B$1]-[.$F$11] AND([.A255]&lt;[.$B$1]-[.$F$10]);[.C2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4:00:50">
            <text:p>06/15/08 02:00 PM</text:p>
          </table:table-cell>
          <table:table-cell office:value-type="date" office:date-value="2008-06-15T14:24:17.970001">
            <text:p>06/15/08 02:24 PM</text:p>
          </table:table-cell>
          <table:table-cell table:formula="oooc:=[.B256]-[.A256]" office:value-type="time" office:time-value="PT00H23M27.970002S">
            <text:p>23:27.9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/>
          <table:table-cell table:formula="oooc:=IF([.A256]&gt;[.$B$1]-[.$F$11] AND([.A256]&lt;[.$B$1]-[.$F$10]);[.C2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2:40:21">
            <text:p>06/15/08 12:40 PM</text:p>
          </table:table-cell>
          <table:table-cell office:value-type="date" office:date-value="2008-06-15T14:00:50">
            <text:p>06/15/08 02:00 PM</text:p>
          </table:table-cell>
          <table:table-cell table:formula="oooc:=[.B257]-[.A257]" office:value-type="time" office:time-value="PT01H20M29S">
            <text:p>01:20:29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Mom &amp; Ally</text:p>
          </table:table-cell>
          <table:table-cell table:formula="oooc:=IF([.A257]&gt;[.$B$1]-[.$F$11] AND([.A257]&lt;[.$B$1]-[.$F$10]);[.C2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11:30:21">
            <text:p>06/15/08 11:30 AM</text:p>
          </table:table-cell>
          <table:table-cell office:value-type="date" office:date-value="2008-06-15T12:40:21">
            <text:p>06/15/08 12:40 PM</text:p>
          </table:table-cell>
          <table:table-cell table:formula="oooc:=[.B258]-[.A258]" office:value-type="time" office:time-value="PT01H10M00S">
            <text:p>01:1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58]&gt;[.$B$1]-[.$F$11] AND([.A258]&lt;[.$B$1]-[.$F$10]);[.C2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08:57:21">
            <text:p>06/15/08 08:57 AM</text:p>
          </table:table-cell>
          <table:table-cell office:value-type="date" office:date-value="2008-06-15T11:30:21">
            <text:p>06/15/08 11:30 AM</text:p>
          </table:table-cell>
          <table:table-cell table:formula="oooc:=[.B259]-[.A259]" office:value-type="time" office:time-value="PT02H33M00S">
            <text:p>02:33:00 AM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/>
          <table:table-cell table:formula="oooc:=IF([.A259]&gt;[.$B$1]-[.$F$11] AND([.A259]&lt;[.$B$1]-[.$F$10]);[.C2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02:57:21">
            <text:p>06/15/08 02:57 AM</text:p>
          </table:table-cell>
          <table:table-cell office:value-type="date" office:date-value="2008-06-15T08:57:21">
            <text:p>06/15/08 08:57 AM</text:p>
          </table:table-cell>
          <table:table-cell table:formula="oooc:=[.B260]-[.A260]" office:value-type="time" office:time-value="PT06H00M00S">
            <text:p>06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260]&gt;[.$B$1]-[.$F$11] AND([.A260]&lt;[.$B$1]-[.$F$10]);[.C2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5T01:32:16.37">
            <text:p>06/15/08 01:32 AM</text:p>
          </table:table-cell>
          <table:table-cell office:value-type="date" office:date-value="2008-06-15T02:57:21">
            <text:p>06/15/08 02:57 AM</text:p>
          </table:table-cell>
          <table:table-cell table:formula="oooc:=[.B261]-[.A261]" office:value-type="time" office:time-value="PT01H25M04.63S">
            <text:p>01:25:04.63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261]&gt;[.$B$1]-[.$F$11] AND([.A261]&lt;[.$B$1]-[.$F$10]);[.C2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23:53:21">
            <text:p>06/14/08 11:53 PM</text:p>
          </table:table-cell>
          <table:table-cell office:value-type="date" office:date-value="2008-06-15T01:32:13.189999">
            <text:p>06/15/08 01:32 AM</text:p>
          </table:table-cell>
          <table:table-cell table:formula="oooc:=[.B262]-[.A262]" office:value-type="time" office:time-value="PT01H38M52.189998S">
            <text:p>01:38:52.19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62]&gt;[.$B$1]-[.$F$11] AND([.A262]&lt;[.$B$1]-[.$F$10]);[.C2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22:53:21">
            <text:p>06/14/08 10:53 PM</text:p>
          </table:table-cell>
          <table:table-cell office:value-type="date" office:date-value="2008-06-14T23:53:21">
            <text:p>06/14/08 11:53 PM</text:p>
          </table:table-cell>
          <table:table-cell table:formula="oooc:=[.B263]-[.A263]" office:value-type="time" office:time-value="PT01H00M00S">
            <text:p>01:0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Q</text:p>
          </table:table-cell>
          <table:table-cell table:formula="oooc:=IF([.A263]&gt;[.$B$1]-[.$F$11] AND([.A263]&lt;[.$B$1]-[.$F$10]);[.C2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22:33:20.81">
            <text:p>06/14/08 10:33 PM</text:p>
          </table:table-cell>
          <table:table-cell office:value-type="date" office:date-value="2008-06-14T22:53:21">
            <text:p>06/14/08 10:53 PM</text:p>
          </table:table-cell>
          <table:table-cell table:formula="oooc:=[.B264]-[.A264]" office:value-type="time" office:time-value="PT00H20M00.19S">
            <text:p>20:00.19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</text:p>
          </table:table-cell>
          <table:table-cell table:formula="oooc:=IF([.A264]&gt;[.$B$1]-[.$F$11] AND([.A264]&lt;[.$B$1]-[.$F$10]);[.C2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22:22:45">
            <text:p>06/14/08 10:22 PM</text:p>
          </table:table-cell>
          <table:table-cell office:value-type="date" office:date-value="2008-06-14T22:33:17.56">
            <text:p>06/14/08 10:33 PM</text:p>
          </table:table-cell>
          <table:table-cell table:formula="oooc:=[.B265]-[.A265]" office:value-type="time" office:time-value="PT00H10M32.560001S">
            <text:p>10:32.56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265]&gt;[.$B$1]-[.$F$11] AND([.A265]&lt;[.$B$1]-[.$F$10]);[.C2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22:00:24">
            <text:p>06/14/08 10:00 PM</text:p>
          </table:table-cell>
          <table:table-cell office:value-type="date" office:date-value="2008-06-14T22:22:45">
            <text:p>06/14/08 10:22 PM</text:p>
          </table:table-cell>
          <table:table-cell table:formula="oooc:=[.B266]-[.A266]" office:value-type="time" office:time-value="PT00H22M21S">
            <text:p>12:22:21 AM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266]&gt;[.$B$1]-[.$F$11] AND([.A266]&lt;[.$B$1]-[.$F$10]);[.C2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20:48:09">
            <text:p>06/14/08 08:48 PM</text:p>
          </table:table-cell>
          <table:table-cell office:value-type="date" office:date-value="2008-06-14T22:00:24">
            <text:p>06/14/08 10:00 PM</text:p>
          </table:table-cell>
          <table:table-cell table:formula="oooc:=[.B267]-[.A267]" office:value-type="time" office:time-value="PT01H12M14.999999S">
            <text:p>01:12:15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getting hit on</text:p>
          </table:table-cell>
          <table:table-cell table:formula="oooc:=IF([.A267]&gt;[.$B$1]-[.$F$11] AND([.A267]&lt;[.$B$1]-[.$F$10]);[.C2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19:48:09.25">
            <text:p>06/14/08 07:48 PM</text:p>
          </table:table-cell>
          <table:table-cell office:value-type="date" office:date-value="2008-06-14T20:48:09">
            <text:p>06/14/08 08:48 PM</text:p>
          </table:table-cell>
          <table:table-cell table:formula="oooc:=[.B268]-[.A268]" office:value-type="time" office:time-value="PT00H59M59.750001S">
            <text:p>59:59.7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68]&gt;[.$B$1]-[.$F$11] AND([.A268]&lt;[.$B$1]-[.$F$10]);[.C2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19:48:02.119999">
            <text:p>06/14/08 07:48 PM</text:p>
          </table:table-cell>
          <table:table-cell office:value-type="date" office:date-value="2008-06-14T19:48:05.469999">
            <text:p>06/14/08 07:48 PM</text:p>
          </table:table-cell>
          <table:table-cell table:formula="oooc:=[.B269]-[.A269]" office:value-type="time" office:time-value="PT00H00M03.35S">
            <text:p>00:03.35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Mary</text:p>
          </table:table-cell>
          <table:table-cell table:formula="oooc:=IF([.A269]&gt;[.$B$1]-[.$F$11] AND([.A269]&lt;[.$B$1]-[.$F$10]);[.C2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17:41:11">
            <text:p>06/14/08 05:41 PM</text:p>
          </table:table-cell>
          <table:table-cell office:value-type="date" office:date-value="2008-06-14T18:58:55.81">
            <text:p>06/14/08 06:58 PM</text:p>
          </table:table-cell>
          <table:table-cell table:formula="oooc:=[.B270]-[.A270]" office:value-type="time" office:time-value="PT01H17M44.81S">
            <text:p>01:17:44.81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Mary</text:p>
          </table:table-cell>
          <table:table-cell table:formula="oooc:=IF([.A270]&gt;[.$B$1]-[.$F$11] AND([.A270]&lt;[.$B$1]-[.$F$10]);[.C2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17:34:02">
            <text:p>06/14/08 05:34 PM</text:p>
          </table:table-cell>
          <table:table-cell office:value-type="date" office:date-value="2008-06-14T17:41:03.39">
            <text:p>06/14/08 05:41 PM</text:p>
          </table:table-cell>
          <table:table-cell table:formula="oooc:=[.B271]-[.A271]" office:value-type="time" office:time-value="PT00H07M01.39S">
            <text:p>07:01.39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271]&gt;[.$B$1]-[.$F$11] AND([.A271]&lt;[.$B$1]-[.$F$10]);[.C2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15:04:01.92">
            <text:p>06/14/08 03:04 PM</text:p>
          </table:table-cell>
          <table:table-cell office:value-type="date" office:date-value="2008-06-14T17:34:02">
            <text:p>06/14/08 05:34 PM</text:p>
          </table:table-cell>
          <table:table-cell table:formula="oooc:=[.B272]-[.A272]" office:value-type="time" office:time-value="PT02H30M00.08S">
            <text:p>02:30:00.08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pubmed crawler</text:p>
          </table:table-cell>
          <table:table-cell table:formula="oooc:=IF([.A272]&gt;[.$B$1]-[.$F$11] AND([.A272]&lt;[.$B$1]-[.$F$10]);[.C2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12:27:51.6">
            <text:p>06/14/08 12:27 PM</text:p>
          </table:table-cell>
          <table:table-cell office:value-type="date" office:date-value="2008-06-14T15:04:01.92">
            <text:p>06/14/08 03:04 PM</text:p>
          </table:table-cell>
          <table:table-cell table:formula="oooc:=[.B273]-[.A273]" office:value-type="time" office:time-value="PT02H36M10.32S">
            <text:p>02:36:10.32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273]&gt;[.$B$1]-[.$F$11] AND([.A273]&lt;[.$B$1]-[.$F$10]);[.C2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10:14:55.860001">
            <text:p>06/14/08 10:14 AM</text:p>
          </table:table-cell>
          <table:table-cell office:value-type="date" office:date-value="2008-06-14T12:27:51.6">
            <text:p>06/14/08 12:27 PM</text:p>
          </table:table-cell>
          <table:table-cell table:formula="oooc:=[.B274]-[.A274]" office:value-type="time" office:time-value="PT02H12M55.739999S">
            <text:p>02:12:55.7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pubmed crawler</text:p>
          </table:table-cell>
          <table:table-cell table:formula="oooc:=IF([.A274]&gt;[.$B$1]-[.$F$11] AND([.A274]&lt;[.$B$1]-[.$F$10]);[.C2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10:00:20">
            <text:p>06/14/08 10:00 AM</text:p>
          </table:table-cell>
          <table:table-cell office:value-type="date" office:date-value="2008-06-14T10:14:52.69">
            <text:p>06/14/08 10:14 AM</text:p>
          </table:table-cell>
          <table:table-cell table:formula="oooc:=[.B275]-[.A275]" office:value-type="time" office:time-value="PT00H14M32.69S">
            <text:p>14:32.69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wash up</text:p>
          </table:table-cell>
          <table:table-cell table:formula="oooc:=IF([.A275]&gt;[.$B$1]-[.$F$11] AND([.A275]&lt;[.$B$1]-[.$F$10]);[.C2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09:30:20">
            <text:p>06/14/08 09:30 AM</text:p>
          </table:table-cell>
          <table:table-cell office:value-type="date" office:date-value="2008-06-14T10:00:20">
            <text:p>06/14/08 10:00 AM</text:p>
          </table:table-cell>
          <table:table-cell table:formula="oooc:=[.B276]-[.A276]" office:value-type="time" office:time-value="PT00H30M00S">
            <text:p>12:30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276]&gt;[.$B$1]-[.$F$11] AND([.A276]&lt;[.$B$1]-[.$F$10]);[.C2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08:35:20">
            <text:p>06/14/08 08:35 AM</text:p>
          </table:table-cell>
          <table:table-cell office:value-type="date" office:date-value="2008-06-14T09:30:20">
            <text:p>06/14/08 09:30 AM</text:p>
          </table:table-cell>
          <table:table-cell table:formula="oooc:=[.B277]-[.A277]" office:value-type="time" office:time-value="PT00H55M00S">
            <text:p>12:55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77]&gt;[.$B$1]-[.$F$11] AND([.A277]&lt;[.$B$1]-[.$F$10]);[.C2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08:02:20.1">
            <text:p>06/14/08 08:02 AM</text:p>
          </table:table-cell>
          <table:table-cell office:value-type="date" office:date-value="2008-06-14T08:35:20">
            <text:p>06/14/08 08:35 AM</text:p>
          </table:table-cell>
          <table:table-cell table:formula="oooc:=[.B278]-[.A278]" office:value-type="time" office:time-value="PT00H32M59.9S">
            <text:p>32:59.9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pubmed crawler</text:p>
          </table:table-cell>
          <table:table-cell table:formula="oooc:=IF([.A278]&gt;[.$B$1]-[.$F$11] AND([.A278]&lt;[.$B$1]-[.$F$10]);[.C2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07:30:54">
            <text:p>06/14/08 07:30 AM</text:p>
          </table:table-cell>
          <table:table-cell office:value-type="date" office:date-value="2008-06-14T08:01:53.61">
            <text:p>06/14/08 08:01 AM</text:p>
          </table:table-cell>
          <table:table-cell table:formula="oooc:=[.B279]-[.A279]" office:value-type="time" office:time-value="PT00H30M59.61S">
            <text:p>30:59.61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/>
          <table:table-cell table:formula="oooc:=IF([.A279]&gt;[.$B$1]-[.$F$11] AND([.A279]&lt;[.$B$1]-[.$F$10]);[.C2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06:30:24">
            <text:p>06/14/08 06:30 AM</text:p>
          </table:table-cell>
          <table:table-cell office:value-type="date" office:date-value="2008-06-14T07:30:54">
            <text:p>06/14/08 07:30 AM</text:p>
          </table:table-cell>
          <table:table-cell table:formula="oooc:=[.B280]-[.A280]" office:value-type="time" office:time-value="PT01H00M30S">
            <text:p>01:00:3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80]&gt;[.$B$1]-[.$F$11] AND([.A280]&lt;[.$B$1]-[.$F$10]);[.C2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4T00:29:13">
            <text:p>06/14/08 12:29 AM</text:p>
          </table:table-cell>
          <table:table-cell office:value-type="date" office:date-value="2008-06-14T06:30:24">
            <text:p>06/14/08 06:30 AM</text:p>
          </table:table-cell>
          <table:table-cell table:formula="oooc:=[.B281]-[.A281]" office:value-type="time" office:time-value="PT06H01M11S">
            <text:p>06:01:11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281]&gt;[.$B$1]-[.$F$11] AND([.A281]&lt;[.$B$1]-[.$F$10]);[.C2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23:49:13">
            <text:p>06/13/08 11:49 PM</text:p>
          </table:table-cell>
          <table:table-cell office:value-type="date" office:date-value="2008-06-14T00:29:13">
            <text:p>06/14/08 12:29 AM</text:p>
          </table:table-cell>
          <table:table-cell table:formula="oooc:=[.B282]-[.A282]" office:value-type="time" office:time-value="PT00H40M00S">
            <text:p>12:40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282]&gt;[.$B$1]-[.$F$11] AND([.A282]&lt;[.$B$1]-[.$F$10]);[.C2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22:49:13.04">
            <text:p>06/13/08 10:49 PM</text:p>
          </table:table-cell>
          <table:table-cell office:value-type="date" office:date-value="2008-06-13T23:49:13">
            <text:p>06/13/08 11:49 PM</text:p>
          </table:table-cell>
          <table:table-cell table:formula="oooc:=[.B283]-[.A283]" office:value-type="time" office:time-value="PT00H59M59.960001S">
            <text:p>59:59.96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83]&gt;[.$B$1]-[.$F$11] AND([.A283]&lt;[.$B$1]-[.$F$10]);[.C2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20:59:06.15">
            <text:p>06/13/08 08:59 PM</text:p>
          </table:table-cell>
          <table:table-cell office:value-type="date" office:date-value="2008-06-13T22:49:02.98">
            <text:p>06/13/08 10:49 PM</text:p>
          </table:table-cell>
          <table:table-cell table:formula="oooc:=[.B284]-[.A284]" office:value-type="time" office:time-value="PT01H49M56.829999S">
            <text:p>01:49:56.83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diving into python</text:p>
          </table:table-cell>
          <table:table-cell table:formula="oooc:=IF([.A284]&gt;[.$B$1]-[.$F$11] AND([.A284]&lt;[.$B$1]-[.$F$10]);[.C2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17:27:00.650001">
            <text:p>06/13/08 05:27 PM</text:p>
          </table:table-cell>
          <table:table-cell office:value-type="date" office:date-value="2008-06-13T20:59:01.85">
            <text:p>06/13/08 08:59 PM</text:p>
          </table:table-cell>
          <table:table-cell table:formula="oooc:=[.B285]-[.A285]" office:value-type="time" office:time-value="PT03H32M01.199999S">
            <text:p>03:32:01.20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85]&gt;[.$B$1]-[.$F$11] AND([.A285]&lt;[.$B$1]-[.$F$10]);[.C2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16:03:32.049999">
            <text:p>06/13/08 04:03 PM</text:p>
          </table:table-cell>
          <table:table-cell office:value-type="date" office:date-value="2008-06-13T17:27:00.650001">
            <text:p>06/13/08 05:27 PM</text:p>
          </table:table-cell>
          <table:table-cell table:formula="oooc:=[.B286]-[.A286]" office:value-type="time" office:time-value="PT01H23M28.600003S">
            <text:p>01:23:28.60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office:value-type="string">
            <text:p>diving into python</text:p>
          </table:table-cell>
          <table:table-cell table:formula="oooc:=IF([.A286]&gt;[.$B$1]-[.$F$11] AND([.A286]&lt;[.$B$1]-[.$F$10]);[.C2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14:59:15.94">
            <text:p>06/13/08 02:59 PM</text:p>
          </table:table-cell>
          <table:table-cell office:value-type="date" office:date-value="2008-06-13T16:03:27.83">
            <text:p>06/13/08 04:03 PM</text:p>
          </table:table-cell>
          <table:table-cell table:formula="oooc:=[.B287]-[.A287]" office:value-type="time" office:time-value="PT01H04M11.89S">
            <text:p>01:04:11.89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287]&gt;[.$B$1]-[.$F$11] AND([.A287]&lt;[.$B$1]-[.$F$10]);[.C2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14:40:11.650001">
            <text:p>06/13/08 02:40 PM</text:p>
          </table:table-cell>
          <table:table-cell office:value-type="date" office:date-value="2008-06-13T14:59:15.94">
            <text:p>06/13/08 02:59 PM</text:p>
          </table:table-cell>
          <table:table-cell table:formula="oooc:=[.B288]-[.A288]" office:value-type="time" office:time-value="PT00H19M04.289999S">
            <text:p>19:04.29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288]&gt;[.$B$1]-[.$F$11] AND([.A288]&lt;[.$B$1]-[.$F$10]);[.C2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12:20:01.720001">
            <text:p>06/13/08 12:20 PM</text:p>
          </table:table-cell>
          <table:table-cell office:value-type="date" office:date-value="2008-06-13T14:40:11.650001">
            <text:p>06/13/08 02:40 PM</text:p>
          </table:table-cell>
          <table:table-cell table:formula="oooc:=[.B289]-[.A289]" office:value-type="time" office:time-value="PT02H20M09.93S">
            <text:p>02:20:09.93</text:p>
          </table:table-cell>
          <table:table-cell office:value-type="string">
            <text:p>Study</text:p>
          </table:table-cell>
          <table:table-cell table:style-name="ce3" office:value-type="string">
            <text:p>Fun</text:p>
          </table:table-cell>
          <table:table-cell office:value-type="string">
            <text:p>planning road trip</text:p>
          </table:table-cell>
          <table:table-cell table:formula="oooc:=IF([.A289]&gt;[.$B$1]-[.$F$11] AND([.A289]&lt;[.$B$1]-[.$F$10]);[.C2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11:49:49.000002">
            <text:p>06/13/08 11:49 AM</text:p>
          </table:table-cell>
          <table:table-cell office:value-type="date" office:date-value="2008-06-13T12:19:57.33">
            <text:p>06/13/08 12:19 PM</text:p>
          </table:table-cell>
          <table:table-cell table:formula="oooc:=[.B290]-[.A290]" office:value-type="time" office:time-value="PT00H30M08.329997S">
            <text:p>30:08.33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mike</text:p>
          </table:table-cell>
          <table:table-cell table:formula="oooc:=IF([.A290]&gt;[.$B$1]-[.$F$11] AND([.A290]&lt;[.$B$1]-[.$F$10]);[.C2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10:39:42.639999">
            <text:p>06/13/08 10:39 AM</text:p>
          </table:table-cell>
          <table:table-cell office:value-type="date" office:date-value="2008-06-13T11:49:49.000002">
            <text:p>06/13/08 11:49 AM</text:p>
          </table:table-cell>
          <table:table-cell table:formula="oooc:=[.B291]-[.A291]" office:value-type="time" office:time-value="PT01H10M06.360004S">
            <text:p>01:10:06.3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/>
          <table:table-cell table:formula="oooc:=IF([.A291]&gt;[.$B$1]-[.$F$11] AND([.A291]&lt;[.$B$1]-[.$F$10]);[.C2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10:31:42.13">
            <text:p>06/13/08 10:31 AM</text:p>
          </table:table-cell>
          <table:table-cell office:value-type="date" office:date-value="2008-06-13T10:39:36.6">
            <text:p>06/13/08 10:39 AM</text:p>
          </table:table-cell>
          <table:table-cell table:formula="oooc:=[.B292]-[.A292]" office:value-type="time" office:time-value="PT00H07M54.470001S">
            <text:p>07:54.47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the shitter</text:p>
          </table:table-cell>
          <table:table-cell table:formula="oooc:=IF([.A292]&gt;[.$B$1]-[.$F$11] AND([.A292]&lt;[.$B$1]-[.$F$10]);[.C2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9:19:28.67">
            <text:p>06/13/08 09:19 AM</text:p>
          </table:table-cell>
          <table:table-cell office:value-type="date" office:date-value="2008-06-13T10:31:38.55">
            <text:p>06/13/08 10:31 AM</text:p>
          </table:table-cell>
          <table:table-cell table:formula="oooc:=[.B293]-[.A293]" office:value-type="time" office:time-value="PT01H12M09.88S">
            <text:p>01:12:09.88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/>
          <table:table-cell table:formula="oooc:=IF([.A293]&gt;[.$B$1]-[.$F$11] AND([.A293]&lt;[.$B$1]-[.$F$10]);[.C2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9:01:53.68">
            <text:p>06/13/08 09:01 AM</text:p>
          </table:table-cell>
          <table:table-cell office:value-type="date" office:date-value="2008-06-13T09:19:28.67">
            <text:p>06/13/08 09:19 AM</text:p>
          </table:table-cell>
          <table:table-cell table:formula="oooc:=[.B294]-[.A294]" office:value-type="time" office:time-value="PT00H17M34.99S">
            <text:p>17:34.99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294]&gt;[.$B$1]-[.$F$11] AND([.A294]&lt;[.$B$1]-[.$F$10]);[.C2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8:50:56">
            <text:p>06/13/08 08:50 AM</text:p>
          </table:table-cell>
          <table:table-cell office:value-type="date" office:date-value="2008-06-13T09:01:50.52">
            <text:p>06/13/08 09:01 AM</text:p>
          </table:table-cell>
          <table:table-cell table:formula="oooc:=[.B295]-[.A295]" office:value-type="time" office:time-value="PT00H10M54.52S">
            <text:p>10:54.52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295]&gt;[.$B$1]-[.$F$11] AND([.A295]&lt;[.$B$1]-[.$F$10]);[.C2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8:10:12.000002">
            <text:p>06/13/08 08:10 AM</text:p>
          </table:table-cell>
          <table:table-cell office:value-type="date" office:date-value="2008-06-13T08:50:56">
            <text:p>06/13/08 08:50 AM</text:p>
          </table:table-cell>
          <table:table-cell table:formula="oooc:=[.B296]-[.A296]" office:value-type="time" office:time-value="PT00H40M43.999997S">
            <text:p>12:40:44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96]&gt;[.$B$1]-[.$F$11] AND([.A296]&lt;[.$B$1]-[.$F$10]);[.C2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7:30:12">
            <text:p>06/13/08 07:30 AM</text:p>
          </table:table-cell>
          <table:table-cell office:value-type="date" office:date-value="2008-06-13T08:10:12.000002">
            <text:p>06/13/08 08:10 AM</text:p>
          </table:table-cell>
          <table:table-cell table:formula="oooc:=[.B297]-[.A297]" office:value-type="time" office:time-value="PT00H40M00S">
            <text:p>12:40:00 AM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office:value-type="string">
            <text:p>food/clips</text:p>
          </table:table-cell>
          <table:table-cell table:formula="oooc:=IF([.A297]&gt;[.$B$1]-[.$F$11] AND([.A297]&lt;[.$B$1]-[.$F$10]);[.C2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7:00:12">
            <text:p>06/13/08 07:00 AM</text:p>
          </table:table-cell>
          <table:table-cell office:value-type="date" office:date-value="2008-06-13T07:30:12">
            <text:p>06/13/08 07:30 AM</text:p>
          </table:table-cell>
          <table:table-cell table:formula="oooc:=[.B298]-[.A298]" office:value-type="time" office:time-value="PT00H30M00S">
            <text:p>12:30:00 AM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/>
          <table:table-cell table:formula="oooc:=IF([.A298]&gt;[.$B$1]-[.$F$11] AND([.A298]&lt;[.$B$1]-[.$F$10]);[.C2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6:30:12.000002">
            <text:p>06/13/08 06:30 AM</text:p>
          </table:table-cell>
          <table:table-cell office:value-type="date" office:date-value="2008-06-13T07:00:12">
            <text:p>06/13/08 07:00 AM</text:p>
          </table:table-cell>
          <table:table-cell table:formula="oooc:=[.B299]-[.A299]" office:value-type="time" office:time-value="PT00H29M59.999998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299]&gt;[.$B$1]-[.$F$11] AND([.A299]&lt;[.$B$1]-[.$F$10]);[.C2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1:18:12">
            <text:p>06/13/08 01:18 AM</text:p>
          </table:table-cell>
          <table:table-cell office:value-type="date" office:date-value="2008-06-13T06:30:12.000002">
            <text:p>06/13/08 06:30 AM</text:p>
          </table:table-cell>
          <table:table-cell table:formula="oooc:=[.B300]-[.A300]" office:value-type="time" office:time-value="PT05H12M00S">
            <text:p>05:12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300]&gt;[.$B$1]-[.$F$11] AND([.A300]&lt;[.$B$1]-[.$F$10]);[.C3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3T00:18:12">
            <text:p>06/13/08 12:18 AM</text:p>
          </table:table-cell>
          <table:table-cell office:value-type="date" office:date-value="2008-06-13T01:18:12">
            <text:p>06/13/08 01:18 AM</text:p>
          </table:table-cell>
          <table:table-cell table:formula="oooc:=[.B301]-[.A301]" office:value-type="time" office:time-value="PT01H00M00S">
            <text:p>01:0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</text:p>
          </table:table-cell>
          <table:table-cell table:formula="oooc:=IF([.A301]&gt;[.$B$1]-[.$F$11] AND([.A301]&lt;[.$B$1]-[.$F$10]);[.C3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22:18:12">
            <text:p>06/12/08 10:18 PM</text:p>
          </table:table-cell>
          <table:table-cell office:value-type="date" office:date-value="2008-06-13T00:18:12">
            <text:p>06/13/08 12:18 AM</text:p>
          </table:table-cell>
          <table:table-cell table:formula="oooc:=[.B302]-[.A302]" office:value-type="time" office:time-value="PT02H00M00S">
            <text:p>02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02]&gt;[.$B$1]-[.$F$11] AND([.A302]&lt;[.$B$1]-[.$F$10]);[.C3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20:18:12">
            <text:p>06/12/08 08:18 PM</text:p>
          </table:table-cell>
          <table:table-cell office:value-type="date" office:date-value="2008-06-12T22:18:12">
            <text:p>06/12/08 10:18 PM</text:p>
          </table:table-cell>
          <table:table-cell table:formula="oooc:=[.B303]-[.A303]" office:value-type="time" office:time-value="PT02H00M00S">
            <text:p>02:00:00 AM</text:p>
          </table:table-cell>
          <table:table-cell office:value-type="string">
            <text:p>Study</text:p>
          </table:table-cell>
          <table:table-cell table:style-name="ce3" office:value-type="string">
            <text:p>Fun</text:p>
          </table:table-cell>
          <table:table-cell office:value-type="string">
            <text:p>planning road trip</text:p>
          </table:table-cell>
          <table:table-cell table:formula="oooc:=IF([.A303]&gt;[.$B$1]-[.$F$11] AND([.A303]&lt;[.$B$1]-[.$F$10]);[.C30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8:09:29.48">
            <text:p>06/12/08 06:09 PM</text:p>
          </table:table-cell>
          <table:table-cell office:value-type="date" office:date-value="2008-06-12T20:18:12">
            <text:p>06/12/08 08:18 PM</text:p>
          </table:table-cell>
          <table:table-cell table:formula="oooc:=[.B304]-[.A304]" office:value-type="time" office:time-value="PT02H08M42.52S">
            <text:p>02:08:42.52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, rodog</text:p>
          </table:table-cell>
          <table:table-cell table:formula="oooc:=IF([.A304]&gt;[.$B$1]-[.$F$11] AND([.A304]&lt;[.$B$1]-[.$F$10]);[.C3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7:58:58.42">
            <text:p>06/12/08 05:58 PM</text:p>
          </table:table-cell>
          <table:table-cell office:value-type="date" office:date-value="2008-06-12T18:09:29.48">
            <text:p>06/12/08 06:09 PM</text:p>
          </table:table-cell>
          <table:table-cell table:formula="oooc:=[.B305]-[.A305]" office:value-type="time" office:time-value="PT00H10M31.06S">
            <text:p>10:31.0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python manual</text:p>
          </table:table-cell>
          <table:table-cell table:formula="oooc:=IF([.A305]&gt;[.$B$1]-[.$F$11] AND([.A305]&lt;[.$B$1]-[.$F$10]);[.C30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7:45:47.800001">
            <text:p>06/12/08 05:45 PM</text:p>
          </table:table-cell>
          <table:table-cell office:value-type="date" office:date-value="2008-06-12T17:58:54.01">
            <text:p>06/12/08 05:58 PM</text:p>
          </table:table-cell>
          <table:table-cell table:formula="oooc:=[.B306]-[.A306]" office:value-type="time" office:time-value="PT00H13M06.209999S">
            <text:p>13:06.2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06]&gt;[.$B$1]-[.$F$11] AND([.A306]&lt;[.$B$1]-[.$F$10]);[.C3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6:20:23.42">
            <text:p>06/12/08 04:20 PM</text:p>
          </table:table-cell>
          <table:table-cell office:value-type="date" office:date-value="2008-06-12T17:45:47.800001">
            <text:p>06/12/08 05:45 PM</text:p>
          </table:table-cell>
          <table:table-cell table:formula="oooc:=[.B307]-[.A307]" office:value-type="time" office:time-value="PT01H25M24.380002S">
            <text:p>01:25:24.38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307]&gt;[.$B$1]-[.$F$11] AND([.A307]&lt;[.$B$1]-[.$F$10]);[.C3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5:56:21.38">
            <text:p>06/12/08 03:56 PM</text:p>
          </table:table-cell>
          <table:table-cell office:value-type="date" office:date-value="2008-06-12T16:20:19.46">
            <text:p>06/12/08 04:20 PM</text:p>
          </table:table-cell>
          <table:table-cell table:formula="oooc:=[.B308]-[.A308]" office:value-type="time" office:time-value="PT00H23M58.08S">
            <text:p>23:58.0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08]&gt;[.$B$1]-[.$F$11] AND([.A308]&lt;[.$B$1]-[.$F$10]);[.C3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3:09:55.71">
            <text:p>06/12/08 01:09 PM</text:p>
          </table:table-cell>
          <table:table-cell office:value-type="date" office:date-value="2008-06-12T15:56:21.38">
            <text:p>06/12/08 03:56 PM</text:p>
          </table:table-cell>
          <table:table-cell table:formula="oooc:=[.B309]-[.A309]" office:value-type="time" office:time-value="PT02H46M25.67S">
            <text:p>02:46:25.6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pubmed crawler</text:p>
          </table:table-cell>
          <table:table-cell table:formula="oooc:=IF([.A309]&gt;[.$B$1]-[.$F$11] AND([.A309]&lt;[.$B$1]-[.$F$10]);[.C3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3:02:08.399999">
            <text:p>06/12/08 01:02 PM</text:p>
          </table:table-cell>
          <table:table-cell office:value-type="date" office:date-value="2008-06-12T13:09:51.73">
            <text:p>06/12/08 01:09 PM</text:p>
          </table:table-cell>
          <table:table-cell table:formula="oooc:=[.B310]-[.A310]" office:value-type="time" office:time-value="PT00H07M43.330001S">
            <text:p>07:43.33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310]&gt;[.$B$1]-[.$F$11] AND([.A310]&lt;[.$B$1]-[.$F$10]);[.C3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2:06:11.98">
            <text:p>06/12/08 12:06 PM</text:p>
          </table:table-cell>
          <table:table-cell office:value-type="date" office:date-value="2008-06-12T13:01:50.259999">
            <text:p>06/12/08 01:01 PM</text:p>
          </table:table-cell>
          <table:table-cell table:formula="oooc:=[.B311]-[.A311]" office:value-type="time" office:time-value="PT00H55M38.279999S">
            <text:p>55:38.28</text:p>
          </table:table-cell>
          <table:table-cell office:value-type="string">
            <text:p>Fun</text:p>
          </table:table-cell>
          <table:table-cell table:style-name="ce3" office:value-type="string">
            <text:p>Narcacism</text:p>
          </table:table-cell>
          <table:table-cell office:value-type="string">
            <text:p>reading my blog</text:p>
          </table:table-cell>
          <table:table-cell table:formula="oooc:=IF([.A311]&gt;[.$B$1]-[.$F$11] AND([.A311]&lt;[.$B$1]-[.$F$10]);[.C3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1:54:45.44">
            <text:p>06/12/08 11:54 AM</text:p>
          </table:table-cell>
          <table:table-cell office:value-type="date" office:date-value="2008-06-12T12:06:04.64">
            <text:p>06/12/08 12:06 PM</text:p>
          </table:table-cell>
          <table:table-cell table:formula="oooc:=[.B312]-[.A312]" office:value-type="time" office:time-value="PT00H11M19.2S">
            <text:p>11:19.20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12]&gt;[.$B$1]-[.$F$11] AND([.A312]&lt;[.$B$1]-[.$F$10]);[.C3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0:30:26.88">
            <text:p>06/12/08 10:30 AM</text:p>
          </table:table-cell>
          <table:table-cell office:value-type="date" office:date-value="2008-06-12T11:54:14.24">
            <text:p>06/12/08 11:54 AM</text:p>
          </table:table-cell>
          <table:table-cell table:formula="oooc:=[.B313]-[.A313]" office:value-type="time" office:time-value="PT01H23M47.360001S">
            <text:p>01:23:47.3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office:value-type="string">
            <text:p>palo alto/religion draft</text:p>
          </table:table-cell>
          <table:table-cell table:formula="oooc:=IF([.A313]&gt;[.$B$1]-[.$F$11] AND([.A313]&lt;[.$B$1]-[.$F$10]);[.C3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10:00:14">
            <text:p>06/12/08 10:00 AM</text:p>
          </table:table-cell>
          <table:table-cell office:value-type="date" office:date-value="2008-06-12T10:30:22.77">
            <text:p>06/12/08 10:30 AM</text:p>
          </table:table-cell>
          <table:table-cell table:formula="oooc:=[.B314]-[.A314]" office:value-type="time" office:time-value="PT00H30M08.77S">
            <text:p>30:08.77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office:value-type="string">
            <text:p>salvation army</text:p>
          </table:table-cell>
          <table:table-cell table:formula="oooc:=IF([.A314]&gt;[.$B$1]-[.$F$11] AND([.A314]&lt;[.$B$1]-[.$F$10]);[.C3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9:00:07.93">
            <text:p>06/12/08 09:00 AM</text:p>
          </table:table-cell>
          <table:table-cell office:value-type="date" office:date-value="2008-06-12T10:00:14">
            <text:p>06/12/08 10:00 AM</text:p>
          </table:table-cell>
          <table:table-cell table:formula="oooc:=[.B315]-[.A315]" office:value-type="time" office:time-value="PT01H00M06.07S">
            <text:p>01:00:06.07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15]&gt;[.$B$1]-[.$F$11] AND([.A315]&lt;[.$B$1]-[.$F$10]);[.C3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8:35:12">
            <text:p>06/12/08 08:35 AM</text:p>
          </table:table-cell>
          <table:table-cell office:value-type="date" office:date-value="2008-06-12T09:00:04.06">
            <text:p>06/12/08 09:00 AM</text:p>
          </table:table-cell>
          <table:table-cell table:formula="oooc:=[.B316]-[.A316]" office:value-type="time" office:time-value="PT00H24M52.06S">
            <text:p>24:52.06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office:value-type="string">
            <text:p>Lynsee blog</text:p>
          </table:table-cell>
          <table:table-cell table:formula="oooc:=IF([.A316]&gt;[.$B$1]-[.$F$11] AND([.A316]&lt;[.$B$1]-[.$F$10]);[.C3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8:25:12">
            <text:p>06/12/08 08:25 AM</text:p>
          </table:table-cell>
          <table:table-cell office:value-type="date" office:date-value="2008-06-12T08:35:12">
            <text:p>06/12/08 08:35 AM</text:p>
          </table:table-cell>
          <table:table-cell table:formula="oooc:=[.B317]-[.A317]" office:value-type="time" office:time-value="PT00H10M00S">
            <text:p>12:1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317]&gt;[.$B$1]-[.$F$11] AND([.A317]&lt;[.$B$1]-[.$F$10]);[.C3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7:05:38.06">
            <text:p>06/12/08 07:05 AM</text:p>
          </table:table-cell>
          <table:table-cell office:value-type="date" office:date-value="2008-06-12T08:25:12">
            <text:p>06/12/08 08:25 AM</text:p>
          </table:table-cell>
          <table:table-cell table:formula="oooc:=[.B318]-[.A318]" office:value-type="time" office:time-value="PT01H19M33.940001S">
            <text:p>01:19:33.9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18]&gt;[.$B$1]-[.$F$11] AND([.A318]&lt;[.$B$1]-[.$F$10]);[.C3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6:55:24.09">
            <text:p>06/12/08 06:55 AM</text:p>
          </table:table-cell>
          <table:table-cell office:value-type="date" office:date-value="2008-06-12T07:05:34.499997">
            <text:p>06/12/08 07:05 AM</text:p>
          </table:table-cell>
          <table:table-cell table:formula="oooc:=[.B319]-[.A319]" office:value-type="time" office:time-value="PT00H10M10.409996S">
            <text:p>10:10.41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office:value-type="string">
            <text:p>Transit – bought plane ticket</text:p>
          </table:table-cell>
          <table:table-cell table:formula="oooc:=IF([.A319]&gt;[.$B$1]-[.$F$11] AND([.A319]&lt;[.$B$1]-[.$F$10]);[.C3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6:46:36.89">
            <text:p>06/12/08 06:46 AM</text:p>
          </table:table-cell>
          <table:table-cell office:value-type="date" office:date-value="2008-06-12T06:55:20.43">
            <text:p>06/12/08 06:55 AM</text:p>
          </table:table-cell>
          <table:table-cell table:formula="oooc:=[.B320]-[.A320]" office:value-type="time" office:time-value="PT00H08M43.54S">
            <text:p>08:43.54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320]&gt;[.$B$1]-[.$F$11] AND([.A320]&lt;[.$B$1]-[.$F$10]);[.C3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6:40:10">
            <text:p>06/12/08 06:40 AM</text:p>
          </table:table-cell>
          <table:table-cell office:value-type="date" office:date-value="2008-06-12T06:46:32.48">
            <text:p>06/12/08 06:46 AM</text:p>
          </table:table-cell>
          <table:table-cell table:formula="oooc:=[.B321]-[.A321]" office:value-type="time" office:time-value="PT00H06M22.48S">
            <text:p>06:22.48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321]&gt;[.$B$1]-[.$F$11] AND([.A321]&lt;[.$B$1]-[.$F$10]);[.C3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6:18:38">
            <text:p>06/12/08 06:18 AM</text:p>
          </table:table-cell>
          <table:table-cell office:value-type="date" office:date-value="2008-06-12T06:40:10">
            <text:p>06/12/08 06:40 AM</text:p>
          </table:table-cell>
          <table:table-cell table:formula="oooc:=[.B322]-[.A322]" office:value-type="time" office:time-value="PT00H21M32S">
            <text:p>12:21:32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22]&gt;[.$B$1]-[.$F$11] AND([.A322]&lt;[.$B$1]-[.$F$10]);[.C3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2T06:00:26">
            <text:p>06/12/08 06:00 AM</text:p>
          </table:table-cell>
          <table:table-cell office:value-type="date" office:date-value="2008-06-12T06:18:38">
            <text:p>06/12/08 06:18 AM</text:p>
          </table:table-cell>
          <table:table-cell table:formula="oooc:=[.B323]-[.A323]" office:value-type="time" office:time-value="PT00H18M12S">
            <text:p>12:18:12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323]&gt;[.$B$1]-[.$F$11] AND([.A323]&lt;[.$B$1]-[.$F$10]);[.C3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21:57:14">
            <text:p>06/11/08 09:57 PM</text:p>
          </table:table-cell>
          <table:table-cell office:value-type="date" office:date-value="2008-06-12T06:00:26">
            <text:p>06/12/08 06:00 AM</text:p>
          </table:table-cell>
          <table:table-cell table:formula="oooc:=[.B324]-[.A324]" office:value-type="time" office:time-value="PT08H03M12S">
            <text:p>08:03:12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324]&gt;[.$B$1]-[.$F$11] AND([.A324]&lt;[.$B$1]-[.$F$10]);[.C3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21:19:14">
            <text:p>06/11/08 09:19 PM</text:p>
          </table:table-cell>
          <table:table-cell office:value-type="date" office:date-value="2008-06-11T21:57:14">
            <text:p>06/11/08 09:57 PM</text:p>
          </table:table-cell>
          <table:table-cell table:formula="oooc:=[.B325]-[.A325]" office:value-type="time" office:time-value="PT00H38M00S">
            <text:p>12:38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25]&gt;[.$B$1]-[.$F$11] AND([.A325]&lt;[.$B$1]-[.$F$10]);[.C3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20:49:14.15">
            <text:p>06/11/08 08:49 PM</text:p>
          </table:table-cell>
          <table:table-cell office:value-type="date" office:date-value="2008-06-11T21:19:14">
            <text:p>06/11/08 09:19 PM</text:p>
          </table:table-cell>
          <table:table-cell table:formula="oooc:=[.B326]-[.A326]" office:value-type="time" office:time-value="PT00H29M59.85S">
            <text:p>29:59.8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summarize management notes</text:p>
          </table:table-cell>
          <table:table-cell table:formula="oooc:=IF([.A326]&gt;[.$B$1]-[.$F$11] AND([.A326]&lt;[.$B$1]-[.$F$10]);[.C3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9:37:38.65">
            <text:p>06/11/08 07:37 PM</text:p>
          </table:table-cell>
          <table:table-cell office:value-type="date" office:date-value="2008-06-11T20:48:54.98">
            <text:p>06/11/08 08:48 PM</text:p>
          </table:table-cell>
          <table:table-cell table:formula="oooc:=[.B327]-[.A327]" office:value-type="time" office:time-value="PT01H11M16.33S">
            <text:p>01:11:16.33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27]&gt;[.$B$1]-[.$F$11] AND([.A327]&lt;[.$B$1]-[.$F$10]);[.C3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8:29:11.22">
            <text:p>06/11/08 06:29 PM</text:p>
          </table:table-cell>
          <table:table-cell office:value-type="date" office:date-value="2008-06-11T19:37:29.959997">
            <text:p>06/11/08 07:37 PM</text:p>
          </table:table-cell>
          <table:table-cell table:formula="oooc:=[.B328]-[.A328]" office:value-type="time" office:time-value="PT01H08M18.739997S">
            <text:p>01:08:18.7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implement pubmed</text:p>
          </table:table-cell>
          <table:table-cell table:formula="oooc:=IF([.A328]&gt;[.$B$1]-[.$F$11] AND([.A328]&lt;[.$B$1]-[.$F$10]);[.C3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8:00:02">
            <text:p>06/11/08 06:00 PM</text:p>
          </table:table-cell>
          <table:table-cell office:value-type="date" office:date-value="2008-06-11T18:28:09.9">
            <text:p>06/11/08 06:28 PM</text:p>
          </table:table-cell>
          <table:table-cell table:formula="oooc:=[.B329]-[.A329]" office:value-type="time" office:time-value="PT00H28M07.9S">
            <text:p>28:07.90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Dave</text:p>
          </table:table-cell>
          <table:table-cell table:formula="oooc:=IF([.A329]&gt;[.$B$1]-[.$F$11] AND([.A329]&lt;[.$B$1]-[.$F$10]);[.C3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6:06:44.01">
            <text:p>06/11/08 04:06 PM</text:p>
          </table:table-cell>
          <table:table-cell office:value-type="date" office:date-value="2008-06-11T18:00:02">
            <text:p>06/11/08 06:00 PM</text:p>
          </table:table-cell>
          <table:table-cell table:formula="oooc:=[.B330]-[.A330]" office:value-type="time" office:time-value="PT01H53M17.99S">
            <text:p>01:53:17.9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implement pubmed</text:p>
          </table:table-cell>
          <table:table-cell table:formula="oooc:=IF([.A330]&gt;[.$B$1]-[.$F$11] AND([.A330]&lt;[.$B$1]-[.$F$10]);[.C3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6:06:44.01">
            <text:p>06/11/08 04:06 PM</text:p>
          </table:table-cell>
          <table:table-cell office:value-type="date" office:date-value="2008-06-11T16:15:17.64">
            <text:p>06/11/08 04:15 PM</text:p>
          </table:table-cell>
          <table:table-cell table:formula="oooc:=[.B331]-[.A331]" office:value-type="time" office:time-value="PT00H08M33.63S">
            <text:p>08:33.63</text:p>
          </table:table-cell>
          <table:table-cell office:value-type="string">
            <text:p>Fun</text:p>
          </table:table-cell>
          <table:table-cell table:style-name="ce3" office:value-type="string">
            <text:p>Narcacism</text:p>
          </table:table-cell>
          <table:table-cell office:value-type="string">
            <text:p>reading my blog</text:p>
          </table:table-cell>
          <table:table-cell table:formula="oooc:=IF([.A331]&gt;[.$B$1]-[.$F$11] AND([.A331]&lt;[.$B$1]-[.$F$10]);[.C3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5:36:43.95">
            <text:p>06/11/08 03:36 PM</text:p>
          </table:table-cell>
          <table:table-cell office:value-type="date" office:date-value="2008-06-11T16:06:39.309998">
            <text:p>06/11/08 04:06 PM</text:p>
          </table:table-cell>
          <table:table-cell table:formula="oooc:=[.B332]-[.A332]" office:value-type="time" office:time-value="PT00H29M55.359998S">
            <text:p>29:55.3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summarize version control notes</text:p>
          </table:table-cell>
          <table:table-cell table:formula="oooc:=IF([.A332]&gt;[.$B$1]-[.$F$11] AND([.A332]&lt;[.$B$1]-[.$F$10]);[.C3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5:30:03.63">
            <text:p>06/11/08 03:30 PM</text:p>
          </table:table-cell>
          <table:table-cell office:value-type="date" office:date-value="2008-06-11T15:36:40.61">
            <text:p>06/11/08 03:36 PM</text:p>
          </table:table-cell>
          <table:table-cell table:formula="oooc:=[.B333]-[.A333]" office:value-type="time" office:time-value="PT00H06M36.979999S">
            <text:p>06:36.98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333]&gt;[.$B$1]-[.$F$11] AND([.A333]&lt;[.$B$1]-[.$F$10]);[.C3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4:57:00.39">
            <text:p>06/11/08 02:57 PM</text:p>
          </table:table-cell>
          <table:table-cell office:value-type="date" office:date-value="2008-06-11T15:30:03.63">
            <text:p>06/11/08 03:30 PM</text:p>
          </table:table-cell>
          <table:table-cell table:formula="oooc:=[.B334]-[.A334]" office:value-type="time" office:time-value="PT00H33M03.24S">
            <text:p>33:03.24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office:value-type="string">
            <text:p>smoking revise/post</text:p>
          </table:table-cell>
          <table:table-cell table:formula="oooc:=IF([.A334]&gt;[.$B$1]-[.$F$11] AND([.A334]&lt;[.$B$1]-[.$F$10]);[.C3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4:37:54">
            <text:p>06/11/08 02:37 PM</text:p>
          </table:table-cell>
          <table:table-cell office:value-type="date" office:date-value="2008-06-11T14:56:36.790003">
            <text:p>06/11/08 02:56 PM</text:p>
          </table:table-cell>
          <table:table-cell table:formula="oooc:=[.B335]-[.A335]" office:value-type="time" office:time-value="PT00H18M42.790004S">
            <text:p>18:42.79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335]&gt;[.$B$1]-[.$F$11] AND([.A335]&lt;[.$B$1]-[.$F$10]);[.C3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3:18:38.13">
            <text:p>06/11/08 01:18 PM</text:p>
          </table:table-cell>
          <table:table-cell office:value-type="date" office:date-value="2008-06-11T14:37:54">
            <text:p>06/11/08 02:37 PM</text:p>
          </table:table-cell>
          <table:table-cell table:formula="oooc:=[.B336]-[.A336]" office:value-type="time" office:time-value="PT01H19M15.87S">
            <text:p>01:19:15.8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...</text:p>
          </table:table-cell>
          <table:table-cell table:formula="oooc:=IF([.A336]&gt;[.$B$1]-[.$F$11] AND([.A336]&lt;[.$B$1]-[.$F$10]);[.C3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3:00:25">
            <text:p>06/11/08 01:00 PM</text:p>
          </table:table-cell>
          <table:table-cell office:value-type="date" office:date-value="2008-06-11T13:18:34.44">
            <text:p>06/11/08 01:18 PM</text:p>
          </table:table-cell>
          <table:table-cell table:formula="oooc:=[.B337]-[.A337]" office:value-type="time" office:time-value="PT00H18M09.44S">
            <text:p>18:09.4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37]&gt;[.$B$1]-[.$F$11] AND([.A337]&lt;[.$B$1]-[.$F$10]);[.C3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1:04:38.88">
            <text:p>06/11/08 11:04 AM</text:p>
          </table:table-cell>
          <table:table-cell office:value-type="date" office:date-value="2008-06-11T13:00:25">
            <text:p>06/11/08 01:00 PM</text:p>
          </table:table-cell>
          <table:table-cell table:formula="oooc:=[.B338]-[.A338]" office:value-type="time" office:time-value="PT01H55M46.12S">
            <text:p>01:55:46.12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office:value-type="string">
            <text:p>bike fix</text:p>
          </table:table-cell>
          <table:table-cell table:formula="oooc:=IF([.A338]&gt;[.$B$1]-[.$F$11] AND([.A338]&lt;[.$B$1]-[.$F$10]);[.C3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10:04:41">
            <text:p>06/11/08 10:04 AM</text:p>
          </table:table-cell>
          <table:table-cell office:value-type="date" office:date-value="2008-06-11T10:54:40.79">
            <text:p>06/11/08 10:54 AM</text:p>
          </table:table-cell>
          <table:table-cell table:formula="oooc:=[.B339]-[.A339]" office:value-type="time" office:time-value="PT00H49M59.79S">
            <text:p>49:59.79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will and friends </text:p>
          </table:table-cell>
          <table:table-cell table:formula="oooc:=IF([.A339]&gt;[.$B$1]-[.$F$11] AND([.A339]&lt;[.$B$1]-[.$F$10]);[.C3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02:12:35">
            <text:p>06/11/08 02:12 AM</text:p>
          </table:table-cell>
          <table:table-cell office:value-type="date" office:date-value="2008-06-11T10:04:41">
            <text:p>06/11/08 10:04 AM</text:p>
          </table:table-cell>
          <table:table-cell table:formula="oooc:=[.B340]-[.A340]" office:value-type="time" office:time-value="PT07H52M06S">
            <text:p>07:52:06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340]&gt;[.$B$1]-[.$F$11] AND([.A340]&lt;[.$B$1]-[.$F$10]);[.C3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01:15:13.049999">
            <text:p>06/11/08 01:15 AM</text:p>
          </table:table-cell>
          <table:table-cell office:value-type="date" office:date-value="2008-06-11T02:12:35">
            <text:p>06/11/08 02:12 AM</text:p>
          </table:table-cell>
          <table:table-cell table:formula="oooc:=[.B341]-[.A341]" office:value-type="time" office:time-value="PT00H57M21.950001S">
            <text:p>57:21.95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office:value-type="string">
            <text:p>nytimes</text:p>
          </table:table-cell>
          <table:table-cell table:formula="oooc:=IF([.A341]&gt;[.$B$1]-[.$F$11] AND([.A341]&lt;[.$B$1]-[.$F$10]);[.C3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00:55:01">
            <text:p>06/11/08 12:55 AM</text:p>
          </table:table-cell>
          <table:table-cell office:value-type="date" office:date-value="2008-06-11T01:15:09.69">
            <text:p>06/11/08 01:15 AM</text:p>
          </table:table-cell>
          <table:table-cell table:formula="oooc:=[.B342]-[.A342]" office:value-type="time" office:time-value="PT00H20M08.69S">
            <text:p>20:08.69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shower</text:p>
          </table:table-cell>
          <table:table-cell table:formula="oooc:=IF([.A342]&gt;[.$B$1]-[.$F$11] AND([.A342]&lt;[.$B$1]-[.$F$10]);[.C3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1T00:11:19.11">
            <text:p>06/11/08 12:11 AM</text:p>
          </table:table-cell>
          <table:table-cell office:value-type="date" office:date-value="2008-06-11T00:55:01">
            <text:p>06/11/08 12:55 AM</text:p>
          </table:table-cell>
          <table:table-cell table:formula="oooc:=[.B343]-[.A343]" office:value-type="time" office:time-value="PT00H43M41.89S">
            <text:p>43:41.89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43]&gt;[.$B$1]-[.$F$11] AND([.A343]&lt;[.$B$1]-[.$F$10]);[.C3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3:19:38.71">
            <text:p>06/10/08 11:19 PM</text:p>
          </table:table-cell>
          <table:table-cell office:value-type="date" office:date-value="2008-06-11T00:11:19.11">
            <text:p>06/11/08 12:11 AM</text:p>
          </table:table-cell>
          <table:table-cell table:formula="oooc:=[.B344]-[.A344]" office:value-type="time" office:time-value="PT00H51M40.4S">
            <text:p>51:40.4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management</text:p>
          </table:table-cell>
          <table:table-cell table:formula="oooc:=IF([.A344]&gt;[.$B$1]-[.$F$11] AND([.A344]&lt;[.$B$1]-[.$F$10]);[.C3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2:45:37.21">
            <text:p>06/10/08 10:45 PM</text:p>
          </table:table-cell>
          <table:table-cell office:value-type="date" office:date-value="2008-06-10T23:07:14.970001">
            <text:p>06/10/08 11:07 PM</text:p>
          </table:table-cell>
          <table:table-cell table:formula="oooc:=[.B345]-[.A345]" office:value-type="time" office:time-value="PT00H21M37.760002S">
            <text:p>21:37.76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road trip</text:p>
          </table:table-cell>
          <table:table-cell table:formula="oooc:=IF([.A345]&gt;[.$B$1]-[.$F$11] AND([.A345]&lt;[.$B$1]-[.$F$10]);[.C3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2:35:16">
            <text:p>06/10/08 10:35 PM</text:p>
          </table:table-cell>
          <table:table-cell office:value-type="date" office:date-value="2008-06-10T22:45:32.81">
            <text:p>06/10/08 10:45 PM</text:p>
          </table:table-cell>
          <table:table-cell table:formula="oooc:=[.B346]-[.A346]" office:value-type="time" office:time-value="PT00H10M16.81S">
            <text:p>10:16.8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46]&gt;[.$B$1]-[.$F$11] AND([.A346]&lt;[.$B$1]-[.$F$10]);[.C3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1:49:19.37">
            <text:p>06/10/08 09:49 PM</text:p>
          </table:table-cell>
          <table:table-cell office:value-type="date" office:date-value="2008-06-10T22:35:16">
            <text:p>06/10/08 10:35 PM</text:p>
          </table:table-cell>
          <table:table-cell table:formula="oooc:=[.B347]-[.A347]" office:value-type="time" office:time-value="PT00H45M56.629999S">
            <text:p>45:56.63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management</text:p>
          </table:table-cell>
          <table:table-cell table:formula="oooc:=IF([.A347]&gt;[.$B$1]-[.$F$11] AND([.A347]&lt;[.$B$1]-[.$F$10]);[.C3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1:27:26.41">
            <text:p>06/10/08 09:27 PM</text:p>
          </table:table-cell>
          <table:table-cell office:value-type="date" office:date-value="2008-06-10T21:48:00.54">
            <text:p>06/10/08 09:48 PM</text:p>
          </table:table-cell>
          <table:table-cell table:formula="oooc:=[.B348]-[.A348]" office:value-type="time" office:time-value="PT00H20M34.129999S">
            <text:p>20:34.13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office:value-type="string">
            <text:p>TED – temes lecture</text:p>
          </table:table-cell>
          <table:table-cell table:formula="oooc:=IF([.A348]&gt;[.$B$1]-[.$F$11] AND([.A348]&lt;[.$B$1]-[.$F$10]);[.C3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1:11:12.860001">
            <text:p>06/10/08 09:11 PM</text:p>
          </table:table-cell>
          <table:table-cell office:value-type="date" office:date-value="2008-06-10T21:27:23.59">
            <text:p>06/10/08 09:27 PM</text:p>
          </table:table-cell>
          <table:table-cell table:formula="oooc:=[.B349]-[.A349]" office:value-type="time" office:time-value="PT00H16M10.729999S">
            <text:p>16:10.73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office:value-type="string">
            <text:p>finding</text:p>
          </table:table-cell>
          <table:table-cell table:formula="oooc:=IF([.A349]&gt;[.$B$1]-[.$F$11] AND([.A349]&lt;[.$B$1]-[.$F$10]);[.C3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0:58:56.15">
            <text:p>06/10/08 08:58 PM</text:p>
          </table:table-cell>
          <table:table-cell office:value-type="date" office:date-value="2008-06-10T21:11:12.860001">
            <text:p>06/10/08 09:11 PM</text:p>
          </table:table-cell>
          <table:table-cell table:formula="oooc:=[.B350]-[.A350]" office:value-type="time" office:time-value="PT00H12M16.710001S">
            <text:p>12:16.71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management</text:p>
          </table:table-cell>
          <table:table-cell table:formula="oooc:=IF([.A350]&gt;[.$B$1]-[.$F$11] AND([.A350]&lt;[.$B$1]-[.$F$10]);[.C3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0:46:38.480001">
            <text:p>06/10/08 08:46 PM</text:p>
          </table:table-cell>
          <table:table-cell office:value-type="date" office:date-value="2008-06-10T20:58:25.66">
            <text:p>06/10/08 08:58 PM</text:p>
          </table:table-cell>
          <table:table-cell table:formula="oooc:=[.B351]-[.A351]" office:value-type="time" office:time-value="PT00H11M47.179999S">
            <text:p>11:47.18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351]&gt;[.$B$1]-[.$F$11] AND([.A351]&lt;[.$B$1]-[.$F$10]);[.C3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20:42:08.15">
            <text:p>06/10/08 08:42 PM</text:p>
          </table:table-cell>
          <table:table-cell office:value-type="date" office:date-value="2008-06-10T20:46:10.52">
            <text:p>06/10/08 08:46 PM</text:p>
          </table:table-cell>
          <table:table-cell table:formula="oooc:=[.B352]-[.A352]" office:value-type="time" office:time-value="PT00H04M02.37S">
            <text:p>04:02.37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office:value-type="string">
            <text:p>will</text:p>
          </table:table-cell>
          <table:table-cell table:formula="oooc:=IF([.A352]&gt;[.$B$1]-[.$F$11] AND([.A352]&lt;[.$B$1]-[.$F$10]);[.C3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19:41:54">
            <text:p>06/10/08 07:41 PM</text:p>
          </table:table-cell>
          <table:table-cell office:value-type="date" office:date-value="2008-06-10T20:42:03.8">
            <text:p>06/10/08 08:42 PM</text:p>
          </table:table-cell>
          <table:table-cell table:formula="oooc:=[.B353]-[.A353]" office:value-type="time" office:time-value="PT01H00M09.800001S">
            <text:p>01:00:09.80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53]&gt;[.$B$1]-[.$F$11] AND([.A353]&lt;[.$B$1]-[.$F$10]);[.C3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14:15:43.75">
            <text:p>06/10/08 02:15 PM</text:p>
          </table:table-cell>
          <table:table-cell office:value-type="date" office:date-value="2008-06-10T19:41:54">
            <text:p>06/10/08 07:41 PM</text:p>
          </table:table-cell>
          <table:table-cell table:formula="oooc:=[.B354]-[.A354]" office:value-type="time" office:time-value="PT05H26M10.25S">
            <text:p>05:26:10.25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354]&gt;[.$B$1]-[.$F$11] AND([.A354]&lt;[.$B$1]-[.$F$10]);[.C3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13:54:35">
            <text:p>06/10/08 01:54 PM</text:p>
          </table:table-cell>
          <table:table-cell office:value-type="date" office:date-value="2008-06-10T14:15:43.75">
            <text:p>06/10/08 02:15 PM</text:p>
          </table:table-cell>
          <table:table-cell table:formula="oooc:=[.B355]-[.A355]" office:value-type="time" office:time-value="PT00H21M08.75S">
            <text:p>21:08.7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revision control</text:p>
          </table:table-cell>
          <table:table-cell table:formula="oooc:=IF([.A355]&gt;[.$B$1]-[.$F$11] AND([.A355]&lt;[.$B$1]-[.$F$10]);[.C3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13:18:12.96">
            <text:p>06/10/08 01:18 PM</text:p>
          </table:table-cell>
          <table:table-cell office:value-type="date" office:date-value="2008-06-10T13:54:35">
            <text:p>06/10/08 01:54 PM</text:p>
          </table:table-cell>
          <table:table-cell table:formula="oooc:=[.B356]-[.A356]" office:value-type="time" office:time-value="PT00H36M22.04S">
            <text:p>36:22.04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office:value-type="string">
            <text:p>smoking, im back</text:p>
          </table:table-cell>
          <table:table-cell table:formula="oooc:=IF([.A356]&gt;[.$B$1]-[.$F$11] AND([.A356]&lt;[.$B$1]-[.$F$10]);[.C3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13:08:54">
            <text:p>06/10/08 01:08 PM</text:p>
          </table:table-cell>
          <table:table-cell office:value-type="date" office:date-value="2008-06-10T13:18:09.13">
            <text:p>06/10/08 01:18 PM</text:p>
          </table:table-cell>
          <table:table-cell table:formula="oooc:=[.B357]-[.A357]" office:value-type="time" office:time-value="PT00H09M15.13S">
            <text:p>09:15.13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office:value-type="string">
            <text:p>Transit – bought plane ticket</text:p>
          </table:table-cell>
          <table:table-cell table:formula="oooc:=IF([.A357]&gt;[.$B$1]-[.$F$11] AND([.A357]&lt;[.$B$1]-[.$F$10]);[.C3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13:00:00">
            <text:p>06/10/08 01:00 PM</text:p>
          </table:table-cell>
          <table:table-cell office:value-type="date" office:date-value="2008-06-10T13:08:54">
            <text:p>06/10/08 01:08 PM</text:p>
          </table:table-cell>
          <table:table-cell table:formula="oooc:=[.B358]-[.A358]" office:value-type="time" office:time-value="PT00H08M54S">
            <text:p>12:08:54 AM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358]&gt;[.$B$1]-[.$F$11] AND([.A358]&lt;[.$B$1]-[.$F$10]);[.C3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11:56:29.47">
            <text:p>06/10/08 11:56 AM</text:p>
          </table:table-cell>
          <table:table-cell office:value-type="date" office:date-value="2008-06-10T13:00:00">
            <text:p>06/10/08 01:00 PM</text:p>
          </table:table-cell>
          <table:table-cell table:formula="oooc:=[.B359]-[.A359]" office:value-type="time" office:time-value="PT01H03M30.53S">
            <text:p>01:03:30.53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office:value-type="string">
            <text:p>lynsee, walmart, dave, scidex, budget</text:p>
          </table:table-cell>
          <table:table-cell table:formula="oooc:=IF([.A359]&gt;[.$B$1]-[.$F$11] AND([.A359]&lt;[.$B$1]-[.$F$10]);[.C3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11:27:06.180002">
            <text:p>06/10/08 11:27 AM</text:p>
          </table:table-cell>
          <table:table-cell office:value-type="date" office:date-value="2008-06-10T11:56:15.83">
            <text:p>06/10/08 11:56 AM</text:p>
          </table:table-cell>
          <table:table-cell table:formula="oooc:=[.B360]-[.A360]" office:value-type="time" office:time-value="PT00H29M09.649998S">
            <text:p>29:09.65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360]&gt;[.$B$1]-[.$F$11] AND([.A360]&lt;[.$B$1]-[.$F$10]);[.C3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9:26:46">
            <text:p>06/10/08 09:26 AM</text:p>
          </table:table-cell>
          <table:table-cell office:value-type="date" office:date-value="2008-06-10T11:27:01.980004">
            <text:p>06/10/08 11:27 AM</text:p>
          </table:table-cell>
          <table:table-cell table:formula="oooc:=[.B361]-[.A361]" office:value-type="time" office:time-value="PT02H00M15.980004S">
            <text:p>02:00:15.98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361]&gt;[.$B$1]-[.$F$11] AND([.A361]&lt;[.$B$1]-[.$F$10]);[.C3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6:55:41.17">
            <text:p>06/10/08 06:55 AM</text:p>
          </table:table-cell>
          <table:table-cell office:value-type="date" office:date-value="2008-06-10T09:26:46">
            <text:p>06/10/08 09:26 AM</text:p>
          </table:table-cell>
          <table:table-cell table:formula="oooc:=[.B362]-[.A362]" office:value-type="time" office:time-value="PT02H31M04.83S">
            <text:p>02:31:04.83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62]&gt;[.$B$1]-[.$F$11] AND([.A362]&lt;[.$B$1]-[.$F$10]);[.C3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6:25:59.92">
            <text:p>06/10/08 06:26 AM</text:p>
          </table:table-cell>
          <table:table-cell office:value-type="date" office:date-value="2008-06-10T06:55:28.130001">
            <text:p>06/10/08 06:55 AM</text:p>
          </table:table-cell>
          <table:table-cell table:formula="oooc:=[.B363]-[.A363]" office:value-type="time" office:time-value="PT00H29M28.210002S">
            <text:p>29:28.21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study revision control</text:p>
          </table:table-cell>
          <table:table-cell table:formula="oooc:=IF([.A363]&gt;[.$B$1]-[.$F$11] AND([.A363]&lt;[.$B$1]-[.$F$10]);[.C3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6:02:05.989999">
            <text:p>06/10/08 06:02 AM</text:p>
          </table:table-cell>
          <table:table-cell office:value-type="date" office:date-value="2008-06-10T06:25:48.64">
            <text:p>06/10/08 06:25 AM</text:p>
          </table:table-cell>
          <table:table-cell table:formula="oooc:=[.B364]-[.A364]" office:value-type="time" office:time-value="PT00H23M42.650001S">
            <text:p>23:42.6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summary of gayle/tanja inquiry</text:p>
          </table:table-cell>
          <table:table-cell table:formula="oooc:=IF([.A364]&gt;[.$B$1]-[.$F$11] AND([.A364]&lt;[.$B$1]-[.$F$10]);[.C3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5:39:37.64">
            <text:p>06/10/08 05:39 AM</text:p>
          </table:table-cell>
          <table:table-cell office:value-type="date" office:date-value="2008-06-10T06:01:48">
            <text:p>06/10/08 06:01 AM</text:p>
          </table:table-cell>
          <table:table-cell table:formula="oooc:=[.B365]-[.A365]" office:value-type="time" office:time-value="PT00H22M10.36S">
            <text:p>22:10.36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/>
          <table:table-cell table:formula="oooc:=IF([.A365]&gt;[.$B$1]-[.$F$11] AND([.A365]&lt;[.$B$1]-[.$F$10]);[.C3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5:04:37.74">
            <text:p>06/10/08 05:04 AM</text:p>
          </table:table-cell>
          <table:table-cell office:value-type="date" office:date-value="2008-06-10T05:39:27.440001">
            <text:p>06/10/08 05:39 AM</text:p>
          </table:table-cell>
          <table:table-cell table:formula="oooc:=[.B366]-[.A366]" office:value-type="time" office:time-value="PT00H34M49.700001S">
            <text:p>34:49.70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66]&gt;[.$B$1]-[.$F$11] AND([.A366]&lt;[.$B$1]-[.$F$10]);[.C3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3:22:00">
            <text:p>06/10/08 03:22 AM</text:p>
          </table:table-cell>
          <table:table-cell office:value-type="date" office:date-value="2008-06-10T05:04:37.74">
            <text:p>06/10/08 05:04 AM</text:p>
          </table:table-cell>
          <table:table-cell table:formula="oooc:=[.B367]-[.A367]" office:value-type="time" office:time-value="PT01H42M37.74S">
            <text:p>01:42:37.7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study revision control</text:p>
          </table:table-cell>
          <table:table-cell table:formula="oooc:=IF([.A367]&gt;[.$B$1]-[.$F$11] AND([.A367]&lt;[.$B$1]-[.$F$10]);[.C3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2:21:33">
            <text:p>06/10/08 02:21 AM</text:p>
          </table:table-cell>
          <table:table-cell office:value-type="date" office:date-value="2008-06-10T03:22:00">
            <text:p>06/10/08 03:22 AM</text:p>
          </table:table-cell>
          <table:table-cell table:formula="oooc:=[.B368]-[.A368]" office:value-type="time" office:time-value="PT01H00M27S">
            <text:p>01:00:27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68]&gt;[.$B$1]-[.$F$11] AND([.A368]&lt;[.$B$1]-[.$F$10]);[.C3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1:44:44">
            <text:p>06/10/08 01:44 AM</text:p>
          </table:table-cell>
          <table:table-cell office:value-type="date" office:date-value="2008-06-10T02:21:33">
            <text:p>06/10/08 02:21 AM</text:p>
          </table:table-cell>
          <table:table-cell table:formula="oooc:=[.B369]-[.A369]" office:value-type="time" office:time-value="PT00H36M49S">
            <text:p>12:36:49 AM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office:value-type="string">
            <text:p>Sleep – failure</text:p>
          </table:table-cell>
          <table:table-cell table:formula="oooc:=IF([.A369]&gt;[.$B$1]-[.$F$11] AND([.A369]&lt;[.$B$1]-[.$F$10]);[.C3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1:23:54">
            <text:p>06/10/08 01:23 AM</text:p>
          </table:table-cell>
          <table:table-cell office:value-type="date" office:date-value="2008-06-10T01:44:44">
            <text:p>06/10/08 01:44 AM</text:p>
          </table:table-cell>
          <table:table-cell table:formula="oooc:=[.B370]-[.A370]" office:value-type="time" office:time-value="PT00H20M50S">
            <text:p>12:20:5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70]&gt;[.$B$1]-[.$F$11] AND([.A370]&lt;[.$B$1]-[.$F$10]);[.C3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0:50:33.999999">
            <text:p>06/10/08 12:50 AM</text:p>
          </table:table-cell>
          <table:table-cell office:value-type="date" office:date-value="2008-06-10T01:23:54">
            <text:p>06/10/08 01:23 AM</text:p>
          </table:table-cell>
          <table:table-cell table:formula="oooc:=[.B371]-[.A371]" office:value-type="time" office:time-value="PT00H33M20S">
            <text:p>12:33:20 AM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summary of gayle/tanja inquiry</text:p>
          </table:table-cell>
          <table:table-cell table:formula="oooc:=IF([.A371]&gt;[.$B$1]-[.$F$11] AND([.A371]&lt;[.$B$1]-[.$F$10]);[.C3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10T00:35:03.21">
            <text:p>06/10/08 12:35 AM</text:p>
          </table:table-cell>
          <table:table-cell office:value-type="date" office:date-value="2008-06-10T00:50:33.999999">
            <text:p>06/10/08 12:50 AM</text:p>
          </table:table-cell>
          <table:table-cell table:formula="oooc:=[.B372]-[.A372]" office:value-type="time" office:time-value="PT00H15M30.789999S">
            <text:p>15:30.79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72]&gt;[.$B$1]-[.$F$11] AND([.A372]&lt;[.$B$1]-[.$F$10]);[.C3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20:11:09.000004">
            <text:p>06/09/08 08:11 PM</text:p>
          </table:table-cell>
          <table:table-cell office:value-type="date" office:date-value="2008-06-10T00:35:03.21">
            <text:p>06/10/08 12:35 AM</text:p>
          </table:table-cell>
          <table:table-cell table:formula="oooc:=[.B373]-[.A373]" office:value-type="time" office:time-value="PT04H23M54.209996S">
            <text:p>04:23:54.21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office:value-type="string">
            <text:p>Economist</text:p>
          </table:table-cell>
          <table:table-cell table:formula="oooc:=IF([.A373]&gt;[.$B$1]-[.$F$11] AND([.A373]&lt;[.$B$1]-[.$F$10]);[.C3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7:11:09.250002">
            <text:p>06/09/08 05:11 PM</text:p>
          </table:table-cell>
          <table:table-cell office:value-type="date" office:date-value="2008-06-09T20:11:09.000004">
            <text:p>06/09/08 08:11 PM</text:p>
          </table:table-cell>
          <table:table-cell table:formula="oooc:=[.B374]-[.A374]" office:value-type="time" office:time-value="PT02H59M59.750002S">
            <text:p>02:59:59.7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74]&gt;[.$B$1]-[.$F$11] AND([.A374]&lt;[.$B$1]-[.$F$10]);[.C3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5:36:32.34">
            <text:p>06/09/08 03:36 PM</text:p>
          </table:table-cell>
          <table:table-cell office:value-type="date" office:date-value="2008-06-09T17:10:59.31">
            <text:p>06/09/08 05:10 PM</text:p>
          </table:table-cell>
          <table:table-cell table:formula="oooc:=[.B375]-[.A375]" office:value-type="time" office:time-value="PT01H34M26.97S">
            <text:p>01:34:26.97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375]&gt;[.$B$1]-[.$F$11] AND([.A375]&lt;[.$B$1]-[.$F$10]);[.C3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5:07:19">
            <text:p>06/09/08 03:07 PM</text:p>
          </table:table-cell>
          <table:table-cell office:value-type="date" office:date-value="2008-06-09T15:36:27.86">
            <text:p>06/09/08 03:36 PM</text:p>
          </table:table-cell>
          <table:table-cell table:formula="oooc:=[.B376]-[.A376]" office:value-type="time" office:time-value="PT00H29M08.86S">
            <text:p>29:08.86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376]&gt;[.$B$1]-[.$F$11] AND([.A376]&lt;[.$B$1]-[.$F$10]);[.C3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4:37:19.48">
            <text:p>06/09/08 02:37 PM</text:p>
          </table:table-cell>
          <table:table-cell office:value-type="date" office:date-value="2008-06-09T15:07:19">
            <text:p>06/09/08 03:07 PM</text:p>
          </table:table-cell>
          <table:table-cell table:formula="oooc:=[.B377]-[.A377]" office:value-type="time" office:time-value="PT00H29M59.52S">
            <text:p>29:59.52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subversion study</text:p>
          </table:table-cell>
          <table:table-cell table:formula="oooc:=IF([.A377]&gt;[.$B$1]-[.$F$11] AND([.A377]&lt;[.$B$1]-[.$F$10]);[.C3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4:18:06.14">
            <text:p>06/09/08 02:18 PM</text:p>
          </table:table-cell>
          <table:table-cell office:value-type="date" office:date-value="2008-06-09T14:37:07.66">
            <text:p>06/09/08 02:37 PM</text:p>
          </table:table-cell>
          <table:table-cell table:formula="oooc:=[.B378]-[.A378]" office:value-type="time" office:time-value="PT00H19M01.52S">
            <text:p>19:01.52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378]&gt;[.$B$1]-[.$F$11] AND([.A378]&lt;[.$B$1]-[.$F$10]);[.C3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3:32:42.769998">
            <text:p>06/09/08 01:32 PM</text:p>
          </table:table-cell>
          <table:table-cell office:value-type="date" office:date-value="2008-06-09T14:15:36.41">
            <text:p>06/09/08 02:15 PM</text:p>
          </table:table-cell>
          <table:table-cell table:formula="oooc:=[.B379]-[.A379]" office:value-type="time" office:time-value="PT00H42M53.640003S">
            <text:p>42:53.64</text:p>
          </table:table-cell>
          <table:table-cell office:value-type="string">
            <text:p>Study</text:p>
          </table:table-cell>
          <table:table-cell table:style-name="ce3" office:value-type="string">
            <text:p>Fun</text:p>
          </table:table-cell>
          <table:table-cell/>
          <table:table-cell table:formula="oooc:=IF([.A379]&gt;[.$B$1]-[.$F$11] AND([.A379]&lt;[.$B$1]-[.$F$10]);[.C3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3:11:08.03">
            <text:p>06/09/08 01:11 PM</text:p>
          </table:table-cell>
          <table:table-cell office:value-type="date" office:date-value="2008-06-09T13:32:12.15">
            <text:p>06/09/08 01:32 PM</text:p>
          </table:table-cell>
          <table:table-cell table:formula="oooc:=[.B380]-[.A380]" office:value-type="time" office:time-value="PT00H21M04.12S">
            <text:p>21:04.12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office:value-type="string">
            <text:p>axis and allies</text:p>
          </table:table-cell>
          <table:table-cell table:formula="oooc:=IF([.A380]&gt;[.$B$1]-[.$F$11] AND([.A380]&lt;[.$B$1]-[.$F$10]);[.C3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2:50:35">
            <text:p>06/09/08 12:50 PM</text:p>
          </table:table-cell>
          <table:table-cell office:value-type="date" office:date-value="2008-06-09T13:11:03.96">
            <text:p>06/09/08 01:11 PM</text:p>
          </table:table-cell>
          <table:table-cell table:formula="oooc:=[.B381]-[.A381]" office:value-type="time" office:time-value="PT00H20M28.96S">
            <text:p>20:28.96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381]&gt;[.$B$1]-[.$F$11] AND([.A381]&lt;[.$B$1]-[.$F$10]);[.C3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12:20:35">
            <text:p>06/09/08 12:20 PM</text:p>
          </table:table-cell>
          <table:table-cell office:value-type="date" office:date-value="2008-06-09T12:50:35">
            <text:p>06/09/08 12:50 PM</text:p>
          </table:table-cell>
          <table:table-cell table:formula="oooc:=[.B382]-[.A382]" office:value-type="time" office:time-value="PT00H30M00S">
            <text:p>12:3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donuts, dave</text:p>
          </table:table-cell>
          <table:table-cell table:formula="oooc:=IF([.A382]&gt;[.$B$1]-[.$F$11] AND([.A382]&lt;[.$B$1]-[.$F$10]);[.C3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04:20:35">
            <text:p>06/09/08 04:20 AM</text:p>
          </table:table-cell>
          <table:table-cell office:value-type="date" office:date-value="2008-06-09T12:20:35">
            <text:p>06/09/08 12:20 PM</text:p>
          </table:table-cell>
          <table:table-cell table:formula="oooc:=[.B383]-[.A383]" office:value-type="time" office:time-value="PT08H00M00S">
            <text:p>08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383]&gt;[.$B$1]-[.$F$11] AND([.A383]&lt;[.$B$1]-[.$F$10]);[.C3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9T00:00:35">
            <text:p>06/09/08 12:00 AM</text:p>
          </table:table-cell>
          <table:table-cell office:value-type="date" office:date-value="2008-06-09T04:20:35">
            <text:p>06/09/08 04:20 AM</text:p>
          </table:table-cell>
          <table:table-cell table:formula="oooc:=[.B384]-[.A384]" office:value-type="time" office:time-value="PT04H20M00S">
            <text:p>04:2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dave, mike, meggan, tyler, neighbor</text:p>
          </table:table-cell>
          <table:table-cell table:formula="oooc:=IF([.A384]&gt;[.$B$1]-[.$F$11] AND([.A384]&lt;[.$B$1]-[.$F$10]);[.C3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9:23:34.539999">
            <text:p>06/08/08 07:23 PM</text:p>
          </table:table-cell>
          <table:table-cell office:value-type="date" office:date-value="2008-06-09T00:00:35">
            <text:p>06/09/08 12:00 AM</text:p>
          </table:table-cell>
          <table:table-cell table:formula="oooc:=[.B385]-[.A385]" office:value-type="time" office:time-value="PT04H37M00.460001S">
            <text:p>04:37:00.4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gayle, tanja, dave, scidex</text:p>
          </table:table-cell>
          <table:table-cell table:formula="oooc:=IF([.A385]&gt;[.$B$1]-[.$F$11] AND([.A385]&lt;[.$B$1]-[.$F$10]);[.C3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8:36:35">
            <text:p>06/08/08 06:36 PM</text:p>
          </table:table-cell>
          <table:table-cell office:value-type="date" office:date-value="2008-06-08T19:22:06.3">
            <text:p>06/08/08 07:22 PM</text:p>
          </table:table-cell>
          <table:table-cell table:formula="oooc:=[.B386]-[.A386]" office:value-type="time" office:time-value="PT00H45M31.3S">
            <text:p>45:31.30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office:value-type="string">
            <text:p>Red Eye</text:p>
          </table:table-cell>
          <table:table-cell table:formula="oooc:=IF([.A386]&gt;[.$B$1]-[.$F$11] AND([.A386]&lt;[.$B$1]-[.$F$10]);[.C3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7:06:35">
            <text:p>06/08/08 05:06 PM</text:p>
          </table:table-cell>
          <table:table-cell office:value-type="date" office:date-value="2008-06-08T18:36:35">
            <text:p>06/08/08 06:36 PM</text:p>
          </table:table-cell>
          <table:table-cell table:formula="oooc:=[.B387]-[.A387]" office:value-type="time" office:time-value="PT01H30M00S">
            <text:p>01:3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Ted, Jess, Ryan, Noah, etc.</text:p>
          </table:table-cell>
          <table:table-cell table:formula="oooc:=IF([.A387]&gt;[.$B$1]-[.$F$11] AND([.A387]&lt;[.$B$1]-[.$F$10]);[.C3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6:56:34.64">
            <text:p>06/08/08 04:56 PM</text:p>
          </table:table-cell>
          <table:table-cell office:value-type="date" office:date-value="2008-06-08T17:06:35">
            <text:p>06/08/08 05:06 PM</text:p>
          </table:table-cell>
          <table:table-cell table:formula="oooc:=[.B388]-[.A388]" office:value-type="time" office:time-value="PT00H10M00.360001S">
            <text:p>10:00.36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88]&gt;[.$B$1]-[.$F$11] AND([.A388]&lt;[.$B$1]-[.$F$10]);[.C3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6:39:16">
            <text:p>06/08/08 04:39 PM</text:p>
          </table:table-cell>
          <table:table-cell office:value-type="date" office:date-value="2008-06-08T16:56:34.64">
            <text:p>06/08/08 04:56 PM</text:p>
          </table:table-cell>
          <table:table-cell table:formula="oooc:=[.B389]-[.A389]" office:value-type="time" office:time-value="PT00H17M18.64S">
            <text:p>17:18.6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/>
          <table:table-cell table:formula="oooc:=IF([.A389]&gt;[.$B$1]-[.$F$11] AND([.A389]&lt;[.$B$1]-[.$F$10]);[.C3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6:29:16">
            <text:p>06/08/08 04:29 PM</text:p>
          </table:table-cell>
          <table:table-cell office:value-type="date" office:date-value="2008-06-08T16:39:16">
            <text:p>06/08/08 04:39 PM</text:p>
          </table:table-cell>
          <table:table-cell table:formula="oooc:=[.B390]-[.A390]" office:value-type="time" office:time-value="PT00H10M00S">
            <text:p>12:10:00 AM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office:value-type="string">
            <text:p>binny's</text:p>
          </table:table-cell>
          <table:table-cell table:formula="oooc:=IF([.A390]&gt;[.$B$1]-[.$F$11] AND([.A390]&lt;[.$B$1]-[.$F$10]);[.C3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6:09:16">
            <text:p>06/08/08 04:09 PM</text:p>
          </table:table-cell>
          <table:table-cell office:value-type="date" office:date-value="2008-06-08T16:29:16">
            <text:p>06/08/08 04:29 PM</text:p>
          </table:table-cell>
          <table:table-cell table:formula="oooc:=[.B391]-[.A391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91]&gt;[.$B$1]-[.$F$11] AND([.A391]&lt;[.$B$1]-[.$F$10]);[.C3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5:56:15.81">
            <text:p>06/08/08 03:56 PM</text:p>
          </table:table-cell>
          <table:table-cell office:value-type="date" office:date-value="2008-06-08T16:09:16">
            <text:p>06/08/08 04:09 PM</text:p>
          </table:table-cell>
          <table:table-cell table:formula="oooc:=[.B392]-[.A392]" office:value-type="time" office:time-value="PT00H13M00.19S">
            <text:p>13:00.1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Services Questionaires</text:p>
          </table:table-cell>
          <table:table-cell table:formula="oooc:=IF([.A392]&gt;[.$B$1]-[.$F$11] AND([.A392]&lt;[.$B$1]-[.$F$10]);[.C3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5:34:16">
            <text:p>06/08/08 03:34 PM</text:p>
          </table:table-cell>
          <table:table-cell office:value-type="date" office:date-value="2008-06-08T15:56:05">
            <text:p>06/08/08 03:56 PM</text:p>
          </table:table-cell>
          <table:table-cell table:formula="oooc:=[.B393]-[.A393]" office:value-type="time" office:time-value="PT00H21M49S">
            <text:p>12:21:49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393]&gt;[.$B$1]-[.$F$11] AND([.A393]&lt;[.$B$1]-[.$F$10]);[.C3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5:24:16">
            <text:p>06/08/08 03:24 PM</text:p>
          </table:table-cell>
          <table:table-cell office:value-type="date" office:date-value="2008-06-08T15:34:16">
            <text:p>06/08/08 03:34 PM</text:p>
          </table:table-cell>
          <table:table-cell table:formula="oooc:=[.B394]-[.A394]" office:value-type="time" office:time-value="PT00H09M59.999999S">
            <text:p>12:1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shower</text:p>
          </table:table-cell>
          <table:table-cell table:formula="oooc:=IF([.A394]&gt;[.$B$1]-[.$F$11] AND([.A394]&lt;[.$B$1]-[.$F$10]);[.C3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5:14:16">
            <text:p>06/08/08 03:14 PM</text:p>
          </table:table-cell>
          <table:table-cell office:value-type="date" office:date-value="2008-06-08T15:24:16">
            <text:p>06/08/08 03:24 PM</text:p>
          </table:table-cell>
          <table:table-cell table:formula="oooc:=[.B395]-[.A395]" office:value-type="time" office:time-value="PT00H10M00S">
            <text:p>12:1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masterbation</text:p>
          </table:table-cell>
          <table:table-cell table:formula="oooc:=IF([.A395]&gt;[.$B$1]-[.$F$11] AND([.A395]&lt;[.$B$1]-[.$F$10]);[.C3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4:52:10">
            <text:p>06/08/08 02:52 PM</text:p>
          </table:table-cell>
          <table:table-cell office:value-type="date" office:date-value="2008-06-08T15:14:16">
            <text:p>06/08/08 03:14 PM</text:p>
          </table:table-cell>
          <table:table-cell table:formula="oooc:=[.B396]-[.A396]" office:value-type="time" office:time-value="PT00H22M06S">
            <text:p>12:22:06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396]&gt;[.$B$1]-[.$F$11] AND([.A396]&lt;[.$B$1]-[.$F$10]);[.C3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4:49:10">
            <text:p>06/08/08 02:49 PM</text:p>
          </table:table-cell>
          <table:table-cell office:value-type="date" office:date-value="2008-06-08T14:52:10">
            <text:p>06/08/08 02:52 PM</text:p>
          </table:table-cell>
          <table:table-cell table:formula="oooc:=[.B397]-[.A397]" office:value-type="time" office:time-value="PT00H03M00S">
            <text:p>12:03:00 AM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397]&gt;[.$B$1]-[.$F$11] AND([.A397]&lt;[.$B$1]-[.$F$10]);[.C3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2:30:10">
            <text:p>06/08/08 12:30 PM</text:p>
          </table:table-cell>
          <table:table-cell office:value-type="date" office:date-value="2008-06-08T14:49:10">
            <text:p>06/08/08 02:49 PM</text:p>
          </table:table-cell>
          <table:table-cell table:formula="oooc:=[.B398]-[.A398]" office:value-type="time" office:time-value="PT02H19M00S">
            <text:p>02:19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mike, elise</text:p>
          </table:table-cell>
          <table:table-cell table:formula="oooc:=IF([.A398]&gt;[.$B$1]-[.$F$11] AND([.A398]&lt;[.$B$1]-[.$F$10]);[.C3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10:30:10">
            <text:p>06/08/08 10:30 AM</text:p>
          </table:table-cell>
          <table:table-cell office:value-type="date" office:date-value="2008-06-08T12:30:10">
            <text:p>06/08/08 12:30 PM</text:p>
          </table:table-cell>
          <table:table-cell table:formula="oooc:=[.B399]-[.A399]" office:value-type="time" office:time-value="PT02H00M00S">
            <text:p>02:0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family, elise, </text:p>
          </table:table-cell>
          <table:table-cell table:formula="oooc:=IF([.A399]&gt;[.$B$1]-[.$F$11] AND([.A399]&lt;[.$B$1]-[.$F$10]);[.C3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8T02:28:10">
            <text:p>06/08/08 02:28 AM</text:p>
          </table:table-cell>
          <table:table-cell office:value-type="date" office:date-value="2008-06-08T10:30:10">
            <text:p>06/08/08 10:30 AM</text:p>
          </table:table-cell>
          <table:table-cell table:formula="oooc:=[.B400]-[.A400]" office:value-type="time" office:time-value="PT08H02M00S">
            <text:p>08:02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400]&gt;[.$B$1]-[.$F$11] AND([.A400]&lt;[.$B$1]-[.$F$10]);[.C4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7T21:08:10.35">
            <text:p>06/07/08 09:08 PM</text:p>
          </table:table-cell>
          <table:table-cell office:value-type="date" office:date-value="2008-06-08T02:28:10">
            <text:p>06/08/08 02:28 AM</text:p>
          </table:table-cell>
          <table:table-cell table:formula="oooc:=[.B401]-[.A401]" office:value-type="time" office:time-value="PT05H19M59.65S">
            <text:p>05:19:59.65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family, elise, </text:p>
          </table:table-cell>
          <table:table-cell table:formula="oooc:=IF([.A401]&gt;[.$B$1]-[.$F$11] AND([.A401]&lt;[.$B$1]-[.$F$10]);[.C4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7T14:54:50.51">
            <text:p>06/07/08 02:54 PM</text:p>
          </table:table-cell>
          <table:table-cell office:value-type="date" office:date-value="2008-06-07T21:08:10.35">
            <text:p>06/07/08 09:08 PM</text:p>
          </table:table-cell>
          <table:table-cell table:formula="oooc:=[.B402]-[.A402]" office:value-type="time" office:time-value="PT06H13M19.84S">
            <text:p>06:13:19.84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graduation party</text:p>
          </table:table-cell>
          <table:table-cell table:formula="oooc:=IF([.A402]&gt;[.$B$1]-[.$F$11] AND([.A402]&lt;[.$B$1]-[.$F$10]);[.C4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7T14:36:53">
            <text:p>06/07/08 02:36 PM</text:p>
          </table:table-cell>
          <table:table-cell office:value-type="date" office:date-value="2008-06-07T14:54:46.11">
            <text:p>06/07/08 02:54 PM</text:p>
          </table:table-cell>
          <table:table-cell table:formula="oooc:=[.B403]-[.A403]" office:value-type="time" office:time-value="PT00H17M53.11S">
            <text:p>17:53.11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/>
          <table:table-cell table:formula="oooc:=IF([.A403]&gt;[.$B$1]-[.$F$11] AND([.A403]&lt;[.$B$1]-[.$F$10]);[.C40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7T14:28:10">
            <text:p>06/07/08 02:28 PM</text:p>
          </table:table-cell>
          <table:table-cell office:value-type="date" office:date-value="2008-06-07T14:36:53">
            <text:p>06/07/08 02:36 PM</text:p>
          </table:table-cell>
          <table:table-cell table:formula="oooc:=[.B404]-[.A404]" office:value-type="time" office:time-value="PT00H08M43S">
            <text:p>12:08:43 AM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404]&gt;[.$B$1]-[.$F$11] AND([.A404]&lt;[.$B$1]-[.$F$10]);[.C4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7T13:10:55">
            <text:p>06/07/08 01:10 PM</text:p>
          </table:table-cell>
          <table:table-cell office:value-type="date" office:date-value="2008-06-07T14:28:10">
            <text:p>06/07/08 02:28 PM</text:p>
          </table:table-cell>
          <table:table-cell table:formula="oooc:=[.B405]-[.A405]" office:value-type="time" office:time-value="PT01H17M15S">
            <text:p>01:17:15 AM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/>
          <table:table-cell table:formula="oooc:=IF([.A405]&gt;[.$B$1]-[.$F$11] AND([.A405]&lt;[.$B$1]-[.$F$10]);[.C40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7T12:30:55">
            <text:p>06/07/08 12:30 PM</text:p>
          </table:table-cell>
          <table:table-cell office:value-type="date" office:date-value="2008-06-07T13:10:55">
            <text:p>06/07/08 01:10 PM</text:p>
          </table:table-cell>
          <table:table-cell table:formula="oooc:=[.B406]-[.A406]" office:value-type="time" office:time-value="PT00H40M00S">
            <text:p>12:4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406]&gt;[.$B$1]-[.$F$11] AND([.A406]&lt;[.$B$1]-[.$F$10]);[.C4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7T02:30:55.000004">
            <text:p>06/07/08 02:30 AM</text:p>
          </table:table-cell>
          <table:table-cell office:value-type="date" office:date-value="2008-06-07T12:30:55">
            <text:p>06/07/08 12:30 PM</text:p>
          </table:table-cell>
          <table:table-cell table:formula="oooc:=[.B407]-[.A407]" office:value-type="time" office:time-value="PT09H59M59.999996S">
            <text:p>10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407]&gt;[.$B$1]-[.$F$11] AND([.A407]&lt;[.$B$1]-[.$F$10]);[.C4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6T17:30:55.000004">
            <text:p>06/06/08 05:30 PM</text:p>
          </table:table-cell>
          <table:table-cell office:value-type="date" office:date-value="2008-06-07T02:30:55.000004">
            <text:p>06/07/08 02:30 AM</text:p>
          </table:table-cell>
          <table:table-cell table:formula="oooc:=[.B408]-[.A408]" office:value-type="time" office:time-value="PT09H00M00S">
            <text:p>09:0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surprise party</text:p>
          </table:table-cell>
          <table:table-cell table:formula="oooc:=IF([.A408]&gt;[.$B$1]-[.$F$11] AND([.A408]&lt;[.$B$1]-[.$F$10]);[.C4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6T11:30:55.000004">
            <text:p>06/06/08 11:30 AM</text:p>
          </table:table-cell>
          <table:table-cell office:value-type="date" office:date-value="2008-06-06T17:30:55.000004">
            <text:p>06/06/08 05:30 PM</text:p>
          </table:table-cell>
          <table:table-cell table:formula="oooc:=[.B409]-[.A409]" office:value-type="time" office:time-value="PT06H00M00S">
            <text:p>06:00:00 AM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/>
          <table:table-cell table:formula="oooc:=IF([.A409]&gt;[.$B$1]-[.$F$11] AND([.A409]&lt;[.$B$1]-[.$F$10]);[.C4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6T11:20:55.05">
            <text:p>06/06/08 11:20 AM</text:p>
          </table:table-cell>
          <table:table-cell office:value-type="date" office:date-value="2008-06-06T11:30:55.000004">
            <text:p>06/06/08 11:30 AM</text:p>
          </table:table-cell>
          <table:table-cell table:formula="oooc:=[.B410]-[.A410]" office:value-type="time" office:time-value="PT00H09M59.950004S">
            <text:p>09:59.9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410]&gt;[.$B$1]-[.$F$11] AND([.A410]&lt;[.$B$1]-[.$F$10]);[.C4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6T10:37:50.899981">
            <text:p>06/06/08 10:37 AM</text:p>
          </table:table-cell>
          <table:table-cell office:value-type="date" office:date-value="2008-06-06T11:20:36.46">
            <text:p>06/06/08 11:20 AM</text:p>
          </table:table-cell>
          <table:table-cell table:formula="oooc:=[.B411]-[.A411]" office:value-type="time" office:time-value="PT00H42M45.56002S">
            <text:p>42:45.5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mission statement </text:p>
          </table:table-cell>
          <table:table-cell table:formula="oooc:=IF([.A411]&gt;[.$B$1]-[.$F$11] AND([.A411]&lt;[.$B$1]-[.$F$10]);[.C4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6T10:17:47">
            <text:p>06/06/08 10:17 AM</text:p>
          </table:table-cell>
          <table:table-cell office:value-type="date" office:date-value="2008-06-06T10:37:47.13">
            <text:p>06/06/08 10:37 AM</text:p>
          </table:table-cell>
          <table:table-cell table:formula="oooc:=[.B412]-[.A412]" office:value-type="time" office:time-value="PT00H20M00.13S">
            <text:p>20:00.13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/>
          <table:table-cell table:formula="oooc:=IF([.A412]&gt;[.$B$1]-[.$F$11] AND([.A412]&lt;[.$B$1]-[.$F$10]);[.C4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6T09:50:12">
            <text:p>06/06/08 09:50 AM</text:p>
          </table:table-cell>
          <table:table-cell office:value-type="date" office:date-value="2008-06-06T10:17:47">
            <text:p>06/06/08 10:17 AM</text:p>
          </table:table-cell>
          <table:table-cell table:formula="oooc:=[.B413]-[.A413]" office:value-type="time" office:time-value="PT00H27M35S">
            <text:p>12:27:35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413]&gt;[.$B$1]-[.$F$11] AND([.A413]&lt;[.$B$1]-[.$F$10]);[.C4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6T09:40:12.000002">
            <text:p>06/06/08 09:40 AM</text:p>
          </table:table-cell>
          <table:table-cell office:value-type="date" office:date-value="2008-06-06T09:50:12">
            <text:p>06/06/08 09:50 AM</text:p>
          </table:table-cell>
          <table:table-cell table:formula="oooc:=[.B414]-[.A414]" office:value-type="time" office:time-value="PT00H09M59.999998S">
            <text:p>12:1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quick quick</text:p>
          </table:table-cell>
          <table:table-cell table:formula="oooc:=IF([.A414]&gt;[.$B$1]-[.$F$11] AND([.A414]&lt;[.$B$1]-[.$F$10]);[.C4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6T03:00:12">
            <text:p>06/06/08 03:00 AM</text:p>
          </table:table-cell>
          <table:table-cell office:value-type="date" office:date-value="2008-06-06T09:40:12.000002">
            <text:p>06/06/08 09:40 AM</text:p>
          </table:table-cell>
          <table:table-cell table:formula="oooc:=[.B415]-[.A415]" office:value-type="time" office:time-value="PT06H40M00S">
            <text:p>06:4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415]&gt;[.$B$1]-[.$F$11] AND([.A415]&lt;[.$B$1]-[.$F$10]);[.C4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5T21:00:12">
            <text:p>06/05/08 09:00 PM</text:p>
          </table:table-cell>
          <table:table-cell office:value-type="date" office:date-value="2008-06-06T03:00:12">
            <text:p>06/06/08 03:00 AM</text:p>
          </table:table-cell>
          <table:table-cell table:formula="oooc:=[.B416]-[.A416]" office:value-type="time" office:time-value="PT06H00M00S">
            <text:p>06:00:00 AM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office:value-type="string">
            <text:p>collab w dave... q for tanja and gayle, project management software</text:p>
          </table:table-cell>
          <table:table-cell table:formula="oooc:=IF([.A416]&gt;[.$B$1]-[.$F$11] AND([.A416]&lt;[.$B$1]-[.$F$10]);[.C4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5T20:20:12.000004">
            <text:p>06/05/08 08:20 PM</text:p>
          </table:table-cell>
          <table:table-cell office:value-type="date" office:date-value="2008-06-05T21:00:12">
            <text:p>06/05/08 09:00 PM</text:p>
          </table:table-cell>
          <table:table-cell table:formula="oooc:=[.B417]-[.A417]" office:value-type="time" office:time-value="PT00H39M59.999996S">
            <text:p>12:4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office:value-type="string">
            <text:p>el</text:p>
          </table:table-cell>
          <table:table-cell table:formula="oooc:=IF([.A417]&gt;[.$B$1]-[.$F$11] AND([.A417]&lt;[.$B$1]-[.$F$10]);[.C4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5T17:00:12.000002">
            <text:p>06/05/08 05:00 PM</text:p>
          </table:table-cell>
          <table:table-cell office:value-type="date" office:date-value="2008-06-05T20:20:12.000004">
            <text:p>06/05/08 08:20 PM</text:p>
          </table:table-cell>
          <table:table-cell table:formula="oooc:=[.B418]-[.A418]" office:value-type="time" office:time-value="PT03H20M00S">
            <text:p>03:2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basia, ted, hans</text:p>
          </table:table-cell>
          <table:table-cell table:formula="oooc:=IF([.A418]&gt;[.$B$1]-[.$F$11] AND([.A418]&lt;[.$B$1]-[.$F$10]);[.C4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5T16:30:12">
            <text:p>06/05/08 04:30 PM</text:p>
          </table:table-cell>
          <table:table-cell office:value-type="date" office:date-value="2008-06-05T17:00:12.000002">
            <text:p>06/05/08 05:00 PM</text:p>
          </table:table-cell>
          <table:table-cell table:formula="oooc:=[.B419]-[.A419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office:value-type="string">
            <text:p>el</text:p>
          </table:table-cell>
          <table:table-cell table:formula="oooc:=IF([.A419]&gt;[.$B$1]-[.$F$11] AND([.A419]&lt;[.$B$1]-[.$F$10]);[.C4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5T15:00:12">
            <text:p>06/05/08 03:00 PM</text:p>
          </table:table-cell>
          <table:table-cell office:value-type="date" office:date-value="2008-06-05T16:30:12">
            <text:p>06/05/08 04:30 PM</text:p>
          </table:table-cell>
          <table:table-cell table:formula="oooc:=[.B420]-[.A420]" office:value-type="time" office:time-value="PT01H30M00S">
            <text:p>01:3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drive w Q, elise, mike</text:p>
          </table:table-cell>
          <table:table-cell table:formula="oooc:=IF([.A420]&gt;[.$B$1]-[.$F$11] AND([.A420]&lt;[.$B$1]-[.$F$10]);[.C4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5T13:20:12">
            <text:p>06/05/08 01:20 PM</text:p>
          </table:table-cell>
          <table:table-cell office:value-type="date" office:date-value="2008-06-05T15:00:12">
            <text:p>06/05/08 03:00 PM</text:p>
          </table:table-cell>
          <table:table-cell table:formula="oooc:=[.B421]-[.A421]" office:value-type="time" office:time-value="PT01H40M00S">
            <text:p>01:40:00 AM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/>
          <table:table-cell table:formula="oooc:=IF([.A421]&gt;[.$B$1]-[.$F$11] AND([.A421]&lt;[.$B$1]-[.$F$10]);[.C4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5T10:20:12">
            <text:p>06/05/08 10:20 AM</text:p>
          </table:table-cell>
          <table:table-cell office:value-type="date" office:date-value="2008-06-05T13:20:12">
            <text:p>06/05/08 01:20 PM</text:p>
          </table:table-cell>
          <table:table-cell table:formula="oooc:=[.B422]-[.A422]" office:value-type="time" office:time-value="PT03H00M00S">
            <text:p>03:0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drive, food w girls and Elise</text:p>
          </table:table-cell>
          <table:table-cell table:formula="oooc:=IF([.A422]&gt;[.$B$1]-[.$F$11] AND([.A422]&lt;[.$B$1]-[.$F$10]);[.C4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5T03:00:12">
            <text:p>06/05/08 03:00 AM</text:p>
          </table:table-cell>
          <table:table-cell office:value-type="date" office:date-value="2008-06-05T10:20:12">
            <text:p>06/05/08 10:20 AM</text:p>
          </table:table-cell>
          <table:table-cell table:formula="oooc:=[.B423]-[.A423]" office:value-type="time" office:time-value="PT07H20M00S">
            <text:p>07:2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423]&gt;[.$B$1]-[.$F$11] AND([.A423]&lt;[.$B$1]-[.$F$10]);[.C4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21:36:12">
            <text:p>06/04/08 09:36 PM</text:p>
          </table:table-cell>
          <table:table-cell office:value-type="date" office:date-value="2008-06-05T03:00:12">
            <text:p>06/05/08 03:00 AM</text:p>
          </table:table-cell>
          <table:table-cell table:formula="oooc:=[.B424]-[.A424]" office:value-type="time" office:time-value="PT05H24M00S">
            <text:p>05:24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Bar, elise, sam, dave, rick, kim, Q</text:p>
          </table:table-cell>
          <table:table-cell table:formula="oooc:=IF([.A424]&gt;[.$B$1]-[.$F$11] AND([.A424]&lt;[.$B$1]-[.$F$10]);[.C4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21:00:12">
            <text:p>06/04/08 09:00 PM</text:p>
          </table:table-cell>
          <table:table-cell office:value-type="date" office:date-value="2008-06-04T21:36:12">
            <text:p>06/04/08 09:36 PM</text:p>
          </table:table-cell>
          <table:table-cell table:formula="oooc:=[.B425]-[.A425]" office:value-type="time" office:time-value="PT00H36M00S">
            <text:p>12:36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office:value-type="string">
            <text:p>atm, beer, gas</text:p>
          </table:table-cell>
          <table:table-cell table:formula="oooc:=IF([.A425]&gt;[.$B$1]-[.$F$11] AND([.A425]&lt;[.$B$1]-[.$F$10]);[.C4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20:16:12">
            <text:p>06/04/08 08:16 PM</text:p>
          </table:table-cell>
          <table:table-cell office:value-type="date" office:date-value="2008-06-04T21:00:12">
            <text:p>06/04/08 09:00 PM</text:p>
          </table:table-cell>
          <table:table-cell table:formula="oooc:=[.B426]-[.A426]" office:value-type="time" office:time-value="PT00H44M00S">
            <text:p>12:44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Dinner w/ grandma/mom/ally</text:p>
          </table:table-cell>
          <table:table-cell table:formula="oooc:=IF([.A426]&gt;[.$B$1]-[.$F$11] AND([.A426]&lt;[.$B$1]-[.$F$10]);[.C4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20:06:12">
            <text:p>06/04/08 08:06 PM</text:p>
          </table:table-cell>
          <table:table-cell office:value-type="date" office:date-value="2008-06-04T20:16:12">
            <text:p>06/04/08 08:16 PM</text:p>
          </table:table-cell>
          <table:table-cell table:formula="oooc:=[.B427]-[.A427]" office:value-type="time" office:time-value="PT00H10M00S">
            <text:p>12:1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office:value-type="string">
            <text:p>shower</text:p>
          </table:table-cell>
          <table:table-cell table:formula="oooc:=IF([.A427]&gt;[.$B$1]-[.$F$11] AND([.A427]&lt;[.$B$1]-[.$F$10]);[.C4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11:33:12.000004">
            <text:p>06/04/08 11:33 AM</text:p>
          </table:table-cell>
          <table:table-cell office:value-type="date" office:date-value="2008-06-04T20:06:12">
            <text:p>06/04/08 08:06 PM</text:p>
          </table:table-cell>
          <table:table-cell table:formula="oooc:=[.B428]-[.A428]" office:value-type="time" office:time-value="PT08H32M59.999996S">
            <text:p>08:33:00 AM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office:value-type="string">
            <text:p>w Sam... lazy and beer</text:p>
          </table:table-cell>
          <table:table-cell table:formula="oooc:=IF([.A428]&gt;[.$B$1]-[.$F$11] AND([.A428]&lt;[.$B$1]-[.$F$10]);[.C4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11:28:12">
            <text:p>06/04/08 11:28 AM</text:p>
          </table:table-cell>
          <table:table-cell office:value-type="date" office:date-value="2008-06-04T11:33:12.000004">
            <text:p>06/04/08 11:33 AM</text:p>
          </table:table-cell>
          <table:table-cell table:formula="oooc:=[.B429]-[.A429]" office:value-type="time" office:time-value="PT00H05M00S">
            <text:p>12:05:00 AM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office:value-type="string">
            <text:p>coffee</text:p>
          </table:table-cell>
          <table:table-cell table:formula="oooc:=IF([.A429]&gt;[.$B$1]-[.$F$11] AND([.A429]&lt;[.$B$1]-[.$F$10]);[.C4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11:08:12.000011">
            <text:p>06/04/08 11:08 AM</text:p>
          </table:table-cell>
          <table:table-cell office:value-type="date" office:date-value="2008-06-04T11:28:12">
            <text:p>06/04/08 11:28 AM</text:p>
          </table:table-cell>
          <table:table-cell table:formula="oooc:=[.B430]-[.A430]" office:value-type="time" office:time-value="PT00H19M59.999989S">
            <text:p>12:20:00 AM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office:value-type="string">
            <text:p>home depot</text:p>
          </table:table-cell>
          <table:table-cell table:formula="oooc:=IF([.A430]&gt;[.$B$1]-[.$F$11] AND([.A430]&lt;[.$B$1]-[.$F$10]);[.C4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10:58:12">
            <text:p>06/04/08 10:58 AM</text:p>
          </table:table-cell>
          <table:table-cell office:value-type="date" office:date-value="2008-06-04T11:08:12.000011">
            <text:p>06/04/08 11:08 AM</text:p>
          </table:table-cell>
          <table:table-cell table:formula="oooc:=[.B431]-[.A431]" office:value-type="time" office:time-value="PT00H10M00.000011S">
            <text:p>12:1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431]&gt;[.$B$1]-[.$F$11] AND([.A431]&lt;[.$B$1]-[.$F$10]);[.C4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10:47:12">
            <text:p>06/04/08 10:47 AM</text:p>
          </table:table-cell>
          <table:table-cell office:value-type="date" office:date-value="2008-06-04T10:58:12">
            <text:p>06/04/08 10:58 AM</text:p>
          </table:table-cell>
          <table:table-cell table:formula="oooc:=[.B432]-[.A432]" office:value-type="time" office:time-value="PT00H11M00S">
            <text:p>12:11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432]&gt;[.$B$1]-[.$F$11] AND([.A432]&lt;[.$B$1]-[.$F$10]);[.C4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10:42:12">
            <text:p>06/04/08 10:42 AM</text:p>
          </table:table-cell>
          <table:table-cell office:value-type="date" office:date-value="2008-06-04T10:47:12">
            <text:p>06/04/08 10:47 AM</text:p>
          </table:table-cell>
          <table:table-cell table:formula="oooc:=[.B433]-[.A433]" office:value-type="time" office:time-value="PT00H05M00S">
            <text:p>12:05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/>
          <table:table-cell table:formula="oooc:=IF([.A433]&gt;[.$B$1]-[.$F$11] AND([.A433]&lt;[.$B$1]-[.$F$10]);[.C4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10:18:12">
            <text:p>06/04/08 10:18 AM</text:p>
          </table:table-cell>
          <table:table-cell office:value-type="date" office:date-value="2008-06-04T10:42:12">
            <text:p>06/04/08 10:42 AM</text:p>
          </table:table-cell>
          <table:table-cell table:formula="oooc:=[.B434]-[.A434]" office:value-type="time" office:time-value="PT00H24M00S">
            <text:p>12:24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434]&gt;[.$B$1]-[.$F$11] AND([.A434]&lt;[.$B$1]-[.$F$10]);[.C4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02:18:12">
            <text:p>06/04/08 02:18 AM</text:p>
          </table:table-cell>
          <table:table-cell office:value-type="date" office:date-value="2008-06-04T10:18:12">
            <text:p>06/04/08 10:18 AM</text:p>
          </table:table-cell>
          <table:table-cell table:formula="oooc:=[.B435]-[.A435]" office:value-type="time" office:time-value="PT08H00M00S">
            <text:p>08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435]&gt;[.$B$1]-[.$F$11] AND([.A435]&lt;[.$B$1]-[.$F$10]);[.C4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01:20:12">
            <text:p>06/04/08 01:20 AM</text:p>
          </table:table-cell>
          <table:table-cell office:value-type="date" office:date-value="2008-06-04T02:18:12">
            <text:p>06/04/08 02:18 AM</text:p>
          </table:table-cell>
          <table:table-cell table:formula="oooc:=[.B436]-[.A436]" office:value-type="time" office:time-value="PT00H58M00S">
            <text:p>12:58:00 AM</text:p>
          </table:table-cell>
          <table:table-cell office:value-type="string">
            <text:p>Fun</text:p>
          </table:table-cell>
          <table:table-cell office:value-type="string">
            <text:p>Video</text:p>
          </table:table-cell>
          <table:table-cell office:value-type="string">
            <text:p>TV boring</text:p>
          </table:table-cell>
          <table:table-cell table:formula="oooc:=IF([.A436]&gt;[.$B$1]-[.$F$11] AND([.A436]&lt;[.$B$1]-[.$F$10]);[.C4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4T01:16:12">
            <text:p>06/04/08 01:16 AM</text:p>
          </table:table-cell>
          <table:table-cell office:value-type="date" office:date-value="2008-06-04T01:20:12">
            <text:p>06/04/08 01:20 AM</text:p>
          </table:table-cell>
          <table:table-cell table:formula="oooc:=[.B437]-[.A437]" office:value-type="time" office:time-value="PT00H04M00S">
            <text:p>12:04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437]&gt;[.$B$1]-[.$F$11] AND([.A437]&lt;[.$B$1]-[.$F$10]);[.C4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23:50:12">
            <text:p>06/03/08 11:50 PM</text:p>
          </table:table-cell>
          <table:table-cell office:value-type="date" office:date-value="2008-06-04T01:16:12">
            <text:p>06/04/08 01:16 AM</text:p>
          </table:table-cell>
          <table:table-cell table:formula="oooc:=[.B438]-[.A438]" office:value-type="time" office:time-value="PT01H26M00S">
            <text:p>01:26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basement time</text:p>
          </table:table-cell>
          <table:table-cell table:formula="oooc:=IF([.A438]&gt;[.$B$1]-[.$F$11] AND([.A438]&lt;[.$B$1]-[.$F$10]);[.C4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23:05:12">
            <text:p>06/03/08 11:05 PM</text:p>
          </table:table-cell>
          <table:table-cell office:value-type="date" office:date-value="2008-06-03T23:50:12">
            <text:p>06/03/08 11:50 PM</text:p>
          </table:table-cell>
          <table:table-cell table:formula="oooc:=[.B439]-[.A439]" office:value-type="time" office:time-value="PT00H45M00S">
            <text:p>12:45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pool</text:p>
          </table:table-cell>
          <table:table-cell table:formula="oooc:=IF([.A439]&gt;[.$B$1]-[.$F$11] AND([.A439]&lt;[.$B$1]-[.$F$10]);[.C4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22:45:12">
            <text:p>06/03/08 10:45 PM</text:p>
          </table:table-cell>
          <table:table-cell office:value-type="date" office:date-value="2008-06-03T23:05:12">
            <text:p>06/03/08 11:05 PM</text:p>
          </table:table-cell>
          <table:table-cell table:formula="oooc:=[.B440]-[.A440]" office:value-type="time" office:time-value="PT00H20M00S">
            <text:p>12:2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Q – driving around</text:p>
          </table:table-cell>
          <table:table-cell table:formula="oooc:=IF([.A440]&gt;[.$B$1]-[.$F$11] AND([.A440]&lt;[.$B$1]-[.$F$10]);[.C4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22:40:12">
            <text:p>06/03/08 10:40 PM</text:p>
          </table:table-cell>
          <table:table-cell office:value-type="date" office:date-value="2008-06-03T22:45:12">
            <text:p>06/03/08 10:45 PM</text:p>
          </table:table-cell>
          <table:table-cell table:formula="oooc:=[.B441]-[.A441]" office:value-type="time" office:time-value="PT00H05M00S">
            <text:p>12:05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/>
          <table:table-cell table:formula="oooc:=IF([.A441]&gt;[.$B$1]-[.$F$11] AND([.A441]&lt;[.$B$1]-[.$F$10]);[.C4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22:20:12">
            <text:p>06/03/08 10:20 PM</text:p>
          </table:table-cell>
          <table:table-cell office:value-type="date" office:date-value="2008-06-03T22:40:12">
            <text:p>06/03/08 10:40 PM</text:p>
          </table:table-cell>
          <table:table-cell table:formula="oooc:=[.B442]-[.A442]" office:value-type="time" office:time-value="PT00H20M00S">
            <text:p>12:2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grandma/ma</text:p>
          </table:table-cell>
          <table:table-cell table:formula="oooc:=IF([.A442]&gt;[.$B$1]-[.$F$11] AND([.A442]&lt;[.$B$1]-[.$F$10]);[.C4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19:55:12">
            <text:p>06/03/08 07:55 PM</text:p>
          </table:table-cell>
          <table:table-cell office:value-type="date" office:date-value="2008-06-03T22:20:12">
            <text:p>06/03/08 10:20 PM</text:p>
          </table:table-cell>
          <table:table-cell table:formula="oooc:=[.B443]-[.A443]" office:value-type="time" office:time-value="PT02H25M00S">
            <text:p>02:25:00 AM</text:p>
          </table:table-cell>
          <table:table-cell office:value-type="string">
            <text:p>Fun</text:p>
          </table:table-cell>
          <table:table-cell office:value-type="string">
            <text:p>Video</text:p>
          </table:table-cell>
          <table:table-cell/>
          <table:table-cell table:formula="oooc:=IF([.A443]&gt;[.$B$1]-[.$F$11] AND([.A443]&lt;[.$B$1]-[.$F$10]);[.C4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18:00:12">
            <text:p>06/03/08 06:00 PM</text:p>
          </table:table-cell>
          <table:table-cell office:value-type="date" office:date-value="2008-06-03T19:55:12">
            <text:p>06/03/08 07:55 PM</text:p>
          </table:table-cell>
          <table:table-cell table:formula="oooc:=[.B444]-[.A444]" office:value-type="time" office:time-value="PT01H55M00S">
            <text:p>01:55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bridge/dinner mit fam</text:p>
          </table:table-cell>
          <table:table-cell table:formula="oooc:=IF([.A444]&gt;[.$B$1]-[.$F$11] AND([.A444]&lt;[.$B$1]-[.$F$10]);[.C4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17:27:12.280016">
            <text:p>06/03/08 05:27 PM</text:p>
          </table:table-cell>
          <table:table-cell office:value-type="date" office:date-value="2008-06-03T18:00:12">
            <text:p>06/03/08 06:00 PM</text:p>
          </table:table-cell>
          <table:table-cell table:formula="oooc:=[.B445]-[.A445]" office:value-type="time" office:time-value="PT00H32M59.719984S">
            <text:p>32:59.72</text:p>
          </table:table-cell>
          <table:table-cell office:value-type="string">
            <text:p>Fun</text:p>
          </table:table-cell>
          <table:table-cell office:value-type="string">
            <text:p>Video</text:p>
          </table:table-cell>
          <table:table-cell/>
          <table:table-cell table:formula="oooc:=IF([.A445]&gt;[.$B$1]-[.$F$11] AND([.A445]&lt;[.$B$1]-[.$F$10]);[.C4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11:40:51">
            <text:p>06/03/08 11:40 AM</text:p>
          </table:table-cell>
          <table:table-cell office:value-type="date" office:date-value="2008-06-03T17:27:03.98">
            <text:p>06/03/08 05:27 PM</text:p>
          </table:table-cell>
          <table:table-cell table:formula="oooc:=[.B446]-[.A446]" office:value-type="time" office:time-value="PT05H46M12.98S">
            <text:p>05:46:12.98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house</text:p>
          </table:table-cell>
          <table:table-cell table:formula="oooc:=IF([.A446]&gt;[.$B$1]-[.$F$11] AND([.A446]&lt;[.$B$1]-[.$F$10]);[.C4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10:45:51">
            <text:p>06/03/08 10:45 AM</text:p>
          </table:table-cell>
          <table:table-cell office:value-type="date" office:date-value="2008-06-03T11:40:51">
            <text:p>06/03/08 11:40 AM</text:p>
          </table:table-cell>
          <table:table-cell table:formula="oooc:=[.B447]-[.A447]" office:value-type="time" office:time-value="PT00H55M00S">
            <text:p>12:55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office:value-type="string">
            <text:p>mary donuts</text:p>
          </table:table-cell>
          <table:table-cell table:formula="oooc:=IF([.A447]&gt;[.$B$1]-[.$F$11] AND([.A447]&lt;[.$B$1]-[.$F$10]);[.C4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10:25:51">
            <text:p>06/03/08 10:25 AM</text:p>
          </table:table-cell>
          <table:table-cell office:value-type="date" office:date-value="2008-06-03T10:45:51">
            <text:p>06/03/08 10:45 AM</text:p>
          </table:table-cell>
          <table:table-cell table:formula="oooc:=[.B448]-[.A448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/>
          <table:table-cell table:formula="oooc:=IF([.A448]&gt;[.$B$1]-[.$F$11] AND([.A448]&lt;[.$B$1]-[.$F$10]);[.C4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03:25:51">
            <text:p>06/03/08 03:25 AM</text:p>
          </table:table-cell>
          <table:table-cell office:value-type="date" office:date-value="2008-06-03T10:25:51">
            <text:p>06/03/08 10:25 AM</text:p>
          </table:table-cell>
          <table:table-cell table:formula="oooc:=[.B449]-[.A449]" office:value-type="time" office:time-value="PT07H00M00S">
            <text:p>07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/>
          <table:table-cell table:formula="oooc:=IF([.A449]&gt;[.$B$1]-[.$F$11] AND([.A449]&lt;[.$B$1]-[.$F$10]);[.C4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01:25:51">
            <text:p>06/03/08 01:25 AM</text:p>
          </table:table-cell>
          <table:table-cell office:value-type="date" office:date-value="2008-06-03T03:25:51">
            <text:p>06/03/08 03:25 AM</text:p>
          </table:table-cell>
          <table:table-cell table:formula="oooc:=[.B450]-[.A450]" office:value-type="time" office:time-value="PT02H00M00S">
            <text:p>02:0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mike</text:p>
          </table:table-cell>
          <table:table-cell table:formula="oooc:=IF([.A450]&gt;[.$B$1]-[.$F$11] AND([.A450]&lt;[.$B$1]-[.$F$10]);[.C4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00:55:51">
            <text:p>06/03/08 12:55 AM</text:p>
          </table:table-cell>
          <table:table-cell office:value-type="date" office:date-value="2008-06-03T01:25:51">
            <text:p>06/03/08 01:25 AM</text:p>
          </table:table-cell>
          <table:table-cell table:formula="oooc:=[.B451]-[.A451]" office:value-type="time" office:time-value="PT00H30M00S">
            <text:p>12:30:00 AM</text:p>
          </table:table-cell>
          <table:table-cell office:value-type="string">
            <text:p>Fun</text:p>
          </table:table-cell>
          <table:table-cell office:value-type="string">
            <text:p>Video</text:p>
          </table:table-cell>
          <table:table-cell table:style-name="ce12"/>
          <table:table-cell table:formula="oooc:=IF([.A451]&gt;[.$B$1]-[.$F$11] AND([.A451]&lt;[.$B$1]-[.$F$10]);[.C4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3T00:45:50.91">
            <text:p>06/03/08 12:45 AM</text:p>
          </table:table-cell>
          <table:table-cell office:value-type="date" office:date-value="2008-06-03T00:55:51">
            <text:p>06/03/08 12:55 AM</text:p>
          </table:table-cell>
          <table:table-cell table:formula="oooc:=[.B452]-[.A452]" office:value-type="time" office:time-value="PT00H10M00.09S">
            <text:p>10:00.09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452]&gt;[.$B$1]-[.$F$11] AND([.A452]&lt;[.$B$1]-[.$F$10]);[.C4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23:57:07.71">
            <text:p>06/02/08 11:57 PM</text:p>
          </table:table-cell>
          <table:table-cell office:value-type="date" office:date-value="2008-06-03T00:45:07.56">
            <text:p>06/03/08 12:45 AM</text:p>
          </table:table-cell>
          <table:table-cell table:formula="oooc:=[.B453]-[.A453]" office:value-type="time" office:time-value="PT00H47M59.85S">
            <text:p>47:59.85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roder</text:p>
          </table:table-cell>
          <table:table-cell table:formula="oooc:=IF([.A453]&gt;[.$B$1]-[.$F$11] AND([.A453]&lt;[.$B$1]-[.$F$10]);[.C4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23:49:42.53">
            <text:p>06/02/08 11:49 PM</text:p>
          </table:table-cell>
          <table:table-cell office:value-type="date" office:date-value="2008-06-02T23:57:02.73">
            <text:p>06/02/08 11:57 PM</text:p>
          </table:table-cell>
          <table:table-cell table:formula="oooc:=[.B454]-[.A454]" office:value-type="time" office:time-value="PT00H07M20.2S">
            <text:p>07:20.20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 office:value-type="string">
            <text:p>masterbation</text:p>
          </table:table-cell>
          <table:table-cell table:formula="oooc:=IF([.A454]&gt;[.$B$1]-[.$F$11] AND([.A454]&lt;[.$B$1]-[.$F$10]);[.C4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23:01:04.090003">
            <text:p>06/02/08 11:01 PM</text:p>
          </table:table-cell>
          <table:table-cell office:value-type="date" office:date-value="2008-06-02T23:49:42.53">
            <text:p>06/02/08 11:49 PM</text:p>
          </table:table-cell>
          <table:table-cell table:formula="oooc:=[.B455]-[.A455]" office:value-type="time" office:time-value="PT00H48M38.439997S">
            <text:p>48:38.44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 office:value-type="string">
            <text:p>Budget</text:p>
          </table:table-cell>
          <table:table-cell table:formula="oooc:=IF([.A455]&gt;[.$B$1]-[.$F$11] AND([.A455]&lt;[.$B$1]-[.$F$10]);[.C4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22:42:45.11">
            <text:p>06/02/08 10:42 PM</text:p>
          </table:table-cell>
          <table:table-cell office:value-type="date" office:date-value="2008-06-02T23:01:04.090003">
            <text:p>06/02/08 11:01 PM</text:p>
          </table:table-cell>
          <table:table-cell table:formula="oooc:=[.B456]-[.A456]" office:value-type="time" office:time-value="PT00H18M18.980004S">
            <text:p>18:18.9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456]&gt;[.$B$1]-[.$F$11] AND([.A456]&lt;[.$B$1]-[.$F$10]);[.C4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21:49:41.97">
            <text:p>06/02/08 09:49 PM</text:p>
          </table:table-cell>
          <table:table-cell office:value-type="date" office:date-value="2008-06-02T22:42:37.55">
            <text:p>06/02/08 10:42 PM</text:p>
          </table:table-cell>
          <table:table-cell table:formula="oooc:=[.B457]-[.A457]" office:value-type="time" office:time-value="PT00H52M55.579999S">
            <text:p>52:55.58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the fam</text:p>
          </table:table-cell>
          <table:table-cell table:formula="oooc:=IF([.A457]&gt;[.$B$1]-[.$F$11] AND([.A457]&lt;[.$B$1]-[.$F$10]);[.C4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20:00:19">
            <text:p>06/02/08 08:00 PM</text:p>
          </table:table-cell>
          <table:table-cell office:value-type="date" office:date-value="2008-06-02T21:49:24.32">
            <text:p>06/02/08 09:49 PM</text:p>
          </table:table-cell>
          <table:table-cell table:formula="oooc:=[.B458]-[.A458]" office:value-type="time" office:time-value="PT01H49M05.32S">
            <text:p>01:49:05.32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house</text:p>
          </table:table-cell>
          <table:table-cell table:formula="oooc:=IF([.A458]&gt;[.$B$1]-[.$F$11] AND([.A458]&lt;[.$B$1]-[.$F$10]);[.C4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19:00:19">
            <text:p>06/02/08 07:00 PM</text:p>
          </table:table-cell>
          <table:table-cell office:value-type="date" office:date-value="2008-06-02T20:00:19">
            <text:p>06/02/08 08:00 PM</text:p>
          </table:table-cell>
          <table:table-cell table:formula="oooc:=[.B459]-[.A459]" office:value-type="time" office:time-value="PT01H00M00S">
            <text:p>01:00:00 AM</text:p>
          </table:table-cell>
          <table:table-cell office:value-type="string">
            <text:p>Fun</text:p>
          </table:table-cell>
          <table:table-cell table:style-name="ce3" office:value-type="string">
            <text:p>Family</text:p>
          </table:table-cell>
          <table:table-cell table:style-name="ce12" office:value-type="string">
            <text:p>ally concert – awesome</text:p>
          </table:table-cell>
          <table:table-cell table:formula="oooc:=IF([.A459]&gt;[.$B$1]-[.$F$11] AND([.A459]&lt;[.$B$1]-[.$F$10]);[.C4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18:43:19">
            <text:p>06/02/08 06:43 PM</text:p>
          </table:table-cell>
          <table:table-cell office:value-type="date" office:date-value="2008-06-02T19:00:19">
            <text:p>06/02/08 07:00 PM</text:p>
          </table:table-cell>
          <table:table-cell table:formula="oooc:=[.B460]-[.A460]" office:value-type="time" office:time-value="PT00H17M00S">
            <text:p>12:17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460]&gt;[.$B$1]-[.$F$11] AND([.A460]&lt;[.$B$1]-[.$F$10]);[.C4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10:39:11">
            <text:p>06/02/08 10:39 AM</text:p>
          </table:table-cell>
          <table:table-cell office:value-type="date" office:date-value="2008-06-02T18:43:19">
            <text:p>06/02/08 06:43 PM</text:p>
          </table:table-cell>
          <table:table-cell table:formula="oooc:=[.B461]-[.A461]" office:value-type="time" office:time-value="PT08H04M08S">
            <text:p>08:04:08 AM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house</text:p>
          </table:table-cell>
          <table:table-cell table:formula="oooc:=IF([.A461]&gt;[.$B$1]-[.$F$11] AND([.A461]&lt;[.$B$1]-[.$F$10]);[.C4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03:39:11">
            <text:p>06/02/08 03:39 AM</text:p>
          </table:table-cell>
          <table:table-cell office:value-type="date" office:date-value="2008-06-02T10:39:11">
            <text:p>06/02/08 10:39 AM</text:p>
          </table:table-cell>
          <table:table-cell table:formula="oooc:=[.B462]-[.A462]" office:value-type="time" office:time-value="PT07H00M00S">
            <text:p>07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462]&gt;[.$B$1]-[.$F$11] AND([.A462]&lt;[.$B$1]-[.$F$10]);[.C4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2T01:39:11">
            <text:p>06/02/08 01:39 AM</text:p>
          </table:table-cell>
          <table:table-cell office:value-type="date" office:date-value="2008-06-02T03:39:11">
            <text:p>06/02/08 03:39 AM</text:p>
          </table:table-cell>
          <table:table-cell table:formula="oooc:=[.B463]-[.A463]" office:value-type="time" office:time-value="PT02H00M00S">
            <text:p>02:0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hang w Mike</text:p>
          </table:table-cell>
          <table:table-cell table:formula="oooc:=IF([.A463]&gt;[.$B$1]-[.$F$11] AND([.A463]&lt;[.$B$1]-[.$F$10]);[.C4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22:01:46">
            <text:p>06/01/08 10:01 PM</text:p>
          </table:table-cell>
          <table:table-cell office:value-type="date" office:date-value="2008-06-02T01:39:11">
            <text:p>06/02/08 01:39 AM</text:p>
          </table:table-cell>
          <table:table-cell table:formula="oooc:=[.B464]-[.A464]" office:value-type="time" office:time-value="PT03H37M25S">
            <text:p>03:37:25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hang w Q</text:p>
          </table:table-cell>
          <table:table-cell table:formula="oooc:=IF([.A464]&gt;[.$B$1]-[.$F$11] AND([.A464]&lt;[.$B$1]-[.$F$10]);[.C4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21:21:46">
            <text:p>06/01/08 09:21 PM</text:p>
          </table:table-cell>
          <table:table-cell office:value-type="date" office:date-value="2008-06-01T22:01:46">
            <text:p>06/01/08 10:01 PM</text:p>
          </table:table-cell>
          <table:table-cell table:formula="oooc:=[.B465]-[.A465]" office:value-type="time" office:time-value="PT00H40M00S">
            <text:p>12:40:00 AM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mission statement</text:p>
          </table:table-cell>
          <table:table-cell table:formula="oooc:=IF([.A465]&gt;[.$B$1]-[.$F$11] AND([.A465]&lt;[.$B$1]-[.$F$10]);[.C4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20:25:46">
            <text:p>06/01/08 08:25 PM</text:p>
          </table:table-cell>
          <table:table-cell office:value-type="date" office:date-value="2008-06-01T21:21:46">
            <text:p>06/01/08 09:21 PM</text:p>
          </table:table-cell>
          <table:table-cell table:formula="oooc:=[.B466]-[.A466]" office:value-type="time" office:time-value="PT00H56M00S">
            <text:p>12:56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grandma/mary/ally</text:p>
          </table:table-cell>
          <table:table-cell table:formula="oooc:=IF([.A466]&gt;[.$B$1]-[.$F$11] AND([.A466]&lt;[.$B$1]-[.$F$10]);[.C4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19:00:46">
            <text:p>06/01/08 07:00 PM</text:p>
          </table:table-cell>
          <table:table-cell office:value-type="date" office:date-value="2008-06-01T20:25:46">
            <text:p>06/01/08 08:25 PM</text:p>
          </table:table-cell>
          <table:table-cell table:formula="oooc:=[.B467]-[.A467]" office:value-type="time" office:time-value="PT01H25M00S">
            <text:p>01:25:00 AM</text:p>
          </table:table-cell>
          <table:table-cell office:value-type="string">
            <text:p>Work</text:p>
          </table:table-cell>
          <table:table-cell office:value-type="string">
            <text:p>Money</text:p>
          </table:table-cell>
          <table:table-cell table:style-name="ce12" office:value-type="string">
            <text:p>banking frustration</text:p>
          </table:table-cell>
          <table:table-cell table:formula="oooc:=IF([.A467]&gt;[.$B$1]-[.$F$11] AND([.A467]&lt;[.$B$1]-[.$F$10]);[.C4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15:00:46">
            <text:p>06/01/08 03:00 PM</text:p>
          </table:table-cell>
          <table:table-cell office:value-type="date" office:date-value="2008-06-01T19:00:46">
            <text:p>06/01/08 07:00 PM</text:p>
          </table:table-cell>
          <table:table-cell table:formula="oooc:=[.B468]-[.A468]" office:value-type="time" office:time-value="PT04H00M00S">
            <text:p>04:0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Julie</text:p>
          </table:table-cell>
          <table:table-cell table:formula="oooc:=IF([.A468]&gt;[.$B$1]-[.$F$11] AND([.A468]&lt;[.$B$1]-[.$F$10]);[.C4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13:30:46">
            <text:p>06/01/08 01:30 PM</text:p>
          </table:table-cell>
          <table:table-cell office:value-type="date" office:date-value="2008-06-01T15:00:46">
            <text:p>06/01/08 03:00 PM</text:p>
          </table:table-cell>
          <table:table-cell table:formula="oooc:=[.B469]-[.A469]" office:value-type="time" office:time-value="PT01H30M00S">
            <text:p>01:3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grandma/mary/ally</text:p>
          </table:table-cell>
          <table:table-cell table:formula="oooc:=IF([.A469]&gt;[.$B$1]-[.$F$11] AND([.A469]&lt;[.$B$1]-[.$F$10]);[.C4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12:00:46">
            <text:p>06/01/08 12:00 PM</text:p>
          </table:table-cell>
          <table:table-cell office:value-type="date" office:date-value="2008-06-01T13:30:46">
            <text:p>06/01/08 01:30 PM</text:p>
          </table:table-cell>
          <table:table-cell table:formula="oooc:=[.B470]-[.A470]" office:value-type="time" office:time-value="PT01H30M00S">
            <text:p>01:3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transit/hanging</text:p>
          </table:table-cell>
          <table:table-cell table:formula="oooc:=IF([.A470]&gt;[.$B$1]-[.$F$11] AND([.A470]&lt;[.$B$1]-[.$F$10]);[.C4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11:00:46">
            <text:p>06/01/08 11:00 AM</text:p>
          </table:table-cell>
          <table:table-cell office:value-type="date" office:date-value="2008-06-01T12:00:46">
            <text:p>06/01/08 12:00 PM</text:p>
          </table:table-cell>
          <table:table-cell table:formula="oooc:=[.B471]-[.A471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food/hanging</text:p>
          </table:table-cell>
          <table:table-cell table:formula="oooc:=IF([.A471]&gt;[.$B$1]-[.$F$11] AND([.A471]&lt;[.$B$1]-[.$F$10]);[.C4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10:00:46">
            <text:p>06/01/08 10:00 AM</text:p>
          </table:table-cell>
          <table:table-cell office:value-type="date" office:date-value="2008-06-01T11:00:46">
            <text:p>06/01/08 11:00 AM</text:p>
          </table:table-cell>
          <table:table-cell table:formula="oooc:=[.B472]-[.A472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472]&gt;[.$B$1]-[.$F$11] AND([.A472]&lt;[.$B$1]-[.$F$10]);[.C4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6-01T04:00:54">
            <text:p>06/01/08 04:00 AM</text:p>
          </table:table-cell>
          <table:table-cell office:value-type="date" office:date-value="2008-06-01T10:00:46">
            <text:p>06/01/08 10:00 AM</text:p>
          </table:table-cell>
          <table:table-cell table:formula="oooc:=[.B473]-[.A473]" office:value-type="time" office:time-value="PT05H59M52S">
            <text:p>05:59:52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473]&gt;[.$B$1]-[.$F$11] AND([.A473]&lt;[.$B$1]-[.$F$10]);[.C4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20:10:54">
            <text:p>05/31/08 08:10 PM</text:p>
          </table:table-cell>
          <table:table-cell office:value-type="date" office:date-value="2008-06-01T04:00:54">
            <text:p>06/01/08 04:00 AM</text:p>
          </table:table-cell>
          <table:table-cell table:formula="oooc:=[.B474]-[.A474]" office:value-type="time" office:time-value="PT07H50M00S">
            <text:p>07:5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Elise, Q, Rodog, kim</text:p>
          </table:table-cell>
          <table:table-cell table:formula="oooc:=IF([.A474]&gt;[.$B$1]-[.$F$11] AND([.A474]&lt;[.$B$1]-[.$F$10]);[.C4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18:40:54">
            <text:p>05/31/08 06:40 PM</text:p>
          </table:table-cell>
          <table:table-cell office:value-type="date" office:date-value="2008-05-31T20:10:54">
            <text:p>05/31/08 08:10 PM</text:p>
          </table:table-cell>
          <table:table-cell table:formula="oooc:=[.B475]-[.A475]" office:value-type="time" office:time-value="PT01H30M00S">
            <text:p>01:3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Dinner w/ grandma/mom/ally</text:p>
          </table:table-cell>
          <table:table-cell table:formula="oooc:=IF([.A475]&gt;[.$B$1]-[.$F$11] AND([.A475]&lt;[.$B$1]-[.$F$10]);[.C4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14:10:54.230001">
            <text:p>05/31/08 02:10 PM</text:p>
          </table:table-cell>
          <table:table-cell office:value-type="date" office:date-value="2008-05-31T18:40:54">
            <text:p>05/31/08 06:40 PM</text:p>
          </table:table-cell>
          <table:table-cell table:formula="oooc:=[.B476]-[.A476]" office:value-type="time" office:time-value="PT04H29M59.769999S">
            <text:p>04:29:59.77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house</text:p>
          </table:table-cell>
          <table:table-cell table:formula="oooc:=IF([.A476]&gt;[.$B$1]-[.$F$11] AND([.A476]&lt;[.$B$1]-[.$F$10]);[.C4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13:24:26.89">
            <text:p>05/31/08 01:24 PM</text:p>
          </table:table-cell>
          <table:table-cell office:value-type="date" office:date-value="2008-05-31T14:10:54.230001">
            <text:p>05/31/08 02:10 PM</text:p>
          </table:table-cell>
          <table:table-cell table:formula="oooc:=[.B477]-[.A477]" office:value-type="time" office:time-value="PT00H46M27.340002S">
            <text:p>46:27.34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Julie</text:p>
          </table:table-cell>
          <table:table-cell table:formula="oooc:=IF([.A477]&gt;[.$B$1]-[.$F$11] AND([.A477]&lt;[.$B$1]-[.$F$10]);[.C4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13:18:53.469997">
            <text:p>05/31/08 01:18 PM</text:p>
          </table:table-cell>
          <table:table-cell office:value-type="date" office:date-value="2008-05-31T13:23:56.67">
            <text:p>05/31/08 01:23 PM</text:p>
          </table:table-cell>
          <table:table-cell table:formula="oooc:=[.B478]-[.A478]" office:value-type="time" office:time-value="PT00H05M03.200003S">
            <text:p>05:03.20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MaryRose</text:p>
          </table:table-cell>
          <table:table-cell table:formula="oooc:=IF([.A478]&gt;[.$B$1]-[.$F$11] AND([.A478]&lt;[.$B$1]-[.$F$10]);[.C4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13:02:07.939996">
            <text:p>05/31/08 01:02 PM</text:p>
          </table:table-cell>
          <table:table-cell office:value-type="date" office:date-value="2008-05-31T13:18:31.759998">
            <text:p>05/31/08 01:18 PM</text:p>
          </table:table-cell>
          <table:table-cell table:formula="oooc:=[.B479]-[.A479]" office:value-type="time" office:time-value="PT00H16M23.820002S">
            <text:p>16:23.8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479]&gt;[.$B$1]-[.$F$11] AND([.A479]&lt;[.$B$1]-[.$F$10]);[.C4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12:32:26">
            <text:p>05/31/08 12:32 PM</text:p>
          </table:table-cell>
          <table:table-cell office:value-type="date" office:date-value="2008-05-31T13:02:07.939996">
            <text:p>05/31/08 01:02 PM</text:p>
          </table:table-cell>
          <table:table-cell table:formula="oooc:=[.B480]-[.A480]" office:value-type="time" office:time-value="PT00H29M41.939996S">
            <text:p>29:41.9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480]&gt;[.$B$1]-[.$F$11] AND([.A480]&lt;[.$B$1]-[.$F$10]);[.C4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11:02:26">
            <text:p>05/31/08 11:02 AM</text:p>
          </table:table-cell>
          <table:table-cell office:value-type="date" office:date-value="2008-05-31T12:32:26">
            <text:p>05/31/08 12:32 PM</text:p>
          </table:table-cell>
          <table:table-cell table:formula="oooc:=[.B481]-[.A481]" office:value-type="time" office:time-value="PT01H30M00S">
            <text:p>01:3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grandma/mom/ally</text:p>
          </table:table-cell>
          <table:table-cell table:formula="oooc:=IF([.A481]&gt;[.$B$1]-[.$F$11] AND([.A481]&lt;[.$B$1]-[.$F$10]);[.C4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10:32:26">
            <text:p>05/31/08 10:32 AM</text:p>
          </table:table-cell>
          <table:table-cell office:value-type="date" office:date-value="2008-05-31T11:02:26">
            <text:p>05/31/08 11:02 AM</text:p>
          </table:table-cell>
          <table:table-cell table:formula="oooc:=[.B482]-[.A482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482]&gt;[.$B$1]-[.$F$11] AND([.A482]&lt;[.$B$1]-[.$F$10]);[.C4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02:32:26">
            <text:p>05/31/08 02:32 AM</text:p>
          </table:table-cell>
          <table:table-cell office:value-type="date" office:date-value="2008-05-31T10:32:26">
            <text:p>05/31/08 10:32 AM</text:p>
          </table:table-cell>
          <table:table-cell table:formula="oooc:=[.B483]-[.A483]" office:value-type="time" office:time-value="PT08H00M00S">
            <text:p>08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483]&gt;[.$B$1]-[.$F$11] AND([.A483]&lt;[.$B$1]-[.$F$10]);[.C4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1T02:02:26">
            <text:p>05/31/08 02:02 AM</text:p>
          </table:table-cell>
          <table:table-cell office:value-type="date" office:date-value="2008-05-31T02:32:26">
            <text:p>05/31/08 02:32 AM</text:p>
          </table:table-cell>
          <table:table-cell table:formula="oooc:=[.B484]-[.A484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Mary</text:p>
          </table:table-cell>
          <table:table-cell table:formula="oooc:=IF([.A484]&gt;[.$B$1]-[.$F$11] AND([.A484]&lt;[.$B$1]-[.$F$10]);[.C4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23:02:26">
            <text:p>05/30/08 11:02 PM</text:p>
          </table:table-cell>
          <table:table-cell office:value-type="date" office:date-value="2008-05-31T02:02:26">
            <text:p>05/31/08 02:02 AM</text:p>
          </table:table-cell>
          <table:table-cell table:formula="oooc:=[.B485]-[.A485]" office:value-type="time" office:time-value="PT03H00M00S">
            <text:p>03:0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rick</text:p>
          </table:table-cell>
          <table:table-cell table:formula="oooc:=IF([.A485]&gt;[.$B$1]-[.$F$11] AND([.A485]&lt;[.$B$1]-[.$F$10]);[.C4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22:32:26">
            <text:p>05/30/08 10:32 PM</text:p>
          </table:table-cell>
          <table:table-cell office:value-type="date" office:date-value="2008-05-30T23:02:26">
            <text:p>05/30/08 11:02 PM</text:p>
          </table:table-cell>
          <table:table-cell table:formula="oooc:=[.B486]-[.A486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grandma/mom/ally</text:p>
          </table:table-cell>
          <table:table-cell table:formula="oooc:=IF([.A486]&gt;[.$B$1]-[.$F$11] AND([.A486]&lt;[.$B$1]-[.$F$10]);[.C4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22:02:25.999999">
            <text:p>05/30/08 10:02 PM</text:p>
          </table:table-cell>
          <table:table-cell office:value-type="date" office:date-value="2008-05-30T22:32:26">
            <text:p>05/30/08 10:32 PM</text:p>
          </table:table-cell>
          <table:table-cell table:formula="oooc:=[.B487]-[.A487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table:style-name="ce12" office:value-type="string">
            <text:p>Groceries – booze</text:p>
          </table:table-cell>
          <table:table-cell table:formula="oooc:=IF([.A487]&gt;[.$B$1]-[.$F$11] AND([.A487]&lt;[.$B$1]-[.$F$10]);[.C4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21:02:26">
            <text:p>05/30/08 09:02 PM</text:p>
          </table:table-cell>
          <table:table-cell office:value-type="date" office:date-value="2008-05-30T22:02:25.999999">
            <text:p>05/30/08 10:02 PM</text:p>
          </table:table-cell>
          <table:table-cell table:formula="oooc:=[.B488]-[.A488]" office:value-type="time" office:time-value="PT00H59M59.999999S">
            <text:p>01:0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grandma/mom/ally</text:p>
          </table:table-cell>
          <table:table-cell table:formula="oooc:=IF([.A488]&gt;[.$B$1]-[.$F$11] AND([.A488]&lt;[.$B$1]-[.$F$10]);[.C4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9:02:25.999999">
            <text:p>05/30/08 07:02 PM</text:p>
          </table:table-cell>
          <table:table-cell office:value-type="date" office:date-value="2008-05-30T21:02:26">
            <text:p>05/30/08 09:02 PM</text:p>
          </table:table-cell>
          <table:table-cell table:formula="oooc:=[.B489]-[.A489]" office:value-type="time" office:time-value="PT02H00M00S">
            <text:p>02:00:00 AM</text:p>
          </table:table-cell>
          <table:table-cell office:value-type="string">
            <text:p>Fun</text:p>
          </table:table-cell>
          <table:table-cell table:style-name="ce3" office:value-type="string">
            <text:p>Family</text:p>
          </table:table-cell>
          <table:table-cell table:style-name="ce12" office:value-type="string">
            <text:p>Graduation – boring</text:p>
          </table:table-cell>
          <table:table-cell table:formula="oooc:=IF([.A489]&gt;[.$B$1]-[.$F$11] AND([.A489]&lt;[.$B$1]-[.$F$10]);[.C4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8:02:25.64">
            <text:p>05/30/08 06:02 PM</text:p>
          </table:table-cell>
          <table:table-cell office:value-type="date" office:date-value="2008-05-30T19:02:25.999999">
            <text:p>05/30/08 07:02 PM</text:p>
          </table:table-cell>
          <table:table-cell table:formula="oooc:=[.B490]-[.A490]" office:value-type="time" office:time-value="PT01H00M00.359999S">
            <text:p>01:00:00.36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490]&gt;[.$B$1]-[.$F$11] AND([.A490]&lt;[.$B$1]-[.$F$10]);[.C4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7:55:48.48">
            <text:p>05/30/08 05:55 PM</text:p>
          </table:table-cell>
          <table:table-cell office:value-type="date" office:date-value="2008-05-30T18:02:22.23">
            <text:p>05/30/08 06:02 PM</text:p>
          </table:table-cell>
          <table:table-cell table:formula="oooc:=[.B491]-[.A491]" office:value-type="time" office:time-value="PT00H06M33.75S">
            <text:p>06:33.75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491]&gt;[.$B$1]-[.$F$11] AND([.A491]&lt;[.$B$1]-[.$F$10]);[.C4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7:23:41.340001">
            <text:p>05/30/08 05:23 PM</text:p>
          </table:table-cell>
          <table:table-cell office:value-type="date" office:date-value="2008-05-30T17:55:23.81">
            <text:p>05/30/08 05:55 PM</text:p>
          </table:table-cell>
          <table:table-cell table:formula="oooc:=[.B492]-[.A492]" office:value-type="time" office:time-value="PT00H31M42.469999S">
            <text:p>31:42.4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organize Timeline</text:p>
          </table:table-cell>
          <table:table-cell table:formula="oooc:=IF([.A492]&gt;[.$B$1]-[.$F$11] AND([.A492]&lt;[.$B$1]-[.$F$10]);[.C4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7:15:39.21">
            <text:p>05/30/08 05:15 PM</text:p>
          </table:table-cell>
          <table:table-cell office:value-type="date" office:date-value="2008-05-30T17:23:24.95">
            <text:p>05/30/08 05:23 PM</text:p>
          </table:table-cell>
          <table:table-cell table:formula="oooc:=[.B493]-[.A493]" office:value-type="time" office:time-value="PT00H07M45.74S">
            <text:p>07:45.74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493]&gt;[.$B$1]-[.$F$11] AND([.A493]&lt;[.$B$1]-[.$F$10]);[.C4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7:00:16">
            <text:p>05/30/08 05:00 PM</text:p>
          </table:table-cell>
          <table:table-cell office:value-type="date" office:date-value="2008-05-30T17:15:36.48">
            <text:p>05/30/08 05:15 PM</text:p>
          </table:table-cell>
          <table:table-cell table:formula="oooc:=[.B494]-[.A494]" office:value-type="time" office:time-value="PT00H15M20.48S">
            <text:p>15:20.4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494]&gt;[.$B$1]-[.$F$11] AND([.A494]&lt;[.$B$1]-[.$F$10]);[.C4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5:42:17">
            <text:p>05/30/08 03:42 PM</text:p>
          </table:table-cell>
          <table:table-cell office:value-type="date" office:date-value="2008-05-30T17:00:16">
            <text:p>05/30/08 05:00 PM</text:p>
          </table:table-cell>
          <table:table-cell table:formula="oooc:=[.B495]-[.A495]" office:value-type="time" office:time-value="PT01H17M59S">
            <text:p>01:17:59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talk with ally</text:p>
          </table:table-cell>
          <table:table-cell table:formula="oooc:=IF([.A495]&gt;[.$B$1]-[.$F$11] AND([.A495]&lt;[.$B$1]-[.$F$10]);[.C4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5:12:17.18">
            <text:p>05/30/08 03:12 PM</text:p>
          </table:table-cell>
          <table:table-cell office:value-type="date" office:date-value="2008-05-30T15:42:17">
            <text:p>05/30/08 03:42 PM</text:p>
          </table:table-cell>
          <table:table-cell table:formula="oooc:=[.B496]-[.A496]" office:value-type="time" office:time-value="PT00H29M59.82S">
            <text:p>29:59.82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table:style-name="ce12" office:value-type="string">
            <text:p>chess</text:p>
          </table:table-cell>
          <table:table-cell table:formula="oooc:=IF([.A496]&gt;[.$B$1]-[.$F$11] AND([.A496]&lt;[.$B$1]-[.$F$10]);[.C4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5:01:18">
            <text:p>05/30/08 03:01 PM</text:p>
          </table:table-cell>
          <table:table-cell office:value-type="date" office:date-value="2008-05-30T15:12:17.18">
            <text:p>05/30/08 03:12 PM</text:p>
          </table:table-cell>
          <table:table-cell table:formula="oooc:=[.B497]-[.A497]" office:value-type="time" office:time-value="PT00H10M59.18S">
            <text:p>10:59.1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497]&gt;[.$B$1]-[.$F$11] AND([.A497]&lt;[.$B$1]-[.$F$10]);[.C4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3:14:04.82">
            <text:p>05/30/08 01:14 PM</text:p>
          </table:table-cell>
          <table:table-cell office:value-type="date" office:date-value="2008-05-30T15:01:18">
            <text:p>05/30/08 03:01 PM</text:p>
          </table:table-cell>
          <table:table-cell table:formula="oooc:=[.B498]-[.A498]" office:value-type="time" office:time-value="PT01H47M13.18S">
            <text:p>01:47:13.18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breakfast w dave, meggan and tyler</text:p>
          </table:table-cell>
          <table:table-cell table:formula="oooc:=IF([.A498]&gt;[.$B$1]-[.$F$11] AND([.A498]&lt;[.$B$1]-[.$F$10]);[.C4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12:31:19">
            <text:p>05/30/08 12:31 PM</text:p>
          </table:table-cell>
          <table:table-cell office:value-type="date" office:date-value="2008-05-30T13:14:01.39">
            <text:p>05/30/08 01:14 PM</text:p>
          </table:table-cell>
          <table:table-cell table:formula="oooc:=[.B499]-[.A499]" office:value-type="time" office:time-value="PT00H42M42.39S">
            <text:p>42:42.39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499]&gt;[.$B$1]-[.$F$11] AND([.A499]&lt;[.$B$1]-[.$F$10]);[.C4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03:11:08">
            <text:p>05/30/08 03:11 AM</text:p>
          </table:table-cell>
          <table:table-cell office:value-type="date" office:date-value="2008-05-30T12:31:19">
            <text:p>05/30/08 12:31 PM</text:p>
          </table:table-cell>
          <table:table-cell table:formula="oooc:=[.B500]-[.A500]" office:value-type="time" office:time-value="PT09H20M11S">
            <text:p>09:20:11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500]&gt;[.$B$1]-[.$F$11] AND([.A500]&lt;[.$B$1]-[.$F$10]);[.C5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30T00:05:38">
            <text:p>05/30/08 12:05 AM</text:p>
          </table:table-cell>
          <table:table-cell office:value-type="date" office:date-value="2008-05-30T03:11:08">
            <text:p>05/30/08 03:11 AM</text:p>
          </table:table-cell>
          <table:table-cell table:formula="oooc:=[.B501]-[.A501]" office:value-type="time" office:time-value="PT03H05M30S">
            <text:p>03:05:3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Iron Man</text:p>
          </table:table-cell>
          <table:table-cell table:formula="oooc:=IF([.A501]&gt;[.$B$1]-[.$F$11] AND([.A501]&lt;[.$B$1]-[.$F$10]);[.C5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17:48:38">
            <text:p>05/29/08 05:48 PM</text:p>
          </table:table-cell>
          <table:table-cell office:value-type="date" office:date-value="2008-05-30T00:05:38">
            <text:p>05/30/08 12:05 AM</text:p>
          </table:table-cell>
          <table:table-cell table:formula="oooc:=[.B502]-[.A502]" office:value-type="time" office:time-value="PT06H17M00S">
            <text:p>06:17:00 AM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Brainstorm</text:p>
          </table:table-cell>
          <table:table-cell table:formula="oooc:=IF([.A502]&gt;[.$B$1]-[.$F$11] AND([.A502]&lt;[.$B$1]-[.$F$10]);[.C5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16:48:37.949999">
            <text:p>05/29/08 04:48 PM</text:p>
          </table:table-cell>
          <table:table-cell office:value-type="date" office:date-value="2008-05-29T17:48:38">
            <text:p>05/29/08 05:48 PM</text:p>
          </table:table-cell>
          <table:table-cell table:formula="oooc:=[.B503]-[.A503]" office:value-type="time" office:time-value="PT01H00M00.050001S">
            <text:p>01:00:00.05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/>
          <table:table-cell table:formula="oooc:=IF([.A503]&gt;[.$B$1]-[.$F$11] AND([.A503]&lt;[.$B$1]-[.$F$10]);[.C50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16:26:15.329999">
            <text:p>05/29/08 04:26 PM</text:p>
          </table:table-cell>
          <table:table-cell office:value-type="date" office:date-value="2008-05-29T16:48:03.17">
            <text:p>05/29/08 04:48 PM</text:p>
          </table:table-cell>
          <table:table-cell table:formula="oooc:=[.B504]-[.A504]" office:value-type="time" office:time-value="PT00H21M47.840001S">
            <text:p>21:47.84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 office:value-type="string">
            <text:p>smoking break</text:p>
          </table:table-cell>
          <table:table-cell table:formula="oooc:=IF([.A504]&gt;[.$B$1]-[.$F$11] AND([.A504]&lt;[.$B$1]-[.$F$10]);[.C5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16:14:24">
            <text:p>05/29/08 04:14 PM</text:p>
          </table:table-cell>
          <table:table-cell office:value-type="date" office:date-value="2008-05-29T16:26:11.78">
            <text:p>05/29/08 04:26 PM</text:p>
          </table:table-cell>
          <table:table-cell table:formula="oooc:=[.B505]-[.A505]" office:value-type="time" office:time-value="PT00H11M47.78S">
            <text:p>11:47.78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aunt Mary</text:p>
          </table:table-cell>
          <table:table-cell table:formula="oooc:=IF([.A505]&gt;[.$B$1]-[.$F$11] AND([.A505]&lt;[.$B$1]-[.$F$10]);[.C50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15:58:47.53">
            <text:p>05/29/08 03:58 PM</text:p>
          </table:table-cell>
          <table:table-cell office:value-type="date" office:date-value="2008-05-29T16:14:24">
            <text:p>05/29/08 04:14 PM</text:p>
          </table:table-cell>
          <table:table-cell table:formula="oooc:=[.B506]-[.A506]" office:value-type="time" office:time-value="PT00H15M36.47S">
            <text:p>15:36.47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06]&gt;[.$B$1]-[.$F$11] AND([.A506]&lt;[.$B$1]-[.$F$10]);[.C5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13:57:49">
            <text:p>05/29/08 01:57 PM</text:p>
          </table:table-cell>
          <table:table-cell office:value-type="date" office:date-value="2008-05-29T15:58:44.160001">
            <text:p>05/29/08 03:58 PM</text:p>
          </table:table-cell>
          <table:table-cell table:formula="oooc:=[.B507]-[.A507]" office:value-type="time" office:time-value="PT02H00M55.160001S">
            <text:p>02:00:55.16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house</text:p>
          </table:table-cell>
          <table:table-cell table:formula="oooc:=IF([.A507]&gt;[.$B$1]-[.$F$11] AND([.A507]&lt;[.$B$1]-[.$F$10]);[.C5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12:16:06">
            <text:p>05/29/08 12:16 PM</text:p>
          </table:table-cell>
          <table:table-cell office:value-type="date" office:date-value="2008-05-29T13:57:49">
            <text:p>05/29/08 01:57 PM</text:p>
          </table:table-cell>
          <table:table-cell table:formula="oooc:=[.B508]-[.A508]" office:value-type="time" office:time-value="PT01H41M43S">
            <text:p>01:41:43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lunch w Q</text:p>
          </table:table-cell>
          <table:table-cell table:formula="oooc:=IF([.A508]&gt;[.$B$1]-[.$F$11] AND([.A508]&lt;[.$B$1]-[.$F$10]);[.C5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09:45:59">
            <text:p>05/29/08 09:45 AM</text:p>
          </table:table-cell>
          <table:table-cell office:value-type="date" office:date-value="2008-05-29T12:16:06">
            <text:p>05/29/08 12:16 PM</text:p>
          </table:table-cell>
          <table:table-cell table:formula="oooc:=[.B509]-[.A509]" office:value-type="time" office:time-value="PT02H30M07S">
            <text:p>02:30:07 AM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house</text:p>
          </table:table-cell>
          <table:table-cell table:formula="oooc:=IF([.A509]&gt;[.$B$1]-[.$F$11] AND([.A509]&lt;[.$B$1]-[.$F$10]);[.C5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08:37:08.19">
            <text:p>05/29/08 08:37 AM</text:p>
          </table:table-cell>
          <table:table-cell office:value-type="date" office:date-value="2008-05-29T09:45:59">
            <text:p>05/29/08 09:45 AM</text:p>
          </table:table-cell>
          <table:table-cell table:formula="oooc:=[.B510]-[.A510]" office:value-type="time" office:time-value="PT01H08M50.81S">
            <text:p>01:08:50.81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510]&gt;[.$B$1]-[.$F$11] AND([.A510]&lt;[.$B$1]-[.$F$10]);[.C5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02:35:13">
            <text:p>05/29/08 02:35 AM</text:p>
          </table:table-cell>
          <table:table-cell office:value-type="date" office:date-value="2008-05-29T08:37:02.79">
            <text:p>05/29/08 08:37 AM</text:p>
          </table:table-cell>
          <table:table-cell table:formula="oooc:=[.B511]-[.A511]" office:value-type="time" office:time-value="PT06H01M49.79S">
            <text:p>06:01:49.79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511]&gt;[.$B$1]-[.$F$11] AND([.A511]&lt;[.$B$1]-[.$F$10]);[.C5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9T01:45:13">
            <text:p>05/29/08 01:45 AM</text:p>
          </table:table-cell>
          <table:table-cell office:value-type="date" office:date-value="2008-05-29T02:35:13">
            <text:p>05/29/08 02:35 AM</text:p>
          </table:table-cell>
          <table:table-cell table:formula="oooc:=[.B512]-[.A512]" office:value-type="time" office:time-value="PT00H50M00S">
            <text:p>12:50:00 AM</text:p>
          </table:table-cell>
          <table:table-cell office:value-type="string">
            <text:p>Fun</text:p>
          </table:table-cell>
          <table:table-cell office:value-type="string">
            <text:p>Video</text:p>
          </table:table-cell>
          <table:table-cell table:style-name="ce12" office:value-type="string">
            <text:p>TV</text:p>
          </table:table-cell>
          <table:table-cell table:formula="oooc:=IF([.A512]&gt;[.$B$1]-[.$F$11] AND([.A512]&lt;[.$B$1]-[.$F$10]);[.C5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22:35:13">
            <text:p>05/28/08 10:35 PM</text:p>
          </table:table-cell>
          <table:table-cell office:value-type="date" office:date-value="2008-05-29T01:45:13">
            <text:p>05/29/08 01:45 AM</text:p>
          </table:table-cell>
          <table:table-cell table:formula="oooc:=[.B513]-[.A513]" office:value-type="time" office:time-value="PT03H10M00S">
            <text:p>03:1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hang w Dave, Q</text:p>
          </table:table-cell>
          <table:table-cell table:formula="oooc:=IF([.A513]&gt;[.$B$1]-[.$F$11] AND([.A513]&lt;[.$B$1]-[.$F$10]);[.C5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22:23:13.39">
            <text:p>05/28/08 10:23 PM</text:p>
          </table:table-cell>
          <table:table-cell office:value-type="date" office:date-value="2008-05-28T22:35:13">
            <text:p>05/28/08 10:35 PM</text:p>
          </table:table-cell>
          <table:table-cell table:formula="oooc:=[.B514]-[.A514]" office:value-type="time" office:time-value="PT00H11M59.61S">
            <text:p>11:59.6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14]&gt;[.$B$1]-[.$F$11] AND([.A514]&lt;[.$B$1]-[.$F$10]);[.C5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21:43:16.92">
            <text:p>05/28/08 09:43 PM</text:p>
          </table:table-cell>
          <table:table-cell office:value-type="date" office:date-value="2008-05-28T22:23:13.39">
            <text:p>05/28/08 10:23 PM</text:p>
          </table:table-cell>
          <table:table-cell table:formula="oooc:=[.B515]-[.A515]" office:value-type="time" office:time-value="PT00H39M56.47S">
            <text:p>39:56.47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table:style-name="ce12" office:value-type="string">
            <text:p>python reference</text:p>
          </table:table-cell>
          <table:table-cell table:formula="oooc:=IF([.A515]&gt;[.$B$1]-[.$F$11] AND([.A515]&lt;[.$B$1]-[.$F$10]);[.C5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21:20:47.29">
            <text:p>05/28/08 09:20 PM</text:p>
          </table:table-cell>
          <table:table-cell office:value-type="date" office:date-value="2008-05-28T21:42:56.65">
            <text:p>05/28/08 09:42 PM</text:p>
          </table:table-cell>
          <table:table-cell table:formula="oooc:=[.B516]-[.A516]" office:value-type="time" office:time-value="PT00H22M09.36S">
            <text:p>22:09.36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 office:value-type="string">
            <text:p>finding houseboat</text:p>
          </table:table-cell>
          <table:table-cell table:formula="oooc:=IF([.A516]&gt;[.$B$1]-[.$F$11] AND([.A516]&lt;[.$B$1]-[.$F$10]);[.C5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21:20:38.97">
            <text:p>05/28/08 09:20 PM</text:p>
          </table:table-cell>
          <table:table-cell office:value-type="date" office:date-value="2008-05-28T21:20:43.51">
            <text:p>05/28/08 09:20 PM</text:p>
          </table:table-cell>
          <table:table-cell table:formula="oooc:=[.B517]-[.A517]" office:value-type="time" office:time-value="PT00H00M04.54S">
            <text:p>00:04.54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dinner w family</text:p>
          </table:table-cell>
          <table:table-cell table:formula="oooc:=IF([.A517]&gt;[.$B$1]-[.$F$11] AND([.A517]&lt;[.$B$1]-[.$F$10]);[.C5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18:38:50.91">
            <text:p>05/28/08 06:38 PM</text:p>
          </table:table-cell>
          <table:table-cell office:value-type="date" office:date-value="2008-05-28T19:20:37.749999">
            <text:p>05/28/08 07:20 PM</text:p>
          </table:table-cell>
          <table:table-cell table:formula="oooc:=[.B518]-[.A518]" office:value-type="time" office:time-value="PT00H41M46.839999S">
            <text:p>41:46.84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518]&gt;[.$B$1]-[.$F$11] AND([.A518]&lt;[.$B$1]-[.$F$10]);[.C5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18:23:23.24">
            <text:p>05/28/08 06:23 PM</text:p>
          </table:table-cell>
          <table:table-cell office:value-type="date" office:date-value="2008-05-28T18:38:43.66">
            <text:p>05/28/08 06:38 PM</text:p>
          </table:table-cell>
          <table:table-cell table:formula="oooc:=[.B519]-[.A519]" office:value-type="time" office:time-value="PT00H15M20.42S">
            <text:p>15:20.42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Mary drive</text:p>
          </table:table-cell>
          <table:table-cell table:formula="oooc:=IF([.A519]&gt;[.$B$1]-[.$F$11] AND([.A519]&lt;[.$B$1]-[.$F$10]);[.C5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13:07:55.91">
            <text:p>05/28/08 01:07 PM</text:p>
          </table:table-cell>
          <table:table-cell office:value-type="date" office:date-value="2008-05-28T18:22:53.32">
            <text:p>05/28/08 06:22 PM</text:p>
          </table:table-cell>
          <table:table-cell table:formula="oooc:=[.B520]-[.A520]" office:value-type="time" office:time-value="PT05H14M57.409999S">
            <text:p>05:14:57.41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house</text:p>
          </table:table-cell>
          <table:table-cell table:formula="oooc:=IF([.A520]&gt;[.$B$1]-[.$F$11] AND([.A520]&lt;[.$B$1]-[.$F$10]);[.C5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12:37:36">
            <text:p>05/28/08 12:37 PM</text:p>
          </table:table-cell>
          <table:table-cell office:value-type="date" office:date-value="2008-05-28T13:07:49.04">
            <text:p>05/28/08 01:07 PM</text:p>
          </table:table-cell>
          <table:table-cell table:formula="oooc:=[.B521]-[.A521]" office:value-type="time" office:time-value="PT00H30M13.04S">
            <text:p>30:13.04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521]&gt;[.$B$1]-[.$F$11] AND([.A521]&lt;[.$B$1]-[.$F$10]);[.C5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12:06:55">
            <text:p>05/28/08 12:06 PM</text:p>
          </table:table-cell>
          <table:table-cell office:value-type="date" office:date-value="2008-05-28T12:37:36">
            <text:p>05/28/08 12:37 PM</text:p>
          </table:table-cell>
          <table:table-cell table:formula="oooc:=[.B522]-[.A522]" office:value-type="time" office:time-value="PT00H30M41S">
            <text:p>12:30:41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522]&gt;[.$B$1]-[.$F$11] AND([.A522]&lt;[.$B$1]-[.$F$10]);[.C5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8T03:06:12">
            <text:p>05/28/08 03:06 AM</text:p>
          </table:table-cell>
          <table:table-cell office:value-type="date" office:date-value="2008-05-28T12:06:55">
            <text:p>05/28/08 12:06 PM</text:p>
          </table:table-cell>
          <table:table-cell table:formula="oooc:=[.B523]-[.A523]" office:value-type="time" office:time-value="PT09H00M43S">
            <text:p>09:00:43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523]&gt;[.$B$1]-[.$F$11] AND([.A523]&lt;[.$B$1]-[.$F$10]);[.C5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7T13:26:12">
            <text:p>05/27/08 01:26 PM</text:p>
          </table:table-cell>
          <table:table-cell office:value-type="date" office:date-value="2008-05-28T03:06:12">
            <text:p>05/28/08 03:06 AM</text:p>
          </table:table-cell>
          <table:table-cell table:formula="oooc:=[.B524]-[.A524]" office:value-type="time" office:time-value="PT13H40M00S">
            <text:p>01:40:00 P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524]&gt;[.$B$1]-[.$F$11] AND([.A524]&lt;[.$B$1]-[.$F$10]);[.C5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7T13:00:12">
            <text:p>05/27/08 01:00 PM</text:p>
          </table:table-cell>
          <table:table-cell office:value-type="date" office:date-value="2008-05-27T13:26:12">
            <text:p>05/27/08 01:26 PM</text:p>
          </table:table-cell>
          <table:table-cell table:formula="oooc:=[.B525]-[.A525]" office:value-type="time" office:time-value="PT00H26M00S">
            <text:p>12:26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25]&gt;[.$B$1]-[.$F$11] AND([.A525]&lt;[.$B$1]-[.$F$10]);[.C5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7T12:30:12.000002">
            <text:p>05/27/08 12:30 PM</text:p>
          </table:table-cell>
          <table:table-cell office:value-type="date" office:date-value="2008-05-27T13:00:12">
            <text:p>05/27/08 01:00 PM</text:p>
          </table:table-cell>
          <table:table-cell table:formula="oooc:=[.B526]-[.A526]" office:value-type="time" office:time-value="PT00H29M59.999998S">
            <text:p>12:3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Q and Mary</text:p>
          </table:table-cell>
          <table:table-cell table:formula="oooc:=IF([.A526]&gt;[.$B$1]-[.$F$11] AND([.A526]&lt;[.$B$1]-[.$F$10]);[.C5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7T10:08:04">
            <text:p>05/27/08 10:08 AM</text:p>
          </table:table-cell>
          <table:table-cell office:value-type="date" office:date-value="2008-05-27T12:30:12.000002">
            <text:p>05/27/08 12:30 PM</text:p>
          </table:table-cell>
          <table:table-cell table:formula="oooc:=[.B527]-[.A527]" office:value-type="time" office:time-value="PT02H22M08S">
            <text:p>02:22:08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527]&gt;[.$B$1]-[.$F$11] AND([.A527]&lt;[.$B$1]-[.$F$10]);[.C5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7T01:50:04">
            <text:p>05/27/08 01:50 AM</text:p>
          </table:table-cell>
          <table:table-cell office:value-type="date" office:date-value="2008-05-27T10:08:04">
            <text:p>05/27/08 10:08 AM</text:p>
          </table:table-cell>
          <table:table-cell table:formula="oooc:=[.B528]-[.A528]" office:value-type="time" office:time-value="PT08H18M00S">
            <text:p>08:18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528]&gt;[.$B$1]-[.$F$11] AND([.A528]&lt;[.$B$1]-[.$F$10]);[.C5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6T12:50:04">
            <text:p>05/26/08 12:50 PM</text:p>
          </table:table-cell>
          <table:table-cell office:value-type="date" office:date-value="2008-05-27T01:50:04">
            <text:p>05/27/08 01:50 AM</text:p>
          </table:table-cell>
          <table:table-cell table:formula="oooc:=[.B529]-[.A529]" office:value-type="time" office:time-value="PT13H00M00S">
            <text:p>01:00:00 P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529]&gt;[.$B$1]-[.$F$11] AND([.A529]&lt;[.$B$1]-[.$F$10]);[.C5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6T05:50:04">
            <text:p>05/26/08 05:50 AM</text:p>
          </table:table-cell>
          <table:table-cell office:value-type="date" office:date-value="2008-05-26T12:50:04">
            <text:p>05/26/08 12:50 PM</text:p>
          </table:table-cell>
          <table:table-cell table:formula="oooc:=[.B530]-[.A530]" office:value-type="time" office:time-value="PT07H00M00S">
            <text:p>07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530]&gt;[.$B$1]-[.$F$11] AND([.A530]&lt;[.$B$1]-[.$F$10]);[.C5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20:50:03.69">
            <text:p>05/25/08 08:50 PM</text:p>
          </table:table-cell>
          <table:table-cell office:value-type="date" office:date-value="2008-05-26T05:50:04">
            <text:p>05/26/08 05:50 AM</text:p>
          </table:table-cell>
          <table:table-cell table:formula="oooc:=[.B531]-[.A531]" office:value-type="time" office:time-value="PT09H00M00.31S">
            <text:p>09:00:00.31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531]&gt;[.$B$1]-[.$F$11] AND([.A531]&lt;[.$B$1]-[.$F$10]);[.C5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8:41:17">
            <text:p>05/25/08 06:41 PM</text:p>
          </table:table-cell>
          <table:table-cell office:value-type="date" office:date-value="2008-05-25T20:50:03.69">
            <text:p>05/25/08 08:50 PM</text:p>
          </table:table-cell>
          <table:table-cell table:formula="oooc:=[.B532]-[.A532]" office:value-type="time" office:time-value="PT02H08M46.69S">
            <text:p>02:08:46.69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 office:value-type="string">
            <text:p>financial times</text:p>
          </table:table-cell>
          <table:table-cell table:formula="oooc:=IF([.A532]&gt;[.$B$1]-[.$F$11] AND([.A532]&lt;[.$B$1]-[.$F$10]);[.C5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8:10:11">
            <text:p>05/25/08 06:10 PM</text:p>
          </table:table-cell>
          <table:table-cell office:value-type="date" office:date-value="2008-05-25T18:41:17">
            <text:p>05/25/08 06:41 PM</text:p>
          </table:table-cell>
          <table:table-cell table:formula="oooc:=[.B533]-[.A533]" office:value-type="time" office:time-value="PT00H31M06S">
            <text:p>12:31:06 AM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 office:value-type="string">
            <text:p>ben schniederman</text:p>
          </table:table-cell>
          <table:table-cell table:formula="oooc:=IF([.A533]&gt;[.$B$1]-[.$F$11] AND([.A533]&lt;[.$B$1]-[.$F$10]);[.C5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7:08:34.63">
            <text:p>05/25/08 05:08 PM</text:p>
          </table:table-cell>
          <table:table-cell office:value-type="date" office:date-value="2008-05-25T18:10:11">
            <text:p>05/25/08 06:10 PM</text:p>
          </table:table-cell>
          <table:table-cell table:formula="oooc:=[.B534]-[.A534]" office:value-type="time" office:time-value="PT01H01M36.37S">
            <text:p>01:01:36.37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 office:value-type="string">
            <text:p>financial times</text:p>
          </table:table-cell>
          <table:table-cell table:formula="oooc:=IF([.A534]&gt;[.$B$1]-[.$F$11] AND([.A534]&lt;[.$B$1]-[.$F$10]);[.C5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6:10:19.82">
            <text:p>05/25/08 04:10 PM</text:p>
          </table:table-cell>
          <table:table-cell office:value-type="date" office:date-value="2008-05-25T17:08:28.000011">
            <text:p>05/25/08 05:08 PM</text:p>
          </table:table-cell>
          <table:table-cell table:formula="oooc:=[.B535]-[.A535]" office:value-type="time" office:time-value="PT00H58M08.180012S">
            <text:p>58:08.18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Mom</text:p>
          </table:table-cell>
          <table:table-cell table:formula="oooc:=IF([.A535]&gt;[.$B$1]-[.$F$11] AND([.A535]&lt;[.$B$1]-[.$F$10]);[.C5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5:47:55.71">
            <text:p>05/25/08 03:47 PM</text:p>
          </table:table-cell>
          <table:table-cell office:value-type="date" office:date-value="2008-05-25T16:09:50.679997">
            <text:p>05/25/08 04:09 PM</text:p>
          </table:table-cell>
          <table:table-cell table:formula="oooc:=[.B536]-[.A536]" office:value-type="time" office:time-value="PT00H21M54.969997S">
            <text:p>21:54.97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 office:value-type="string">
            <text:p>mr. brilliant</text:p>
          </table:table-cell>
          <table:table-cell table:formula="oooc:=IF([.A536]&gt;[.$B$1]-[.$F$11] AND([.A536]&lt;[.$B$1]-[.$F$10]);[.C5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4:58:05.55">
            <text:p>05/25/08 02:58 PM</text:p>
          </table:table-cell>
          <table:table-cell office:value-type="date" office:date-value="2008-05-25T15:47:21.32">
            <text:p>05/25/08 03:47 PM</text:p>
          </table:table-cell>
          <table:table-cell table:formula="oooc:=[.B537]-[.A537]" office:value-type="time" office:time-value="PT00H49M15.769999S">
            <text:p>49:15.77</text:p>
          </table:table-cell>
          <table:table-cell office:value-type="string">
            <text:p>Fun</text:p>
          </table:table-cell>
          <table:table-cell office:value-type="string">
            <text:p>Game</text:p>
          </table:table-cell>
          <table:table-cell table:style-name="ce12" office:value-type="string">
            <text:p>chess</text:p>
          </table:table-cell>
          <table:table-cell table:formula="oooc:=IF([.A537]&gt;[.$B$1]-[.$F$11] AND([.A537]&lt;[.$B$1]-[.$F$10]);[.C5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4:46:33.940004">
            <text:p>05/25/08 02:46 PM</text:p>
          </table:table-cell>
          <table:table-cell office:value-type="date" office:date-value="2008-05-25T14:58:01.15">
            <text:p>05/25/08 02:58 PM</text:p>
          </table:table-cell>
          <table:table-cell table:formula="oooc:=[.B538]-[.A538]" office:value-type="time" office:time-value="PT00H11M27.209996S">
            <text:p>11:27.21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table:style-name="ce12" office:value-type="string">
            <text:p>news</text:p>
          </table:table-cell>
          <table:table-cell table:formula="oooc:=IF([.A538]&gt;[.$B$1]-[.$F$11] AND([.A538]&lt;[.$B$1]-[.$F$10]);[.C5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3:15:41">
            <text:p>05/25/08 01:15 PM</text:p>
          </table:table-cell>
          <table:table-cell office:value-type="date" office:date-value="2008-05-25T14:46:33.940004">
            <text:p>05/25/08 02:46 PM</text:p>
          </table:table-cell>
          <table:table-cell table:formula="oooc:=[.B539]-[.A539]" office:value-type="time" office:time-value="PT01H30M52.940005S">
            <text:p>01:30:52.9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Brainstorm</text:p>
          </table:table-cell>
          <table:table-cell table:formula="oooc:=IF([.A539]&gt;[.$B$1]-[.$F$11] AND([.A539]&lt;[.$B$1]-[.$F$10]);[.C5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2:59:24.48">
            <text:p>05/25/08 12:59 PM</text:p>
          </table:table-cell>
          <table:table-cell office:value-type="date" office:date-value="2008-05-25T13:15:41">
            <text:p>05/25/08 01:15 PM</text:p>
          </table:table-cell>
          <table:table-cell table:formula="oooc:=[.B540]-[.A540]" office:value-type="time" office:time-value="PT00H16M16.519999S">
            <text:p>16:16.52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540]&gt;[.$B$1]-[.$F$11] AND([.A540]&lt;[.$B$1]-[.$F$10]);[.C5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2:23:36.29">
            <text:p>05/25/08 12:23 PM</text:p>
          </table:table-cell>
          <table:table-cell office:value-type="date" office:date-value="2008-05-25T12:58:41.04">
            <text:p>05/25/08 12:58 PM</text:p>
          </table:table-cell>
          <table:table-cell table:formula="oooc:=[.B541]-[.A541]" office:value-type="time" office:time-value="PT00H35M04.75S">
            <text:p>35:04.7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Brainstorm</text:p>
          </table:table-cell>
          <table:table-cell table:formula="oooc:=IF([.A541]&gt;[.$B$1]-[.$F$11] AND([.A541]&lt;[.$B$1]-[.$F$10]);[.C5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10:08:41">
            <text:p>05/25/08 10:08 AM</text:p>
          </table:table-cell>
          <table:table-cell office:value-type="date" office:date-value="2008-05-25T12:23:31.29">
            <text:p>05/25/08 12:23 PM</text:p>
          </table:table-cell>
          <table:table-cell table:formula="oooc:=[.B542]-[.A542]" office:value-type="time" office:time-value="PT02H14M50.289999S">
            <text:p>02:14:50.29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42]&gt;[.$B$1]-[.$F$11] AND([.A542]&lt;[.$B$1]-[.$F$10]);[.C5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09:44:10">
            <text:p>05/25/08 09:44 AM</text:p>
          </table:table-cell>
          <table:table-cell office:value-type="date" office:date-value="2008-05-25T10:08:41">
            <text:p>05/25/08 10:08 AM</text:p>
          </table:table-cell>
          <table:table-cell table:formula="oooc:=[.B543]-[.A543]" office:value-type="time" office:time-value="PT00H24M31S">
            <text:p>12:24:31 AM</text:p>
          </table:table-cell>
          <table:table-cell office:value-type="string">
            <text:p>Study</text:p>
          </table:table-cell>
          <table:table-cell office:value-type="string">
            <text:p>Wi-Fi</text:p>
          </table:table-cell>
          <table:table-cell table:style-name="ce12"/>
          <table:table-cell table:formula="oooc:=IF([.A543]&gt;[.$B$1]-[.$F$11] AND([.A543]&lt;[.$B$1]-[.$F$10]);[.C5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09:26:15">
            <text:p>05/25/08 09:26 AM</text:p>
          </table:table-cell>
          <table:table-cell office:value-type="date" office:date-value="2008-05-25T09:44:10">
            <text:p>05/25/08 09:44 AM</text:p>
          </table:table-cell>
          <table:table-cell table:formula="oooc:=[.B544]-[.A544]" office:value-type="time" office:time-value="PT00H17M55S">
            <text:p>12:17:55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544]&gt;[.$B$1]-[.$F$11] AND([.A544]&lt;[.$B$1]-[.$F$10]);[.C5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09:06:15">
            <text:p>05/25/08 09:06 AM</text:p>
          </table:table-cell>
          <table:table-cell office:value-type="date" office:date-value="2008-05-25T09:26:15">
            <text:p>05/25/08 09:26 AM</text:p>
          </table:table-cell>
          <table:table-cell table:formula="oooc:=[.B545]-[.A545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545]&gt;[.$B$1]-[.$F$11] AND([.A545]&lt;[.$B$1]-[.$F$10]);[.C5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02:06:15">
            <text:p>05/25/08 02:06 AM</text:p>
          </table:table-cell>
          <table:table-cell office:value-type="date" office:date-value="2008-05-25T09:06:15">
            <text:p>05/25/08 09:06 AM</text:p>
          </table:table-cell>
          <table:table-cell table:formula="oooc:=[.B546]-[.A546]" office:value-type="time" office:time-value="PT07H00M00S">
            <text:p>07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546]&gt;[.$B$1]-[.$F$11] AND([.A546]&lt;[.$B$1]-[.$F$10]);[.C5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01:26:15">
            <text:p>05/25/08 01:26 AM</text:p>
          </table:table-cell>
          <table:table-cell office:value-type="date" office:date-value="2008-05-25T02:06:15">
            <text:p>05/25/08 02:06 AM</text:p>
          </table:table-cell>
          <table:table-cell table:formula="oooc:=[.B547]-[.A547]" office:value-type="time" office:time-value="PT00H40M00S">
            <text:p>12:4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47]&gt;[.$B$1]-[.$F$11] AND([.A547]&lt;[.$B$1]-[.$F$10]);[.C5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00:26:15">
            <text:p>05/25/08 12:26 AM</text:p>
          </table:table-cell>
          <table:table-cell office:value-type="date" office:date-value="2008-05-25T01:26:15">
            <text:p>05/25/08 01:26 AM</text:p>
          </table:table-cell>
          <table:table-cell table:formula="oooc:=[.B548]-[.A548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548]&gt;[.$B$1]-[.$F$11] AND([.A548]&lt;[.$B$1]-[.$F$10]);[.C5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5T00:06:15">
            <text:p>05/25/08 12:06 AM</text:p>
          </table:table-cell>
          <table:table-cell office:value-type="date" office:date-value="2008-05-25T00:26:15">
            <text:p>05/25/08 12:26 AM</text:p>
          </table:table-cell>
          <table:table-cell table:formula="oooc:=[.B549]-[.A549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49]&gt;[.$B$1]-[.$F$11] AND([.A549]&lt;[.$B$1]-[.$F$10]);[.C5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23:36:15">
            <text:p>05/24/08 11:36 PM</text:p>
          </table:table-cell>
          <table:table-cell office:value-type="date" office:date-value="2008-05-25T00:06:15">
            <text:p>05/25/08 12:06 AM</text:p>
          </table:table-cell>
          <table:table-cell table:formula="oooc:=[.B550]-[.A550]" office:value-type="time" office:time-value="PT00H30M00S">
            <text:p>12:3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Dave</text:p>
          </table:table-cell>
          <table:table-cell table:formula="oooc:=IF([.A550]&gt;[.$B$1]-[.$F$11] AND([.A550]&lt;[.$B$1]-[.$F$10]);[.C5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23:06:15">
            <text:p>05/24/08 11:06 PM</text:p>
          </table:table-cell>
          <table:table-cell office:value-type="date" office:date-value="2008-05-24T23:36:15">
            <text:p>05/24/08 11:36 PM</text:p>
          </table:table-cell>
          <table:table-cell table:formula="oooc:=[.B551]-[.A551]" office:value-type="time" office:time-value="PT00H30M00S">
            <text:p>12:3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mike</text:p>
          </table:table-cell>
          <table:table-cell table:formula="oooc:=IF([.A551]&gt;[.$B$1]-[.$F$11] AND([.A551]&lt;[.$B$1]-[.$F$10]);[.C5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16:06:14.999999">
            <text:p>05/24/08 04:06 PM</text:p>
          </table:table-cell>
          <table:table-cell office:value-type="date" office:date-value="2008-05-24T23:06:15">
            <text:p>05/24/08 11:06 PM</text:p>
          </table:table-cell>
          <table:table-cell table:formula="oooc:=[.B552]-[.A552]" office:value-type="time" office:time-value="PT07H00M00S">
            <text:p>07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552]&gt;[.$B$1]-[.$F$11] AND([.A552]&lt;[.$B$1]-[.$F$10]);[.C5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15:06:15">
            <text:p>05/24/08 03:06 PM</text:p>
          </table:table-cell>
          <table:table-cell office:value-type="date" office:date-value="2008-05-24T16:06:14.999999">
            <text:p>05/24/08 04:06 PM</text:p>
          </table:table-cell>
          <table:table-cell table:formula="oooc:=[.B553]-[.A553]" office:value-type="time" office:time-value="PT00H59M59.999999S">
            <text:p>01:0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553]&gt;[.$B$1]-[.$F$11] AND([.A553]&lt;[.$B$1]-[.$F$10]);[.C5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14:26:15">
            <text:p>05/24/08 02:26 PM</text:p>
          </table:table-cell>
          <table:table-cell office:value-type="date" office:date-value="2008-05-24T15:06:15">
            <text:p>05/24/08 03:06 PM</text:p>
          </table:table-cell>
          <table:table-cell table:formula="oooc:=[.B554]-[.A554]" office:value-type="time" office:time-value="PT00H40M00S">
            <text:p>12:4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rick</text:p>
          </table:table-cell>
          <table:table-cell table:formula="oooc:=IF([.A554]&gt;[.$B$1]-[.$F$11] AND([.A554]&lt;[.$B$1]-[.$F$10]);[.C5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13:56:15">
            <text:p>05/24/08 01:56 PM</text:p>
          </table:table-cell>
          <table:table-cell office:value-type="date" office:date-value="2008-05-24T14:26:15">
            <text:p>05/24/08 02:26 PM</text:p>
          </table:table-cell>
          <table:table-cell table:formula="oooc:=[.B555]-[.A555]" office:value-type="time" office:time-value="PT00H30M00S">
            <text:p>12:3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555]&gt;[.$B$1]-[.$F$11] AND([.A555]&lt;[.$B$1]-[.$F$10]);[.C5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11:56:15">
            <text:p>05/24/08 11:56 AM</text:p>
          </table:table-cell>
          <table:table-cell office:value-type="date" office:date-value="2008-05-24T13:56:15">
            <text:p>05/24/08 01:56 PM</text:p>
          </table:table-cell>
          <table:table-cell table:formula="oooc:=[.B556]-[.A556]" office:value-type="time" office:time-value="PT02H00M00S">
            <text:p>02:00:00 AM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/>
          <table:table-cell table:formula="oooc:=IF([.A556]&gt;[.$B$1]-[.$F$11] AND([.A556]&lt;[.$B$1]-[.$F$10]);[.C5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10:56:15">
            <text:p>05/24/08 10:56 AM</text:p>
          </table:table-cell>
          <table:table-cell office:value-type="date" office:date-value="2008-05-24T11:56:15">
            <text:p>05/24/08 11:56 AM</text:p>
          </table:table-cell>
          <table:table-cell table:formula="oooc:=[.B557]-[.A557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57]&gt;[.$B$1]-[.$F$11] AND([.A557]&lt;[.$B$1]-[.$F$10]);[.C5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09:56:15">
            <text:p>05/24/08 09:56 AM</text:p>
          </table:table-cell>
          <table:table-cell office:value-type="date" office:date-value="2008-05-24T10:56:15">
            <text:p>05/24/08 10:56 AM</text:p>
          </table:table-cell>
          <table:table-cell table:formula="oooc:=[.B558]-[.A558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 office:value-type="string">
            <text:p>kinda</text:p>
          </table:table-cell>
          <table:table-cell table:formula="oooc:=IF([.A558]&gt;[.$B$1]-[.$F$11] AND([.A558]&lt;[.$B$1]-[.$F$10]);[.C5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08:56:15">
            <text:p>05/24/08 08:56 AM</text:p>
          </table:table-cell>
          <table:table-cell office:value-type="date" office:date-value="2008-05-24T09:56:15">
            <text:p>05/24/08 09:56 AM</text:p>
          </table:table-cell>
          <table:table-cell table:formula="oooc:=[.B559]-[.A559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59]&gt;[.$B$1]-[.$F$11] AND([.A559]&lt;[.$B$1]-[.$F$10]);[.C5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06:56:14.61">
            <text:p>05/24/08 06:56 AM</text:p>
          </table:table-cell>
          <table:table-cell office:value-type="date" office:date-value="2008-05-24T08:56:15">
            <text:p>05/24/08 08:56 AM</text:p>
          </table:table-cell>
          <table:table-cell table:formula="oooc:=[.B560]-[.A560]" office:value-type="time" office:time-value="PT02H00M00.39S">
            <text:p>02:00:00.39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coffee aussie</text:p>
          </table:table-cell>
          <table:table-cell table:formula="oooc:=IF([.A560]&gt;[.$B$1]-[.$F$11] AND([.A560]&lt;[.$B$1]-[.$F$10]);[.C5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06:01:08.04">
            <text:p>05/24/08 06:01 AM</text:p>
          </table:table-cell>
          <table:table-cell office:value-type="date" office:date-value="2008-05-24T06:56:10.51">
            <text:p>05/24/08 06:56 AM</text:p>
          </table:table-cell>
          <table:table-cell table:formula="oooc:=[.B561]-[.A561]" office:value-type="time" office:time-value="PT00H55M02.47S">
            <text:p>55:02.47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/>
          <table:table-cell table:formula="oooc:=IF([.A561]&gt;[.$B$1]-[.$F$11] AND([.A561]&lt;[.$B$1]-[.$F$10]);[.C5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04:48:12.97">
            <text:p>05/24/08 04:48 AM</text:p>
          </table:table-cell>
          <table:table-cell office:value-type="date" office:date-value="2008-05-24T06:01:04.720001">
            <text:p>05/24/08 06:01 AM</text:p>
          </table:table-cell>
          <table:table-cell table:formula="oooc:=[.B562]-[.A562]" office:value-type="time" office:time-value="PT01H12M51.750001S">
            <text:p>01:12:51.7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62]&gt;[.$B$1]-[.$F$11] AND([.A562]&lt;[.$B$1]-[.$F$10]);[.C5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4T03:50:51.81">
            <text:p>05/24/08 03:50 AM</text:p>
          </table:table-cell>
          <table:table-cell office:value-type="date" office:date-value="2008-05-24T04:48:12.97">
            <text:p>05/24/08 04:48 AM</text:p>
          </table:table-cell>
          <table:table-cell table:formula="oooc:=[.B563]-[.A563]" office:value-type="time" office:time-value="PT00H57M21.160001S">
            <text:p>57:21.16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table:style-name="ce12" office:value-type="string">
            <text:p>python reference</text:p>
          </table:table-cell>
          <table:table-cell table:formula="oooc:=IF([.A563]&gt;[.$B$1]-[.$F$11] AND([.A563]&lt;[.$B$1]-[.$F$10]);[.C5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23:41:18.04">
            <text:p>05/23/08 11:41 PM</text:p>
          </table:table-cell>
          <table:table-cell office:value-type="date" office:date-value="2008-05-24T03:50:48.88">
            <text:p>05/24/08 03:50 AM</text:p>
          </table:table-cell>
          <table:table-cell table:formula="oooc:=[.B564]-[.A564]" office:value-type="time" office:time-value="PT04H09M30.84S">
            <text:p>04:09:30.84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 office:value-type="string">
            <text:p>bullshit... kinda</text:p>
          </table:table-cell>
          <table:table-cell table:formula="oooc:=IF([.A564]&gt;[.$B$1]-[.$F$11] AND([.A564]&lt;[.$B$1]-[.$F$10]);[.C5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22:05:25.999999">
            <text:p>05/23/08 10:05 PM</text:p>
          </table:table-cell>
          <table:table-cell office:value-type="date" office:date-value="2008-05-23T23:40:15.39">
            <text:p>05/23/08 11:40 PM</text:p>
          </table:table-cell>
          <table:table-cell table:formula="oooc:=[.B565]-[.A565]" office:value-type="time" office:time-value="PT01H34M49.390001S">
            <text:p>01:34:49.39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65]&gt;[.$B$1]-[.$F$11] AND([.A565]&lt;[.$B$1]-[.$F$10]);[.C5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21:49:17">
            <text:p>05/23/08 09:49 PM</text:p>
          </table:table-cell>
          <table:table-cell office:value-type="date" office:date-value="2008-05-23T22:05:25.999999">
            <text:p>05/23/08 10:05 PM</text:p>
          </table:table-cell>
          <table:table-cell table:formula="oooc:=[.B566]-[.A566]" office:value-type="time" office:time-value="PT00H16M08.999998S">
            <text:p>12:16:09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566]&gt;[.$B$1]-[.$F$11] AND([.A566]&lt;[.$B$1]-[.$F$10]);[.C5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21:09:16.97">
            <text:p>05/23/08 09:09 PM</text:p>
          </table:table-cell>
          <table:table-cell office:value-type="date" office:date-value="2008-05-23T21:49:17">
            <text:p>05/23/08 09:49 PM</text:p>
          </table:table-cell>
          <table:table-cell table:formula="oooc:=[.B567]-[.A567]" office:value-type="time" office:time-value="PT00H40M00.03S">
            <text:p>40:00.03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67]&gt;[.$B$1]-[.$F$11] AND([.A567]&lt;[.$B$1]-[.$F$10]);[.C5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20:42:17">
            <text:p>05/23/08 08:42 PM</text:p>
          </table:table-cell>
          <table:table-cell office:value-type="date" office:date-value="2008-05-23T21:09:12.57">
            <text:p>05/23/08 09:09 PM</text:p>
          </table:table-cell>
          <table:table-cell table:formula="oooc:=[.B568]-[.A568]" office:value-type="time" office:time-value="PT00H26M55.57S">
            <text:p>26:55.57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Dave</text:p>
          </table:table-cell>
          <table:table-cell table:formula="oooc:=IF([.A568]&gt;[.$B$1]-[.$F$11] AND([.A568]&lt;[.$B$1]-[.$F$10]);[.C5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9:42:17.19">
            <text:p>05/23/08 07:42 PM</text:p>
          </table:table-cell>
          <table:table-cell office:value-type="date" office:date-value="2008-05-23T20:42:17">
            <text:p>05/23/08 08:42 PM</text:p>
          </table:table-cell>
          <table:table-cell table:formula="oooc:=[.B569]-[.A569]" office:value-type="time" office:time-value="PT00H59M59.810001S">
            <text:p>59:59.81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table:style-name="ce12" office:value-type="string">
            <text:p>python reference</text:p>
          </table:table-cell>
          <table:table-cell table:formula="oooc:=IF([.A569]&gt;[.$B$1]-[.$F$11] AND([.A569]&lt;[.$B$1]-[.$F$10]);[.C5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9:10:41">
            <text:p>05/23/08 07:10 PM</text:p>
          </table:table-cell>
          <table:table-cell office:value-type="date" office:date-value="2008-05-23T19:41:48.3">
            <text:p>05/23/08 07:41 PM</text:p>
          </table:table-cell>
          <table:table-cell table:formula="oooc:=[.B570]-[.A570]" office:value-type="time" office:time-value="PT00H31M07.3S">
            <text:p>31:07.30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 office:value-type="string">
            <text:p>edit/post Winkler</text:p>
          </table:table-cell>
          <table:table-cell table:formula="oooc:=IF([.A570]&gt;[.$B$1]-[.$F$11] AND([.A570]&lt;[.$B$1]-[.$F$10]);[.C5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8:31:46.56">
            <text:p>05/23/08 06:31 PM</text:p>
          </table:table-cell>
          <table:table-cell office:value-type="date" office:date-value="2008-05-23T19:10:27.99">
            <text:p>05/23/08 07:10 PM</text:p>
          </table:table-cell>
          <table:table-cell table:formula="oooc:=[.B571]-[.A571]" office:value-type="time" office:time-value="PT00H38M41.43S">
            <text:p>38:41.43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571]&gt;[.$B$1]-[.$F$11] AND([.A571]&lt;[.$B$1]-[.$F$10]);[.C5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8:05:21">
            <text:p>05/23/08 06:05 PM</text:p>
          </table:table-cell>
          <table:table-cell office:value-type="date" office:date-value="2008-05-23T18:31:43.889999">
            <text:p>05/23/08 06:31 PM</text:p>
          </table:table-cell>
          <table:table-cell table:formula="oooc:=[.B572]-[.A572]" office:value-type="time" office:time-value="PT00H26M22.889999S">
            <text:p>26:22.89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Mary</text:p>
          </table:table-cell>
          <table:table-cell table:formula="oooc:=IF([.A572]&gt;[.$B$1]-[.$F$11] AND([.A572]&lt;[.$B$1]-[.$F$10]);[.C5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8:00:21">
            <text:p>05/23/08 06:00 PM</text:p>
          </table:table-cell>
          <table:table-cell office:value-type="date" office:date-value="2008-05-23T18:05:21">
            <text:p>05/23/08 06:05 PM</text:p>
          </table:table-cell>
          <table:table-cell table:formula="oooc:=[.B573]-[.A573]" office:value-type="time" office:time-value="PT00H05M00S">
            <text:p>12:05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73]&gt;[.$B$1]-[.$F$11] AND([.A573]&lt;[.$B$1]-[.$F$10]);[.C5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5:07:29">
            <text:p>05/23/08 03:07 PM</text:p>
          </table:table-cell>
          <table:table-cell office:value-type="date" office:date-value="2008-05-23T18:00:21">
            <text:p>05/23/08 06:00 PM</text:p>
          </table:table-cell>
          <table:table-cell table:formula="oooc:=[.B574]-[.A574]" office:value-type="time" office:time-value="PT02H52M52S">
            <text:p>02:52:52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Julie – chat/flirt</text:p>
          </table:table-cell>
          <table:table-cell table:formula="oooc:=IF([.A574]&gt;[.$B$1]-[.$F$11] AND([.A574]&lt;[.$B$1]-[.$F$10]);[.C5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4:47:29">
            <text:p>05/23/08 02:47 PM</text:p>
          </table:table-cell>
          <table:table-cell office:value-type="date" office:date-value="2008-05-23T15:07:29">
            <text:p>05/23/08 03:07 PM</text:p>
          </table:table-cell>
          <table:table-cell table:formula="oooc:=[.B575]-[.A575]" office:value-type="time" office:time-value="PT00H20M00S">
            <text:p>12:20:00 AM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bathroom</text:p>
          </table:table-cell>
          <table:table-cell table:formula="oooc:=IF([.A575]&gt;[.$B$1]-[.$F$11] AND([.A575]&lt;[.$B$1]-[.$F$10]);[.C5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4:37:29">
            <text:p>05/23/08 02:37 PM</text:p>
          </table:table-cell>
          <table:table-cell office:value-type="date" office:date-value="2008-05-23T14:47:29">
            <text:p>05/23/08 02:47 PM</text:p>
          </table:table-cell>
          <table:table-cell table:formula="oooc:=[.B576]-[.A576]" office:value-type="time" office:time-value="PT00H10M00S">
            <text:p>12:1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576]&gt;[.$B$1]-[.$F$11] AND([.A576]&lt;[.$B$1]-[.$F$10]);[.C5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4:17:29">
            <text:p>05/23/08 02:17 PM</text:p>
          </table:table-cell>
          <table:table-cell office:value-type="date" office:date-value="2008-05-23T14:37:29">
            <text:p>05/23/08 02:37 PM</text:p>
          </table:table-cell>
          <table:table-cell table:formula="oooc:=[.B577]-[.A577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table:style-name="ce12" office:value-type="string">
            <text:p>Food</text:p>
          </table:table-cell>
          <table:table-cell table:formula="oooc:=IF([.A577]&gt;[.$B$1]-[.$F$11] AND([.A577]&lt;[.$B$1]-[.$F$10]);[.C5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4:01:29.2">
            <text:p>05/23/08 02:01 PM</text:p>
          </table:table-cell>
          <table:table-cell office:value-type="date" office:date-value="2008-05-23T14:17:29">
            <text:p>05/23/08 02:17 PM</text:p>
          </table:table-cell>
          <table:table-cell table:formula="oooc:=[.B578]-[.A578]" office:value-type="time" office:time-value="PT00H15M59.8S">
            <text:p>15:59.80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78]&gt;[.$B$1]-[.$F$11] AND([.A578]&lt;[.$B$1]-[.$F$10]);[.C5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2:30:46">
            <text:p>05/23/08 12:30 PM</text:p>
          </table:table-cell>
          <table:table-cell office:value-type="date" office:date-value="2008-05-23T14:01:22.99">
            <text:p>05/23/08 02:01 PM</text:p>
          </table:table-cell>
          <table:table-cell table:formula="oooc:=[.B579]-[.A579]" office:value-type="time" office:time-value="PT01H30M36.99S">
            <text:p>01:30:36.99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 office:value-type="string">
            <text:p>Science 2.0 with Ben Schniederman</text:p>
          </table:table-cell>
          <table:table-cell table:formula="oooc:=IF([.A579]&gt;[.$B$1]-[.$F$11] AND([.A579]&lt;[.$B$1]-[.$F$10]);[.C5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2:10:46">
            <text:p>05/23/08 12:10 PM</text:p>
          </table:table-cell>
          <table:table-cell office:value-type="date" office:date-value="2008-05-23T12:30:46">
            <text:p>05/23/08 12:30 PM</text:p>
          </table:table-cell>
          <table:table-cell table:formula="oooc:=[.B580]-[.A580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80]&gt;[.$B$1]-[.$F$11] AND([.A580]&lt;[.$B$1]-[.$F$10]);[.C5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10:13:46">
            <text:p>05/23/08 10:13 AM</text:p>
          </table:table-cell>
          <table:table-cell office:value-type="date" office:date-value="2008-05-23T12:10:46">
            <text:p>05/23/08 12:10 PM</text:p>
          </table:table-cell>
          <table:table-cell table:formula="oooc:=[.B581]-[.A581]" office:value-type="time" office:time-value="PT01H57M00S">
            <text:p>01:57:00 AM</text:p>
          </table:table-cell>
          <table:table-cell office:value-type="string">
            <text:p>Work</text:p>
          </table:table-cell>
          <table:table-cell table:style-name="ce3" office:value-type="string">
            <text:p>Help</text:p>
          </table:table-cell>
          <table:table-cell table:style-name="ce12" office:value-type="string">
            <text:p>cleaning bathroom</text:p>
          </table:table-cell>
          <table:table-cell table:formula="oooc:=IF([.A581]&gt;[.$B$1]-[.$F$11] AND([.A581]&lt;[.$B$1]-[.$F$10]);[.C5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09:33:45.59">
            <text:p>05/23/08 09:33 AM</text:p>
          </table:table-cell>
          <table:table-cell office:value-type="date" office:date-value="2008-05-23T10:13:46">
            <text:p>05/23/08 10:13 AM</text:p>
          </table:table-cell>
          <table:table-cell table:formula="oooc:=[.B582]-[.A582]" office:value-type="time" office:time-value="PT00H40M00.41S">
            <text:p>40:00.41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breakfast with will et al.</text:p>
          </table:table-cell>
          <table:table-cell table:formula="oooc:=IF([.A582]&gt;[.$B$1]-[.$F$11] AND([.A582]&lt;[.$B$1]-[.$F$10]);[.C5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08:52:36.700002">
            <text:p>05/23/08 08:52 AM</text:p>
          </table:table-cell>
          <table:table-cell office:value-type="date" office:date-value="2008-05-23T09:33:30.66">
            <text:p>05/23/08 09:33 AM</text:p>
          </table:table-cell>
          <table:table-cell table:formula="oooc:=[.B583]-[.A583]" office:value-type="time" office:time-value="PT00H40M53.959998S">
            <text:p>40:53.96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583]&gt;[.$B$1]-[.$F$11] AND([.A583]&lt;[.$B$1]-[.$F$10]);[.C5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3T01:31:03">
            <text:p>05/23/08 01:31 AM</text:p>
          </table:table-cell>
          <table:table-cell office:value-type="date" office:date-value="2008-05-23T08:52:32.580001">
            <text:p>05/23/08 08:52 AM</text:p>
          </table:table-cell>
          <table:table-cell table:formula="oooc:=[.B584]-[.A584]" office:value-type="time" office:time-value="PT07H21M29.580001S">
            <text:p>07:21:29.58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584]&gt;[.$B$1]-[.$F$11] AND([.A584]&lt;[.$B$1]-[.$F$10]);[.C5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21:31:03">
            <text:p>05/22/08 09:31 PM</text:p>
          </table:table-cell>
          <table:table-cell office:value-type="date" office:date-value="2008-05-23T01:31:03">
            <text:p>05/23/08 01:31 AM</text:p>
          </table:table-cell>
          <table:table-cell table:formula="oooc:=[.B585]-[.A585]" office:value-type="time" office:time-value="PT04H00M00S">
            <text:p>04:0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philly documentary with will </text:p>
          </table:table-cell>
          <table:table-cell table:formula="oooc:=IF([.A585]&gt;[.$B$1]-[.$F$11] AND([.A585]&lt;[.$B$1]-[.$F$10]);[.C5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21:01:02.55">
            <text:p>05/22/08 09:01 PM</text:p>
          </table:table-cell>
          <table:table-cell office:value-type="date" office:date-value="2008-05-22T21:31:03">
            <text:p>05/22/08 09:31 PM</text:p>
          </table:table-cell>
          <table:table-cell table:formula="oooc:=[.B586]-[.A586]" office:value-type="time" office:time-value="PT00H30M00.45S">
            <text:p>30:00.4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86]&gt;[.$B$1]-[.$F$11] AND([.A586]&lt;[.$B$1]-[.$F$10]);[.C5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9:10:55.96">
            <text:p>05/22/08 07:10 PM</text:p>
          </table:table-cell>
          <table:table-cell office:value-type="date" office:date-value="2008-05-22T21:01:02.55">
            <text:p>05/22/08 09:01 PM</text:p>
          </table:table-cell>
          <table:table-cell table:formula="oooc:=[.B587]-[.A587]" office:value-type="time" office:time-value="PT01H50M06.59S">
            <text:p>01:50:06.59</text:p>
          </table:table-cell>
          <table:table-cell office:value-type="string">
            <text:p>Study</text:p>
          </table:table-cell>
          <table:table-cell table:style-name="ce3" office:value-type="string">
            <text:p>Work</text:p>
          </table:table-cell>
          <table:table-cell table:style-name="ce12" office:value-type="string">
            <text:p>BNF notation</text:p>
          </table:table-cell>
          <table:table-cell table:formula="oooc:=IF([.A587]&gt;[.$B$1]-[.$F$11] AND([.A587]&lt;[.$B$1]-[.$F$10]);[.C5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8:53:00.22">
            <text:p>05/22/08 06:53 PM</text:p>
          </table:table-cell>
          <table:table-cell office:value-type="date" office:date-value="2008-05-22T19:10:55.96">
            <text:p>05/22/08 07:10 PM</text:p>
          </table:table-cell>
          <table:table-cell table:formula="oooc:=[.B588]-[.A588]" office:value-type="time" office:time-value="PT00H17M55.74S">
            <text:p>17:55.74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 office:value-type="string">
            <text:p>bike hard</text:p>
          </table:table-cell>
          <table:table-cell table:formula="oooc:=IF([.A588]&gt;[.$B$1]-[.$F$11] AND([.A588]&lt;[.$B$1]-[.$F$10]);[.C5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8:41:43.02">
            <text:p>05/22/08 06:41 PM</text:p>
          </table:table-cell>
          <table:table-cell office:value-type="date" office:date-value="2008-05-22T18:53:00.22">
            <text:p>05/22/08 06:53 PM</text:p>
          </table:table-cell>
          <table:table-cell table:formula="oooc:=[.B589]-[.A589]" office:value-type="time" office:time-value="PT00H11M17.2S">
            <text:p>11:17.20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ce12"/>
          <table:table-cell table:formula="oooc:=IF([.A589]&gt;[.$B$1]-[.$F$11] AND([.A589]&lt;[.$B$1]-[.$F$10]);[.C5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8:21:28">
            <text:p>05/22/08 06:21 PM</text:p>
          </table:table-cell>
          <table:table-cell office:value-type="date" office:date-value="2008-05-22T18:41:39.179999">
            <text:p>05/22/08 06:41 PM</text:p>
          </table:table-cell>
          <table:table-cell table:formula="oooc:=[.B590]-[.A590]" office:value-type="time" office:time-value="PT00H20M11.179999S">
            <text:p>20:11.1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90]&gt;[.$B$1]-[.$F$11] AND([.A590]&lt;[.$B$1]-[.$F$10]);[.C5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8:00:54">
            <text:p>05/22/08 06:00 PM</text:p>
          </table:table-cell>
          <table:table-cell office:value-type="date" office:date-value="2008-05-22T18:21:28">
            <text:p>05/22/08 06:21 PM</text:p>
          </table:table-cell>
          <table:table-cell table:formula="oooc:=[.B591]-[.A591]" office:value-type="time" office:time-value="PT00H20M34S">
            <text:p>12:20:34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 office:value-type="string">
            <text:p>dinner</text:p>
          </table:table-cell>
          <table:table-cell table:formula="oooc:=IF([.A591]&gt;[.$B$1]-[.$F$11] AND([.A591]&lt;[.$B$1]-[.$F$10]);[.C5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6:16:54.01">
            <text:p>05/22/08 04:16 PM</text:p>
          </table:table-cell>
          <table:table-cell office:value-type="date" office:date-value="2008-05-22T18:00:54">
            <text:p>05/22/08 06:00 PM</text:p>
          </table:table-cell>
          <table:table-cell table:formula="oooc:=[.B592]-[.A592]" office:value-type="time" office:time-value="PT01H43M59.99S">
            <text:p>01:43:59.99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 office:value-type="string">
            <text:p>visualization and creativity with Ben</text:p>
          </table:table-cell>
          <table:table-cell table:formula="oooc:=IF([.A592]&gt;[.$B$1]-[.$F$11] AND([.A592]&lt;[.$B$1]-[.$F$10]);[.C5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5:16:25">
            <text:p>05/22/08 03:16 PM</text:p>
          </table:table-cell>
          <table:table-cell office:value-type="date" office:date-value="2008-05-22T16:16:49.89">
            <text:p>05/22/08 04:16 PM</text:p>
          </table:table-cell>
          <table:table-cell table:formula="oooc:=[.B593]-[.A593]" office:value-type="time" office:time-value="PT01H00M24.889999S">
            <text:p>01:00:24.89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dick sucked</text:p>
          </table:table-cell>
          <table:table-cell table:formula="oooc:=IF([.A593]&gt;[.$B$1]-[.$F$11] AND([.A593]&lt;[.$B$1]-[.$F$10]);[.C5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4:46:25.000002">
            <text:p>05/22/08 02:46 PM</text:p>
          </table:table-cell>
          <table:table-cell office:value-type="date" office:date-value="2008-05-22T15:16:25">
            <text:p>05/22/08 03:16 PM</text:p>
          </table:table-cell>
          <table:table-cell table:formula="oooc:=[.B594]-[.A594]" office:value-type="time" office:time-value="PT00H29M59.999998S">
            <text:p>12:3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 office:value-type="string">
            <text:p>groceries</text:p>
          </table:table-cell>
          <table:table-cell table:formula="oooc:=IF([.A594]&gt;[.$B$1]-[.$F$11] AND([.A594]&lt;[.$B$1]-[.$F$10]);[.C5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4:26:24.71">
            <text:p>05/22/08 02:26 PM</text:p>
          </table:table-cell>
          <table:table-cell office:value-type="date" office:date-value="2008-05-22T14:46:25.000002">
            <text:p>05/22/08 02:46 PM</text:p>
          </table:table-cell>
          <table:table-cell table:formula="oooc:=[.B595]-[.A595]" office:value-type="time" office:time-value="PT00H20M00.290002S">
            <text:p>20:00.29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595]&gt;[.$B$1]-[.$F$11] AND([.A595]&lt;[.$B$1]-[.$F$10]);[.C5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3:15:01.08">
            <text:p>05/22/08 01:15 PM</text:p>
          </table:table-cell>
          <table:table-cell office:value-type="date" office:date-value="2008-05-22T14:26:24.71">
            <text:p>05/22/08 02:26 PM</text:p>
          </table:table-cell>
          <table:table-cell table:formula="oooc:=[.B596]-[.A596]" office:value-type="time" office:time-value="PT01H11M23.63S">
            <text:p>01:11:23.63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596]&gt;[.$B$1]-[.$F$11] AND([.A596]&lt;[.$B$1]-[.$F$10]);[.C5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2:27:49.39">
            <text:p>05/22/08 12:27 PM</text:p>
          </table:table-cell>
          <table:table-cell office:value-type="date" office:date-value="2008-05-22T13:15:01.08">
            <text:p>05/22/08 01:15 PM</text:p>
          </table:table-cell>
          <table:table-cell table:formula="oooc:=[.B597]-[.A597]" office:value-type="time" office:time-value="PT00H47M11.689999S">
            <text:p>47:11.69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Dave</text:p>
          </table:table-cell>
          <table:table-cell table:formula="oooc:=IF([.A597]&gt;[.$B$1]-[.$F$11] AND([.A597]&lt;[.$B$1]-[.$F$10]);[.C5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10:09:32.3">
            <text:p>05/22/08 10:09 AM</text:p>
          </table:table-cell>
          <table:table-cell office:value-type="date" office:date-value="2008-05-22T12:27:49.39">
            <text:p>05/22/08 12:27 PM</text:p>
          </table:table-cell>
          <table:table-cell table:formula="oooc:=[.B598]-[.A598]" office:value-type="time" office:time-value="PT02H18M17.09S">
            <text:p>02:18:17.0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598]&gt;[.$B$1]-[.$F$11] AND([.A598]&lt;[.$B$1]-[.$F$10]);[.C5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09:57:35">
            <text:p>05/22/08 09:57 AM</text:p>
          </table:table-cell>
          <table:table-cell office:value-type="date" office:date-value="2008-05-22T10:07:59.67">
            <text:p>05/22/08 10:08 AM</text:p>
          </table:table-cell>
          <table:table-cell table:formula="oooc:=[.B599]-[.A599]" office:value-type="time" office:time-value="PT00H10M24.67S">
            <text:p>10:24.67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 office:value-type="string">
            <text:p>nail clip</text:p>
          </table:table-cell>
          <table:table-cell table:formula="oooc:=IF([.A599]&gt;[.$B$1]-[.$F$11] AND([.A599]&lt;[.$B$1]-[.$F$10]);[.C5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09:45:51.72">
            <text:p>05/22/08 09:45 AM</text:p>
          </table:table-cell>
          <table:table-cell office:value-type="date" office:date-value="2008-05-22T09:57:35">
            <text:p>05/22/08 09:57 AM</text:p>
          </table:table-cell>
          <table:table-cell table:formula="oooc:=[.B600]-[.A600]" office:value-type="time" office:time-value="PT00H11M43.28S">
            <text:p>11:43.2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 office:value-type="string">
            <text:p>bike fix</text:p>
          </table:table-cell>
          <table:table-cell table:formula="oooc:=IF([.A600]&gt;[.$B$1]-[.$F$11] AND([.A600]&lt;[.$B$1]-[.$F$10]);[.C6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09:15:38">
            <text:p>05/22/08 09:15 AM</text:p>
          </table:table-cell>
          <table:table-cell office:value-type="date" office:date-value="2008-05-22T09:45:47.17">
            <text:p>05/22/08 09:45 AM</text:p>
          </table:table-cell>
          <table:table-cell table:formula="oooc:=[.B601]-[.A601]" office:value-type="time" office:time-value="PT00H30M09.170001S">
            <text:p>30:09.17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coffee, will, julie, phil</text:p>
          </table:table-cell>
          <table:table-cell table:formula="oooc:=IF([.A601]&gt;[.$B$1]-[.$F$11] AND([.A601]&lt;[.$B$1]-[.$F$10]);[.C6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08:40:19.36">
            <text:p>05/22/08 08:40 AM</text:p>
          </table:table-cell>
          <table:table-cell office:value-type="date" office:date-value="2008-05-22T09:15:38">
            <text:p>05/22/08 09:15 AM</text:p>
          </table:table-cell>
          <table:table-cell table:formula="oooc:=[.B602]-[.A602]" office:value-type="time" office:time-value="PT00H35M18.64S">
            <text:p>35:18.64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 office:value-type="string">
            <text:p>morning</text:p>
          </table:table-cell>
          <table:table-cell table:formula="oooc:=IF([.A602]&gt;[.$B$1]-[.$F$11] AND([.A602]&lt;[.$B$1]-[.$F$10]);[.C6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2T00:38:32">
            <text:p>05/22/08 12:38 AM</text:p>
          </table:table-cell>
          <table:table-cell office:value-type="date" office:date-value="2008-05-22T08:38:53.59">
            <text:p>05/22/08 08:38 AM</text:p>
          </table:table-cell>
          <table:table-cell table:formula="oooc:=[.B603]-[.A603]" office:value-type="time" office:time-value="PT08H00M21.59S">
            <text:p>08:00:21.59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603]&gt;[.$B$1]-[.$F$11] AND([.A603]&lt;[.$B$1]-[.$F$10]);[.C60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23:36:06.99">
            <text:p>05/21/08 11:36 PM</text:p>
          </table:table-cell>
          <table:table-cell office:value-type="date" office:date-value="2008-05-22T00:38:32">
            <text:p>05/22/08 12:38 AM</text:p>
          </table:table-cell>
          <table:table-cell table:formula="oooc:=[.B604]-[.A604]" office:value-type="time" office:time-value="PT01H02M25.01S">
            <text:p>01:02:25.01</text:p>
          </table:table-cell>
          <table:table-cell office:value-type="string">
            <text:p>Fun</text:p>
          </table:table-cell>
          <table:table-cell office:value-type="string">
            <text:p>Video</text:p>
          </table:table-cell>
          <table:table-cell table:style-name="ce12" office:value-type="string">
            <text:p>lost</text:p>
          </table:table-cell>
          <table:table-cell table:formula="oooc:=IF([.A604]&gt;[.$B$1]-[.$F$11] AND([.A604]&lt;[.$B$1]-[.$F$10]);[.C6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23:05:06">
            <text:p>05/21/08 11:05 PM</text:p>
          </table:table-cell>
          <table:table-cell office:value-type="date" office:date-value="2008-05-21T23:36:02.75">
            <text:p>05/21/08 11:36 PM</text:p>
          </table:table-cell>
          <table:table-cell table:formula="oooc:=[.B605]-[.A605]" office:value-type="time" office:time-value="PT00H30M56.75S">
            <text:p>30:56.75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Jolia</text:p>
          </table:table-cell>
          <table:table-cell table:formula="oooc:=IF([.A605]&gt;[.$B$1]-[.$F$11] AND([.A605]&lt;[.$B$1]-[.$F$10]);[.C60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22:39:52">
            <text:p>05/21/08 10:39 PM</text:p>
          </table:table-cell>
          <table:table-cell office:value-type="date" office:date-value="2008-05-21T23:05:06">
            <text:p>05/21/08 11:05 PM</text:p>
          </table:table-cell>
          <table:table-cell table:formula="oooc:=[.B606]-[.A606]" office:value-type="time" office:time-value="PT00H25M14S">
            <text:p>12:25:14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 office:value-type="string">
            <text:p>elise argue</text:p>
          </table:table-cell>
          <table:table-cell table:formula="oooc:=IF([.A606]&gt;[.$B$1]-[.$F$11] AND([.A606]&lt;[.$B$1]-[.$F$10]);[.C6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21:59:51.68">
            <text:p>05/21/08 09:59 PM</text:p>
          </table:table-cell>
          <table:table-cell office:value-type="date" office:date-value="2008-05-21T22:39:52">
            <text:p>05/21/08 10:39 PM</text:p>
          </table:table-cell>
          <table:table-cell table:formula="oooc:=[.B607]-[.A607]" office:value-type="time" office:time-value="PT00H40M00.32S">
            <text:p>40:00.32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07]&gt;[.$B$1]-[.$F$11] AND([.A607]&lt;[.$B$1]-[.$F$10]);[.C6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20:59:25.000004">
            <text:p>05/21/08 08:59 PM</text:p>
          </table:table-cell>
          <table:table-cell office:value-type="date" office:date-value="2008-05-21T21:59:47.620001">
            <text:p>05/21/08 09:59 PM</text:p>
          </table:table-cell>
          <table:table-cell table:formula="oooc:=[.B608]-[.A608]" office:value-type="time" office:time-value="PT01H00M22.619997S">
            <text:p>01:00:22.62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08]&gt;[.$B$1]-[.$F$11] AND([.A608]&lt;[.$B$1]-[.$F$10]);[.C6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9:07:35">
            <text:p>05/21/08 07:07 PM</text:p>
          </table:table-cell>
          <table:table-cell office:value-type="date" office:date-value="2008-05-21T20:59:25.000004">
            <text:p>05/21/08 08:59 PM</text:p>
          </table:table-cell>
          <table:table-cell table:formula="oooc:=[.B609]-[.A609]" office:value-type="time" office:time-value="PT01H51M50S">
            <text:p>01:51:50 AM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 office:value-type="string">
            <text:p>Toastmasters</text:p>
          </table:table-cell>
          <table:table-cell table:formula="oooc:=IF([.A609]&gt;[.$B$1]-[.$F$11] AND([.A609]&lt;[.$B$1]-[.$F$10]);[.C6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8:07:35">
            <text:p>05/21/08 06:07 PM</text:p>
          </table:table-cell>
          <table:table-cell office:value-type="date" office:date-value="2008-05-21T19:07:35">
            <text:p>05/21/08 07:07 PM</text:p>
          </table:table-cell>
          <table:table-cell table:formula="oooc:=[.B610]-[.A610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dinner with will</text:p>
          </table:table-cell>
          <table:table-cell table:formula="oooc:=IF([.A610]&gt;[.$B$1]-[.$F$11] AND([.A610]&lt;[.$B$1]-[.$F$10]);[.C6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7:44:35.39">
            <text:p>05/21/08 05:44 PM</text:p>
          </table:table-cell>
          <table:table-cell office:value-type="date" office:date-value="2008-05-21T18:07:35">
            <text:p>05/21/08 06:07 PM</text:p>
          </table:table-cell>
          <table:table-cell table:formula="oooc:=[.B611]-[.A611]" office:value-type="time" office:time-value="PT00H22M59.61S">
            <text:p>22:59.6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11]&gt;[.$B$1]-[.$F$11] AND([.A611]&lt;[.$B$1]-[.$F$10]);[.C6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6:35:30.999999">
            <text:p>05/21/08 04:35 PM</text:p>
          </table:table-cell>
          <table:table-cell office:value-type="date" office:date-value="2008-05-21T17:44:35.39">
            <text:p>05/21/08 05:44 PM</text:p>
          </table:table-cell>
          <table:table-cell table:formula="oooc:=[.B612]-[.A612]" office:value-type="time" office:time-value="PT01H09M04.390001S">
            <text:p>01:09:04.39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 office:value-type="string">
            <text:p>Euntrepenuer – amerist biotech dude</text:p>
          </table:table-cell>
          <table:table-cell table:formula="oooc:=IF([.A612]&gt;[.$B$1]-[.$F$11] AND([.A612]&lt;[.$B$1]-[.$F$10]);[.C6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6:25:30.999999">
            <text:p>05/21/08 04:25 PM</text:p>
          </table:table-cell>
          <table:table-cell office:value-type="date" office:date-value="2008-05-21T16:35:30.999999">
            <text:p>05/21/08 04:35 PM</text:p>
          </table:table-cell>
          <table:table-cell table:formula="oooc:=[.B613]-[.A613]" office:value-type="time" office:time-value="PT00H10M00S">
            <text:p>12:10:00 AM</text:p>
          </table:table-cell>
          <table:table-cell office:value-type="string">
            <text:p>Study</text:p>
          </table:table-cell>
          <table:table-cell table:style-name="ce3" office:value-type="string">
            <text:p>Other</text:p>
          </table:table-cell>
          <table:table-cell table:style-name="ce12" office:value-type="string">
            <text:p>poetry from will – moon</text:p>
          </table:table-cell>
          <table:table-cell table:formula="oooc:=IF([.A613]&gt;[.$B$1]-[.$F$11] AND([.A613]&lt;[.$B$1]-[.$F$10]);[.C6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6:05:30.999999">
            <text:p>05/21/08 04:05 PM</text:p>
          </table:table-cell>
          <table:table-cell office:value-type="date" office:date-value="2008-05-21T16:25:30.999999">
            <text:p>05/21/08 04:25 PM</text:p>
          </table:table-cell>
          <table:table-cell table:formula="oooc:=[.B614]-[.A614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14]&gt;[.$B$1]-[.$F$11] AND([.A614]&lt;[.$B$1]-[.$F$10]);[.C6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5:58:31">
            <text:p>05/21/08 03:58 PM</text:p>
          </table:table-cell>
          <table:table-cell office:value-type="date" office:date-value="2008-05-21T16:05:30.999999">
            <text:p>05/21/08 04:05 PM</text:p>
          </table:table-cell>
          <table:table-cell table:formula="oooc:=[.B615]-[.A615]" office:value-type="time" office:time-value="PT00H06M59.999999S">
            <text:p>12:07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 office:value-type="string">
            <text:p>Jackin it</text:p>
          </table:table-cell>
          <table:table-cell table:formula="oooc:=IF([.A615]&gt;[.$B$1]-[.$F$11] AND([.A615]&lt;[.$B$1]-[.$F$10]);[.C6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5:53:30.74">
            <text:p>05/21/08 03:53 PM</text:p>
          </table:table-cell>
          <table:table-cell office:value-type="date" office:date-value="2008-05-21T15:58:31">
            <text:p>05/21/08 03:58 PM</text:p>
          </table:table-cell>
          <table:table-cell table:formula="oooc:=[.B616]-[.A616]" office:value-type="time" office:time-value="PT00H05M00.259999S">
            <text:p>05:00.26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Mom</text:p>
          </table:table-cell>
          <table:table-cell table:formula="oooc:=IF([.A616]&gt;[.$B$1]-[.$F$11] AND([.A616]&lt;[.$B$1]-[.$F$10]);[.C6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5:16:58.66">
            <text:p>05/21/08 03:16 PM</text:p>
          </table:table-cell>
          <table:table-cell office:value-type="date" office:date-value="2008-05-21T15:53:22.11">
            <text:p>05/21/08 03:53 PM</text:p>
          </table:table-cell>
          <table:table-cell table:formula="oooc:=[.B617]-[.A617]" office:value-type="time" office:time-value="PT00H36M23.450001S">
            <text:p>36:23.4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17]&gt;[.$B$1]-[.$F$11] AND([.A617]&lt;[.$B$1]-[.$F$10]);[.C6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3:54:34.3">
            <text:p>05/21/08 01:54 PM</text:p>
          </table:table-cell>
          <table:table-cell office:value-type="date" office:date-value="2008-05-21T15:04:04.15">
            <text:p>05/21/08 03:04 PM</text:p>
          </table:table-cell>
          <table:table-cell table:formula="oooc:=[.B618]-[.A618]" office:value-type="time" office:time-value="PT01H09M29.850001S">
            <text:p>01:09:29.85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 office:value-type="string">
            <text:p>dr's RU and bike from hell</text:p>
          </table:table-cell>
          <table:table-cell table:formula="oooc:=IF([.A618]&gt;[.$B$1]-[.$F$11] AND([.A618]&lt;[.$B$1]-[.$F$10]);[.C6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2:53:16">
            <text:p>05/21/08 12:53 PM</text:p>
          </table:table-cell>
          <table:table-cell office:value-type="date" office:date-value="2008-05-21T13:54:30.41">
            <text:p>05/21/08 01:54 PM</text:p>
          </table:table-cell>
          <table:table-cell table:formula="oooc:=[.B619]-[.A619]" office:value-type="time" office:time-value="PT01H01M14.41S">
            <text:p>01:01:14.4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19]&gt;[.$B$1]-[.$F$11] AND([.A619]&lt;[.$B$1]-[.$F$10]);[.C6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1:23:15.63">
            <text:p>05/21/08 11:23 AM</text:p>
          </table:table-cell>
          <table:table-cell office:value-type="date" office:date-value="2008-05-21T12:53:16">
            <text:p>05/21/08 12:53 PM</text:p>
          </table:table-cell>
          <table:table-cell table:formula="oooc:=[.B620]-[.A620]" office:value-type="time" office:time-value="PT01H30M00.37S">
            <text:p>01:30:00.37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 office:value-type="string">
            <text:p>visualization with Ben</text:p>
          </table:table-cell>
          <table:table-cell table:formula="oooc:=IF([.A620]&gt;[.$B$1]-[.$F$11] AND([.A620]&lt;[.$B$1]-[.$F$10]);[.C6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10:16:52.94">
            <text:p>05/21/08 10:16 AM</text:p>
          </table:table-cell>
          <table:table-cell office:value-type="date" office:date-value="2008-05-21T11:22:46.86">
            <text:p>05/21/08 11:22 AM</text:p>
          </table:table-cell>
          <table:table-cell table:formula="oooc:=[.B621]-[.A621]" office:value-type="time" office:time-value="PT01H05M53.92S">
            <text:p>01:05:53.92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21]&gt;[.$B$1]-[.$F$11] AND([.A621]&lt;[.$B$1]-[.$F$10]);[.C6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09:26:07">
            <text:p>05/21/08 09:26 AM</text:p>
          </table:table-cell>
          <table:table-cell office:value-type="date" office:date-value="2008-05-21T10:16:49.18">
            <text:p>05/21/08 10:16 AM</text:p>
          </table:table-cell>
          <table:table-cell table:formula="oooc:=[.B622]-[.A622]" office:value-type="time" office:time-value="PT00H50M42.18S">
            <text:p>50:42.18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 office:value-type="string">
            <text:p>elise argue</text:p>
          </table:table-cell>
          <table:table-cell table:formula="oooc:=IF([.A622]&gt;[.$B$1]-[.$F$11] AND([.A622]&lt;[.$B$1]-[.$F$10]);[.C6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08:52:07.92">
            <text:p>05/21/08 08:52 AM</text:p>
          </table:table-cell>
          <table:table-cell office:value-type="date" office:date-value="2008-05-21T09:26:07">
            <text:p>05/21/08 09:26 AM</text:p>
          </table:table-cell>
          <table:table-cell table:formula="oooc:=[.B623]-[.A623]" office:value-type="time" office:time-value="PT00H33M59.08S">
            <text:p>33:59.08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coffee with will</text:p>
          </table:table-cell>
          <table:table-cell table:formula="oooc:=IF([.A623]&gt;[.$B$1]-[.$F$11] AND([.A623]&lt;[.$B$1]-[.$F$10]);[.C6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08:40:07.49">
            <text:p>05/21/08 08:40 AM</text:p>
          </table:table-cell>
          <table:table-cell office:value-type="date" office:date-value="2008-05-21T08:52:07.92">
            <text:p>05/21/08 08:52 AM</text:p>
          </table:table-cell>
          <table:table-cell table:formula="oooc:=[.B624]-[.A624]" office:value-type="time" office:time-value="PT00H12M00.43S">
            <text:p>12:00.43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 office:value-type="string">
            <text:p>panniers?</text:p>
          </table:table-cell>
          <table:table-cell table:formula="oooc:=IF([.A624]&gt;[.$B$1]-[.$F$11] AND([.A624]&lt;[.$B$1]-[.$F$10]);[.C6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08:17:05.11">
            <text:p>05/21/08 08:17 AM</text:p>
          </table:table-cell>
          <table:table-cell office:value-type="date" office:date-value="2008-05-21T08:39:52.090001">
            <text:p>05/21/08 08:39 AM</text:p>
          </table:table-cell>
          <table:table-cell table:formula="oooc:=[.B625]-[.A625]" office:value-type="time" office:time-value="PT00H22M46.980001S">
            <text:p>22:46.98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625]&gt;[.$B$1]-[.$F$11] AND([.A625]&lt;[.$B$1]-[.$F$10]);[.C6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1T00:28:21.14">
            <text:p>05/21/08 12:28 AM</text:p>
          </table:table-cell>
          <table:table-cell office:value-type="date" office:date-value="2008-05-21T08:16:59.33">
            <text:p>05/21/08 08:16 AM</text:p>
          </table:table-cell>
          <table:table-cell table:formula="oooc:=[.B626]-[.A626]" office:value-type="time" office:time-value="PT07H48M38.19S">
            <text:p>07:48:38.19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626]&gt;[.$B$1]-[.$F$11] AND([.A626]&lt;[.$B$1]-[.$F$10]);[.C6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22:55:03.92">
            <text:p>05/20/08 10:55 PM</text:p>
          </table:table-cell>
          <table:table-cell office:value-type="date" office:date-value="2008-05-21T00:28:00.87">
            <text:p>05/21/08 12:28 AM</text:p>
          </table:table-cell>
          <table:table-cell table:formula="oooc:=[.B627]-[.A627]" office:value-type="time" office:time-value="PT01H32M56.95S">
            <text:p>01:32:56.9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/>
          <table:table-cell table:formula="oooc:=IF([.A627]&gt;[.$B$1]-[.$F$11] AND([.A627]&lt;[.$B$1]-[.$F$10]);[.C6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21:57:53">
            <text:p>05/20/08 09:57 PM</text:p>
          </table:table-cell>
          <table:table-cell office:value-type="date" office:date-value="2008-05-20T22:54:58.109999">
            <text:p>05/20/08 10:54 PM</text:p>
          </table:table-cell>
          <table:table-cell table:formula="oooc:=[.B628]-[.A628]" office:value-type="time" office:time-value="PT00H57M05.109999S">
            <text:p>57:05.1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28]&gt;[.$B$1]-[.$F$11] AND([.A628]&lt;[.$B$1]-[.$F$10]);[.C6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21:35:13.24">
            <text:p>05/20/08 09:35 PM</text:p>
          </table:table-cell>
          <table:table-cell office:value-type="date" office:date-value="2008-05-20T21:57:13.539999">
            <text:p>05/20/08 09:57 PM</text:p>
          </table:table-cell>
          <table:table-cell table:formula="oooc:=[.B629]-[.A629]" office:value-type="time" office:time-value="PT00H22M00.299999S">
            <text:p>22:00.30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 office:value-type="string">
            <text:p>Slashdot – google health, billions to wind farm</text:p>
          </table:table-cell>
          <table:table-cell table:formula="oooc:=IF([.A629]&gt;[.$B$1]-[.$F$11] AND([.A629]&lt;[.$B$1]-[.$F$10]);[.C6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21:11:21.6">
            <text:p>05/20/08 09:11 PM</text:p>
          </table:table-cell>
          <table:table-cell office:value-type="date" office:date-value="2008-05-20T21:35:02.679999">
            <text:p>05/20/08 09:35 PM</text:p>
          </table:table-cell>
          <table:table-cell table:formula="oooc:=[.B630]-[.A630]" office:value-type="time" office:time-value="PT00H23M41.079999S">
            <text:p>23:41.08</text:p>
          </table:table-cell>
          <table:table-cell office:value-type="string">
            <text:p>Study</text:p>
          </table:table-cell>
          <table:table-cell table:style-name="ce3" office:value-type="string">
            <text:p>Other</text:p>
          </table:table-cell>
          <table:table-cell table:style-name="ce12" office:value-type="string">
            <text:p>Elise's narrative</text:p>
          </table:table-cell>
          <table:table-cell table:formula="oooc:=IF([.A630]&gt;[.$B$1]-[.$F$11] AND([.A630]&lt;[.$B$1]-[.$F$10]);[.C6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8:54:47">
            <text:p>05/20/08 06:54 PM</text:p>
          </table:table-cell>
          <table:table-cell office:value-type="date" office:date-value="2008-05-20T21:11:17.71">
            <text:p>05/20/08 09:11 PM</text:p>
          </table:table-cell>
          <table:table-cell table:formula="oooc:=[.B631]-[.A631]" office:value-type="time" office:time-value="PT02H16M30.71S">
            <text:p>02:16:30.7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31]&gt;[.$B$1]-[.$F$11] AND([.A631]&lt;[.$B$1]-[.$F$10]);[.C6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8:24:47.000002">
            <text:p>05/20/08 06:24 PM</text:p>
          </table:table-cell>
          <table:table-cell office:value-type="date" office:date-value="2008-05-20T18:54:47">
            <text:p>05/20/08 06:54 PM</text:p>
          </table:table-cell>
          <table:table-cell table:formula="oooc:=[.B632]-[.A632]" office:value-type="time" office:time-value="PT00H29M59.999998S">
            <text:p>12:3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McQue</text:p>
          </table:table-cell>
          <table:table-cell table:formula="oooc:=IF([.A632]&gt;[.$B$1]-[.$F$11] AND([.A632]&lt;[.$B$1]-[.$F$10]);[.C6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8:04:47.440001">
            <text:p>05/20/08 06:04 PM</text:p>
          </table:table-cell>
          <table:table-cell office:value-type="date" office:date-value="2008-05-20T18:24:47.000002">
            <text:p>05/20/08 06:24 PM</text:p>
          </table:table-cell>
          <table:table-cell table:formula="oooc:=[.B633]-[.A633]" office:value-type="time" office:time-value="PT00H19M59.560001S">
            <text:p>19:59.56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 office:value-type="string">
            <text:p>TacoBell</text:p>
          </table:table-cell>
          <table:table-cell table:formula="oooc:=IF([.A633]&gt;[.$B$1]-[.$F$11] AND([.A633]&lt;[.$B$1]-[.$F$10]);[.C6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6:29:33">
            <text:p>05/20/08 04:29 PM</text:p>
          </table:table-cell>
          <table:table-cell office:value-type="date" office:date-value="2008-05-20T18:03:57.84">
            <text:p>05/20/08 06:03 PM</text:p>
          </table:table-cell>
          <table:table-cell table:formula="oooc:=[.B634]-[.A634]" office:value-type="time" office:time-value="PT01H34M24.84S">
            <text:p>01:34:24.84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/>
          <table:table-cell table:formula="oooc:=IF([.A634]&gt;[.$B$1]-[.$F$11] AND([.A634]&lt;[.$B$1]-[.$F$10]);[.C6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5:55:08.57">
            <text:p>05/20/08 03:55 PM</text:p>
          </table:table-cell>
          <table:table-cell office:value-type="date" office:date-value="2008-05-20T16:29:33">
            <text:p>05/20/08 04:29 PM</text:p>
          </table:table-cell>
          <table:table-cell table:formula="oooc:=[.B635]-[.A635]" office:value-type="time" office:time-value="PT00H34M24.43S">
            <text:p>34:24.43</text:p>
          </table:table-cell>
          <table:table-cell office:value-type="string">
            <text:p>Study</text:p>
          </table:table-cell>
          <table:table-cell table:style-name="ce3" office:value-type="string">
            <text:p>Other</text:p>
          </table:table-cell>
          <table:table-cell table:style-name="ce12" office:value-type="string">
            <text:p>Elise's narrative</text:p>
          </table:table-cell>
          <table:table-cell table:formula="oooc:=IF([.A635]&gt;[.$B$1]-[.$F$11] AND([.A635]&lt;[.$B$1]-[.$F$10]);[.C6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5:32:15.25">
            <text:p>05/20/08 03:32 PM</text:p>
          </table:table-cell>
          <table:table-cell office:value-type="date" office:date-value="2008-05-20T15:55:04.060001">
            <text:p>05/20/08 03:55 PM</text:p>
          </table:table-cell>
          <table:table-cell table:formula="oooc:=[.B636]-[.A636]" office:value-type="time" office:time-value="PT00H22M48.810002S">
            <text:p>22:48.81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36]&gt;[.$B$1]-[.$F$11] AND([.A636]&lt;[.$B$1]-[.$F$10]);[.C6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4:27:26.98">
            <text:p>05/20/08 02:27 PM</text:p>
          </table:table-cell>
          <table:table-cell office:value-type="date" office:date-value="2008-05-20T15:32:02.22">
            <text:p>05/20/08 03:32 PM</text:p>
          </table:table-cell>
          <table:table-cell table:formula="oooc:=[.B637]-[.A637]" office:value-type="time" office:time-value="PT01H04M35.239999S">
            <text:p>01:04:35.2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37]&gt;[.$B$1]-[.$F$11] AND([.A637]&lt;[.$B$1]-[.$F$10]);[.C6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1:38:27.45">
            <text:p>05/20/08 11:38 AM</text:p>
          </table:table-cell>
          <table:table-cell office:value-type="date" office:date-value="2008-05-20T14:27:04.250009">
            <text:p>05/20/08 02:27 PM</text:p>
          </table:table-cell>
          <table:table-cell table:formula="oooc:=[.B638]-[.A638]" office:value-type="time" office:time-value="PT02H48M36.800009S">
            <text:p>02:48:36.80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bike fix and sushi</text:p>
          </table:table-cell>
          <table:table-cell table:formula="oooc:=IF([.A638]&gt;[.$B$1]-[.$F$11] AND([.A638]&lt;[.$B$1]-[.$F$10]);[.C6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10:29:33.58">
            <text:p>05/20/08 10:29 AM</text:p>
          </table:table-cell>
          <table:table-cell office:value-type="date" office:date-value="2008-05-20T11:38:09.41">
            <text:p>05/20/08 11:38 AM</text:p>
          </table:table-cell>
          <table:table-cell table:formula="oooc:=[.B639]-[.A639]" office:value-type="time" office:time-value="PT01H08M35.83S">
            <text:p>01:08:35.83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/>
          <table:table-cell table:formula="oooc:=IF([.A639]&gt;[.$B$1]-[.$F$11] AND([.A639]&lt;[.$B$1]-[.$F$10]);[.C6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09:18:31.119999">
            <text:p>05/20/08 09:18 AM</text:p>
          </table:table-cell>
          <table:table-cell office:value-type="date" office:date-value="2008-05-20T10:29:22.38">
            <text:p>05/20/08 10:29 AM</text:p>
          </table:table-cell>
          <table:table-cell table:formula="oooc:=[.B640]-[.A640]" office:value-type="time" office:time-value="PT01H10M51.260001S">
            <text:p>01:10:51.2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/>
          <table:table-cell table:formula="oooc:=IF([.A640]&gt;[.$B$1]-[.$F$11] AND([.A640]&lt;[.$B$1]-[.$F$10]);[.C6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09:04:51.18">
            <text:p>05/20/08 09:04 AM</text:p>
          </table:table-cell>
          <table:table-cell office:value-type="date" office:date-value="2008-05-20T09:18:26.359999">
            <text:p>05/20/08 09:18 AM</text:p>
          </table:table-cell>
          <table:table-cell table:formula="oooc:=[.B641]-[.A641]" office:value-type="time" office:time-value="PT00H13M35.179999S">
            <text:p>13:35.18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641]&gt;[.$B$1]-[.$F$11] AND([.A641]&lt;[.$B$1]-[.$F$10]);[.C6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08:55:37">
            <text:p>05/20/08 08:55 AM</text:p>
          </table:table-cell>
          <table:table-cell office:value-type="date" office:date-value="2008-05-20T09:04:46.67">
            <text:p>05/20/08 09:04 AM</text:p>
          </table:table-cell>
          <table:table-cell table:formula="oooc:=[.B642]-[.A642]" office:value-type="time" office:time-value="PT00H09M09.67S">
            <text:p>09:09.67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642]&gt;[.$B$1]-[.$F$11] AND([.A642]&lt;[.$B$1]-[.$F$10]);[.C6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08:14:57.940002">
            <text:p>05/20/08 08:14 AM</text:p>
          </table:table-cell>
          <table:table-cell office:value-type="date" office:date-value="2008-05-20T08:55:37">
            <text:p>05/20/08 08:55 AM</text:p>
          </table:table-cell>
          <table:table-cell table:formula="oooc:=[.B643]-[.A643]" office:value-type="time" office:time-value="PT00H40M39.059998S">
            <text:p>40:39.06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643]&gt;[.$B$1]-[.$F$11] AND([.A643]&lt;[.$B$1]-[.$F$10]);[.C6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20T01:00:34">
            <text:p>05/20/08 01:00 AM</text:p>
          </table:table-cell>
          <table:table-cell office:value-type="date" office:date-value="2008-05-20T08:13:44.05">
            <text:p>05/20/08 08:13 AM</text:p>
          </table:table-cell>
          <table:table-cell table:formula="oooc:=[.B644]-[.A644]" office:value-type="time" office:time-value="PT07H13M10.050001S">
            <text:p>07:13:10.05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644]&gt;[.$B$1]-[.$F$11] AND([.A644]&lt;[.$B$1]-[.$F$10]);[.C6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20:47:46.11">
            <text:p>05/19/08 08:47 PM</text:p>
          </table:table-cell>
          <table:table-cell office:value-type="date" office:date-value="2008-05-20T01:00:34">
            <text:p>05/20/08 01:00 AM</text:p>
          </table:table-cell>
          <table:table-cell table:formula="oooc:=[.B645]-[.A645]" office:value-type="time" office:time-value="PT04H12M47.89S">
            <text:p>04:12:47.89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Jay and Kari</text:p>
          </table:table-cell>
          <table:table-cell table:formula="oooc:=IF([.A645]&gt;[.$B$1]-[.$F$11] AND([.A645]&lt;[.$B$1]-[.$F$10]);[.C6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6:34:53.569999">
            <text:p>05/19/08 04:34 PM</text:p>
          </table:table-cell>
          <table:table-cell office:value-type="date" office:date-value="2008-05-19T20:47:41.55">
            <text:p>05/19/08 08:47 PM</text:p>
          </table:table-cell>
          <table:table-cell table:formula="oooc:=[.B646]-[.A646]" office:value-type="time" office:time-value="PT04H12M47.980002S">
            <text:p>04:12:47.98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Wine w/Dan</text:p>
          </table:table-cell>
          <table:table-cell table:formula="oooc:=IF([.A646]&gt;[.$B$1]-[.$F$11] AND([.A646]&lt;[.$B$1]-[.$F$10]);[.C6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6:27:36.83">
            <text:p>05/19/08 04:27 PM</text:p>
          </table:table-cell>
          <table:table-cell office:value-type="date" office:date-value="2008-05-19T16:34:49.32">
            <text:p>05/19/08 04:34 PM</text:p>
          </table:table-cell>
          <table:table-cell table:formula="oooc:=[.B647]-[.A647]" office:value-type="time" office:time-value="PT00H07M12.489999S">
            <text:p>07:12.4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/>
          <table:table-cell table:formula="oooc:=IF([.A647]&gt;[.$B$1]-[.$F$11] AND([.A647]&lt;[.$B$1]-[.$F$10]);[.C6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6:00:09">
            <text:p>05/19/08 04:00 PM</text:p>
          </table:table-cell>
          <table:table-cell office:value-type="date" office:date-value="2008-05-19T16:27:32.86">
            <text:p>05/19/08 04:27 PM</text:p>
          </table:table-cell>
          <table:table-cell table:formula="oooc:=[.B648]-[.A648]" office:value-type="time" office:time-value="PT00H27M23.86S">
            <text:p>27:23.8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/>
          <table:table-cell table:formula="oooc:=IF([.A648]&gt;[.$B$1]-[.$F$11] AND([.A648]&lt;[.$B$1]-[.$F$10]);[.C6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5:46:21.73">
            <text:p>05/19/08 03:46 PM</text:p>
          </table:table-cell>
          <table:table-cell office:value-type="date" office:date-value="2008-05-19T16:00:09">
            <text:p>05/19/08 04:00 PM</text:p>
          </table:table-cell>
          <table:table-cell table:formula="oooc:=[.B649]-[.A649]" office:value-type="time" office:time-value="PT00H13M47.27S">
            <text:p>13:47.2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49]&gt;[.$B$1]-[.$F$11] AND([.A649]&lt;[.$B$1]-[.$F$10]);[.C6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5:00:08">
            <text:p>05/19/08 03:00 PM</text:p>
          </table:table-cell>
          <table:table-cell office:value-type="date" office:date-value="2008-05-19T15:46:21.73">
            <text:p>05/19/08 03:46 PM</text:p>
          </table:table-cell>
          <table:table-cell table:formula="oooc:=[.B650]-[.A650]" office:value-type="time" office:time-value="PT00H46M13.73S">
            <text:p>46:13.73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Transit with dan</text:p>
          </table:table-cell>
          <table:table-cell table:formula="oooc:=IF([.A650]&gt;[.$B$1]-[.$F$11] AND([.A650]&lt;[.$B$1]-[.$F$10]);[.C6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4:37:12.5">
            <text:p>05/19/08 02:37 PM</text:p>
          </table:table-cell>
          <table:table-cell office:value-type="date" office:date-value="2008-05-19T15:00:08">
            <text:p>05/19/08 03:00 PM</text:p>
          </table:table-cell>
          <table:table-cell table:formula="oooc:=[.B651]-[.A651]" office:value-type="time" office:time-value="PT00H22M55.5S">
            <text:p>22:55.5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/>
          <table:table-cell table:formula="oooc:=IF([.A651]&gt;[.$B$1]-[.$F$11] AND([.A651]&lt;[.$B$1]-[.$F$10]);[.C6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3:36:59">
            <text:p>05/19/08 01:36 PM</text:p>
          </table:table-cell>
          <table:table-cell office:value-type="date" office:date-value="2008-05-19T14:37:08.35">
            <text:p>05/19/08 02:37 PM</text:p>
          </table:table-cell>
          <table:table-cell table:formula="oooc:=[.B652]-[.A652]" office:value-type="time" office:time-value="PT01H00M09.35S">
            <text:p>01:00:09.35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lunch with dan</text:p>
          </table:table-cell>
          <table:table-cell table:formula="oooc:=IF([.A652]&gt;[.$B$1]-[.$F$11] AND([.A652]&lt;[.$B$1]-[.$F$10]);[.C6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2:01:14.07">
            <text:p>05/19/08 12:01 PM</text:p>
          </table:table-cell>
          <table:table-cell office:value-type="date" office:date-value="2008-05-19T13:36:59">
            <text:p>05/19/08 01:36 PM</text:p>
          </table:table-cell>
          <table:table-cell table:formula="oooc:=[.B653]-[.A653]" office:value-type="time" office:time-value="PT01H35M44.93S">
            <text:p>01:35:44.93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53]&gt;[.$B$1]-[.$F$11] AND([.A653]&lt;[.$B$1]-[.$F$10]);[.C6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0:41:01">
            <text:p>05/19/08 10:41 AM</text:p>
          </table:table-cell>
          <table:table-cell office:value-type="date" office:date-value="2008-05-19T12:01:10.81">
            <text:p>05/19/08 12:01 PM</text:p>
          </table:table-cell>
          <table:table-cell table:formula="oooc:=[.B654]-[.A654]" office:value-type="time" office:time-value="PT01H20M09.81S">
            <text:p>01:20:09.81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 office:value-type="string">
            <text:p>Conjac Production</text:p>
          </table:table-cell>
          <table:table-cell table:formula="oooc:=IF([.A654]&gt;[.$B$1]-[.$F$11] AND([.A654]&lt;[.$B$1]-[.$F$10]);[.C6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10:02:16.329999">
            <text:p>05/19/08 10:02 AM</text:p>
          </table:table-cell>
          <table:table-cell office:value-type="date" office:date-value="2008-05-19T10:41:01">
            <text:p>05/19/08 10:41 AM</text:p>
          </table:table-cell>
          <table:table-cell table:formula="oooc:=[.B655]-[.A655]" office:value-type="time" office:time-value="PT00H38M44.670001S">
            <text:p>38:44.6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55]&gt;[.$B$1]-[.$F$11] AND([.A655]&lt;[.$B$1]-[.$F$10]);[.C6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09:40:46">
            <text:p>05/19/08 09:40 AM</text:p>
          </table:table-cell>
          <table:table-cell office:value-type="date" office:date-value="2008-05-19T10:02:12.85">
            <text:p>05/19/08 10:02 AM</text:p>
          </table:table-cell>
          <table:table-cell table:formula="oooc:=[.B656]-[.A656]" office:value-type="time" office:time-value="PT00H21M26.849999S">
            <text:p>21:26.85</text:p>
          </table:table-cell>
          <table:table-cell office:value-type="string">
            <text:p>Life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Transit with dan</text:p>
          </table:table-cell>
          <table:table-cell table:formula="oooc:=IF([.A656]&gt;[.$B$1]-[.$F$11] AND([.A656]&lt;[.$B$1]-[.$F$10]);[.C6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09:35:45.889999">
            <text:p>05/19/08 09:35 AM</text:p>
          </table:table-cell>
          <table:table-cell office:value-type="date" office:date-value="2008-05-19T09:40:46">
            <text:p>05/19/08 09:40 AM</text:p>
          </table:table-cell>
          <table:table-cell/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657]&gt;[.$B$1]-[.$F$11] AND([.A657]&lt;[.$B$1]-[.$F$10]);[.C6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08:44:48">
            <text:p>05/19/08 08:44 AM</text:p>
          </table:table-cell>
          <table:table-cell office:value-type="date" office:date-value="2008-05-19T09:35:28.38">
            <text:p>05/19/08 09:35 AM</text:p>
          </table:table-cell>
          <table:table-cell table:formula="oooc:=[.B658]-[.A658]" office:value-type="time" office:time-value="PT00H50M40.38S">
            <text:p>50:40.38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658]&gt;[.$B$1]-[.$F$11] AND([.A658]&lt;[.$B$1]-[.$F$10]);[.C6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9T01:25:48.14">
            <text:p>05/19/08 01:25 AM</text:p>
          </table:table-cell>
          <table:table-cell office:value-type="date" office:date-value="2008-05-19T08:44:48">
            <text:p>05/19/08 08:44 AM</text:p>
          </table:table-cell>
          <table:table-cell table:formula="oooc:=[.B659]-[.A659]" office:value-type="time" office:time-value="PT07H18M59.86S">
            <text:p>07:18:59.86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659]&gt;[.$B$1]-[.$F$11] AND([.A659]&lt;[.$B$1]-[.$F$10]);[.C6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8T23:16:13.86">
            <text:p>05/18/08 11:16 PM</text:p>
          </table:table-cell>
          <table:table-cell office:value-type="date" office:date-value="2008-05-19T01:25:29.669999">
            <text:p>05/19/08 01:25 AM</text:p>
          </table:table-cell>
          <table:table-cell table:formula="oooc:=[.B660]-[.A660]" office:value-type="time" office:time-value="PT02H09M15.809998S">
            <text:p>02:09:15.81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660]&gt;[.$B$1]-[.$F$11] AND([.A660]&lt;[.$B$1]-[.$F$10]);[.C6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8T22:42:30.24">
            <text:p>05/18/08 10:42 PM</text:p>
          </table:table-cell>
          <table:table-cell office:value-type="date" office:date-value="2008-05-18T23:15:48.59">
            <text:p>05/18/08 11:15 PM</text:p>
          </table:table-cell>
          <table:table-cell table:formula="oooc:=[.B661]-[.A661]" office:value-type="time" office:time-value="PT00H33M18.35S">
            <text:p>33:18.35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661]&gt;[.$B$1]-[.$F$11] AND([.A661]&lt;[.$B$1]-[.$F$10]);[.C6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8T18:50:28">
            <text:p>05/18/08 06:50 PM</text:p>
          </table:table-cell>
          <table:table-cell office:value-type="date" office:date-value="2008-05-18T22:42:24.78">
            <text:p>05/18/08 10:42 PM</text:p>
          </table:table-cell>
          <table:table-cell table:formula="oooc:=[.B662]-[.A662]" office:value-type="time" office:time-value="PT03H51M56.78S">
            <text:p>03:51:56.78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662]&gt;[.$B$1]-[.$F$11] AND([.A662]&lt;[.$B$1]-[.$F$10]);[.C6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8T17:50:27.84">
            <text:p>05/18/08 05:50 PM</text:p>
          </table:table-cell>
          <table:table-cell office:value-type="date" office:date-value="2008-05-18T18:50:28">
            <text:p>05/18/08 06:50 PM</text:p>
          </table:table-cell>
          <table:table-cell table:formula="oooc:=[.B663]-[.A663]" office:value-type="time" office:time-value="PT01H00M00.16S">
            <text:p>01:00:00.16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663]&gt;[.$B$1]-[.$F$11] AND([.A663]&lt;[.$B$1]-[.$F$10]);[.C6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8T12:00:53">
            <text:p>05/18/08 12:00 PM</text:p>
          </table:table-cell>
          <table:table-cell office:value-type="date" office:date-value="2008-05-18T17:50:27.84">
            <text:p>05/18/08 05:50 PM</text:p>
          </table:table-cell>
          <table:table-cell table:formula="oooc:=[.B664]-[.A664]" office:value-type="time" office:time-value="PT05H49M34.84S">
            <text:p>05:49:34.84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Dan Wine Party</text:p>
          </table:table-cell>
          <table:table-cell table:formula="oooc:=IF([.A664]&gt;[.$B$1]-[.$F$11] AND([.A664]&lt;[.$B$1]-[.$F$10]);[.C6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8T05:12:00">
            <text:p>05/18/08 05:12 AM</text:p>
          </table:table-cell>
          <table:table-cell office:value-type="date" office:date-value="2008-05-18T12:00:53">
            <text:p>05/18/08 12:00 PM</text:p>
          </table:table-cell>
          <table:table-cell table:formula="oooc:=[.B665]-[.A665]" office:value-type="time" office:time-value="PT06H48M53S">
            <text:p>06:48:53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665]&gt;[.$B$1]-[.$F$11] AND([.A665]&lt;[.$B$1]-[.$F$10]);[.C6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12:12:00">
            <text:p>05/17/08 12:12 PM</text:p>
          </table:table-cell>
          <table:table-cell office:value-type="date" office:date-value="2008-05-18T05:12:00">
            <text:p>05/18/08 05:12 AM</text:p>
          </table:table-cell>
          <table:table-cell table:formula="oooc:=[.B666]-[.A666]" office:value-type="time" office:time-value="PT17H00M00S">
            <text:p>05:00:00 P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 office:value-type="string">
            <text:p>Dan Wine Party</text:p>
          </table:table-cell>
          <table:table-cell table:formula="oooc:=IF([.A666]&gt;[.$B$1]-[.$F$11] AND([.A666]&lt;[.$B$1]-[.$F$10]);[.C6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11:42:00.13">
            <text:p>05/17/08 11:42 AM</text:p>
          </table:table-cell>
          <table:table-cell office:value-type="date" office:date-value="2008-05-17T12:12:00">
            <text:p>05/17/08 12:12 PM</text:p>
          </table:table-cell>
          <table:table-cell table:formula="oooc:=[.B667]-[.A667]" office:value-type="time" office:time-value="PT00H29M59.869999S">
            <text:p>29:59.87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67]&gt;[.$B$1]-[.$F$11] AND([.A667]&lt;[.$B$1]-[.$F$10]);[.C6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10:43:41.33">
            <text:p>05/17/08 10:43 AM</text:p>
          </table:table-cell>
          <table:table-cell office:value-type="date" office:date-value="2008-05-17T11:41:56.18">
            <text:p>05/17/08 11:41 AM</text:p>
          </table:table-cell>
          <table:table-cell table:formula="oooc:=[.B668]-[.A668]" office:value-type="time" office:time-value="PT00H58M14.85S">
            <text:p>58:14.85</text:p>
          </table:table-cell>
          <table:table-cell office:value-type="string">
            <text:p>Study</text:p>
          </table:table-cell>
          <table:table-cell table:style-name="ce3" office:value-type="string">
            <text:p>Other</text:p>
          </table:table-cell>
          <table:table-cell table:style-name="ce12" office:value-type="string">
            <text:p>Elise's narrative</text:p>
          </table:table-cell>
          <table:table-cell table:formula="oooc:=IF([.A668]&gt;[.$B$1]-[.$F$11] AND([.A668]&lt;[.$B$1]-[.$F$10]);[.C6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10:03:29">
            <text:p>05/17/08 10:03 AM</text:p>
          </table:table-cell>
          <table:table-cell office:value-type="date" office:date-value="2008-05-17T10:43:38.45">
            <text:p>05/17/08 10:43 AM</text:p>
          </table:table-cell>
          <table:table-cell table:formula="oooc:=[.B669]-[.A669]" office:value-type="time" office:time-value="PT00H40M09.450001S">
            <text:p>40:09.4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69]&gt;[.$B$1]-[.$F$11] AND([.A669]&lt;[.$B$1]-[.$F$10]);[.C6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09:33:27.03">
            <text:p>05/17/08 09:33 AM</text:p>
          </table:table-cell>
          <table:table-cell office:value-type="date" office:date-value="2008-05-17T10:03:29">
            <text:p>05/17/08 10:03 AM</text:p>
          </table:table-cell>
          <table:table-cell table:formula="oooc:=[.B670]-[.A670]" office:value-type="time" office:time-value="PT00H30M01.969999S">
            <text:p>30:01.97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670]&gt;[.$B$1]-[.$F$11] AND([.A670]&lt;[.$B$1]-[.$F$10]);[.C6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09:19:09.65">
            <text:p>05/17/08 09:19 AM</text:p>
          </table:table-cell>
          <table:table-cell office:value-type="date" office:date-value="2008-05-17T09:33:27.03">
            <text:p>05/17/08 09:33 AM</text:p>
          </table:table-cell>
          <table:table-cell table:formula="oooc:=[.B671]-[.A671]" office:value-type="time" office:time-value="PT00H14M17.38S">
            <text:p>14:17.38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71]&gt;[.$B$1]-[.$F$11] AND([.A671]&lt;[.$B$1]-[.$F$10]);[.C6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09:01:19.33">
            <text:p>05/17/08 09:01 AM</text:p>
          </table:table-cell>
          <table:table-cell office:value-type="date" office:date-value="2008-05-17T09:19:01.81">
            <text:p>05/17/08 09:19 AM</text:p>
          </table:table-cell>
          <table:table-cell table:formula="oooc:=[.B672]-[.A672]" office:value-type="time" office:time-value="PT00H17M42.48S">
            <text:p>17:42.48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672]&gt;[.$B$1]-[.$F$11] AND([.A672]&lt;[.$B$1]-[.$F$10]);[.C6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08:27:25.300003">
            <text:p>05/17/08 08:27 AM</text:p>
          </table:table-cell>
          <table:table-cell office:value-type="date" office:date-value="2008-05-17T09:01:19.33">
            <text:p>05/17/08 09:01 AM</text:p>
          </table:table-cell>
          <table:table-cell table:formula="oooc:=[.B673]-[.A673]" office:value-type="time" office:time-value="PT00H33M54.029997S">
            <text:p>33:54.03</text:p>
          </table:table-cell>
          <table:table-cell office:value-type="string">
            <text:p>Study</text:p>
          </table:table-cell>
          <table:table-cell table:style-name="ce3" office:value-type="string">
            <text:p>Study</text:p>
          </table:table-cell>
          <table:table-cell table:style-name="ce12" office:value-type="string">
            <text:p>Lectures</text:p>
          </table:table-cell>
          <table:table-cell table:formula="oooc:=IF([.A673]&gt;[.$B$1]-[.$F$11] AND([.A673]&lt;[.$B$1]-[.$F$10]);[.C6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07:28:45.319999">
            <text:p>05/17/08 07:28 AM</text:p>
          </table:table-cell>
          <table:table-cell office:value-type="date" office:date-value="2008-05-17T08:27:00.590001">
            <text:p>05/17/08 08:27 AM</text:p>
          </table:table-cell>
          <table:table-cell table:formula="oooc:=[.B674]-[.A674]" office:value-type="time" office:time-value="PT00H58M15.270002S">
            <text:p>58:15.27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 office:value-type="string">
            <text:p>transit/banks</text:p>
          </table:table-cell>
          <table:table-cell table:formula="oooc:=IF([.A674]&gt;[.$B$1]-[.$F$11] AND([.A674]&lt;[.$B$1]-[.$F$10]);[.C6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06:50:10.1">
            <text:p>05/17/08 06:50 AM</text:p>
          </table:table-cell>
          <table:table-cell office:value-type="date" office:date-value="2008-05-17T07:28:27.8">
            <text:p>05/17/08 07:28 AM</text:p>
          </table:table-cell>
          <table:table-cell table:formula="oooc:=[.B675]-[.A675]" office:value-type="time" office:time-value="PT00H38M17.7S">
            <text:p>38:17.70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/>
          <table:table-cell table:formula="oooc:=IF([.A675]&gt;[.$B$1]-[.$F$11] AND([.A675]&lt;[.$B$1]-[.$F$10]);[.C6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7T06:30:03">
            <text:p>05/17/08 06:30 AM</text:p>
          </table:table-cell>
          <table:table-cell office:value-type="date" office:date-value="2008-05-17T06:50:02.599999">
            <text:p>05/17/08 06:50 AM</text:p>
          </table:table-cell>
          <table:table-cell table:formula="oooc:=[.B676]-[.A676]" office:value-type="time" office:time-value="PT00H19M59.599999S">
            <text:p>19:59.60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676]&gt;[.$B$1]-[.$F$11] AND([.A676]&lt;[.$B$1]-[.$F$10]);[.C6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6T20:35:41">
            <text:p>05/16/08 08:35 PM</text:p>
          </table:table-cell>
          <table:table-cell office:value-type="date" office:date-value="2008-05-17T06:30:03">
            <text:p>05/17/08 06:30 AM</text:p>
          </table:table-cell>
          <table:table-cell table:formula="oooc:=[.B677]-[.A677]" office:value-type="time" office:time-value="PT09H54M22S">
            <text:p>09:54:22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677]&gt;[.$B$1]-[.$F$11] AND([.A677]&lt;[.$B$1]-[.$F$10]);[.C6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6T11:09:08">
            <text:p>05/16/08 11:09 AM</text:p>
          </table:table-cell>
          <table:table-cell office:value-type="date" office:date-value="2008-05-16T20:35:41">
            <text:p>05/16/08 08:35 PM</text:p>
          </table:table-cell>
          <table:table-cell table:formula="oooc:=[.B678]-[.A678]" office:value-type="time" office:time-value="PT09H26M33S">
            <text:p>09:26:33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678]&gt;[.$B$1]-[.$F$11] AND([.A678]&lt;[.$B$1]-[.$F$10]);[.C6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6T10:25:08.25">
            <text:p>05/16/08 10:25 AM</text:p>
          </table:table-cell>
          <table:table-cell office:value-type="date" office:date-value="2008-05-16T11:09:08">
            <text:p>05/16/08 11:09 AM</text:p>
          </table:table-cell>
          <table:table-cell table:formula="oooc:=[.B679]-[.A679]" office:value-type="time" office:time-value="PT00H43M59.750001S">
            <text:p>43:59.7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79]&gt;[.$B$1]-[.$F$11] AND([.A679]&lt;[.$B$1]-[.$F$10]);[.C6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6T09:56:07.43">
            <text:p>05/16/08 09:56 AM</text:p>
          </table:table-cell>
          <table:table-cell office:value-type="date" office:date-value="2008-05-16T10:24:38.7">
            <text:p>05/16/08 10:24 AM</text:p>
          </table:table-cell>
          <table:table-cell table:formula="oooc:=[.B680]-[.A680]" office:value-type="time" office:time-value="PT00H28M31.27S">
            <text:p>28:31.2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680]&gt;[.$B$1]-[.$F$11] AND([.A680]&lt;[.$B$1]-[.$F$10]);[.C6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6T09:04:32">
            <text:p>05/16/08 09:04 AM</text:p>
          </table:table-cell>
          <table:table-cell office:value-type="date" office:date-value="2008-05-16T09:55:54.68">
            <text:p>05/16/08 09:55 AM</text:p>
          </table:table-cell>
          <table:table-cell table:formula="oooc:=[.B681]-[.A681]" office:value-type="time" office:time-value="PT00H51M22.68S">
            <text:p>51:22.6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81]&gt;[.$B$1]-[.$F$11] AND([.A681]&lt;[.$B$1]-[.$F$10]);[.C6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6T08:34:32">
            <text:p>05/16/08 08:34 AM</text:p>
          </table:table-cell>
          <table:table-cell office:value-type="date" office:date-value="2008-05-16T09:04:32">
            <text:p>05/16/08 09:04 AM</text:p>
          </table:table-cell>
          <table:table-cell table:formula="oooc:=[.B682]-[.A682]" office:value-type="time" office:time-value="PT00H30M00S">
            <text:p>12:30:00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682]&gt;[.$B$1]-[.$F$11] AND([.A682]&lt;[.$B$1]-[.$F$10]);[.C6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6T08:14:32">
            <text:p>05/16/08 08:14 AM</text:p>
          </table:table-cell>
          <table:table-cell office:value-type="date" office:date-value="2008-05-16T08:34:32">
            <text:p>05/16/08 08:34 AM</text:p>
          </table:table-cell>
          <table:table-cell table:formula="oooc:=[.B683]-[.A683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683]&gt;[.$B$1]-[.$F$11] AND([.A683]&lt;[.$B$1]-[.$F$10]);[.C6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6T01:06:01.88">
            <text:p>05/16/08 01:06 AM</text:p>
          </table:table-cell>
          <table:table-cell office:value-type="date" office:date-value="2008-05-16T08:14:32">
            <text:p>05/16/08 08:14 AM</text:p>
          </table:table-cell>
          <table:table-cell table:formula="oooc:=[.B684]-[.A684]" office:value-type="time" office:time-value="PT07H08M30.120001S">
            <text:p>07:08:30.12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684]&gt;[.$B$1]-[.$F$11] AND([.A684]&lt;[.$B$1]-[.$F$10]);[.C6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20:25:04">
            <text:p>05/15/08 08:25 PM</text:p>
          </table:table-cell>
          <table:table-cell office:value-type="date" office:date-value="2008-05-16T01:05:57.32">
            <text:p>05/16/08 01:05 AM</text:p>
          </table:table-cell>
          <table:table-cell table:formula="oooc:=[.B685]-[.A685]" office:value-type="time" office:time-value="PT04H40M53.319999S">
            <text:p>04:40:53.32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685]&gt;[.$B$1]-[.$F$11] AND([.A685]&lt;[.$B$1]-[.$F$10]);[.C6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9:45:03.86">
            <text:p>05/15/08 07:45 PM</text:p>
          </table:table-cell>
          <table:table-cell office:value-type="date" office:date-value="2008-05-15T20:25:04">
            <text:p>05/15/08 08:25 PM</text:p>
          </table:table-cell>
          <table:table-cell table:formula="oooc:=[.B686]-[.A686]" office:value-type="time" office:time-value="PT00H40M00.14S">
            <text:p>40:00.14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86]&gt;[.$B$1]-[.$F$11] AND([.A686]&lt;[.$B$1]-[.$F$10]);[.C6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8:12:08.61">
            <text:p>05/15/08 06:12 PM</text:p>
          </table:table-cell>
          <table:table-cell office:value-type="date" office:date-value="2008-05-15T19:45:03.86">
            <text:p>05/15/08 07:45 PM</text:p>
          </table:table-cell>
          <table:table-cell table:formula="oooc:=[.B687]-[.A687]" office:value-type="time" office:time-value="PT01H32M55.250001S">
            <text:p>01:32:55.2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687]&gt;[.$B$1]-[.$F$11] AND([.A687]&lt;[.$B$1]-[.$F$10]);[.C6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7:56:05.29">
            <text:p>05/15/08 05:56 PM</text:p>
          </table:table-cell>
          <table:table-cell office:value-type="date" office:date-value="2008-05-15T18:11:55.770002">
            <text:p>05/15/08 06:11 PM</text:p>
          </table:table-cell>
          <table:table-cell table:formula="oooc:=[.B688]-[.A688]" office:value-type="time" office:time-value="PT00H15M50.480002S">
            <text:p>15:50.4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88]&gt;[.$B$1]-[.$F$11] AND([.A688]&lt;[.$B$1]-[.$F$10]);[.C6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7:55:54.1">
            <text:p>05/15/08 05:55 PM</text:p>
          </table:table-cell>
          <table:table-cell office:value-type="date" office:date-value="2008-05-15T17:56:01.800001">
            <text:p>05/15/08 05:56 PM</text:p>
          </table:table-cell>
          <table:table-cell table:formula="oooc:=[.B689]-[.A689]" office:value-type="time" office:time-value="PT00H00M07.700001S">
            <text:p>00:07.70</text:p>
          </table:table-cell>
          <table:table-cell office:value-type="string">
            <text:p>Study</text:p>
          </table:table-cell>
          <table:table-cell table:style-name="ce3" office:value-type="string">
            <text:p>Other</text:p>
          </table:table-cell>
          <table:table-cell table:style-name="ce12" office:value-type="string">
            <text:p>Elise's narrative</text:p>
          </table:table-cell>
          <table:table-cell table:formula="oooc:=IF([.A689]&gt;[.$B$1]-[.$F$11] AND([.A689]&lt;[.$B$1]-[.$F$10]);[.C6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7:10:46">
            <text:p>05/15/08 05:10 PM</text:p>
          </table:table-cell>
          <table:table-cell office:value-type="date" office:date-value="2008-05-15T17:25:33.49">
            <text:p>05/15/08 05:25 PM</text:p>
          </table:table-cell>
          <table:table-cell table:formula="oooc:=[.B690]-[.A690]" office:value-type="time" office:time-value="PT00H14M47.49S">
            <text:p>14:47.49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690]&gt;[.$B$1]-[.$F$11] AND([.A690]&lt;[.$B$1]-[.$F$10]);[.C6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6:20:32">
            <text:p>05/15/08 04:20 PM</text:p>
          </table:table-cell>
          <table:table-cell office:value-type="date" office:date-value="2008-05-15T17:10:46">
            <text:p>05/15/08 05:10 PM</text:p>
          </table:table-cell>
          <table:table-cell table:formula="oooc:=[.B691]-[.A691]" office:value-type="time" office:time-value="PT00H50M14S">
            <text:p>12:50:14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691]&gt;[.$B$1]-[.$F$11] AND([.A691]&lt;[.$B$1]-[.$F$10]);[.C6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6:00:32">
            <text:p>05/15/08 04:00 PM</text:p>
          </table:table-cell>
          <table:table-cell office:value-type="date" office:date-value="2008-05-15T16:20:32">
            <text:p>05/15/08 04:20 PM</text:p>
          </table:table-cell>
          <table:table-cell table:formula="oooc:=[.B692]-[.A692]" office:value-type="time" office:time-value="PT00H20M00S">
            <text:p>12:20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/>
          <table:table-cell table:formula="oooc:=IF([.A692]&gt;[.$B$1]-[.$F$11] AND([.A692]&lt;[.$B$1]-[.$F$10]);[.C6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3:47:18.779999">
            <text:p>05/15/08 01:47 PM</text:p>
          </table:table-cell>
          <table:table-cell office:value-type="date" office:date-value="2008-05-15T16:00:32">
            <text:p>05/15/08 04:00 PM</text:p>
          </table:table-cell>
          <table:table-cell table:formula="oooc:=[.B693]-[.A693]" office:value-type="time" office:time-value="PT02H13M13.220001S">
            <text:p>02:13:13.22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/>
          <table:table-cell table:formula="oooc:=IF([.A693]&gt;[.$B$1]-[.$F$11] AND([.A693]&lt;[.$B$1]-[.$F$10]);[.C6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3:18:05.179999">
            <text:p>05/15/08 01:18 PM</text:p>
          </table:table-cell>
          <table:table-cell office:value-type="date" office:date-value="2008-05-15T13:47:18.779999">
            <text:p>05/15/08 01:47 PM</text:p>
          </table:table-cell>
          <table:table-cell table:formula="oooc:=[.B694]-[.A694]" office:value-type="time" office:time-value="PT00H29M13.6S">
            <text:p>29:13.60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694]&gt;[.$B$1]-[.$F$11] AND([.A694]&lt;[.$B$1]-[.$F$10]);[.C6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1:53:45.89">
            <text:p>05/15/08 11:53 AM</text:p>
          </table:table-cell>
          <table:table-cell office:value-type="date" office:date-value="2008-05-15T13:17:42.049999">
            <text:p>05/15/08 01:17 PM</text:p>
          </table:table-cell>
          <table:table-cell table:formula="oooc:=[.B695]-[.A695]" office:value-type="time" office:time-value="PT01H23M56.159999S">
            <text:p>01:23:56.1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/>
          <table:table-cell table:formula="oooc:=IF([.A695]&gt;[.$B$1]-[.$F$11] AND([.A695]&lt;[.$B$1]-[.$F$10]);[.C6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1:40:12.000011">
            <text:p>05/15/08 11:40 AM</text:p>
          </table:table-cell>
          <table:table-cell office:value-type="date" office:date-value="2008-05-15T11:53:43.78">
            <text:p>05/15/08 11:53 AM</text:p>
          </table:table-cell>
          <table:table-cell table:formula="oooc:=[.B696]-[.A696]" office:value-type="time" office:time-value="PT00H13M31.779989S">
            <text:p>13:31.78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roder</text:p>
          </table:table-cell>
          <table:table-cell table:formula="oooc:=IF([.A696]&gt;[.$B$1]-[.$F$11] AND([.A696]&lt;[.$B$1]-[.$F$10]);[.C6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10:30:51">
            <text:p>05/15/08 10:30 AM</text:p>
          </table:table-cell>
          <table:table-cell office:value-type="date" office:date-value="2008-05-15T11:40:12.000011">
            <text:p>05/15/08 11:40 AM</text:p>
          </table:table-cell>
          <table:table-cell table:formula="oooc:=[.B697]-[.A697]" office:value-type="time" office:time-value="PT01H09M21.000011S">
            <text:p>01:09:21 AM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 office:value-type="string">
            <text:p>stupid...</text:p>
          </table:table-cell>
          <table:table-cell table:formula="oooc:=IF([.A697]&gt;[.$B$1]-[.$F$11] AND([.A697]&lt;[.$B$1]-[.$F$10]);[.C6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09:49:32.07">
            <text:p>05/15/08 09:49 AM</text:p>
          </table:table-cell>
          <table:table-cell office:value-type="date" office:date-value="2008-05-15T10:30:51">
            <text:p>05/15/08 10:30 AM</text:p>
          </table:table-cell>
          <table:table-cell table:formula="oooc:=[.B698]-[.A698]" office:value-type="time" office:time-value="PT00H41M18.93S">
            <text:p>41:18.93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698]&gt;[.$B$1]-[.$F$11] AND([.A698]&lt;[.$B$1]-[.$F$10]);[.C6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09:01:24.81">
            <text:p>05/15/08 09:01 AM</text:p>
          </table:table-cell>
          <table:table-cell office:value-type="date" office:date-value="2008-05-15T09:49:32.07">
            <text:p>05/15/08 09:49 AM</text:p>
          </table:table-cell>
          <table:table-cell table:formula="oooc:=[.B699]-[.A699]" office:value-type="time" office:time-value="PT00H48M07.26S">
            <text:p>48:07.26</text:p>
          </table:table-cell>
          <table:table-cell office:value-type="string">
            <text:p>Study</text:p>
          </table:table-cell>
          <table:table-cell table:style-name="ce3" office:value-type="string">
            <text:p>Other</text:p>
          </table:table-cell>
          <table:table-cell table:style-name="ce12"/>
          <table:table-cell table:formula="oooc:=IF([.A699]&gt;[.$B$1]-[.$F$11] AND([.A699]&lt;[.$B$1]-[.$F$10]);[.C6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08:15:13">
            <text:p>05/15/08 08:15 AM</text:p>
          </table:table-cell>
          <table:table-cell office:value-type="date" office:date-value="2008-05-15T09:01:24.81">
            <text:p>05/15/08 09:01 AM</text:p>
          </table:table-cell>
          <table:table-cell table:formula="oooc:=[.B700]-[.A700]" office:value-type="time" office:time-value="PT00H46M11.81S">
            <text:p>46:11.81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700]&gt;[.$B$1]-[.$F$11] AND([.A700]&lt;[.$B$1]-[.$F$10]);[.C7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08:01:05">
            <text:p>05/15/08 08:01 AM</text:p>
          </table:table-cell>
          <table:table-cell office:value-type="date" office:date-value="2008-05-15T08:15:13">
            <text:p>05/15/08 08:15 AM</text:p>
          </table:table-cell>
          <table:table-cell table:formula="oooc:=[.B701]-[.A701]" office:value-type="time" office:time-value="PT00H14M08S">
            <text:p>12:14:08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01]&gt;[.$B$1]-[.$F$11] AND([.A701]&lt;[.$B$1]-[.$F$10]);[.C7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01:03:52.54">
            <text:p>05/15/08 01:03 AM</text:p>
          </table:table-cell>
          <table:table-cell office:value-type="date" office:date-value="2008-05-15T08:01:05">
            <text:p>05/15/08 08:01 AM</text:p>
          </table:table-cell>
          <table:table-cell table:formula="oooc:=[.B702]-[.A702]" office:value-type="time" office:time-value="PT06H57M12.460001S">
            <text:p>06:57:12.46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702]&gt;[.$B$1]-[.$F$11] AND([.A702]&lt;[.$B$1]-[.$F$10]);[.C7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5T00:12:51">
            <text:p>05/15/08 12:12 AM</text:p>
          </table:table-cell>
          <table:table-cell office:value-type="date" office:date-value="2008-05-15T01:03:48.17">
            <text:p>05/15/08 01:03 AM</text:p>
          </table:table-cell>
          <table:table-cell table:formula="oooc:=[.B703]-[.A703]" office:value-type="time" office:time-value="PT00H50M57.17S">
            <text:p>50:57.1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03]&gt;[.$B$1]-[.$F$11] AND([.A703]&lt;[.$B$1]-[.$F$10]);[.C703];&quot;&quot;)">
            <text:p/>
          </table:table-cell>
          <table:table-cell table:number-columns-repeated="11"/>
        </table:table-row>
        <table:table-row table:style-name="ro3">
          <table:table-cell table:number-columns-repeated="2" office:value-type="date" office:date-value="2008-05-15T00:32:34.6">
            <text:p>05/15/08 12:32 AM</text:p>
          </table:table-cell>
          <table:table-cell table:formula="oooc:=[.B704]-[.A704]" office:value-type="time" office:time-value="PT00H00M00S">
            <text:p>12:00:00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04]&gt;[.$B$1]-[.$F$11] AND([.A704]&lt;[.$B$1]-[.$F$10]);[.C7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21:20:56">
            <text:p>05/14/08 09:20 PM</text:p>
          </table:table-cell>
          <table:table-cell office:value-type="date" office:date-value="2008-05-15T00:12:51">
            <text:p>05/15/08 12:12 AM</text:p>
          </table:table-cell>
          <table:table-cell table:formula="oooc:=[.B705]-[.A705]" office:value-type="time" office:time-value="PT02H51M55S">
            <text:p>02:51:55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705]&gt;[.$B$1]-[.$F$11] AND([.A705]&lt;[.$B$1]-[.$F$10]);[.C70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21:00:56">
            <text:p>05/14/08 09:00 PM</text:p>
          </table:table-cell>
          <table:table-cell office:value-type="date" office:date-value="2008-05-14T21:20:56">
            <text:p>05/14/08 09:20 PM</text:p>
          </table:table-cell>
          <table:table-cell table:formula="oooc:=[.B706]-[.A706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06]&gt;[.$B$1]-[.$F$11] AND([.A706]&lt;[.$B$1]-[.$F$10]);[.C7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8:20:56">
            <text:p>05/14/08 06:20 PM</text:p>
          </table:table-cell>
          <table:table-cell office:value-type="date" office:date-value="2008-05-14T21:00:56">
            <text:p>05/14/08 09:00 PM</text:p>
          </table:table-cell>
          <table:table-cell table:formula="oooc:=[.B707]-[.A707]" office:value-type="time" office:time-value="PT02H40M00S">
            <text:p>02:4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707]&gt;[.$B$1]-[.$F$11] AND([.A707]&lt;[.$B$1]-[.$F$10]);[.C7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8:00:56">
            <text:p>05/14/08 06:00 PM</text:p>
          </table:table-cell>
          <table:table-cell office:value-type="date" office:date-value="2008-05-14T18:20:56">
            <text:p>05/14/08 06:20 PM</text:p>
          </table:table-cell>
          <table:table-cell table:formula="oooc:=[.B708]-[.A708]" office:value-type="time" office:time-value="PT00H20M00S">
            <text:p>12:20:00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08]&gt;[.$B$1]-[.$F$11] AND([.A708]&lt;[.$B$1]-[.$F$10]);[.C7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7:45:56">
            <text:p>05/14/08 05:45 PM</text:p>
          </table:table-cell>
          <table:table-cell office:value-type="date" office:date-value="2008-05-14T18:00:56">
            <text:p>05/14/08 06:00 PM</text:p>
          </table:table-cell>
          <table:table-cell table:formula="oooc:=[.B709]-[.A709]" office:value-type="time" office:time-value="PT00H15M00S">
            <text:p>12:15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709]&gt;[.$B$1]-[.$F$11] AND([.A709]&lt;[.$B$1]-[.$F$10]);[.C7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7:30:56">
            <text:p>05/14/08 05:30 PM</text:p>
          </table:table-cell>
          <table:table-cell office:value-type="date" office:date-value="2008-05-14T17:45:56">
            <text:p>05/14/08 05:45 PM</text:p>
          </table:table-cell>
          <table:table-cell table:formula="oooc:=[.B710]-[.A710]" office:value-type="time" office:time-value="PT00H15M00S">
            <text:p>12:15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/>
          <table:table-cell table:formula="oooc:=IF([.A710]&gt;[.$B$1]-[.$F$11] AND([.A710]&lt;[.$B$1]-[.$F$10]);[.C7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6:30:56">
            <text:p>05/14/08 04:30 PM</text:p>
          </table:table-cell>
          <table:table-cell office:value-type="date" office:date-value="2008-05-14T17:30:56">
            <text:p>05/14/08 05:30 PM</text:p>
          </table:table-cell>
          <table:table-cell table:formula="oooc:=[.B711]-[.A711]" office:value-type="time" office:time-value="PT01H00M00S">
            <text:p>01:00:00 AM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/>
          <table:table-cell table:formula="oooc:=IF([.A711]&gt;[.$B$1]-[.$F$11] AND([.A711]&lt;[.$B$1]-[.$F$10]);[.C7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6:13:55.92">
            <text:p>05/14/08 04:13 PM</text:p>
          </table:table-cell>
          <table:table-cell office:value-type="date" office:date-value="2008-05-14T16:30:56">
            <text:p>05/14/08 04:30 PM</text:p>
          </table:table-cell>
          <table:table-cell table:formula="oooc:=[.B712]-[.A712]" office:value-type="time" office:time-value="PT00H17M00.08S">
            <text:p>17:00.08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712]&gt;[.$B$1]-[.$F$11] AND([.A712]&lt;[.$B$1]-[.$F$10]);[.C7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5:43:47.000002">
            <text:p>05/14/08 03:43 PM</text:p>
          </table:table-cell>
          <table:table-cell office:value-type="date" office:date-value="2008-05-14T16:13:52.69">
            <text:p>05/14/08 04:13 PM</text:p>
          </table:table-cell>
          <table:table-cell table:formula="oooc:=[.B713]-[.A713]" office:value-type="time" office:time-value="PT00H30M05.689998S">
            <text:p>30:05.69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/>
          <table:table-cell table:formula="oooc:=IF([.A713]&gt;[.$B$1]-[.$F$11] AND([.A713]&lt;[.$B$1]-[.$F$10]);[.C7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5:11:03">
            <text:p>05/14/08 03:11 PM</text:p>
          </table:table-cell>
          <table:table-cell office:value-type="date" office:date-value="2008-05-14T15:43:47.000002">
            <text:p>05/14/08 03:43 PM</text:p>
          </table:table-cell>
          <table:table-cell table:formula="oooc:=[.B714]-[.A714]" office:value-type="time" office:time-value="PT00H32M44S">
            <text:p>12:32:44 AM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14]&gt;[.$B$1]-[.$F$11] AND([.A714]&lt;[.$B$1]-[.$F$10]);[.C7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4:51:02.82">
            <text:p>05/14/08 02:51 PM</text:p>
          </table:table-cell>
          <table:table-cell office:value-type="date" office:date-value="2008-05-14T15:11:03">
            <text:p>05/14/08 03:11 PM</text:p>
          </table:table-cell>
          <table:table-cell table:formula="oooc:=[.B715]-[.A715]" office:value-type="time" office:time-value="PT00H20M00.180001S">
            <text:p>20:00.18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/>
          <table:table-cell table:formula="oooc:=IF([.A715]&gt;[.$B$1]-[.$F$11] AND([.A715]&lt;[.$B$1]-[.$F$10]);[.C7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4:29:01">
            <text:p>05/14/08 02:29 PM</text:p>
          </table:table-cell>
          <table:table-cell office:value-type="date" office:date-value="2008-05-14T14:49:06.81">
            <text:p>05/14/08 02:49 PM</text:p>
          </table:table-cell>
          <table:table-cell table:formula="oooc:=[.B716]-[.A716]" office:value-type="time" office:time-value="PT00H20M05.81S">
            <text:p>20:05.81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16]&gt;[.$B$1]-[.$F$11] AND([.A716]&lt;[.$B$1]-[.$F$10]);[.C7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3:29:47">
            <text:p>05/14/08 01:29 PM</text:p>
          </table:table-cell>
          <table:table-cell office:value-type="date" office:date-value="2008-05-14T14:29:01">
            <text:p>05/14/08 02:29 PM</text:p>
          </table:table-cell>
          <table:table-cell table:formula="oooc:=[.B717]-[.A717]" office:value-type="time" office:time-value="PT00H59M14S">
            <text:p>12:59:14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717]&gt;[.$B$1]-[.$F$11] AND([.A717]&lt;[.$B$1]-[.$F$10]);[.C7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3:09:47.37">
            <text:p>05/14/08 01:09 PM</text:p>
          </table:table-cell>
          <table:table-cell office:value-type="date" office:date-value="2008-05-14T13:49:47">
            <text:p>05/14/08 01:49 PM</text:p>
          </table:table-cell>
          <table:table-cell table:formula="oooc:=[.B718]-[.A718]" office:value-type="time" office:time-value="PT00H39M59.63S">
            <text:p>39:59.63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18]&gt;[.$B$1]-[.$F$11] AND([.A718]&lt;[.$B$1]-[.$F$10]);[.C7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1:09:13">
            <text:p>05/14/08 11:09 AM</text:p>
          </table:table-cell>
          <table:table-cell office:value-type="date" office:date-value="2008-05-14T13:09:18.87">
            <text:p>05/14/08 01:09 PM</text:p>
          </table:table-cell>
          <table:table-cell table:formula="oooc:=[.B719]-[.A719]" office:value-type="time" office:time-value="PT02H00M05.87S">
            <text:p>02:00:05.87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table:style-name="ce12"/>
          <table:table-cell table:formula="oooc:=IF([.A719]&gt;[.$B$1]-[.$F$11] AND([.A719]&lt;[.$B$1]-[.$F$10]);[.C7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10:00:09">
            <text:p>05/14/08 10:00 AM</text:p>
          </table:table-cell>
          <table:table-cell office:value-type="date" office:date-value="2008-05-14T11:09:13">
            <text:p>05/14/08 11:09 AM</text:p>
          </table:table-cell>
          <table:table-cell table:formula="oooc:=[.B720]-[.A720]" office:value-type="time" office:time-value="PT01H09M04S">
            <text:p>01:09:04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720]&gt;[.$B$1]-[.$F$11] AND([.A720]&lt;[.$B$1]-[.$F$10]);[.C7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09:19:52.36">
            <text:p>05/14/08 09:19 AM</text:p>
          </table:table-cell>
          <table:table-cell office:value-type="date" office:date-value="2008-05-14T09:40:09">
            <text:p>05/14/08 09:40 AM</text:p>
          </table:table-cell>
          <table:table-cell table:formula="oooc:=[.B721]-[.A721]" office:value-type="time" office:time-value="PT00H20M16.640001S">
            <text:p>20:16.64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21]&gt;[.$B$1]-[.$F$11] AND([.A721]&lt;[.$B$1]-[.$F$10]);[.C7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4T01:19:47.13">
            <text:p>05/14/08 01:19 AM</text:p>
          </table:table-cell>
          <table:table-cell office:value-type="date" office:date-value="2008-05-14T09:19:52.36">
            <text:p>05/14/08 09:19 AM</text:p>
          </table:table-cell>
          <table:table-cell table:formula="oooc:=[.B722]-[.A722]" office:value-type="time" office:time-value="PT08H00M05.23S">
            <text:p>08:00:05.23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722]&gt;[.$B$1]-[.$F$11] AND([.A722]&lt;[.$B$1]-[.$F$10]);[.C7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23:58:01.81">
            <text:p>05/13/08 11:58 PM</text:p>
          </table:table-cell>
          <table:table-cell office:value-type="date" office:date-value="2008-05-14T01:19:44.32">
            <text:p>05/14/08 01:19 AM</text:p>
          </table:table-cell>
          <table:table-cell table:formula="oooc:=[.B723]-[.A723]" office:value-type="time" office:time-value="PT01H21M42.51S">
            <text:p>01:21:42.51</text:p>
          </table:table-cell>
          <table:table-cell office:value-type="string">
            <text:p>Study</text:p>
          </table:table-cell>
          <table:table-cell table:style-name="ce3" office:value-type="string">
            <text:p>Other</text:p>
          </table:table-cell>
          <table:table-cell table:style-name="ce12"/>
          <table:table-cell table:formula="oooc:=IF([.A723]&gt;[.$B$1]-[.$F$11] AND([.A723]&lt;[.$B$1]-[.$F$10]);[.C7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23:57:58.17">
            <text:p>05/13/08 11:57 PM</text:p>
          </table:table-cell>
          <table:table-cell office:value-type="date" office:date-value="2008-05-13T23:58:00.26">
            <text:p>05/13/08 11:58 PM</text:p>
          </table:table-cell>
          <table:table-cell table:formula="oooc:=[.B724]-[.A724]" office:value-type="time" office:time-value="PT00H00M02.09S">
            <text:p>00:02.09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24]&gt;[.$B$1]-[.$F$11] AND([.A724]&lt;[.$B$1]-[.$F$10]);[.C7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23:15:54">
            <text:p>05/13/08 11:15 PM</text:p>
          </table:table-cell>
          <table:table-cell office:value-type="date" office:date-value="2008-05-13T23:45:16">
            <text:p>05/13/08 11:45 PM</text:p>
          </table:table-cell>
          <table:table-cell table:formula="oooc:=[.B725]-[.A725]" office:value-type="time" office:time-value="PT00H29M22S">
            <text:p>12:29:22 AM</text:p>
          </table:table-cell>
          <table:table-cell office:value-type="string">
            <text:p>Story</text:p>
          </table:table-cell>
          <table:table-cell table:style-name="ce3" office:value-type="string">
            <text:p>Live</text:p>
          </table:table-cell>
          <table:table-cell table:style-name="ce12"/>
          <table:table-cell table:formula="oooc:=IF([.A725]&gt;[.$B$1]-[.$F$11] AND([.A725]&lt;[.$B$1]-[.$F$10]);[.C7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22:15:54">
            <text:p>05/13/08 10:15 PM</text:p>
          </table:table-cell>
          <table:table-cell office:value-type="date" office:date-value="2008-05-13T23:15:54">
            <text:p>05/13/08 11:15 PM</text:p>
          </table:table-cell>
          <table:table-cell table:formula="oooc:=[.B726]-[.A726]" office:value-type="time" office:time-value="PT01H00M00S">
            <text:p>01:00:00 AM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/>
          <table:table-cell table:formula="oooc:=IF([.A726]&gt;[.$B$1]-[.$F$11] AND([.A726]&lt;[.$B$1]-[.$F$10]);[.C7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21:29:54">
            <text:p>05/13/08 09:29 PM</text:p>
          </table:table-cell>
          <table:table-cell office:value-type="date" office:date-value="2008-05-13T22:15:54">
            <text:p>05/13/08 10:15 PM</text:p>
          </table:table-cell>
          <table:table-cell table:formula="oooc:=[.B727]-[.A727]" office:value-type="time" office:time-value="PT00H46M00S">
            <text:p>12:46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727]&gt;[.$B$1]-[.$F$11] AND([.A727]&lt;[.$B$1]-[.$F$10]);[.C7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9:29:53.53">
            <text:p>05/13/08 07:29 PM</text:p>
          </table:table-cell>
          <table:table-cell office:value-type="date" office:date-value="2008-05-13T21:29:54">
            <text:p>05/13/08 09:29 PM</text:p>
          </table:table-cell>
          <table:table-cell table:formula="oooc:=[.B728]-[.A728]" office:value-type="time" office:time-value="PT02H00M00.470001S">
            <text:p>02:00:00.47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/>
          <table:table-cell table:formula="oooc:=IF([.A728]&gt;[.$B$1]-[.$F$11] AND([.A728]&lt;[.$B$1]-[.$F$10]);[.C7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9:06:34.629998">
            <text:p>05/13/08 07:06 PM</text:p>
          </table:table-cell>
          <table:table-cell office:value-type="date" office:date-value="2008-05-13T19:29:53.53">
            <text:p>05/13/08 07:29 PM</text:p>
          </table:table-cell>
          <table:table-cell table:formula="oooc:=[.B729]-[.A729]" office:value-type="time" office:time-value="PT00H23M18.900002S">
            <text:p>23:18.9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729]&gt;[.$B$1]-[.$F$11] AND([.A729]&lt;[.$B$1]-[.$F$10]);[.C7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8:43:01.900001">
            <text:p>05/13/08 06:43 PM</text:p>
          </table:table-cell>
          <table:table-cell office:value-type="date" office:date-value="2008-05-13T19:06:15.779999">
            <text:p>05/13/08 07:06 PM</text:p>
          </table:table-cell>
          <table:table-cell table:formula="oooc:=[.B730]-[.A730]" office:value-type="time" office:time-value="PT00H23M13.879997S">
            <text:p>23:13.88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/>
          <table:table-cell table:formula="oooc:=IF([.A730]&gt;[.$B$1]-[.$F$11] AND([.A730]&lt;[.$B$1]-[.$F$10]);[.C7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8:13:57.01">
            <text:p>05/13/08 06:13 PM</text:p>
          </table:table-cell>
          <table:table-cell office:value-type="date" office:date-value="2008-05-13T18:42:41.96">
            <text:p>05/13/08 06:42 PM</text:p>
          </table:table-cell>
          <table:table-cell table:formula="oooc:=[.B731]-[.A731]" office:value-type="time" office:time-value="PT00H28M44.95S">
            <text:p>28:44.95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731]&gt;[.$B$1]-[.$F$11] AND([.A731]&lt;[.$B$1]-[.$F$10]);[.C7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7:35:11.55">
            <text:p>05/13/08 05:35 PM</text:p>
          </table:table-cell>
          <table:table-cell office:value-type="date" office:date-value="2008-05-13T18:13:57.01">
            <text:p>05/13/08 06:13 PM</text:p>
          </table:table-cell>
          <table:table-cell table:formula="oooc:=[.B732]-[.A732]" office:value-type="time" office:time-value="PT00H38M45.46S">
            <text:p>38:45.4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732]&gt;[.$B$1]-[.$F$11] AND([.A732]&lt;[.$B$1]-[.$F$10]);[.C7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6:54:59">
            <text:p>05/13/08 04:54 PM</text:p>
          </table:table-cell>
          <table:table-cell office:value-type="date" office:date-value="2008-05-13T17:35:11.55">
            <text:p>05/13/08 05:35 PM</text:p>
          </table:table-cell>
          <table:table-cell table:formula="oooc:=[.B733]-[.A733]" office:value-type="time" office:time-value="PT00H40M12.550001S">
            <text:p>40:12.55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33]&gt;[.$B$1]-[.$F$11] AND([.A733]&lt;[.$B$1]-[.$F$10]);[.C7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6:27:32.65">
            <text:p>05/13/08 04:27 PM</text:p>
          </table:table-cell>
          <table:table-cell office:value-type="date" office:date-value="2008-05-13T16:54:59">
            <text:p>05/13/08 04:54 PM</text:p>
          </table:table-cell>
          <table:table-cell table:formula="oooc:=[.B734]-[.A734]" office:value-type="time" office:time-value="PT00H27M26.349999S">
            <text:p>27:26.3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734]&gt;[.$B$1]-[.$F$11] AND([.A734]&lt;[.$B$1]-[.$F$10]);[.C7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5:59:55.900001">
            <text:p>05/13/08 03:59 PM</text:p>
          </table:table-cell>
          <table:table-cell office:value-type="date" office:date-value="2008-05-13T16:27:32.65">
            <text:p>05/13/08 04:27 PM</text:p>
          </table:table-cell>
          <table:table-cell table:formula="oooc:=[.B735]-[.A735]" office:value-type="time" office:time-value="PT00H27M36.749999S">
            <text:p>27:36.75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35]&gt;[.$B$1]-[.$F$11] AND([.A735]&lt;[.$B$1]-[.$F$10]);[.C7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5:59:51.08">
            <text:p>05/13/08 03:59 PM</text:p>
          </table:table-cell>
          <table:table-cell office:value-type="date" office:date-value="2008-05-13T15:59:52.73">
            <text:p>05/13/08 03:59 PM</text:p>
          </table:table-cell>
          <table:table-cell table:formula="oooc:=[.B736]-[.A736]" office:value-type="time" office:time-value="PT00H00M01.65S">
            <text:p>00:01.65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36]&gt;[.$B$1]-[.$F$11] AND([.A736]&lt;[.$B$1]-[.$F$10]);[.C7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5:15:13">
            <text:p>05/13/08 03:15 PM</text:p>
          </table:table-cell>
          <table:table-cell office:value-type="date" office:date-value="2008-05-13T15:58:51.75">
            <text:p>05/13/08 03:58 PM</text:p>
          </table:table-cell>
          <table:table-cell table:formula="oooc:=[.B737]-[.A737]" office:value-type="time" office:time-value="PT00H43M38.75S">
            <text:p>43:38.75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37]&gt;[.$B$1]-[.$F$11] AND([.A737]&lt;[.$B$1]-[.$F$10]);[.C7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2:59:33">
            <text:p>05/13/08 12:59 PM</text:p>
          </table:table-cell>
          <table:table-cell office:value-type="date" office:date-value="2008-05-13T15:15:13">
            <text:p>05/13/08 03:15 PM</text:p>
          </table:table-cell>
          <table:table-cell table:formula="oooc:=[.B738]-[.A738]" office:value-type="time" office:time-value="PT02H15M39.999999S">
            <text:p>02:15:4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/>
          <table:table-cell table:formula="oooc:=IF([.A738]&gt;[.$B$1]-[.$F$11] AND([.A738]&lt;[.$B$1]-[.$F$10]);[.C7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2:42:33">
            <text:p>05/13/08 12:42 PM</text:p>
          </table:table-cell>
          <table:table-cell office:value-type="date" office:date-value="2008-05-13T12:59:33">
            <text:p>05/13/08 12:59 PM</text:p>
          </table:table-cell>
          <table:table-cell table:formula="oooc:=[.B739]-[.A739]" office:value-type="time" office:time-value="PT00H17M00S">
            <text:p>12:17:00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/>
          <table:table-cell table:formula="oooc:=IF([.A739]&gt;[.$B$1]-[.$F$11] AND([.A739]&lt;[.$B$1]-[.$F$10]);[.C7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1:42:33">
            <text:p>05/13/08 11:42 AM</text:p>
          </table:table-cell>
          <table:table-cell office:value-type="date" office:date-value="2008-05-13T12:42:33">
            <text:p>05/13/08 12:42 PM</text:p>
          </table:table-cell>
          <table:table-cell table:formula="oooc:=[.B740]-[.A740]" office:value-type="time" office:time-value="PT01H00M00S">
            <text:p>01:00:00 AM</text:p>
          </table:table-cell>
          <table:table-cell office:value-type="string">
            <text:p>Life</text:p>
          </table:table-cell>
          <table:table-cell table:style-name="ce3" office:value-type="string">
            <text:p>Transit</text:p>
          </table:table-cell>
          <table:table-cell table:style-name="ce12" office:value-type="string">
            <text:p>fixing bike</text:p>
          </table:table-cell>
          <table:table-cell table:formula="oooc:=IF([.A740]&gt;[.$B$1]-[.$F$11] AND([.A740]&lt;[.$B$1]-[.$F$10]);[.C7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10:02:32.699998">
            <text:p>05/13/08 10:02 AM</text:p>
          </table:table-cell>
          <table:table-cell office:value-type="date" office:date-value="2008-05-13T11:42:33">
            <text:p>05/13/08 11:42 AM</text:p>
          </table:table-cell>
          <table:table-cell table:formula="oooc:=[.B741]-[.A741]" office:value-type="time" office:time-value="PT01H40M00.300003S">
            <text:p>01:40:00.30</text:p>
          </table:table-cell>
          <table:table-cell office:value-type="string">
            <text:p>Life</text:p>
          </table:table-cell>
          <table:table-cell table:style-name="ce3" office:value-type="string">
            <text:p>Shopping</text:p>
          </table:table-cell>
          <table:table-cell table:style-name="ce12"/>
          <table:table-cell table:formula="oooc:=IF([.A741]&gt;[.$B$1]-[.$F$11] AND([.A741]&lt;[.$B$1]-[.$F$10]);[.C7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8:43:55.290002">
            <text:p>05/13/08 08:43 AM</text:p>
          </table:table-cell>
          <table:table-cell office:value-type="date" office:date-value="2008-05-13T10:02:32.699998">
            <text:p>05/13/08 10:02 AM</text:p>
          </table:table-cell>
          <table:table-cell table:formula="oooc:=[.B742]-[.A742]" office:value-type="time" office:time-value="PT01H18M37.409995S">
            <text:p>01:18:37.41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742]&gt;[.$B$1]-[.$F$11] AND([.A742]&lt;[.$B$1]-[.$F$10]);[.C7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8:30:31.86">
            <text:p>05/13/08 08:30 AM</text:p>
          </table:table-cell>
          <table:table-cell office:value-type="date" office:date-value="2008-05-13T08:43:52.08">
            <text:p>05/13/08 08:43 AM</text:p>
          </table:table-cell>
          <table:table-cell table:formula="oooc:=[.B743]-[.A743]" office:value-type="time" office:time-value="PT00H13M20.22S">
            <text:p>13:20.22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 office:value-type="string">
            <text:p>transit</text:p>
          </table:table-cell>
          <table:table-cell table:formula="oooc:=IF([.A743]&gt;[.$B$1]-[.$F$11] AND([.A743]&lt;[.$B$1]-[.$F$10]);[.C7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8:05:49.19">
            <text:p>05/13/08 08:05 AM</text:p>
          </table:table-cell>
          <table:table-cell office:value-type="date" office:date-value="2008-05-13T08:30:31.86">
            <text:p>05/13/08 08:30 AM</text:p>
          </table:table-cell>
          <table:table-cell table:formula="oooc:=[.B744]-[.A744]" office:value-type="time" office:time-value="PT00H24M42.670001S">
            <text:p>24:42.6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44]&gt;[.$B$1]-[.$F$11] AND([.A744]&lt;[.$B$1]-[.$F$10]);[.C7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7:05:39.999951">
            <text:p>05/13/08 07:05 AM</text:p>
          </table:table-cell>
          <table:table-cell office:value-type="date" office:date-value="2008-05-13T08:05:46.44">
            <text:p>05/13/08 08:05 AM</text:p>
          </table:table-cell>
          <table:table-cell table:formula="oooc:=[.B745]-[.A745]" office:value-type="time" office:time-value="PT01H00M06.440049S">
            <text:p>01:00:06.44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45]&gt;[.$B$1]-[.$F$11] AND([.A745]&lt;[.$B$1]-[.$F$10]);[.C7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6:46:08.1">
            <text:p>05/13/08 06:46 AM</text:p>
          </table:table-cell>
          <table:table-cell office:value-type="date" office:date-value="2008-05-13T07:05:39.999951">
            <text:p>05/13/08 07:05 AM</text:p>
          </table:table-cell>
          <table:table-cell table:formula="oooc:=[.B746]-[.A746]" office:value-type="time" office:time-value="PT00H19M31.899951S">
            <text:p>19:31.90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46]&gt;[.$B$1]-[.$F$11] AND([.A746]&lt;[.$B$1]-[.$F$10]);[.C7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6:30:45">
            <text:p>05/13/08 06:30 AM</text:p>
          </table:table-cell>
          <table:table-cell office:value-type="date" office:date-value="2008-05-13T06:46:05.01">
            <text:p>05/13/08 06:46 AM</text:p>
          </table:table-cell>
          <table:table-cell table:formula="oooc:=[.B747]-[.A747]" office:value-type="time" office:time-value="PT00H15M20.01S">
            <text:p>15:20.01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47]&gt;[.$B$1]-[.$F$11] AND([.A747]&lt;[.$B$1]-[.$F$10]);[.C7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5:54:54">
            <text:p>05/13/08 05:54 AM</text:p>
          </table:table-cell>
          <table:table-cell office:value-type="date" office:date-value="2008-05-13T06:30:45">
            <text:p>05/13/08 06:30 AM</text:p>
          </table:table-cell>
          <table:table-cell table:formula="oooc:=[.B748]-[.A748]" office:value-type="time" office:time-value="PT00H35M51S">
            <text:p>12:35:51 AM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48]&gt;[.$B$1]-[.$F$11] AND([.A748]&lt;[.$B$1]-[.$F$10]);[.C7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5:30:16">
            <text:p>05/13/08 05:30 AM</text:p>
          </table:table-cell>
          <table:table-cell office:value-type="date" office:date-value="2008-05-13T05:54:54">
            <text:p>05/13/08 05:54 AM</text:p>
          </table:table-cell>
          <table:table-cell table:formula="oooc:=[.B749]-[.A749]" office:value-type="time" office:time-value="PT00H24M38S">
            <text:p>12:24:38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49]&gt;[.$B$1]-[.$F$11] AND([.A749]&lt;[.$B$1]-[.$F$10]);[.C7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1:41:32">
            <text:p>05/13/08 01:41 AM</text:p>
          </table:table-cell>
          <table:table-cell office:value-type="date" office:date-value="2008-05-13T05:30:16">
            <text:p>05/13/08 05:30 AM</text:p>
          </table:table-cell>
          <table:table-cell table:formula="oooc:=[.B750]-[.A750]" office:value-type="time" office:time-value="PT03H48M44S">
            <text:p>03:48:44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750]&gt;[.$B$1]-[.$F$11] AND([.A750]&lt;[.$B$1]-[.$F$10]);[.C7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3T00:41:32.03">
            <text:p>05/13/08 12:41 AM</text:p>
          </table:table-cell>
          <table:table-cell office:value-type="date" office:date-value="2008-05-13T01:41:32">
            <text:p>05/13/08 01:41 AM</text:p>
          </table:table-cell>
          <table:table-cell table:style-name="ce5" table:formula="oooc:=[.B751]-[.A751]" office:value-type="date" office:date-value="1899-12-30T00:59:59.96999970172">
            <text:p>12/30/99 01:00 AM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51]&gt;[.$B$1]-[.$F$11] AND([.A751]&lt;[.$B$1]-[.$F$10]);[.C7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23:46:22.650001">
            <text:p>05/12/08 11:46 PM</text:p>
          </table:table-cell>
          <table:table-cell office:value-type="date" office:date-value="2008-05-13T00:41:32.03">
            <text:p>05/13/08 12:41 AM</text:p>
          </table:table-cell>
          <table:table-cell table:formula="oooc:=[.B752]-[.A752]" office:value-type="time" office:time-value="PT00H55M09.379998S">
            <text:p>55:09.38</text:p>
          </table:table-cell>
          <table:table-cell office:value-type="string">
            <text:p>Fun</text:p>
          </table:table-cell>
          <table:table-cell office:value-type="string">
            <text:p>Video</text:p>
          </table:table-cell>
          <table:table-cell table:style-name="ce12"/>
          <table:table-cell table:formula="oooc:=IF([.A752]&gt;[.$B$1]-[.$F$11] AND([.A752]&lt;[.$B$1]-[.$F$10]);[.C7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23:04:29.25">
            <text:p>05/12/08 11:04 PM</text:p>
          </table:table-cell>
          <table:table-cell office:value-type="date" office:date-value="2008-05-12T23:46:22.650001">
            <text:p>05/12/08 11:46 PM</text:p>
          </table:table-cell>
          <table:table-cell table:formula="oooc:=[.B753]-[.A753]" office:value-type="time" office:time-value="PT00H41M53.400001S">
            <text:p>41:53.4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/>
          <table:table-cell table:formula="oooc:=IF([.A753]&gt;[.$B$1]-[.$F$11] AND([.A753]&lt;[.$B$1]-[.$F$10]);[.C7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22:41:32.179999">
            <text:p>05/12/08 10:41 PM</text:p>
          </table:table-cell>
          <table:table-cell office:value-type="date" office:date-value="2008-05-12T23:04:05.45">
            <text:p>05/12/08 11:04 PM</text:p>
          </table:table-cell>
          <table:table-cell table:formula="oooc:=[.B754]-[.A754]" office:value-type="time" office:time-value="PT00H22M33.270001S">
            <text:p>22:33.27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ce12" office:value-type="string">
            <text:p>Ted – Negroponte</text:p>
          </table:table-cell>
          <table:table-cell table:formula="oooc:=IF([.A754]&gt;[.$B$1]-[.$F$11] AND([.A754]&lt;[.$B$1]-[.$F$10]);[.C7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22:19:59">
            <text:p>05/12/08 10:19 PM</text:p>
          </table:table-cell>
          <table:table-cell office:value-type="date" office:date-value="2008-05-12T22:40:52.66">
            <text:p>05/12/08 10:40 PM</text:p>
          </table:table-cell>
          <table:table-cell table:formula="oooc:=[.B755]-[.A755]" office:value-type="time" office:time-value="PT00H20M53.660001S">
            <text:p>20:53.66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55]&gt;[.$B$1]-[.$F$11] AND([.A755]&lt;[.$B$1]-[.$F$10]);[.C7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20:06:55.92">
            <text:p>05/12/08 08:06 PM</text:p>
          </table:table-cell>
          <table:table-cell office:value-type="date" office:date-value="2008-05-12T22:19:59">
            <text:p>05/12/08 10:19 PM</text:p>
          </table:table-cell>
          <table:table-cell table:formula="oooc:=[.B756]-[.A756]" office:value-type="time" office:time-value="PT02H13M03.079999S">
            <text:p>02:13:03.08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56]&gt;[.$B$1]-[.$F$11] AND([.A756]&lt;[.$B$1]-[.$F$10]);[.C7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9:37:44.36">
            <text:p>05/12/08 07:37 PM</text:p>
          </table:table-cell>
          <table:table-cell office:value-type="date" office:date-value="2008-05-12T20:06:27.07">
            <text:p>05/12/08 08:06 PM</text:p>
          </table:table-cell>
          <table:table-cell table:formula="oooc:=[.B757]-[.A757]" office:value-type="time" office:time-value="PT00H28M42.710001S">
            <text:p>28:42.71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ce12" office:value-type="string">
            <text:p>pubmed metadata</text:p>
          </table:table-cell>
          <table:table-cell table:formula="oooc:=IF([.A757]&gt;[.$B$1]-[.$F$11] AND([.A757]&lt;[.$B$1]-[.$F$10]);[.C7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8:24:15.12">
            <text:p>05/12/08 06:24 PM</text:p>
          </table:table-cell>
          <table:table-cell office:value-type="date" office:date-value="2008-05-12T19:37:44.36">
            <text:p>05/12/08 07:37 PM</text:p>
          </table:table-cell>
          <table:table-cell table:formula="oooc:=[.B758]-[.A758]" office:value-type="time" office:time-value="PT01H13M29.24S">
            <text:p>01:13:29.24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58]&gt;[.$B$1]-[.$F$11] AND([.A758]&lt;[.$B$1]-[.$F$10]);[.C7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8:03:10">
            <text:p>05/12/08 06:03 PM</text:p>
          </table:table-cell>
          <table:table-cell office:value-type="date" office:date-value="2008-05-12T18:23:45.68">
            <text:p>05/12/08 06:23 PM</text:p>
          </table:table-cell>
          <table:table-cell table:formula="oooc:=[.B759]-[.A759]" office:value-type="time" office:time-value="PT00H20M35.68S">
            <text:p>20:35.68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 office:value-type="string">
            <text:p>Mary</text:p>
          </table:table-cell>
          <table:table-cell table:formula="oooc:=IF([.A759]&gt;[.$B$1]-[.$F$11] AND([.A759]&lt;[.$B$1]-[.$F$10]);[.C7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7:52:06">
            <text:p>05/12/08 05:52 PM</text:p>
          </table:table-cell>
          <table:table-cell office:value-type="date" office:date-value="2008-05-12T18:03:10">
            <text:p>05/12/08 06:03 PM</text:p>
          </table:table-cell>
          <table:table-cell table:formula="oooc:=[.B760]-[.A760]" office:value-type="time" office:time-value="PT00H11M03.999999S">
            <text:p>12:11:04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60]&gt;[.$B$1]-[.$F$11] AND([.A760]&lt;[.$B$1]-[.$F$10]);[.C7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7:24:55.000011">
            <text:p>05/12/08 05:24 PM</text:p>
          </table:table-cell>
          <table:table-cell office:value-type="date" office:date-value="2008-05-12T17:52:06">
            <text:p>05/12/08 05:52 PM</text:p>
          </table:table-cell>
          <table:table-cell table:formula="oooc:=[.B761]-[.A761]" office:value-type="time" office:time-value="PT00H27M10.999989S">
            <text:p>12:27:11 AM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61]&gt;[.$B$1]-[.$F$11] AND([.A761]&lt;[.$B$1]-[.$F$10]);[.C7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7:09:09">
            <text:p>05/12/08 05:09 PM</text:p>
          </table:table-cell>
          <table:table-cell office:value-type="date" office:date-value="2008-05-12T17:24:55.000011">
            <text:p>05/12/08 05:24 PM</text:p>
          </table:table-cell>
          <table:table-cell table:formula="oooc:=[.B762]-[.A762]" office:value-type="time" office:time-value="PT00H15M46.000011S">
            <text:p>12:15:46 AM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 office:value-type="string">
            <text:p>shopping</text:p>
          </table:table-cell>
          <table:table-cell table:formula="oooc:=IF([.A762]&gt;[.$B$1]-[.$F$11] AND([.A762]&lt;[.$B$1]-[.$F$10]);[.C7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6:55:08.75">
            <text:p>05/12/08 04:55 PM</text:p>
          </table:table-cell>
          <table:table-cell office:value-type="date" office:date-value="2008-05-12T17:09:09">
            <text:p>05/12/08 05:09 PM</text:p>
          </table:table-cell>
          <table:table-cell table:formula="oooc:=[.B763]-[.A763]" office:value-type="time" office:time-value="PT00H14M00.250001S">
            <text:p>14:00.25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63]&gt;[.$B$1]-[.$F$11] AND([.A763]&lt;[.$B$1]-[.$F$10]);[.C7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6:25:00">
            <text:p>05/12/08 04:25 PM</text:p>
          </table:table-cell>
          <table:table-cell office:value-type="date" office:date-value="2008-05-12T16:55:02.09">
            <text:p>05/12/08 04:55 PM</text:p>
          </table:table-cell>
          <table:table-cell table:formula="oooc:=[.B764]-[.A764]" office:value-type="time" office:time-value="PT00H30M02.09S">
            <text:p>30:02.09</text:p>
          </table:table-cell>
          <table:table-cell office:value-type="string">
            <text:p>Study</text:p>
          </table:table-cell>
          <table:table-cell table:style-name="ce3" office:value-type="string">
            <text:p>Other</text:p>
          </table:table-cell>
          <table:table-cell table:style-name="ce12" office:value-type="string">
            <text:p>Elise's narrative</text:p>
          </table:table-cell>
          <table:table-cell table:formula="oooc:=IF([.A764]&gt;[.$B$1]-[.$F$11] AND([.A764]&lt;[.$B$1]-[.$F$10]);[.C7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5:36:43.63">
            <text:p>05/12/08 03:36 PM</text:p>
          </table:table-cell>
          <table:table-cell office:value-type="date" office:date-value="2008-05-12T16:25:00">
            <text:p>05/12/08 04:25 PM</text:p>
          </table:table-cell>
          <table:table-cell table:formula="oooc:=[.B765]-[.A765]" office:value-type="time" office:time-value="PT00H48M16.37S">
            <text:p>48:16.37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3" office:value-type="string">
            <text:p>bank</text:p>
          </table:table-cell>
          <table:table-cell table:formula="oooc:=IF([.A765]&gt;[.$B$1]-[.$F$11] AND([.A765]&lt;[.$B$1]-[.$F$10]);[.C7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4:19:16">
            <text:p>05/12/08 02:19 PM</text:p>
          </table:table-cell>
          <table:table-cell office:value-type="date" office:date-value="2008-05-12T15:36:35.06">
            <text:p>05/12/08 03:36 PM</text:p>
          </table:table-cell>
          <table:table-cell table:formula="oooc:=[.B766]-[.A766]" office:value-type="time" office:time-value="PT01H17M19.06S">
            <text:p>01:17:19.06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66]&gt;[.$B$1]-[.$F$11] AND([.A766]&lt;[.$B$1]-[.$F$10]);[.C7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3:48:51">
            <text:p>05/12/08 01:48 PM</text:p>
          </table:table-cell>
          <table:table-cell office:value-type="date" office:date-value="2008-05-12T14:19:16">
            <text:p>05/12/08 02:19 PM</text:p>
          </table:table-cell>
          <table:table-cell table:formula="oooc:=[.B767]-[.A767]" office:value-type="time" office:time-value="PT00H30M25S">
            <text:p>12:30:25 AM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67]&gt;[.$B$1]-[.$F$11] AND([.A767]&lt;[.$B$1]-[.$F$10]);[.C7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2:30:45">
            <text:p>05/12/08 12:30 PM</text:p>
          </table:table-cell>
          <table:table-cell office:value-type="date" office:date-value="2008-05-12T13:48:51">
            <text:p>05/12/08 01:48 PM</text:p>
          </table:table-cell>
          <table:table-cell table:formula="oooc:=[.B768]-[.A768]" office:value-type="time" office:time-value="PT01H18M06S">
            <text:p>01:18:06 AM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68]&gt;[.$B$1]-[.$F$11] AND([.A768]&lt;[.$B$1]-[.$F$10]);[.C7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1:39:28.870001">
            <text:p>05/12/08 11:39 AM</text:p>
          </table:table-cell>
          <table:table-cell office:value-type="date" office:date-value="2008-05-12T12:30:45">
            <text:p>05/12/08 12:30 PM</text:p>
          </table:table-cell>
          <table:table-cell table:formula="oooc:=[.B769]-[.A769]" office:value-type="time" office:time-value="PT00H51M16.129999S">
            <text:p>51:16.13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69]&gt;[.$B$1]-[.$F$11] AND([.A769]&lt;[.$B$1]-[.$F$10]);[.C7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11:25:46.11">
            <text:p>05/12/08 11:25 AM</text:p>
          </table:table-cell>
          <table:table-cell office:value-type="date" office:date-value="2008-05-12T11:39:24.230001">
            <text:p>05/12/08 11:39 AM</text:p>
          </table:table-cell>
          <table:table-cell table:formula="oooc:=[.B770]-[.A770]" office:value-type="time" office:time-value="PT00H13M38.120001S">
            <text:p>13:38.12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70]&gt;[.$B$1]-[.$F$11] AND([.A770]&lt;[.$B$1]-[.$F$10]);[.C7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07:15:02.779999">
            <text:p>05/12/08 07:15 AM</text:p>
          </table:table-cell>
          <table:table-cell office:value-type="date" office:date-value="2008-05-12T11:25:41.64">
            <text:p>05/12/08 11:25 AM</text:p>
          </table:table-cell>
          <table:table-cell table:formula="oooc:=[.B771]-[.A771]" office:value-type="time" office:time-value="PT04H10M38.860001S">
            <text:p>04:10:38.86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71]&gt;[.$B$1]-[.$F$11] AND([.A771]&lt;[.$B$1]-[.$F$10]);[.C7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2T06:58:04.38">
            <text:p>05/12/08 06:58 AM</text:p>
          </table:table-cell>
          <table:table-cell office:value-type="date" office:date-value="2008-05-12T07:14:57.64">
            <text:p>05/12/08 07:14 AM</text:p>
          </table:table-cell>
          <table:table-cell table:formula="oooc:=[.B772]-[.A772]" office:value-type="time" office:time-value="PT00H16M53.26S">
            <text:p>16:53.26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72]&gt;[.$B$1]-[.$F$11] AND([.A772]&lt;[.$B$1]-[.$F$10]);[.C7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22:51:30.999999">
            <text:p>05/11/08 10:51 PM</text:p>
          </table:table-cell>
          <table:table-cell office:value-type="date" office:date-value="2008-05-12T06:58:01.01">
            <text:p>05/12/08 06:58 AM</text:p>
          </table:table-cell>
          <table:table-cell table:formula="oooc:=[.B773]-[.A773]" office:value-type="time" office:time-value="PT08H06M30.010001S">
            <text:p>08:06:30.01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773]&gt;[.$B$1]-[.$F$11] AND([.A773]&lt;[.$B$1]-[.$F$10]);[.C7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21:51:30.8">
            <text:p>05/11/08 09:51 PM</text:p>
          </table:table-cell>
          <table:table-cell office:value-type="date" office:date-value="2008-05-11T22:51:30.999999">
            <text:p>05/11/08 10:51 PM</text:p>
          </table:table-cell>
          <table:table-cell table:formula="oooc:=[.B774]-[.A774]" office:value-type="time" office:time-value="PT01H00M00.199999S">
            <text:p>01:00:00.20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74]&gt;[.$B$1]-[.$F$11] AND([.A774]&lt;[.$B$1]-[.$F$10]);[.C7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21:21:21">
            <text:p>05/11/08 09:21 PM</text:p>
          </table:table-cell>
          <table:table-cell office:value-type="date" office:date-value="2008-05-11T21:51:30.8">
            <text:p>05/11/08 09:51 PM</text:p>
          </table:table-cell>
          <table:table-cell table:formula="oooc:=[.B775]-[.A775]" office:value-type="time" office:time-value="PT00H30M09.8S">
            <text:p>30:09.80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2" office:value-type="string">
            <text:p>transit</text:p>
          </table:table-cell>
          <table:table-cell table:formula="oooc:=IF([.A775]&gt;[.$B$1]-[.$F$11] AND([.A775]&lt;[.$B$1]-[.$F$10]);[.C7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20:48:09.96">
            <text:p>05/11/08 08:48 PM</text:p>
          </table:table-cell>
          <table:table-cell office:value-type="date" office:date-value="2008-05-11T21:21:21">
            <text:p>05/11/08 09:21 PM</text:p>
          </table:table-cell>
          <table:table-cell table:formula="oooc:=[.B776]-[.A776]" office:value-type="time" office:time-value="PT00H33M11.04S">
            <text:p>33:11.04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ce12"/>
          <table:table-cell table:formula="oooc:=IF([.A776]&gt;[.$B$1]-[.$F$11] AND([.A776]&lt;[.$B$1]-[.$F$10]);[.C7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20:03:11">
            <text:p>05/11/08 08:03 PM</text:p>
          </table:table-cell>
          <table:table-cell office:value-type="date" office:date-value="2008-05-11T20:48:09.96">
            <text:p>05/11/08 08:48 PM</text:p>
          </table:table-cell>
          <table:table-cell table:formula="oooc:=[.B777]-[.A777]" office:value-type="time" office:time-value="PT00H44M58.96S">
            <text:p>44:58.9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/>
          <table:table-cell table:formula="oooc:=IF([.A777]&gt;[.$B$1]-[.$F$11] AND([.A777]&lt;[.$B$1]-[.$F$10]);[.C7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19:42:04">
            <text:p>05/11/08 07:42 PM</text:p>
          </table:table-cell>
          <table:table-cell office:value-type="date" office:date-value="2008-05-11T20:03:11">
            <text:p>05/11/08 08:03 PM</text:p>
          </table:table-cell>
          <table:table-cell table:formula="oooc:=[.B778]-[.A778]" office:value-type="time" office:time-value="PT00H21M07S">
            <text:p>12:21:07 AM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ce12"/>
          <table:table-cell table:formula="oooc:=IF([.A778]&gt;[.$B$1]-[.$F$11] AND([.A778]&lt;[.$B$1]-[.$F$10]);[.C7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19:01:59">
            <text:p>05/11/08 07:01 PM</text:p>
          </table:table-cell>
          <table:table-cell office:value-type="date" office:date-value="2008-05-11T19:42:04">
            <text:p>05/11/08 07:42 PM</text:p>
          </table:table-cell>
          <table:table-cell table:style-name="ce7" table:formula="oooc:=[.B779]-[.A779]" office:value-type="time" office:time-value="PT00H40M05S">
            <text:p>00:40:05.00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style-name="ce7" table:formula="oooc:=IF([.A779]&gt;[.$B$1]-[.$F$11] AND([.A779]&lt;[.$B$1]-[.$F$10]);[.C7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18:11:04.000002">
            <text:p>05/11/08 06:11 PM</text:p>
          </table:table-cell>
          <table:table-cell office:value-type="date" office:date-value="2008-05-11T19:01:59">
            <text:p>05/11/08 07:01 PM</text:p>
          </table:table-cell>
          <table:table-cell table:style-name="ce7" table:formula="oooc:=[.B780]-[.A780]" office:value-type="time" office:time-value="PT00H50M54.999997S">
            <text:p>00:50:55.00</text:p>
          </table:table-cell>
          <table:table-cell office:value-type="string">
            <text:p>Study</text:p>
          </table:table-cell>
          <table:table-cell table:style-name="ce3" office:value-type="string">
            <text:p>News</text:p>
          </table:table-cell>
          <table:table-cell table:style-name="ce12"/>
          <table:table-cell table:style-name="ce7" table:formula="oooc:=IF([.A780]&gt;[.$B$1]-[.$F$11] AND([.A780]&lt;[.$B$1]-[.$F$10]);[.C7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17:41:00">
            <text:p>05/11/08 05:41 PM</text:p>
          </table:table-cell>
          <table:table-cell office:value-type="date" office:date-value="2008-05-11T18:11:04.000002">
            <text:p>05/11/08 06:11 PM</text:p>
          </table:table-cell>
          <table:table-cell table:style-name="ce7" table:formula="oooc:=[.B781]-[.A781]" office:value-type="time" office:time-value="PT00H30M04S">
            <text:p>00:30:04.00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style-name="ce7" table:formula="oooc:=IF([.A781]&gt;[.$B$1]-[.$F$11] AND([.A781]&lt;[.$B$1]-[.$F$10]);[.C7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13:40:54">
            <text:p>05/11/08 01:40 PM</text:p>
          </table:table-cell>
          <table:table-cell office:value-type="date" office:date-value="2008-05-11T17:41:00">
            <text:p>05/11/08 05:41 PM</text:p>
          </table:table-cell>
          <table:table-cell table:style-name="ce7" table:formula="oooc:=[.B782]-[.A782]" office:value-type="time" office:time-value="PT04H00M06S">
            <text:p>04:00:06.00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style-name="ce7" table:formula="oooc:=IF([.A782]&gt;[.$B$1]-[.$F$11] AND([.A782]&lt;[.$B$1]-[.$F$10]);[.C7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11:31:49.05">
            <text:p>05/11/08 11:31 AM</text:p>
          </table:table-cell>
          <table:table-cell office:value-type="date" office:date-value="2008-05-11T13:40:54">
            <text:p>05/11/08 01:40 PM</text:p>
          </table:table-cell>
          <table:table-cell table:style-name="ce7" table:formula="oooc:=[.B783]-[.A783]" office:value-type="time" office:time-value="PT02H09M04.95S">
            <text:p>02:09:04.95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/>
          <table:table-cell table:style-name="ce7" table:formula="oooc:=IF([.A783]&gt;[.$B$1]-[.$F$11] AND([.A783]&lt;[.$B$1]-[.$F$10]);[.C7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09:43:55.100001">
            <text:p>05/11/08 09:43 AM</text:p>
          </table:table-cell>
          <table:table-cell office:value-type="date" office:date-value="2008-05-11T11:31:49.05">
            <text:p>05/11/08 11:31 AM</text:p>
          </table:table-cell>
          <table:table-cell table:formula="oooc:=[.B784]-[.A784]" office:value-type="time" office:time-value="PT01H47M53.949999S">
            <text:p>01:47:53.95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/>
          <table:table-cell table:style-name="ce7" table:formula="oooc:=IF([.A784]&gt;[.$B$1]-[.$F$11] AND([.A784]&lt;[.$B$1]-[.$F$10]);[.C7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09:08:30.89">
            <text:p>05/11/08 09:08 AM</text:p>
          </table:table-cell>
          <table:table-cell office:value-type="date" office:date-value="2008-05-11T09:43:55.100001">
            <text:p>05/11/08 09:43 AM</text:p>
          </table:table-cell>
          <table:table-cell table:formula="oooc:=[.B785]-[.A785]" office:value-type="time" office:time-value="PT00H35M24.210001S">
            <text:p>35:24.21</text:p>
          </table:table-cell>
          <table:table-cell office:value-type="string">
            <text:p>Study</text:p>
          </table:table-cell>
          <table:table-cell table:style-name="ce3" office:value-type="string">
            <text:p>Life</text:p>
          </table:table-cell>
          <table:table-cell table:style-name="ce13" office:value-type="string">
            <text:p>sleep, shop, wi-fi</text:p>
          </table:table-cell>
          <table:table-cell table:formula="oooc:=IF([.A785]&gt;[.$B$1]-[.$F$11] AND([.A785]&lt;[.$B$1]-[.$F$10]);[.C7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08:48:08.23">
            <text:p>05/11/08 08:48 AM</text:p>
          </table:table-cell>
          <table:table-cell office:value-type="date" office:date-value="2008-05-11T09:08:09.130001">
            <text:p>05/11/08 09:08 AM</text:p>
          </table:table-cell>
          <table:table-cell table:formula="oooc:=[.B786]-[.A786]" office:value-type="time" office:time-value="PT00H20M00.900001S">
            <text:p>20:00.90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ce12"/>
          <table:table-cell table:formula="oooc:=IF([.A786]&gt;[.$B$1]-[.$F$11] AND([.A786]&lt;[.$B$1]-[.$F$10]);[.C7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08:10:05">
            <text:p>05/11/08 08:10 AM</text:p>
          </table:table-cell>
          <table:table-cell office:value-type="date" office:date-value="2008-05-11T08:48:04.32">
            <text:p>05/11/08 08:48 AM</text:p>
          </table:table-cell>
          <table:table-cell table:formula="oooc:=[.B787]-[.A787]" office:value-type="time" office:time-value="PT00H37M59.32S">
            <text:p>37:59.32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ce12"/>
          <table:table-cell table:formula="oooc:=IF([.A787]&gt;[.$B$1]-[.$F$11] AND([.A787]&lt;[.$B$1]-[.$F$10]);[.C7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08:03:30">
            <text:p>05/11/08 08:03 AM</text:p>
          </table:table-cell>
          <table:table-cell office:value-type="date" office:date-value="2008-05-11T08:10:05">
            <text:p>05/11/08 08:10 AM</text:p>
          </table:table-cell>
          <table:table-cell table:formula="oooc:=[.B788]-[.A788]" office:value-type="time" office:time-value="PT00H06M35S">
            <text:p>12:06:35 AM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ce12"/>
          <table:table-cell table:formula="oooc:=IF([.A788]&gt;[.$B$1]-[.$F$11] AND([.A788]&lt;[.$B$1]-[.$F$10]);[.C7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1T07:19:52">
            <text:p>05/11/08 07:19 AM</text:p>
          </table:table-cell>
          <table:table-cell office:value-type="date" office:date-value="2008-05-11T08:03:30">
            <text:p>05/11/08 08:03 AM</text:p>
          </table:table-cell>
          <table:table-cell table:formula="oooc:=[.B789]-[.A789]" office:value-type="time" office:time-value="PT00H43M38S">
            <text:p>12:43:38 AM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89]&gt;[.$B$1]-[.$F$11] AND([.A789]&lt;[.$B$1]-[.$F$10]);[.C7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23:18:55">
            <text:p>05/10/08 11:18 PM</text:p>
          </table:table-cell>
          <table:table-cell office:value-type="date" office:date-value="2008-05-11T07:19:52">
            <text:p>05/11/08 07:19 AM</text:p>
          </table:table-cell>
          <table:table-cell table:formula="oooc:=[.B790]-[.A790]" office:value-type="time" office:time-value="PT08H00M57S">
            <text:p>08:00:57 AM</text:p>
          </table:table-cell>
          <table:table-cell office:value-type="string">
            <text:p>Life</text:p>
          </table:table-cell>
          <table:table-cell office:value-type="string">
            <text:p>Sleep</text:p>
          </table:table-cell>
          <table:table-cell table:style-name="ce12"/>
          <table:table-cell table:formula="oooc:=IF([.A790]&gt;[.$B$1]-[.$F$11] AND([.A790]&lt;[.$B$1]-[.$F$10]);[.C7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22:18:46">
            <text:p>05/10/08 10:18 PM</text:p>
          </table:table-cell>
          <table:table-cell office:value-type="date" office:date-value="2008-05-10T23:18:55">
            <text:p>05/10/08 11:18 PM</text:p>
          </table:table-cell>
          <table:table-cell table:formula="oooc:=[.B791]-[.A791]" office:value-type="time" office:time-value="PT01H00M09S">
            <text:p>01:00:09 AM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ce12"/>
          <table:table-cell table:formula="oooc:=IF([.A791]&gt;[.$B$1]-[.$F$11] AND([.A791]&lt;[.$B$1]-[.$F$10]);[.C7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16:15:59.06">
            <text:p>05/10/08 04:15 PM</text:p>
          </table:table-cell>
          <table:table-cell office:value-type="date" office:date-value="2008-05-10T22:18:46">
            <text:p>05/10/08 10:18 PM</text:p>
          </table:table-cell>
          <table:table-cell table:formula="oooc:=[.B792]-[.A792]" office:value-type="time" office:time-value="PT06H02M46.94S">
            <text:p>06:02:46.94</text:p>
          </table:table-cell>
          <table:table-cell office:value-type="string">
            <text:p>Fun</text:p>
          </table:table-cell>
          <table:table-cell office:value-type="string">
            <text:p>Music</text:p>
          </table:table-cell>
          <table:table-cell table:style-name="ce12"/>
          <table:table-cell table:formula="oooc:=IF([.A792]&gt;[.$B$1]-[.$F$11] AND([.A792]&lt;[.$B$1]-[.$F$10]);[.C79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15:26:28.41">
            <text:p>05/10/08 03:26 PM</text:p>
          </table:table-cell>
          <table:table-cell office:value-type="date" office:date-value="2008-05-10T16:15:59.06">
            <text:p>05/10/08 04:15 PM</text:p>
          </table:table-cell>
          <table:table-cell table:formula="oooc:=[.B793]-[.A793]" office:value-type="time" office:time-value="PT00H49M30.649999S">
            <text:p>49:30.65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 office:value-type="string">
            <text:p>reformatting</text:p>
          </table:table-cell>
          <table:table-cell table:formula="oooc:=IF([.A793]&gt;[.$B$1]-[.$F$11] AND([.A793]&lt;[.$B$1]-[.$F$10]);[.C7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13:57:20.76">
            <text:p>05/10/08 01:57 PM</text:p>
          </table:table-cell>
          <table:table-cell office:value-type="date" office:date-value="2008-05-10T15:26:28.41">
            <text:p>05/10/08 03:26 PM</text:p>
          </table:table-cell>
          <table:table-cell table:formula="oooc:=[.B794]-[.A794]" office:value-type="time" office:time-value="PT01H29M07.65S">
            <text:p>01:29:07.65</text:p>
          </table:table-cell>
          <table:table-cell office:value-type="string">
            <text:p>Life</text:p>
          </table:table-cell>
          <table:table-cell office:value-type="string">
            <text:p>Transit</text:p>
          </table:table-cell>
          <table:table-cell table:style-name="Default"/>
          <table:table-cell table:formula="oooc:=IF([.A794]&gt;[.$B$1]-[.$F$11] AND([.A794]&lt;[.$B$1]-[.$F$10]);[.C7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12:43:39.83">
            <text:p>05/10/08 12:43 PM</text:p>
          </table:table-cell>
          <table:table-cell office:value-type="date" office:date-value="2008-05-10T13:57:20.76">
            <text:p>05/10/08 01:57 PM</text:p>
          </table:table-cell>
          <table:table-cell table:formula="oooc:=[.B795]-[.A795]" office:value-type="time" office:time-value="PT01H13M40.93S">
            <text:p>01:13:40.93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pubmed metadata</text:p>
          </table:table-cell>
          <table:table-cell table:formula="oooc:=IF([.A795]&gt;[.$B$1]-[.$F$11] AND([.A795]&lt;[.$B$1]-[.$F$10]);[.C7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12:30:15.9">
            <text:p>05/10/08 12:30 PM</text:p>
          </table:table-cell>
          <table:table-cell office:value-type="date" office:date-value="2008-05-10T12:43:22.89">
            <text:p>05/10/08 12:43 PM</text:p>
          </table:table-cell>
          <table:table-cell table:formula="oooc:=[.B796]-[.A796]" office:value-type="time" office:time-value="PT00H13M06.99S">
            <text:p>13:06.99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Default"/>
          <table:table-cell table:formula="oooc:=IF([.A796]&gt;[.$B$1]-[.$F$11] AND([.A796]&lt;[.$B$1]-[.$F$10]);[.C7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09:50:09">
            <text:p>05/10/08 09:50 AM</text:p>
          </table:table-cell>
          <table:table-cell office:value-type="date" office:date-value="2008-05-10T12:29:17.76">
            <text:p>05/10/08 12:29 PM</text:p>
          </table:table-cell>
          <table:table-cell table:formula="oooc:=[.B797]-[.A797]" office:value-type="time" office:time-value="PT02H39M08.76S">
            <text:p>02:39:08.7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/>
          <table:table-cell table:formula="oooc:=IF([.A797]&gt;[.$B$1]-[.$F$11] AND([.A797]&lt;[.$B$1]-[.$F$10]);[.C7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09:30:05.19">
            <text:p>05/10/08 09:30 AM</text:p>
          </table:table-cell>
          <table:table-cell office:value-type="date" office:date-value="2008-05-10T09:50:09">
            <text:p>05/10/08 09:50 AM</text:p>
          </table:table-cell>
          <table:table-cell table:formula="oooc:=[.B798]-[.A798]" office:value-type="time" office:time-value="PT00H20M03.81S">
            <text:p>20:03.81</text:p>
          </table:table-cell>
          <table:table-cell office:value-type="string">
            <text:p>Life</text:p>
          </table:table-cell>
          <table:table-cell office:value-type="string">
            <text:p>Food</text:p>
          </table:table-cell>
          <table:table-cell table:style-name="Default"/>
          <table:table-cell table:formula="oooc:=IF([.A798]&gt;[.$B$1]-[.$F$11] AND([.A798]&lt;[.$B$1]-[.$F$10]);[.C7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09:20:13.29">
            <text:p>05/10/08 09:20 AM</text:p>
          </table:table-cell>
          <table:table-cell office:value-type="date" office:date-value="2008-05-10T09:30:05.19">
            <text:p>05/10/08 09:30 AM</text:p>
          </table:table-cell>
          <table:table-cell table:formula="oooc:=[.B799]-[.A799]" office:value-type="time" office:time-value="PT00H09M51.9S">
            <text:p>09:51.90</text:p>
          </table:table-cell>
          <table:table-cell office:value-type="string">
            <text:p>Study</text:p>
          </table:table-cell>
          <table:table-cell office:value-type="string">
            <text:p>Work</text:p>
          </table:table-cell>
          <table:table-cell table:style-name="Default" office:value-type="string">
            <text:p>python</text:p>
          </table:table-cell>
          <table:table-cell table:formula="oooc:=IF([.A799]&gt;[.$B$1]-[.$F$11] AND([.A799]&lt;[.$B$1]-[.$F$10]);[.C7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08:54:03.78">
            <text:p>05/10/08 08:54 AM</text:p>
          </table:table-cell>
          <table:table-cell office:value-type="date" office:date-value="2008-05-10T09:19:17.8">
            <text:p>05/10/08 09:19 AM</text:p>
          </table:table-cell>
          <table:table-cell table:formula="oooc:=[.B800]-[.A800]" office:value-type="time" office:time-value="PT00H25M14.02S">
            <text:p>25:14.02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Default"/>
          <table:table-cell table:formula="oooc:=IF([.A800]&gt;[.$B$1]-[.$F$11] AND([.A800]&lt;[.$B$1]-[.$F$10]);[.C8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07:44:20">
            <text:p>05/10/08 07:44 AM</text:p>
          </table:table-cell>
          <table:table-cell office:value-type="date" office:date-value="2008-05-10T08:53:52.070004">
            <text:p>05/10/08 08:53 AM</text:p>
          </table:table-cell>
          <table:table-cell table:formula="oooc:=[.B801]-[.A801]" office:value-type="time" office:time-value="PT01H09M32.070005S">
            <text:p>01:09:32.07</text:p>
          </table:table-cell>
          <table:table-cell office:value-type="string">
            <text:p>Life</text:p>
          </table:table-cell>
          <table:table-cell office:value-type="string">
            <text:p>Hygene</text:p>
          </table:table-cell>
          <table:table-cell table:style-name="Default"/>
          <table:table-cell table:formula="oooc:=IF([.A801]&gt;[.$B$1]-[.$F$11] AND([.A801]&lt;[.$B$1]-[.$F$10]);[.C8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07:33:23.62">
            <text:p>05/10/08 07:33 AM</text:p>
          </table:table-cell>
          <table:table-cell office:value-type="date" office:date-value="2008-05-10T07:44:20">
            <text:p>05/10/08 07:44 AM</text:p>
          </table:table-cell>
          <table:table-cell table:formula="oooc:=[.B802]-[.A802]" office:value-type="time" office:time-value="PT00H10M56.38S">
            <text:p>10:56.38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/>
          <table:table-cell table:formula="oooc:=IF([.A802]&gt;[.$B$1]-[.$F$11] AND([.A802]&lt;[.$B$1]-[.$F$10]);[.C8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10T07:12:43">
            <text:p>05/10/08 07:12 AM</text:p>
          </table:table-cell>
          <table:table-cell office:value-type="date" office:date-value="2008-05-10T07:32:43.119999">
            <text:p>05/10/08 07:32 AM</text:p>
          </table:table-cell>
          <table:table-cell table:formula="oooc:=[.B803]-[.A803]" office:value-type="time" office:time-value="PT00H20M00.119999S">
            <text:p>20:00.1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03]&gt;[.$B$1]-[.$F$11] AND([.A803]&lt;[.$B$1]-[.$F$10]);[.C803];&quot;&quot;)">
            <text:p/>
          </table:table-cell>
          <table:table-cell table:number-columns-repeated="11"/>
        </table:table-row>
        <table:table-row table:style-name="ro3">
          <table:table-cell table:number-columns-repeated="2" office:value-type="date" office:date-value="2008-05-08T15:53:32.77">
            <text:p>05/08/08 03:53 PM</text:p>
          </table:table-cell>
          <table:table-cell table:formula="oooc:=[.B804]-[.A804]" office:value-type="time" office:time-value="PT00H00M00S">
            <text:p>12:00:00 AM</text:p>
          </table:table-cell>
          <table:table-cell table:number-columns-repeated="2"/>
          <table:table-cell table:style-name="Default"/>
          <table:table-cell table:formula="oooc:=IF([.A804]&gt;[.$B$1]-[.$F$11] AND([.A804]&lt;[.$B$1]-[.$F$10]);[.C8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8T13:08:55.43">
            <text:p>05/08/08 01:08 PM</text:p>
          </table:table-cell>
          <table:table-cell office:value-type="date" office:date-value="2008-05-08T13:37:24.599999">
            <text:p>05/08/08 01:37 PM</text:p>
          </table:table-cell>
          <table:table-cell table:formula="oooc:=[.B805]-[.A805]" office:value-type="time" office:time-value="PT00H28M29.169999S">
            <text:p>28:29.1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05]&gt;[.$B$1]-[.$F$11] AND([.A805]&lt;[.$B$1]-[.$F$10]);[.C80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8T11:40:37">
            <text:p>05/08/08 11:40 AM</text:p>
          </table:table-cell>
          <table:table-cell office:value-type="date" office:date-value="2008-05-08T13:08:30.63">
            <text:p>05/08/08 01:08 PM</text:p>
          </table:table-cell>
          <table:table-cell table:formula="oooc:=[.B806]-[.A806]" office:value-type="time" office:time-value="PT01H27M53.63S">
            <text:p>01:27:53.63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/>
          <table:table-cell table:formula="oooc:=IF([.A806]&gt;[.$B$1]-[.$F$11] AND([.A806]&lt;[.$B$1]-[.$F$10]);[.C8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7T14:44:49.85">
            <text:p>05/07/08 02:44 PM</text:p>
          </table:table-cell>
          <table:table-cell office:value-type="date" office:date-value="2008-05-07T14:44:51">
            <text:p>05/07/08 02:44 PM</text:p>
          </table:table-cell>
          <table:table-cell table:formula="oooc:=[.B807]-[.A807]" office:value-type="time" office:time-value="PT00H00M01.15S">
            <text:p>00:01.15</text:p>
          </table:table-cell>
          <table:table-cell table:number-columns-repeated="2"/>
          <table:table-cell table:style-name="Default"/>
          <table:table-cell table:formula="oooc:=IF([.A807]&gt;[.$B$1]-[.$F$11] AND([.A807]&lt;[.$B$1]-[.$F$10]);[.C8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7T12:34:02.359999">
            <text:p>05/07/08 12:34 PM</text:p>
          </table:table-cell>
          <table:table-cell office:value-type="date" office:date-value="2008-05-07T14:44:38.49">
            <text:p>05/07/08 02:44 PM</text:p>
          </table:table-cell>
          <table:table-cell table:formula="oooc:=[.B808]-[.A808]" office:value-type="time" office:time-value="PT02H10M36.130001S">
            <text:p>02:10:36.13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/>
          <table:table-cell table:formula="oooc:=IF([.A808]&gt;[.$B$1]-[.$F$11] AND([.A808]&lt;[.$B$1]-[.$F$10]);[.C8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7T07:12:34.329997">
            <text:p>05/07/08 07:12 AM</text:p>
          </table:table-cell>
          <table:table-cell office:value-type="date" office:date-value="2008-05-07T09:52:27.18">
            <text:p>05/07/08 09:52 AM</text:p>
          </table:table-cell>
          <table:table-cell table:formula="oooc:=[.B809]-[.A809]" office:value-type="time" office:time-value="PT02H39M52.850003S">
            <text:p>02:39:52.8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/>
          <table:table-cell table:formula="oooc:=IF([.A809]&gt;[.$B$1]-[.$F$11] AND([.A809]&lt;[.$B$1]-[.$F$10]);[.C8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7T06:57:09.98">
            <text:p>05/07/08 06:57 AM</text:p>
          </table:table-cell>
          <table:table-cell office:value-type="date" office:date-value="2008-05-07T07:12:30.03">
            <text:p>05/07/08 07:12 AM</text:p>
          </table:table-cell>
          <table:table-cell table:formula="oooc:=[.B810]-[.A810]" office:value-type="time" office:time-value="PT00H15M20.05S">
            <text:p>15:20.05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/>
          <table:table-cell table:formula="oooc:=IF([.A810]&gt;[.$B$1]-[.$F$11] AND([.A810]&lt;[.$B$1]-[.$F$10]);[.C8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6T12:51:16.9">
            <text:p>05/06/08 12:51 PM</text:p>
          </table:table-cell>
          <table:table-cell office:value-type="date" office:date-value="2008-05-06T13:56:22">
            <text:p>05/06/08 01:56 PM</text:p>
          </table:table-cell>
          <table:table-cell table:formula="oooc:=[.B811]-[.A811]" office:value-type="time" office:time-value="PT01H05M05.1S">
            <text:p>01:05:05.1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/>
          <table:table-cell table:formula="oooc:=IF([.A811]&gt;[.$B$1]-[.$F$11] AND([.A811]&lt;[.$B$1]-[.$F$10]);[.C81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6T10:42:44.27">
            <text:p>05/06/08 10:42 AM</text:p>
          </table:table-cell>
          <table:table-cell office:value-type="date" office:date-value="2008-05-06T11:50:41">
            <text:p>05/06/08 11:50 AM</text:p>
          </table:table-cell>
          <table:table-cell table:formula="oooc:=[.B812]-[.A812]" office:value-type="time" office:time-value="PT01H07M56.73S">
            <text:p>01:07:56.73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/>
          <table:table-cell table:formula="oooc:=IF([.A812]&gt;[.$B$1]-[.$F$11] AND([.A812]&lt;[.$B$1]-[.$F$10]);[.C8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6T10:11:31.1">
            <text:p>05/06/08 10:11 AM</text:p>
          </table:table-cell>
          <table:table-cell office:value-type="date" office:date-value="2008-05-06T10:42:44.27">
            <text:p>05/06/08 10:42 AM</text:p>
          </table:table-cell>
          <table:table-cell table:formula="oooc:=[.B813]-[.A813]" office:value-type="time" office:time-value="PT00H31M13.17S">
            <text:p>31:13.17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Default"/>
          <table:table-cell table:formula="oooc:=IF([.A813]&gt;[.$B$1]-[.$F$11] AND([.A813]&lt;[.$B$1]-[.$F$10]);[.C8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6T09:42:24.09">
            <text:p>05/06/08 09:42 AM</text:p>
          </table:table-cell>
          <table:table-cell office:value-type="date" office:date-value="2008-05-06T10:11:05.21">
            <text:p>05/06/08 10:11 AM</text:p>
          </table:table-cell>
          <table:table-cell table:formula="oooc:=[.B814]-[.A814]" office:value-type="time" office:time-value="PT00H28M41.12S">
            <text:p>28:41.1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14]&gt;[.$B$1]-[.$F$11] AND([.A814]&lt;[.$B$1]-[.$F$10]);[.C8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6T09:27:47.760001">
            <text:p>05/06/08 09:27 AM</text:p>
          </table:table-cell>
          <table:table-cell office:value-type="date" office:date-value="2008-05-06T09:42:12.78">
            <text:p>05/06/08 09:42 AM</text:p>
          </table:table-cell>
          <table:table-cell table:formula="oooc:=[.B815]-[.A815]" office:value-type="time" office:time-value="PT00H14M25.019999S">
            <text:p>14:25.02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/>
          <table:table-cell table:formula="oooc:=IF([.A815]&gt;[.$B$1]-[.$F$11] AND([.A815]&lt;[.$B$1]-[.$F$10]);[.C815];&quot;&quot;)">
            <text:p/>
          </table:table-cell>
          <table:table-cell table:number-columns-repeated="11"/>
        </table:table-row>
        <table:table-row table:style-name="ro3">
          <table:table-cell table:number-columns-repeated="2" office:value-type="date" office:date-value="2008-05-02T19:03:18.189999">
            <text:p>05/02/08 07:03 PM</text:p>
          </table:table-cell>
          <table:table-cell/>
          <table:table-cell table:number-columns-repeated="2"/>
          <table:table-cell table:style-name="Default"/>
          <table:table-cell table:formula="oooc:=IF([.A816]&gt;[.$B$1]-[.$F$11] AND([.A816]&lt;[.$B$1]-[.$F$10]);[.C8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2T11:40:13">
            <text:p>05/02/08 11:40 AM</text:p>
          </table:table-cell>
          <table:table-cell office:value-type="date" office:date-value="2008-05-02T12:05:10.189999">
            <text:p>05/02/08 12:05 PM</text:p>
          </table:table-cell>
          <table:table-cell table:formula="oooc:=[.B817]-[.A817]" office:value-type="time" office:time-value="PT00H24M57.189998S">
            <text:p>24:57.1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pubmed metadata</text:p>
          </table:table-cell>
          <table:table-cell table:formula="oooc:=IF([.A817]&gt;[.$B$1]-[.$F$11] AND([.A817]&lt;[.$B$1]-[.$F$10]);[.C8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2T11:20:19.25">
            <text:p>05/02/08 11:20 AM</text:p>
          </table:table-cell>
          <table:table-cell office:value-type="date" office:date-value="2008-05-02T11:40:13">
            <text:p>05/02/08 11:40 AM</text:p>
          </table:table-cell>
          <table:table-cell table:formula="oooc:=[.B818]-[.A818]" office:value-type="time" office:time-value="PT00H19M53.75S">
            <text:p>19:53.75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18]&gt;[.$B$1]-[.$F$11] AND([.A818]&lt;[.$B$1]-[.$F$10]);[.C8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1T15:18:12.2">
            <text:p>05/01/08 03:18 PM</text:p>
          </table:table-cell>
          <table:table-cell office:value-type="date" office:date-value="2008-05-01T15:25:28.32">
            <text:p>05/01/08 03:25 PM</text:p>
          </table:table-cell>
          <table:table-cell table:formula="oooc:=[.B819]-[.A819]" office:value-type="time" office:time-value="PT00H07M16.12S">
            <text:p>07:16.12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pubmed metadata</text:p>
          </table:table-cell>
          <table:table-cell table:formula="oooc:=IF([.A819]&gt;[.$B$1]-[.$F$11] AND([.A819]&lt;[.$B$1]-[.$F$10]);[.C8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1T13:52:50.399999">
            <text:p>05/01/08 01:52 PM</text:p>
          </table:table-cell>
          <table:table-cell office:value-type="date" office:date-value="2008-05-01T14:18:10">
            <text:p>05/01/08 02:18 PM</text:p>
          </table:table-cell>
          <table:table-cell table:formula="oooc:=[.B820]-[.A820]" office:value-type="time" office:time-value="PT00H25M19.600001S">
            <text:p>25:19.6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pubmed metadata</text:p>
          </table:table-cell>
          <table:table-cell table:formula="oooc:=IF([.A820]&gt;[.$B$1]-[.$F$11] AND([.A820]&lt;[.$B$1]-[.$F$10]);[.C8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1T11:48:14.29">
            <text:p>05/01/08 11:48 AM</text:p>
          </table:table-cell>
          <table:table-cell office:value-type="date" office:date-value="2008-05-01T12:28:45.07">
            <text:p>05/01/08 12:28 PM</text:p>
          </table:table-cell>
          <table:table-cell table:formula="oooc:=[.B821]-[.A821]" office:value-type="time" office:time-value="PT00H40M30.78S">
            <text:p>40:30.78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pubmed metadata</text:p>
          </table:table-cell>
          <table:table-cell table:formula="oooc:=IF([.A821]&gt;[.$B$1]-[.$F$11] AND([.A821]&lt;[.$B$1]-[.$F$10]);[.C8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5-01T10:17:57.83">
            <text:p>05/01/08 10:17 AM</text:p>
          </table:table-cell>
          <table:table-cell office:value-type="date" office:date-value="2008-05-01T11:39:14.91">
            <text:p>05/01/08 11:39 AM</text:p>
          </table:table-cell>
          <table:table-cell table:formula="oooc:=[.B822]-[.A822]" office:value-type="time" office:time-value="PT01H21M17.08S">
            <text:p>01:21:17.08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22]&gt;[.$B$1]-[.$F$11] AND([.A822]&lt;[.$B$1]-[.$F$10]);[.C8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30T14:56:34.89">
            <text:p>04/30/08 02:56 PM</text:p>
          </table:table-cell>
          <table:table-cell office:value-type="date" office:date-value="2008-04-30T16:00:25.16">
            <text:p>04/30/08 04:00 PM</text:p>
          </table:table-cell>
          <table:table-cell table:formula="oooc:=[.B823]-[.A823]" office:value-type="time" office:time-value="PT01H03M50.27S">
            <text:p>01:03:50.2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going through oai-pmh tutorial</text:p>
          </table:table-cell>
          <table:table-cell table:formula="oooc:=IF([.A823]&gt;[.$B$1]-[.$F$11] AND([.A823]&lt;[.$B$1]-[.$F$10]);[.C8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30T14:32:15.94">
            <text:p>04/30/08 02:32 PM</text:p>
          </table:table-cell>
          <table:table-cell office:value-type="date" office:date-value="2008-04-30T14:56:18.62">
            <text:p>04/30/08 02:56 PM</text:p>
          </table:table-cell>
          <table:table-cell table:formula="oooc:=[.B824]-[.A824]" office:value-type="time" office:time-value="PT00H24M02.68S">
            <text:p>24:02.68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transit</text:p>
          </table:table-cell>
          <table:table-cell table:formula="oooc:=IF([.A824]&gt;[.$B$1]-[.$F$11] AND([.A824]&lt;[.$B$1]-[.$F$10]);[.C8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30T11:06:28.92">
            <text:p>04/30/08 11:06 AM</text:p>
          </table:table-cell>
          <table:table-cell office:value-type="date" office:date-value="2008-04-30T11:26:16.42">
            <text:p>04/30/08 11:26 AM</text:p>
          </table:table-cell>
          <table:table-cell table:formula="oooc:=[.B825]-[.A825]" office:value-type="time" office:time-value="PT00H19M47.5S">
            <text:p>19:47.50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slashdot</text:p>
          </table:table-cell>
          <table:table-cell table:formula="oooc:=IF([.A825]&gt;[.$B$1]-[.$F$11] AND([.A825]&lt;[.$B$1]-[.$F$10]);[.C8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30T10:21:04.38">
            <text:p>04/30/08 10:21 AM</text:p>
          </table:table-cell>
          <table:table-cell office:value-type="date" office:date-value="2008-04-30T11:06:28.92">
            <text:p>04/30/08 11:06 AM</text:p>
          </table:table-cell>
          <table:table-cell table:formula="oooc:=[.B826]-[.A826]" office:value-type="time" office:time-value="PT00H45M24.54S">
            <text:p>45:24.54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26]&gt;[.$B$1]-[.$F$11] AND([.A826]&lt;[.$B$1]-[.$F$10]);[.C8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9T14:16:04.96">
            <text:p>04/29/08 02:16 PM</text:p>
          </table:table-cell>
          <table:table-cell office:value-type="date" office:date-value="2008-04-29T15:33:36.03">
            <text:p>04/29/08 03:33 PM</text:p>
          </table:table-cell>
          <table:table-cell table:formula="oooc:=[.B827]-[.A827]" office:value-type="time" office:time-value="PT01H17M31.07S">
            <text:p>01:17:31.0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pubmed metadata</text:p>
          </table:table-cell>
          <table:table-cell table:formula="oooc:=IF([.A827]&gt;[.$B$1]-[.$F$11] AND([.A827]&lt;[.$B$1]-[.$F$10]);[.C8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9T13:03:26.7">
            <text:p>04/29/08 01:03 PM</text:p>
          </table:table-cell>
          <table:table-cell office:value-type="date" office:date-value="2008-04-29T13:03:27">
            <text:p>04/29/08 01:03 PM</text:p>
          </table:table-cell>
          <table:table-cell table:formula="oooc:=[.B828]-[.A828]" office:value-type="time" office:time-value="PT00H00M00.3S">
            <text:p>00:00.30</text:p>
          </table:table-cell>
          <table:table-cell table:number-columns-repeated="2"/>
          <table:table-cell table:style-name="Default"/>
          <table:table-cell table:formula="oooc:=IF([.A828]&gt;[.$B$1]-[.$F$11] AND([.A828]&lt;[.$B$1]-[.$F$10]);[.C8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9T12:49:10.32">
            <text:p>04/29/08 12:49 PM</text:p>
          </table:table-cell>
          <table:table-cell office:value-type="date" office:date-value="2008-04-29T13:03:24.42">
            <text:p>04/29/08 01:03 PM</text:p>
          </table:table-cell>
          <table:table-cell table:formula="oooc:=[.B829]-[.A829]" office:value-type="time" office:time-value="PT00H14M14.1S">
            <text:p>14:14.10</text:p>
          </table:table-cell>
          <table:table-cell office:value-type="string">
            <text:p>Study</text:p>
          </table:table-cell>
          <table:table-cell office:value-type="string">
            <text:p>Wi-Fi</text:p>
          </table:table-cell>
          <table:table-cell table:style-name="Default"/>
          <table:table-cell table:formula="oooc:=IF([.A829]&gt;[.$B$1]-[.$F$11] AND([.A829]&lt;[.$B$1]-[.$F$10]);[.C8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9T10:55:52.99">
            <text:p>04/29/08 10:55 AM</text:p>
          </table:table-cell>
          <table:table-cell office:value-type="date" office:date-value="2008-04-29T11:31:32">
            <text:p>04/29/08 11:31 AM</text:p>
          </table:table-cell>
          <table:table-cell table:formula="oooc:=[.B830]-[.A830]" office:value-type="time" office:time-value="PT00H35M39.01S">
            <text:p>35:39.01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transit</text:p>
          </table:table-cell>
          <table:table-cell table:formula="oooc:=IF([.A830]&gt;[.$B$1]-[.$F$11] AND([.A830]&lt;[.$B$1]-[.$F$10]);[.C8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8T14:22:33.08">
            <text:p>04/28/08 02:22 PM</text:p>
          </table:table-cell>
          <table:table-cell office:value-type="date" office:date-value="2008-04-28T15:49:20">
            <text:p>04/28/08 03:49 PM</text:p>
          </table:table-cell>
          <table:table-cell table:formula="oooc:=[.B831]-[.A831]" office:value-type="time" office:time-value="PT01H26M46.92S">
            <text:p>01:26:46.92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drafting pay to play</text:p>
          </table:table-cell>
          <table:table-cell table:formula="oooc:=IF([.A831]&gt;[.$B$1]-[.$F$11] AND([.A831]&lt;[.$B$1]-[.$F$10]);[.C8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8T14:08:04.490059">
            <text:p>04/28/08 02:08 PM</text:p>
          </table:table-cell>
          <table:table-cell office:value-type="date" office:date-value="2008-04-28T14:22:03.21">
            <text:p>04/28/08 02:22 PM</text:p>
          </table:table-cell>
          <table:table-cell table:formula="oooc:=[.B832]-[.A832]" office:value-type="time" office:time-value="PT00H13M58.719942S">
            <text:p>13:58.7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 office:value-type="string">
            <text:p>sent citation info to dave</text:p>
          </table:table-cell>
          <table:table-cell table:formula="oooc:=IF([.A832]&gt;[.$B$1]-[.$F$11] AND([.A832]&lt;[.$B$1]-[.$F$10]);[.C8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8T12:40:20.910002">
            <text:p>04/28/08 12:40 PM</text:p>
          </table:table-cell>
          <table:table-cell office:value-type="date" office:date-value="2008-04-28T13:30:48">
            <text:p>04/28/08 01:30 PM</text:p>
          </table:table-cell>
          <table:table-cell table:formula="oooc:=[.B833]-[.A833]" office:value-type="time" office:time-value="PT00H50M27.089997S">
            <text:p>50:27.09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drafting pay to play</text:p>
          </table:table-cell>
          <table:table-cell table:formula="oooc:=IF([.A833]&gt;[.$B$1]-[.$F$11] AND([.A833]&lt;[.$B$1]-[.$F$10]);[.C8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8T12:35:10.67">
            <text:p>04/28/08 12:35 PM</text:p>
          </table:table-cell>
          <table:table-cell office:value-type="date" office:date-value="2008-04-28T12:39:04.930001">
            <text:p>04/28/08 12:39 PM</text:p>
          </table:table-cell>
          <table:table-cell table:formula="oooc:=[.B834]-[.A834]" office:value-type="time" office:time-value="PT00H03M54.260002S">
            <text:p>03:54.2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/>
          <table:table-cell table:formula="oooc:=IF([.A834]&gt;[.$B$1]-[.$F$11] AND([.A834]&lt;[.$B$1]-[.$F$10]);[.C8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8T12:29:17.9">
            <text:p>04/28/08 12:29 PM</text:p>
          </table:table-cell>
          <table:table-cell office:value-type="date" office:date-value="2008-04-28T12:34:55.76">
            <text:p>04/28/08 12:34 PM</text:p>
          </table:table-cell>
          <table:table-cell table:formula="oooc:=[.B835]-[.A835]" office:value-type="time" office:time-value="PT00H05M37.86S">
            <text:p>05:37.86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35]&gt;[.$B$1]-[.$F$11] AND([.A835]&lt;[.$B$1]-[.$F$10]);[.C8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8T12:28:16.07">
            <text:p>04/28/08 12:28 PM</text:p>
          </table:table-cell>
          <table:table-cell office:value-type="date" office:date-value="2008-04-28T12:28:18.79">
            <text:p>04/28/08 12:28 PM</text:p>
          </table:table-cell>
          <table:table-cell table:formula="oooc:=[.B836]-[.A836]" office:value-type="time" office:time-value="PT00H00M02.72S">
            <text:p>00:02.72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transit</text:p>
          </table:table-cell>
          <table:table-cell table:formula="oooc:=IF([.A836]&gt;[.$B$1]-[.$F$11] AND([.A836]&lt;[.$B$1]-[.$F$10]);[.C8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8T11:40:06.5">
            <text:p>04/28/08 11:40 AM</text:p>
          </table:table-cell>
          <table:table-cell office:value-type="date" office:date-value="2008-04-28T11:48:42.93">
            <text:p>04/28/08 11:48 AM</text:p>
          </table:table-cell>
          <table:table-cell table:formula="oooc:=[.B837]-[.A837]" office:value-type="time" office:time-value="PT00H08M36.43S">
            <text:p>08:36.43</text:p>
          </table:table-cell>
          <table:table-cell office:value-type="string">
            <text:p>Story </text:p>
          </table:table-cell>
          <table:table-cell office:value-type="string">
            <text:p>CS</text:p>
          </table:table-cell>
          <table:table-cell table:style-name="Default"/>
          <table:table-cell table:formula="oooc:=IF([.A837]&gt;[.$B$1]-[.$F$11] AND([.A837]&lt;[.$B$1]-[.$F$10]);[.C8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8T10:51:10.41">
            <text:p>04/28/08 10:51 AM</text:p>
          </table:table-cell>
          <table:table-cell office:value-type="date" office:date-value="2008-04-28T11:39:59.06">
            <text:p>04/28/08 11:39 AM</text:p>
          </table:table-cell>
          <table:table-cell table:formula="oooc:=[.B838]-[.A838]" office:value-type="time" office:time-value="PT00H48M48.650001S">
            <text:p>48:48.6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edit introductory letter</text:p>
          </table:table-cell>
          <table:table-cell table:formula="oooc:=IF([.A838]&gt;[.$B$1]-[.$F$11] AND([.A838]&lt;[.$B$1]-[.$F$10]);[.C8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6T19:12:39.569997">
            <text:p>04/26/08 07:12 PM</text:p>
          </table:table-cell>
          <table:table-cell office:value-type="date" office:date-value="2008-04-26T20:55:00.27">
            <text:p>04/26/08 08:55 PM</text:p>
          </table:table-cell>
          <table:table-cell table:formula="oooc:=[.B839]-[.A839]" office:value-type="time" office:time-value="PT01H42M20.700004S">
            <text:p>01:42:20.7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journals targets</text:p>
          </table:table-cell>
          <table:table-cell table:formula="oooc:=IF([.A839]&gt;[.$B$1]-[.$F$11] AND([.A839]&lt;[.$B$1]-[.$F$10]);[.C8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6T17:28:21.4">
            <text:p>04/26/08 05:28 PM</text:p>
          </table:table-cell>
          <table:table-cell office:value-type="date" office:date-value="2008-04-26T17:37:15.83">
            <text:p>04/26/08 05:37 PM</text:p>
          </table:table-cell>
          <table:table-cell table:formula="oooc:=[.B840]-[.A840]" office:value-type="time" office:time-value="PT00H08M54.43S">
            <text:p>08:54.43</text:p>
          </table:table-cell>
          <table:table-cell office:value-type="string">
            <text:p>Story </text:p>
          </table:table-cell>
          <table:table-cell office:value-type="string">
            <text:p>CS</text:p>
          </table:table-cell>
          <table:table-cell table:style-name="Default" office:value-type="string">
            <text:p>wes review, ask julia</text:p>
          </table:table-cell>
          <table:table-cell table:formula="oooc:=IF([.A840]&gt;[.$B$1]-[.$F$11] AND([.A840]&lt;[.$B$1]-[.$F$10]);[.C8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6T16:56:47.57">
            <text:p>04/26/08 04:56 PM</text:p>
          </table:table-cell>
          <table:table-cell office:value-type="date" office:date-value="2008-04-26T17:27:20.23001">
            <text:p>04/26/08 05:27 PM</text:p>
          </table:table-cell>
          <table:table-cell table:formula="oooc:=[.B841]-[.A841]" office:value-type="time" office:time-value="PT00H30M32.66001S">
            <text:p>30:32.66</text:p>
          </table:table-cell>
          <table:table-cell office:value-type="string">
            <text:p>Story </text:p>
          </table:table-cell>
          <table:table-cell office:value-type="string">
            <text:p>Blog</text:p>
          </table:table-cell>
          <table:table-cell table:style-name="Default" office:value-type="string">
            <text:p>edit 'quivering with anticipation'</text:p>
          </table:table-cell>
          <table:table-cell table:formula="oooc:=IF([.A841]&gt;[.$B$1]-[.$F$11] AND([.A841]&lt;[.$B$1]-[.$F$10]);[.C8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6T16:26:23.13">
            <text:p>04/26/08 04:26 PM</text:p>
          </table:table-cell>
          <table:table-cell office:value-type="date" office:date-value="2008-04-26T16:56:47.57">
            <text:p>04/26/08 04:56 PM</text:p>
          </table:table-cell>
          <table:table-cell table:formula="oooc:=[.B842]-[.A842]" office:value-type="time" office:time-value="PT00H30M24.44S">
            <text:p>30:24.44</text:p>
          </table:table-cell>
          <table:table-cell office:value-type="string">
            <text:p>Story </text:p>
          </table:table-cell>
          <table:table-cell office:value-type="string">
            <text:p>Blog</text:p>
          </table:table-cell>
          <table:table-cell table:style-name="Default" office:value-type="string">
            <text:p>edit and post couchsurfing</text:p>
          </table:table-cell>
          <table:table-cell table:formula="oooc:=IF([.A842]&gt;[.$B$1]-[.$F$11] AND([.A842]&lt;[.$B$1]-[.$F$10]);[.C8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6T16:09:07.739999">
            <text:p>04/26/08 04:09 PM</text:p>
          </table:table-cell>
          <table:table-cell office:value-type="date" office:date-value="2008-04-26T16:25:28.16">
            <text:p>04/26/08 04:25 PM</text:p>
          </table:table-cell>
          <table:table-cell table:formula="oooc:=[.B843]-[.A843]" office:value-type="time" office:time-value="PT00H16M20.420002S">
            <text:p>16:20.42</text:p>
          </table:table-cell>
          <table:table-cell office:value-type="string">
            <text:p>Story </text:p>
          </table:table-cell>
          <table:table-cell office:value-type="string">
            <text:p>email</text:p>
          </table:table-cell>
          <table:table-cell table:style-name="Default"/>
          <table:table-cell table:formula="oooc:=IF([.A843]&gt;[.$B$1]-[.$F$11] AND([.A843]&lt;[.$B$1]-[.$F$10]);[.C8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6T16:03:32">
            <text:p>04/26/08 04:03 PM</text:p>
          </table:table-cell>
          <table:table-cell office:value-type="date" office:date-value="2008-04-26T16:08:21.73">
            <text:p>04/26/08 04:08 PM</text:p>
          </table:table-cell>
          <table:table-cell table:formula="oooc:=[.B844]-[.A844]" office:value-type="time" office:time-value="PT00H04M49.73S">
            <text:p>04:49.73</text:p>
          </table:table-cell>
          <table:table-cell office:value-type="string">
            <text:p>Work</text:p>
          </table:table-cell>
          <table:table-cell office:value-type="string">
            <text:p>Money</text:p>
          </table:table-cell>
          <table:table-cell table:style-name="Default" office:value-type="string">
            <text:p>2006 taxes to mail</text:p>
          </table:table-cell>
          <table:table-cell table:formula="oooc:=IF([.A844]&gt;[.$B$1]-[.$F$11] AND([.A844]&lt;[.$B$1]-[.$F$10]);[.C8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5T17:19:22.9">
            <text:p>04/25/08 05:19 PM</text:p>
          </table:table-cell>
          <table:table-cell office:value-type="date" office:date-value="2008-04-25T17:25:47.26">
            <text:p>04/25/08 05:25 PM</text:p>
          </table:table-cell>
          <table:table-cell table:formula="oooc:=[.B845]-[.A845]" office:value-type="time" office:time-value="PT00H06M24.36S">
            <text:p>06:24.3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Records Range</text:p>
          </table:table-cell>
          <table:table-cell table:formula="oooc:=IF([.A845]&gt;[.$B$1]-[.$F$11] AND([.A845]&lt;[.$B$1]-[.$F$10]);[.C8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5T16:46:51">
            <text:p>04/25/08 04:46 PM</text:p>
          </table:table-cell>
          <table:table-cell office:value-type="date" office:date-value="2008-04-25T17:19:22.9">
            <text:p>04/25/08 05:19 PM</text:p>
          </table:table-cell>
          <table:table-cell table:formula="oooc:=[.B846]-[.A846]" office:value-type="time" office:time-value="PT00H32M31.9S">
            <text:p>32:31.90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add hours worked</text:p>
          </table:table-cell>
          <table:table-cell table:formula="oooc:=IF([.A846]&gt;[.$B$1]-[.$F$11] AND([.A846]&lt;[.$B$1]-[.$F$10]);[.C8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5T14:13:57.64">
            <text:p>04/25/08 02:13 PM</text:p>
          </table:table-cell>
          <table:table-cell office:value-type="date" office:date-value="2008-04-25T15:56:50.73">
            <text:p>04/25/08 03:56 PM</text:p>
          </table:table-cell>
          <table:table-cell table:formula="oooc:=[.B847]-[.A847]" office:value-type="time" office:time-value="PT01H42M53.09S">
            <text:p>01:42:53.0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journal targets from DOAJ</text:p>
          </table:table-cell>
          <table:table-cell table:formula="oooc:=IF([.A847]&gt;[.$B$1]-[.$F$11] AND([.A847]&lt;[.$B$1]-[.$F$10]);[.C8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5T14:09:08.14">
            <text:p>04/25/08 02:09 PM</text:p>
          </table:table-cell>
          <table:table-cell office:value-type="date" office:date-value="2008-04-25T14:13:53.75">
            <text:p>04/25/08 02:13 PM</text:p>
          </table:table-cell>
          <table:table-cell table:formula="oooc:=[.B848]-[.A848]" office:value-type="time" office:time-value="PT00H04M45.61S">
            <text:p>04:45.61</text:p>
          </table:table-cell>
          <table:table-cell office:value-type="string">
            <text:p>Story </text:p>
          </table:table-cell>
          <table:table-cell office:value-type="string">
            <text:p>email</text:p>
          </table:table-cell>
          <table:table-cell table:style-name="Default"/>
          <table:table-cell table:formula="oooc:=IF([.A848]&gt;[.$B$1]-[.$F$11] AND([.A848]&lt;[.$B$1]-[.$F$10]);[.C8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5T13:58:18.03">
            <text:p>04/25/08 01:58 PM</text:p>
          </table:table-cell>
          <table:table-cell office:value-type="date" office:date-value="2008-04-25T14:09:05.39">
            <text:p>04/25/08 02:09 PM</text:p>
          </table:table-cell>
          <table:table-cell table:formula="oooc:=[.B849]-[.A849]" office:value-type="time" office:time-value="PT00H10M47.36S">
            <text:p>10:47.3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Report on SBIR lecture</text:p>
          </table:table-cell>
          <table:table-cell table:formula="oooc:=IF([.A849]&gt;[.$B$1]-[.$F$11] AND([.A849]&lt;[.$B$1]-[.$F$10]);[.C8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5T13:17:52.28">
            <text:p>04/25/08 01:17 PM</text:p>
          </table:table-cell>
          <table:table-cell office:value-type="date" office:date-value="2008-04-25T13:52:51.82">
            <text:p>04/25/08 01:52 PM</text:p>
          </table:table-cell>
          <table:table-cell table:formula="oooc:=[.B850]-[.A850]" office:value-type="time" office:time-value="PT00H34M59.539999S">
            <text:p>34:59.5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Report on SBIR lecture</text:p>
          </table:table-cell>
          <table:table-cell table:formula="oooc:=IF([.A850]&gt;[.$B$1]-[.$F$11] AND([.A850]&lt;[.$B$1]-[.$F$10]);[.C8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5T11:30:56.73">
            <text:p>04/25/08 11:30 AM</text:p>
          </table:table-cell>
          <table:table-cell office:value-type="date" office:date-value="2008-04-25T13:00:24.51">
            <text:p>04/25/08 01:00 PM</text:p>
          </table:table-cell>
          <table:table-cell table:formula="oooc:=[.B851]-[.A851]" office:value-type="time" office:time-value="PT01H29M27.78S">
            <text:p>01:29:27.78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SBIR lecture</text:p>
          </table:table-cell>
          <table:table-cell table:formula="oooc:=IF([.A851]&gt;[.$B$1]-[.$F$11] AND([.A851]&lt;[.$B$1]-[.$F$10]);[.C8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5T10:18:10.62">
            <text:p>04/25/08 10:18 AM</text:p>
          </table:table-cell>
          <table:table-cell office:value-type="date" office:date-value="2008-04-25T11:30:35.380001">
            <text:p>04/25/08 11:30 AM</text:p>
          </table:table-cell>
          <table:table-cell table:formula="oooc:=[.B852]-[.A852]" office:value-type="time" office:time-value="PT01H12M24.760002S">
            <text:p>01:12:24.7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journal targets from highwire</text:p>
          </table:table-cell>
          <table:table-cell table:formula="oooc:=IF([.A852]&gt;[.$B$1]-[.$F$11] AND([.A852]&lt;[.$B$1]-[.$F$10]);[.C8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8:27:51.01">
            <text:p>04/24/08 06:27 PM</text:p>
          </table:table-cell>
          <table:table-cell office:value-type="date" office:date-value="2008-04-24T19:28:56.55">
            <text:p>04/24/08 07:28 PM</text:p>
          </table:table-cell>
          <table:table-cell table:formula="oooc:=[.B853]-[.A853]" office:value-type="time" office:time-value="PT01H01M05.54S">
            <text:p>01:01:05.5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journal targets from highwire</text:p>
          </table:table-cell>
          <table:table-cell table:formula="oooc:=IF([.A853]&gt;[.$B$1]-[.$F$11] AND([.A853]&lt;[.$B$1]-[.$F$10]);[.C8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7:11:57.090001">
            <text:p>04/24/08 05:11 PM</text:p>
          </table:table-cell>
          <table:table-cell office:value-type="date" office:date-value="2008-04-24T18:08:44.760001">
            <text:p>04/24/08 06:08 PM</text:p>
          </table:table-cell>
          <table:table-cell table:formula="oooc:=[.B854]-[.A854]" office:value-type="time" office:time-value="PT00H56M47.67S">
            <text:p>56:47.6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journal targets from highwire</text:p>
          </table:table-cell>
          <table:table-cell table:formula="oooc:=IF([.A854]&gt;[.$B$1]-[.$F$11] AND([.A854]&lt;[.$B$1]-[.$F$10]);[.C8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6:48:10.76">
            <text:p>04/24/08 04:48 PM</text:p>
          </table:table-cell>
          <table:table-cell office:value-type="date" office:date-value="2008-04-24T17:07:58.76">
            <text:p>04/24/08 05:07 PM</text:p>
          </table:table-cell>
          <table:table-cell table:formula="oooc:=[.B855]-[.A855]" office:value-type="time" office:time-value="PT00H19M48S">
            <text:p>12:19:48 AM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prep for SBIR lecture</text:p>
          </table:table-cell>
          <table:table-cell table:formula="oooc:=IF([.A855]&gt;[.$B$1]-[.$F$11] AND([.A855]&lt;[.$B$1]-[.$F$10]);[.C8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5:02:33.83">
            <text:p>04/24/08 03:02 PM</text:p>
          </table:table-cell>
          <table:table-cell office:value-type="date" office:date-value="2008-04-24T16:30:46">
            <text:p>04/24/08 04:30 PM</text:p>
          </table:table-cell>
          <table:table-cell table:formula="oooc:=[.B856]-[.A856]" office:value-type="time" office:time-value="PT01H28M12.17S">
            <text:p>01:28:12.17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draft 'bum'</text:p>
          </table:table-cell>
          <table:table-cell table:formula="oooc:=IF([.A856]&gt;[.$B$1]-[.$F$11] AND([.A856]&lt;[.$B$1]-[.$F$10]);[.C8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3:45:16">
            <text:p>04/24/08 01:45 PM</text:p>
          </table:table-cell>
          <table:table-cell office:value-type="date" office:date-value="2008-04-24T15:02:33.83">
            <text:p>04/24/08 03:02 PM</text:p>
          </table:table-cell>
          <table:table-cell table:formula="oooc:=[.B857]-[.A857]" office:value-type="time" office:time-value="PT01H17M17.83S">
            <text:p>01:17:17.83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draft 'couchsurfing shout out'</text:p>
          </table:table-cell>
          <table:table-cell table:formula="oooc:=IF([.A857]&gt;[.$B$1]-[.$F$11] AND([.A857]&lt;[.$B$1]-[.$F$10]);[.C8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2:39:32.2">
            <text:p>04/24/08 12:39 PM</text:p>
          </table:table-cell>
          <table:table-cell office:value-type="date" office:date-value="2008-04-24T12:59:45.43">
            <text:p>04/24/08 12:59 PM</text:p>
          </table:table-cell>
          <table:table-cell table:formula="oooc:=[.B858]-[.A858]" office:value-type="time" office:time-value="PT00H20M13.23S">
            <text:p>20:13.23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Sleep</text:p>
          </table:table-cell>
          <table:table-cell table:formula="oooc:=IF([.A858]&gt;[.$B$1]-[.$F$11] AND([.A858]&lt;[.$B$1]-[.$F$10]);[.C8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2:04:43.05">
            <text:p>04/24/08 12:04 PM</text:p>
          </table:table-cell>
          <table:table-cell office:value-type="date" office:date-value="2008-04-24T12:39:06.16">
            <text:p>04/24/08 12:39 PM</text:p>
          </table:table-cell>
          <table:table-cell table:formula="oooc:=[.B859]-[.A859]" office:value-type="time" office:time-value="PT00H34M23.110001S">
            <text:p>34:23.11</text:p>
          </table:table-cell>
          <table:table-cell office:value-type="string">
            <text:p>Work</text:p>
          </table:table-cell>
          <table:table-cell office:value-type="string">
            <text:p>Money</text:p>
          </table:table-cell>
          <table:table-cell table:style-name="Default" office:value-type="string">
            <text:p>Banking</text:p>
          </table:table-cell>
          <table:table-cell table:formula="oooc:=IF([.A859]&gt;[.$B$1]-[.$F$11] AND([.A859]&lt;[.$B$1]-[.$F$10]);[.C8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1:48:15.52">
            <text:p>04/24/08 11:48 AM</text:p>
          </table:table-cell>
          <table:table-cell office:value-type="date" office:date-value="2008-04-24T12:04:23.49">
            <text:p>04/24/08 12:04 PM</text:p>
          </table:table-cell>
          <table:table-cell table:formula="oooc:=[.B860]-[.A860]" office:value-type="time" office:time-value="PT00H16M07.97S">
            <text:p>16:07.97</text:p>
          </table:table-cell>
          <table:table-cell office:value-type="string">
            <text:p>Story</text:p>
          </table:table-cell>
          <table:table-cell office:value-type="string">
            <text:p>CS</text:p>
          </table:table-cell>
          <table:table-cell table:style-name="Default"/>
          <table:table-cell table:formula="oooc:=IF([.A860]&gt;[.$B$1]-[.$F$11] AND([.A860]&lt;[.$B$1]-[.$F$10]);[.C8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4T11:31:18.43">
            <text:p>04/24/08 11:31 AM</text:p>
          </table:table-cell>
          <table:table-cell office:value-type="date" office:date-value="2008-04-24T11:48:08.69">
            <text:p>04/24/08 11:48 AM</text:p>
          </table:table-cell>
          <table:table-cell table:formula="oooc:=[.B861]-[.A861]" office:value-type="time" office:time-value="PT00H16M50.260001S">
            <text:p>16:50.26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61]&gt;[.$B$1]-[.$F$11] AND([.A861]&lt;[.$B$1]-[.$F$10]);[.C8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4:44:07.28">
            <text:p>04/23/08 02:44 PM</text:p>
          </table:table-cell>
          <table:table-cell office:value-type="date" office:date-value="2008-04-23T14:52:29.66">
            <text:p>04/23/08 02:52 PM</text:p>
          </table:table-cell>
          <table:table-cell table:formula="oooc:=[.B862]-[.A862]" office:value-type="time" office:time-value="PT00H08M22.38S">
            <text:p>08:22.38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/>
          <table:table-cell table:formula="oooc:=IF([.A862]&gt;[.$B$1]-[.$F$11] AND([.A862]&lt;[.$B$1]-[.$F$10]);[.C8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4:30:50.78">
            <text:p>04/23/08 02:30 PM</text:p>
          </table:table-cell>
          <table:table-cell office:value-type="date" office:date-value="2008-04-23T14:39:27.47">
            <text:p>04/23/08 02:39 PM</text:p>
          </table:table-cell>
          <table:table-cell table:formula="oooc:=[.B863]-[.A863]" office:value-type="time" office:time-value="PT00H08M36.69S">
            <text:p>08:36.69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Default"/>
          <table:table-cell table:formula="oooc:=IF([.A863]&gt;[.$B$1]-[.$F$11] AND([.A863]&lt;[.$B$1]-[.$F$10]);[.C8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4:16:55.61">
            <text:p>04/23/08 02:16 PM</text:p>
          </table:table-cell>
          <table:table-cell office:value-type="date" office:date-value="2008-04-23T14:30:04.200003">
            <text:p>04/23/08 02:30 PM</text:p>
          </table:table-cell>
          <table:table-cell table:formula="oooc:=[.B864]-[.A864]" office:value-type="time" office:time-value="PT00H13M08.590003S">
            <text:p>13:08.59</text:p>
          </table:table-cell>
          <table:table-cell office:value-type="string">
            <text:p>Work</text:p>
          </table:table-cell>
          <table:table-cell office:value-type="string">
            <text:p>Money</text:p>
          </table:table-cell>
          <table:table-cell table:style-name="Default" office:value-type="string">
            <text:p>Budget</text:p>
          </table:table-cell>
          <table:table-cell table:formula="oooc:=IF([.A864]&gt;[.$B$1]-[.$F$11] AND([.A864]&lt;[.$B$1]-[.$F$10]);[.C8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4:10:42.38">
            <text:p>04/23/08 02:10 PM</text:p>
          </table:table-cell>
          <table:table-cell office:value-type="date" office:date-value="2008-04-23T14:16:26.1">
            <text:p>04/23/08 02:16 PM</text:p>
          </table:table-cell>
          <table:table-cell table:formula="oooc:=[.B865]-[.A865]" office:value-type="time" office:time-value="PT00H05M43.72S">
            <text:p>05:43.7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65]&gt;[.$B$1]-[.$F$11] AND([.A865]&lt;[.$B$1]-[.$F$10]);[.C86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3:53:27.66">
            <text:p>04/23/08 01:53 PM</text:p>
          </table:table-cell>
          <table:table-cell office:value-type="date" office:date-value="2008-04-23T14:10:27.510001">
            <text:p>04/23/08 02:10 PM</text:p>
          </table:table-cell>
          <table:table-cell table:formula="oooc:=[.B866]-[.A866]" office:value-type="time" office:time-value="PT00H16M59.850001S">
            <text:p>16:59.85</text:p>
          </table:table-cell>
          <table:table-cell office:value-type="string">
            <text:p>Story</text:p>
          </table:table-cell>
          <table:table-cell office:value-type="string">
            <text:p>CS</text:p>
          </table:table-cell>
          <table:table-cell table:style-name="Default"/>
          <table:table-cell table:formula="oooc:=IF([.A866]&gt;[.$B$1]-[.$F$11] AND([.A866]&lt;[.$B$1]-[.$F$10]);[.C86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3:51:36.65">
            <text:p>04/23/08 01:51 PM</text:p>
          </table:table-cell>
          <table:table-cell office:value-type="date" office:date-value="2008-04-23T13:52:53.73">
            <text:p>04/23/08 01:52 PM</text:p>
          </table:table-cell>
          <table:table-cell table:formula="oooc:=[.B867]-[.A867]" office:value-type="time" office:time-value="PT00H01M17.08S">
            <text:p>01:17.08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draft funny entry</text:p>
          </table:table-cell>
          <table:table-cell table:formula="oooc:=IF([.A867]&gt;[.$B$1]-[.$F$11] AND([.A867]&lt;[.$B$1]-[.$F$10]);[.C86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3:14:22.97">
            <text:p>04/23/08 01:14 PM</text:p>
          </table:table-cell>
          <table:table-cell office:value-type="date" office:date-value="2008-04-23T13:31:26.979996">
            <text:p>04/23/08 01:31 PM</text:p>
          </table:table-cell>
          <table:table-cell table:formula="oooc:=[.B868]-[.A868]" office:value-type="time" office:time-value="PT00H17M04.009995S">
            <text:p>17:04.01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Default"/>
          <table:table-cell table:formula="oooc:=IF([.A868]&gt;[.$B$1]-[.$F$11] AND([.A868]&lt;[.$B$1]-[.$F$10]);[.C86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2:28:07.569999">
            <text:p>04/23/08 12:28 PM</text:p>
          </table:table-cell>
          <table:table-cell office:value-type="date" office:date-value="2008-04-23T12:43:31.74">
            <text:p>04/23/08 12:43 PM</text:p>
          </table:table-cell>
          <table:table-cell table:formula="oooc:=[.B869]-[.A869]" office:value-type="time" office:time-value="PT00H15M24.170001S">
            <text:p>15:24.17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869]&gt;[.$B$1]-[.$F$11] AND([.A869]&lt;[.$B$1]-[.$F$10]);[.C86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2:26:52.53">
            <text:p>04/23/08 12:26 PM</text:p>
          </table:table-cell>
          <table:table-cell office:value-type="date" office:date-value="2008-04-23T12:28:07.569999">
            <text:p>04/23/08 12:28 PM</text:p>
          </table:table-cell>
          <table:table-cell table:formula="oooc:=[.B870]-[.A870]" office:value-type="time" office:time-value="PT00H01M15.039999S">
            <text:p>01:15.04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870]&gt;[.$B$1]-[.$F$11] AND([.A870]&lt;[.$B$1]-[.$F$10]);[.C87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2:24:38.25">
            <text:p>04/23/08 12:24 PM</text:p>
          </table:table-cell>
          <table:table-cell office:value-type="date" office:date-value="2008-04-23T12:26:52.53">
            <text:p>04/23/08 12:26 PM</text:p>
          </table:table-cell>
          <table:table-cell table:formula="oooc:=[.B871]-[.A871]" office:value-type="time" office:time-value="PT00H02M14.28S">
            <text:p>02:14.28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871]&gt;[.$B$1]-[.$F$11] AND([.A871]&lt;[.$B$1]-[.$F$10]);[.C87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2:24:33.36">
            <text:p>04/23/08 12:24 PM</text:p>
          </table:table-cell>
          <table:table-cell office:value-type="date" office:date-value="2008-04-23T12:24:38.25">
            <text:p>04/23/08 12:24 PM</text:p>
          </table:table-cell>
          <table:table-cell table:formula="oooc:=[.B872]-[.A872]" office:value-type="time" office:time-value="PT00H00M04.89S">
            <text:p>00:04.89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872]&gt;[.$B$1]-[.$F$11] AND([.A872]&lt;[.$B$1]-[.$F$10]);[.C87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2:21:32.87">
            <text:p>04/23/08 12:21 PM</text:p>
          </table:table-cell>
          <table:table-cell office:value-type="date" office:date-value="2008-04-23T12:23:16.01">
            <text:p>04/23/08 12:23 PM</text:p>
          </table:table-cell>
          <table:table-cell table:formula="oooc:=[.B873]-[.A873]" office:value-type="time" office:time-value="PT00H01M43.14S">
            <text:p>01:43.14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873]&gt;[.$B$1]-[.$F$11] AND([.A873]&lt;[.$B$1]-[.$F$10]);[.C87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3T11:01:36.000004">
            <text:p>04/23/08 11:01 AM</text:p>
          </table:table-cell>
          <table:table-cell office:value-type="date" office:date-value="2008-04-23T12:13:36.75">
            <text:p>04/23/08 12:13 PM</text:p>
          </table:table-cell>
          <table:table-cell table:formula="oooc:=[.B874]-[.A874]" office:value-type="time" office:time-value="PT01H12M00.749996S">
            <text:p>01:12:00.75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874]&gt;[.$B$1]-[.$F$11] AND([.A874]&lt;[.$B$1]-[.$F$10]);[.C87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2T14:47:34.39">
            <text:p>04/22/08 02:47 PM</text:p>
          </table:table-cell>
          <table:table-cell office:value-type="date" office:date-value="2008-04-22T15:55:15.62">
            <text:p>04/22/08 03:55 PM</text:p>
          </table:table-cell>
          <table:table-cell table:formula="oooc:=[.B875]-[.A875]" office:value-type="time" office:time-value="PT01H07M41.23S">
            <text:p>01:07:41.23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/>
          <table:table-cell table:formula="oooc:=IF([.A875]&gt;[.$B$1]-[.$F$11] AND([.A875]&lt;[.$B$1]-[.$F$10]);[.C87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2T12:52:54.83">
            <text:p>04/22/08 12:52 PM</text:p>
          </table:table-cell>
          <table:table-cell office:value-type="date" office:date-value="2008-04-22T13:50:41.41">
            <text:p>04/22/08 01:50 PM</text:p>
          </table:table-cell>
          <table:table-cell table:formula="oooc:=[.B876]-[.A876]" office:value-type="time" office:time-value="PT00H57M46.58S">
            <text:p>57:46.58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edit “lecture synop”</text:p>
          </table:table-cell>
          <table:table-cell table:formula="oooc:=IF([.A876]&gt;[.$B$1]-[.$F$11] AND([.A876]&lt;[.$B$1]-[.$F$10]);[.C87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2T12:40:59.98">
            <text:p>04/22/08 12:41 PM</text:p>
          </table:table-cell>
          <table:table-cell office:value-type="date" office:date-value="2008-04-22T12:52:23.51">
            <text:p>04/22/08 12:52 PM</text:p>
          </table:table-cell>
          <table:table-cell table:formula="oooc:=[.B877]-[.A877]" office:value-type="time" office:time-value="PT00H11M23.53S">
            <text:p>11:23.53</text:p>
          </table:table-cell>
          <table:table-cell office:value-type="string">
            <text:p>Story</text:p>
          </table:table-cell>
          <table:table-cell office:value-type="string">
            <text:p>CS</text:p>
          </table:table-cell>
          <table:table-cell table:style-name="Default" office:value-type="string">
            <text:p>write couch surfer reviews</text:p>
          </table:table-cell>
          <table:table-cell table:formula="oooc:=IF([.A877]&gt;[.$B$1]-[.$F$11] AND([.A877]&lt;[.$B$1]-[.$F$10]);[.C87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2T12:11:25.88">
            <text:p>04/22/08 12:11 PM</text:p>
          </table:table-cell>
          <table:table-cell office:value-type="date" office:date-value="2008-04-22T12:40:20.790001">
            <text:p>04/22/08 12:40 PM</text:p>
          </table:table-cell>
          <table:table-cell table:formula="oooc:=[.B878]-[.A878]" office:value-type="time" office:time-value="PT00H28M54.910001S">
            <text:p>28:54.91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78]&gt;[.$B$1]-[.$F$11] AND([.A878]&lt;[.$B$1]-[.$F$10]);[.C87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1T18:05:47">
            <text:p>04/21/08 06:05 PM</text:p>
          </table:table-cell>
          <table:table-cell office:value-type="date" office:date-value="2008-04-21T18:37:49.66">
            <text:p>04/21/08 06:37 PM</text:p>
          </table:table-cell>
          <table:table-cell table:formula="oooc:=[.B879]-[.A879]" office:value-type="time" office:time-value="PT00H32M02.66S">
            <text:p>32:02.6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blog: add real nouns</text:p>
          </table:table-cell>
          <table:table-cell table:formula="oooc:=IF([.A879]&gt;[.$B$1]-[.$F$11] AND([.A879]&lt;[.$B$1]-[.$F$10]);[.C87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1T17:27:52.620001">
            <text:p>04/21/08 05:27 PM</text:p>
          </table:table-cell>
          <table:table-cell office:value-type="date" office:date-value="2008-04-21T18:05:35.29">
            <text:p>04/21/08 06:05 PM</text:p>
          </table:table-cell>
          <table:table-cell table:formula="oooc:=[.B880]-[.A880]" office:value-type="time" office:time-value="PT00H37M42.669998S">
            <text:p>37:42.6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 office:value-type="string">
            <text:p>sifted 'em all</text:p>
          </table:table-cell>
          <table:table-cell table:formula="oooc:=IF([.A880]&gt;[.$B$1]-[.$F$11] AND([.A880]&lt;[.$B$1]-[.$F$10]);[.C88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1T16:00:38">
            <text:p>04/21/08 04:00 PM</text:p>
          </table:table-cell>
          <table:table-cell office:value-type="date" office:date-value="2008-04-21T17:06:40">
            <text:p>04/21/08 05:06 PM</text:p>
          </table:table-cell>
          <table:table-cell table:formula="oooc:=[.B881]-[.A881]" office:value-type="time" office:time-value="PT01H06M02S">
            <text:p>01:06:02 AM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Default" office:value-type="string">
            <text:p>Ultra-structure tomagraphy caltech</text:p>
          </table:table-cell>
          <table:table-cell table:formula="oooc:=IF([.A881]&gt;[.$B$1]-[.$F$11] AND([.A881]&lt;[.$B$1]-[.$F$10]);[.C88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1T15:12:42">
            <text:p>04/21/08 03:12 PM</text:p>
          </table:table-cell>
          <table:table-cell office:value-type="date" office:date-value="2008-04-21T15:52:46.03">
            <text:p>04/21/08 03:52 PM</text:p>
          </table:table-cell>
          <table:table-cell table:formula="oooc:=[.B882]-[.A882]" office:value-type="time" office:time-value="PT00H40M04.030001S">
            <text:p>40:04.03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draft quiver groups</text:p>
          </table:table-cell>
          <table:table-cell table:formula="oooc:=IF([.A882]&gt;[.$B$1]-[.$F$11] AND([.A882]&lt;[.$B$1]-[.$F$10]);[.C88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1T13:07:56.72">
            <text:p>04/21/08 01:07 PM</text:p>
          </table:table-cell>
          <table:table-cell office:value-type="date" office:date-value="2008-04-21T14:50:55.57">
            <text:p>04/21/08 02:50 PM</text:p>
          </table:table-cell>
          <table:table-cell table:formula="oooc:=[.B883]-[.A883]" office:value-type="time" office:time-value="PT01H42M58.85S">
            <text:p>01:42:58.85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Sleep</text:p>
          </table:table-cell>
          <table:table-cell table:formula="oooc:=IF([.A883]&gt;[.$B$1]-[.$F$11] AND([.A883]&lt;[.$B$1]-[.$F$10]);[.C88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1T11:12:29.98">
            <text:p>04/21/08 11:12 AM</text:p>
          </table:table-cell>
          <table:table-cell office:value-type="date" office:date-value="2008-04-21T11:59:57.800001">
            <text:p>04/21/08 11:59 AM</text:p>
          </table:table-cell>
          <table:table-cell table:formula="oooc:=[.B884]-[.A884]" office:value-type="time" office:time-value="PT00H47M27.820001S">
            <text:p>47:27.82</text:p>
          </table:table-cell>
          <table:table-cell office:value-type="string">
            <text:p>Study </text:p>
          </table:table-cell>
          <table:table-cell office:value-type="string">
            <text:p>Life</text:p>
          </table:table-cell>
          <table:table-cell table:style-name="Default" office:value-type="string">
            <text:p>Sleep</text:p>
          </table:table-cell>
          <table:table-cell table:formula="oooc:=IF([.A884]&gt;[.$B$1]-[.$F$11] AND([.A884]&lt;[.$B$1]-[.$F$10]);[.C88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1T09:33:19.28">
            <text:p>04/21/08 09:33 AM</text:p>
          </table:table-cell>
          <table:table-cell office:value-type="date" office:date-value="2008-04-21T10:53:05.07">
            <text:p>04/21/08 10:53 AM</text:p>
          </table:table-cell>
          <table:table-cell table:formula="oooc:=[.B885]-[.A885]" office:value-type="time" office:time-value="PT01H19M45.79S">
            <text:p>01:19:45.79</text:p>
          </table:table-cell>
          <table:table-cell office:value-type="string">
            <text:p>Study </text:p>
          </table:table-cell>
          <table:table-cell office:value-type="string">
            <text:p>Life</text:p>
          </table:table-cell>
          <table:table-cell table:style-name="Default" office:value-type="string">
            <text:p>Sleep</text:p>
          </table:table-cell>
          <table:table-cell table:formula="oooc:=IF([.A885]&gt;[.$B$1]-[.$F$11] AND([.A885]&lt;[.$B$1]-[.$F$10]);[.C88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1T09:13:13">
            <text:p>04/21/08 09:13 AM</text:p>
          </table:table-cell>
          <table:table-cell office:value-type="date" office:date-value="2008-04-21T09:33:17.98">
            <text:p>04/21/08 09:33 AM</text:p>
          </table:table-cell>
          <table:table-cell table:formula="oooc:=[.B886]-[.A886]" office:value-type="time" office:time-value="PT00H20M04.98S">
            <text:p>20:04.98</text:p>
          </table:table-cell>
          <table:table-cell office:value-type="string">
            <text:p>Study </text:p>
          </table:table-cell>
          <table:table-cell office:value-type="string">
            <text:p>Study</text:p>
          </table:table-cell>
          <table:table-cell table:style-name="Default" office:value-type="string">
            <text:p>Lectures</text:p>
          </table:table-cell>
          <table:table-cell table:formula="oooc:=IF([.A886]&gt;[.$B$1]-[.$F$11] AND([.A886]&lt;[.$B$1]-[.$F$10]);[.C88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0T17:21:16.27">
            <text:p>04/20/08 05:21 PM</text:p>
          </table:table-cell>
          <table:table-cell office:value-type="date" office:date-value="2008-04-20T17:41:12.28">
            <text:p>04/20/08 05:41 PM</text:p>
          </table:table-cell>
          <table:table-cell table:formula="oooc:=[.B887]-[.A887]" office:value-type="time" office:time-value="PT00H19M56.01S">
            <text:p>19:56.01</text:p>
          </table:table-cell>
          <table:table-cell office:value-type="string">
            <text:p>Study </text:p>
          </table:table-cell>
          <table:table-cell office:value-type="string">
            <text:p>Life</text:p>
          </table:table-cell>
          <table:table-cell table:style-name="Default" office:value-type="string">
            <text:p>Sleep</text:p>
          </table:table-cell>
          <table:table-cell table:formula="oooc:=IF([.A887]&gt;[.$B$1]-[.$F$11] AND([.A887]&lt;[.$B$1]-[.$F$10]);[.C88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0T16:18:45.79">
            <text:p>04/20/08 04:18 PM</text:p>
          </table:table-cell>
          <table:table-cell office:value-type="date" office:date-value="2008-04-20T17:21:16.27">
            <text:p>04/20/08 05:21 PM</text:p>
          </table:table-cell>
          <table:table-cell table:formula="oooc:=[.B888]-[.A888]" office:value-type="time" office:time-value="PT01H02M30.48S">
            <text:p>01:02:30.48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edit cognizant email</text:p>
          </table:table-cell>
          <table:table-cell table:formula="oooc:=IF([.A888]&gt;[.$B$1]-[.$F$11] AND([.A888]&lt;[.$B$1]-[.$F$10]);[.C88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0T15:43:20.000002">
            <text:p>04/20/08 03:43 PM</text:p>
          </table:table-cell>
          <table:table-cell office:value-type="date" office:date-value="2008-04-20T16:14:48.94">
            <text:p>04/20/08 04:14 PM</text:p>
          </table:table-cell>
          <table:table-cell table:formula="oooc:=[.B889]-[.A889]" office:value-type="time" office:time-value="PT00H31M28.939998S">
            <text:p>31:28.94</text:p>
          </table:table-cell>
          <table:table-cell office:value-type="string">
            <text:p>Story</text:p>
          </table:table-cell>
          <table:table-cell office:value-type="string">
            <text:p>Phone</text:p>
          </table:table-cell>
          <table:table-cell table:style-name="Default" office:value-type="string">
            <text:p>Dave – citation verification</text:p>
          </table:table-cell>
          <table:table-cell table:formula="oooc:=IF([.A889]&gt;[.$B$1]-[.$F$11] AND([.A889]&lt;[.$B$1]-[.$F$10]);[.C88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0T14:38:46">
            <text:p>04/20/08 02:38 PM</text:p>
          </table:table-cell>
          <table:table-cell office:value-type="date" office:date-value="2008-04-20T14:43:19.940002">
            <text:p>04/20/08 02:43 PM</text:p>
          </table:table-cell>
          <table:table-cell table:formula="oooc:=[.B890]-[.A890]" office:value-type="time" office:time-value="PT00H04M33.940002S">
            <text:p>04:33.94</text:p>
          </table:table-cell>
          <table:table-cell table:number-columns-repeated="2"/>
          <table:table-cell table:style-name="Default"/>
          <table:table-cell table:formula="oooc:=IF([.A890]&gt;[.$B$1]-[.$F$11] AND([.A890]&lt;[.$B$1]-[.$F$10]);[.C89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20T13:03:10.749999">
            <text:p>04/20/08 01:03 PM</text:p>
          </table:table-cell>
          <table:table-cell office:value-type="date" office:date-value="2008-04-20T14:33:43.01">
            <text:p>04/20/08 02:33 PM</text:p>
          </table:table-cell>
          <table:table-cell table:formula="oooc:=[.B891]-[.A891]" office:value-type="time" office:time-value="PT01H30M32.260002S">
            <text:p>01:30:32.2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summarize short list for dave</text:p>
          </table:table-cell>
          <table:table-cell table:formula="oooc:=IF([.A891]&gt;[.$B$1]-[.$F$11] AND([.A891]&lt;[.$B$1]-[.$F$10]);[.C89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9T17:42:05.28">
            <text:p>04/19/08 05:42 PM</text:p>
          </table:table-cell>
          <table:table-cell office:value-type="date" office:date-value="2008-04-19T18:01:28.730001">
            <text:p>04/19/08 06:01 PM</text:p>
          </table:table-cell>
          <table:table-cell table:formula="oooc:=[.B892]-[.A892]" office:value-type="time" office:time-value="PT00H19M23.450001S">
            <text:p>19:23.45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terms of service</text:p>
          </table:table-cell>
          <table:table-cell table:formula="oooc:=IF([.A892]&gt;[.$B$1]-[.$F$11] AND([.A892]&lt;[.$B$1]-[.$F$10]);[.C892];&quot;&quot;)">
            <text:p/>
          </table:table-cell>
          <table:table-cell table:number-columns-repeated="11"/>
        </table:table-row>
        <table:table-row table:style-name="ro3">
          <table:table-cell table:number-columns-repeated="2" office:value-type="date" office:date-value="2008-04-19T11:26:20.420002">
            <text:p>04/19/08 11:26 AM</text:p>
          </table:table-cell>
          <table:table-cell table:formula="oooc:=[.B893]-[.A893]" office:value-type="time" office:time-value="PT00H00M00S">
            <text:p>12:00:00 AM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terms of service</text:p>
          </table:table-cell>
          <table:table-cell table:formula="oooc:=IF([.A893]&gt;[.$B$1]-[.$F$11] AND([.A893]&lt;[.$B$1]-[.$F$10]);[.C89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9T10:00:41.07">
            <text:p>04/19/08 10:00 AM</text:p>
          </table:table-cell>
          <table:table-cell office:value-type="date" office:date-value="2008-04-19T10:20:20.92">
            <text:p>04/19/08 10:20 AM</text:p>
          </table:table-cell>
          <table:table-cell table:formula="oooc:=[.B894]-[.A894]" office:value-type="time" office:time-value="PT00H19M39.85S">
            <text:p>19:39.85</text:p>
          </table:table-cell>
          <table:table-cell table:number-columns-repeated="2"/>
          <table:table-cell table:style-name="Default"/>
          <table:table-cell table:formula="oooc:=IF([.A894]&gt;[.$B$1]-[.$F$11] AND([.A894]&lt;[.$B$1]-[.$F$10]);[.C89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9T09:50:14.6">
            <text:p>04/19/08 09:50 AM</text:p>
          </table:table-cell>
          <table:table-cell office:value-type="date" office:date-value="2008-04-19T09:55:56.43">
            <text:p>04/19/08 09:55 AM</text:p>
          </table:table-cell>
          <table:table-cell table:formula="oooc:=[.B895]-[.A895]" office:value-type="time" office:time-value="PT00H05M41.83S">
            <text:p>05:41.83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slashdot</text:p>
          </table:table-cell>
          <table:table-cell table:formula="oooc:=IF([.A895]&gt;[.$B$1]-[.$F$11] AND([.A895]&lt;[.$B$1]-[.$F$10]);[.C89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9T09:32:33.97">
            <text:p>04/19/08 09:32 AM</text:p>
          </table:table-cell>
          <table:table-cell office:value-type="date" office:date-value="2008-04-19T09:45:23.399999">
            <text:p>04/19/08 09:45 AM</text:p>
          </table:table-cell>
          <table:table-cell table:formula="oooc:=[.B896]-[.A896]" office:value-type="time" office:time-value="PT00H12M49.429999S">
            <text:p>12:49.43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896]&gt;[.$B$1]-[.$F$11] AND([.A896]&lt;[.$B$1]-[.$F$10]);[.C89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9T09:12:31">
            <text:p>04/19/08 09:12 AM</text:p>
          </table:table-cell>
          <table:table-cell office:value-type="date" office:date-value="2008-04-19T09:32:29.52">
            <text:p>04/19/08 09:32 AM</text:p>
          </table:table-cell>
          <table:table-cell table:formula="oooc:=[.B897]-[.A897]" office:value-type="time" office:time-value="PT00H19M58.52S">
            <text:p>19:58.5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 office:value-type="string">
            <text:p>promote adam and irene</text:p>
          </table:table-cell>
          <table:table-cell table:formula="oooc:=IF([.A897]&gt;[.$B$1]-[.$F$11] AND([.A897]&lt;[.$B$1]-[.$F$10]);[.C89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9T09:02:40.16">
            <text:p>04/19/08 09:02 AM</text:p>
          </table:table-cell>
          <table:table-cell office:value-type="date" office:date-value="2008-04-19T09:12:31">
            <text:p>04/19/08 09:12 AM</text:p>
          </table:table-cell>
          <table:table-cell table:formula="oooc:=[.B898]-[.A898]" office:value-type="time" office:time-value="PT00H09M50.84S">
            <text:p>09:50.84</text:p>
          </table:table-cell>
          <table:table-cell office:value-type="string">
            <text:p>Work</text:p>
          </table:table-cell>
          <table:table-cell office:value-type="string">
            <text:p>Money</text:p>
          </table:table-cell>
          <table:table-cell table:style-name="Default" office:value-type="string">
            <text:p>Budget</text:p>
          </table:table-cell>
          <table:table-cell table:formula="oooc:=IF([.A898]&gt;[.$B$1]-[.$F$11] AND([.A898]&lt;[.$B$1]-[.$F$10]);[.C89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8T18:53:32.33">
            <text:p>04/18/08 06:53 PM</text:p>
          </table:table-cell>
          <table:table-cell office:value-type="date" office:date-value="2008-04-18T18:58:12.57">
            <text:p>04/18/08 06:58 PM</text:p>
          </table:table-cell>
          <table:table-cell table:formula="oooc:=[.B899]-[.A899]" office:value-type="time" office:time-value="PT00H04M40.24S">
            <text:p>04:40.24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 office:value-type="string">
            <text:p>hours/day on time sheet charts</text:p>
          </table:table-cell>
          <table:table-cell table:formula="oooc:=IF([.A899]&gt;[.$B$1]-[.$F$11] AND([.A899]&lt;[.$B$1]-[.$F$10]);[.C89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8T18:49:06.1">
            <text:p>04/18/08 06:49 PM</text:p>
          </table:table-cell>
          <table:table-cell office:value-type="date" office:date-value="2008-04-18T18:53:06.75">
            <text:p>04/18/08 06:53 PM</text:p>
          </table:table-cell>
          <table:table-cell table:formula="oooc:=[.B900]-[.A900]" office:value-type="time" office:time-value="PT00H04M00.65S">
            <text:p>04:00.65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 office:value-type="string">
            <text:p>hours/day on time sheet charts</text:p>
          </table:table-cell>
          <table:table-cell table:formula="oooc:=IF([.A900]&gt;[.$B$1]-[.$F$11] AND([.A900]&lt;[.$B$1]-[.$F$10]);[.C90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8T18:00:07">
            <text:p>04/18/08 06:00 PM</text:p>
          </table:table-cell>
          <table:table-cell office:value-type="date" office:date-value="2008-04-18T18:47:43.609999">
            <text:p>04/18/08 06:47 PM</text:p>
          </table:table-cell>
          <table:table-cell table:formula="oooc:=[.B901]-[.A901]" office:value-type="time" office:time-value="PT00H47M36.609999S">
            <text:p>47:36.61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write cognizant email</text:p>
          </table:table-cell>
          <table:table-cell table:formula="oooc:=IF([.A901]&gt;[.$B$1]-[.$F$11] AND([.A901]&lt;[.$B$1]-[.$F$10]);[.C90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8T14:33:51.36">
            <text:p>04/18/08 02:33 PM</text:p>
          </table:table-cell>
          <table:table-cell office:value-type="date" office:date-value="2008-04-18T15:02:49.35">
            <text:p>04/18/08 03:02 PM</text:p>
          </table:table-cell>
          <table:table-cell table:formula="oooc:=[.B902]-[.A902]" office:value-type="time" office:time-value="PT00H28M57.99S">
            <text:p>28:57.9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Delayed open accesshttp://en.wikipedia.org/wiki/Delayed_open_access_journal</text:p>
          </table:table-cell>
          <table:table-cell table:formula="oooc:=IF([.A902]&gt;[.$B$1]-[.$F$11] AND([.A902]&lt;[.$B$1]-[.$F$10]);[.C90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8T13:51:58.039999">
            <text:p>04/18/08 01:51 PM</text:p>
          </table:table-cell>
          <table:table-cell office:value-type="date" office:date-value="2008-04-18T14:33:34.31">
            <text:p>04/18/08 02:33 PM</text:p>
          </table:table-cell>
          <table:table-cell table:formula="oooc:=[.B903]-[.A903]" office:value-type="time" office:time-value="PT00H41M36.270002S">
            <text:p>41:36.27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terms of service</text:p>
          </table:table-cell>
          <table:table-cell table:formula="oooc:=IF([.A903]&gt;[.$B$1]-[.$F$11] AND([.A903]&lt;[.$B$1]-[.$F$10]);[.C90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8T13:08:09.12">
            <text:p>04/18/08 01:08 PM</text:p>
          </table:table-cell>
          <table:table-cell office:value-type="date" office:date-value="2008-04-18T13:44:32.259999">
            <text:p>04/18/08 01:44 PM</text:p>
          </table:table-cell>
          <table:table-cell table:formula="oooc:=[.B904]-[.A904]" office:value-type="time" office:time-value="PT00H36M23.139999S">
            <text:p>36:23.1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open access, terms of service</text:p>
          </table:table-cell>
          <table:table-cell table:formula="oooc:=IF([.A904]&gt;[.$B$1]-[.$F$11] AND([.A904]&lt;[.$B$1]-[.$F$10]);[.C90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7T22:28:32.93">
            <text:p>04/17/08 10:28 PM</text:p>
          </table:table-cell>
          <table:table-cell office:value-type="date" office:date-value="2008-04-17T23:00:11.34">
            <text:p>04/17/08 11:00 PM</text:p>
          </table:table-cell>
          <table:table-cell table:formula="oooc:=[.B905]-[.A905]" office:value-type="time" office:time-value="PT00H31M38.410001S">
            <text:p>31:38.41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/>
          <table:table-cell table:formula="oooc:=IF([.A905]&gt;[.$B$1]-[.$F$11] AND([.A905]&lt;[.$B$1]-[.$F$10]);[.C90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7T17:38:25.38">
            <text:p>04/17/08 05:38 PM</text:p>
          </table:table-cell>
          <table:table-cell office:value-type="date" office:date-value="2008-04-17T19:25:48">
            <text:p>04/17/08 07:25 PM</text:p>
          </table:table-cell>
          <table:table-cell table:formula="oooc:=[.B906]-[.A906]" office:value-type="time" office:time-value="PT01H47M22.619999S">
            <text:p>01:47:22.62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Default" office:value-type="string">
            <text:p>Attend Lecture</text:p>
          </table:table-cell>
          <table:table-cell table:formula="oooc:=IF([.A906]&gt;[.$B$1]-[.$F$11] AND([.A906]&lt;[.$B$1]-[.$F$10]);[.C90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7T16:37:41">
            <text:p>04/17/08 04:37 PM</text:p>
          </table:table-cell>
          <table:table-cell office:value-type="date" office:date-value="2008-04-17T17:47:46">
            <text:p>04/17/08 05:47 PM</text:p>
          </table:table-cell>
          <table:table-cell table:formula="oooc:=[.B907]-[.A907]" office:value-type="time" office:time-value="PT01H10M05S">
            <text:p>01:10:05 AM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Ai-Guo's tibet video</text:p>
          </table:table-cell>
          <table:table-cell table:formula="oooc:=IF([.A907]&gt;[.$B$1]-[.$F$11] AND([.A907]&lt;[.$B$1]-[.$F$10]);[.C90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7T16:17:40.79">
            <text:p>04/17/08 04:17 PM</text:p>
          </table:table-cell>
          <table:table-cell office:value-type="date" office:date-value="2008-04-17T16:37:41">
            <text:p>04/17/08 04:37 PM</text:p>
          </table:table-cell>
          <table:table-cell table:formula="oooc:=[.B908]-[.A908]" office:value-type="time" office:time-value="PT00H20M00.21S">
            <text:p>20:00.21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draft 'rna thoughs'</text:p>
          </table:table-cell>
          <table:table-cell table:formula="oooc:=IF([.A908]&gt;[.$B$1]-[.$F$11] AND([.A908]&lt;[.$B$1]-[.$F$10]);[.C90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7T15:39:06.52">
            <text:p>04/17/08 03:39 PM</text:p>
          </table:table-cell>
          <table:table-cell office:value-type="date" office:date-value="2008-04-17T16:17:40.79">
            <text:p>04/17/08 04:17 PM</text:p>
          </table:table-cell>
          <table:table-cell table:formula="oooc:=[.B909]-[.A909]" office:value-type="time" office:time-value="PT00H38M34.27S">
            <text:p>38:34.2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909]&gt;[.$B$1]-[.$F$11] AND([.A909]&lt;[.$B$1]-[.$F$10]);[.C90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7T15:16:15.36">
            <text:p>04/17/08 03:16 PM</text:p>
          </table:table-cell>
          <table:table-cell office:value-type="date" office:date-value="2008-04-17T15:39:06.52">
            <text:p>04/17/08 03:39 PM</text:p>
          </table:table-cell>
          <table:table-cell table:formula="oooc:=[.B910]-[.A910]" office:value-type="time" office:time-value="PT00H22M51.160001S">
            <text:p>22:51.16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publish 'wonderful'</text:p>
          </table:table-cell>
          <table:table-cell table:formula="oooc:=IF([.A910]&gt;[.$B$1]-[.$F$11] AND([.A910]&lt;[.$B$1]-[.$F$10]);[.C91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7T14:42:58.57">
            <text:p>04/17/08 02:42 PM</text:p>
          </table:table-cell>
          <table:table-cell office:value-type="date" office:date-value="2008-04-17T15:16:15.36">
            <text:p>04/17/08 03:16 PM</text:p>
          </table:table-cell>
          <table:table-cell table:formula="oooc:=[.B911]-[.A911]" office:value-type="time" office:time-value="PT00H33M16.79S">
            <text:p>33:16.79</text:p>
          </table:table-cell>
          <table:table-cell office:value-type="string">
            <text:p>Study </text:p>
          </table:table-cell>
          <table:table-cell office:value-type="string">
            <text:p>Life</text:p>
          </table:table-cell>
          <table:table-cell table:style-name="Default" office:value-type="string">
            <text:p>Sleep</text:p>
          </table:table-cell>
          <table:table-cell table:formula="oooc:=IF([.A911]&gt;[.$B$1]-[.$F$11] AND([.A911]&lt;[.$B$1]-[.$F$10]);[.C911];&quot;&quot;)">
            <text:p/>
          </table:table-cell>
          <table:table-cell table:number-columns-repeated="11"/>
        </table:table-row>
        <table:table-row table:style-name="ro3">
          <table:table-cell table:number-columns-repeated="2" office:value-type="date" office:date-value="2008-04-17T14:42:50.79">
            <text:p>04/17/08 02:42 PM</text:p>
          </table:table-cell>
          <table:table-cell table:formula="oooc:=[.B912]-[.A912]" office:value-type="time" office:time-value="PT00H00M00S">
            <text:p>12:00:00 AM</text:p>
          </table:table-cell>
          <table:table-cell table:number-columns-repeated="2"/>
          <table:table-cell table:style-name="Default"/>
          <table:table-cell table:formula="oooc:=IF([.A912]&gt;[.$B$1]-[.$F$11] AND([.A912]&lt;[.$B$1]-[.$F$10]);[.C91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7T00:01:59">
            <text:p>04/17/08 12:01 AM</text:p>
          </table:table-cell>
          <table:table-cell office:value-type="date" office:date-value="2008-04-17T00:11:29.98">
            <text:p>04/17/08 12:11 AM</text:p>
          </table:table-cell>
          <table:table-cell table:formula="oooc:=[.B913]-[.A913]" office:value-type="time" office:time-value="PT00H09M30.98S">
            <text:p>09:30.98</text:p>
          </table:table-cell>
          <table:table-cell office:value-type="string">
            <text:p>Work</text:p>
          </table:table-cell>
          <table:table-cell office:value-type="string">
            <text:p>Money</text:p>
          </table:table-cell>
          <table:table-cell table:style-name="Default" office:value-type="string">
            <text:p>budget</text:p>
          </table:table-cell>
          <table:table-cell table:formula="oooc:=IF([.A913]&gt;[.$B$1]-[.$F$11] AND([.A913]&lt;[.$B$1]-[.$F$10]);[.C91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22:45:13.3">
            <text:p>04/16/08 10:45 PM</text:p>
          </table:table-cell>
          <table:table-cell office:value-type="date" office:date-value="2008-04-16T23:13:26.1">
            <text:p>04/16/08 11:13 PM</text:p>
          </table:table-cell>
          <table:table-cell table:formula="oooc:=[.B914]-[.A914]" office:value-type="time" office:time-value="PT00H28M12.8S">
            <text:p>28:12.80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edit 'wonderful' </text:p>
          </table:table-cell>
          <table:table-cell table:formula="oooc:=IF([.A914]&gt;[.$B$1]-[.$F$11] AND([.A914]&lt;[.$B$1]-[.$F$10]);[.C91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22:37:06.35">
            <text:p>04/16/08 10:37 PM</text:p>
          </table:table-cell>
          <table:table-cell office:value-type="date" office:date-value="2008-04-16T22:44:58.039999">
            <text:p>04/16/08 10:44 PM</text:p>
          </table:table-cell>
          <table:table-cell table:formula="oooc:=[.B915]-[.A915]" office:value-type="time" office:time-value="PT00H07M51.689999S">
            <text:p>07:51.69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 office:value-type="string">
            <text:p>Prioritizing</text:p>
          </table:table-cell>
          <table:table-cell table:formula="oooc:=IF([.A915]&gt;[.$B$1]-[.$F$11] AND([.A915]&lt;[.$B$1]-[.$F$10]);[.C91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16:00:06.44">
            <text:p>04/16/08 04:00 PM</text:p>
          </table:table-cell>
          <table:table-cell office:value-type="date" office:date-value="2008-04-16T17:02:31.779999">
            <text:p>04/16/08 05:02 PM</text:p>
          </table:table-cell>
          <table:table-cell table:formula="oooc:=[.B916]-[.A916]" office:value-type="time" office:time-value="PT01H02M25.339999S">
            <text:p>01:02:25.34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write 'lecture breif'</text:p>
          </table:table-cell>
          <table:table-cell table:formula="oooc:=IF([.A916]&gt;[.$B$1]-[.$F$11] AND([.A916]&lt;[.$B$1]-[.$F$10]);[.C91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15:51:24.66">
            <text:p>04/16/08 03:51 PM</text:p>
          </table:table-cell>
          <table:table-cell office:value-type="date" office:date-value="2008-04-16T15:59:51.24">
            <text:p>04/16/08 03:59 PM</text:p>
          </table:table-cell>
          <table:table-cell table:formula="oooc:=[.B917]-[.A917]" office:value-type="time" office:time-value="PT00H08M26.58S">
            <text:p>08:26.58</text:p>
          </table:table-cell>
          <table:table-cell table:number-columns-repeated="2" office:value-type="string">
            <text:p>Study</text:p>
          </table:table-cell>
          <table:table-cell table:style-name="Default" office:value-type="string">
            <text:p>Lectures</text:p>
          </table:table-cell>
          <table:table-cell table:formula="oooc:=IF([.A917]&gt;[.$B$1]-[.$F$11] AND([.A917]&lt;[.$B$1]-[.$F$10]);[.C91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14:47:31.83">
            <text:p>04/16/08 02:47 PM</text:p>
          </table:table-cell>
          <table:table-cell office:value-type="date" office:date-value="2008-04-16T15:02:37.79">
            <text:p>04/16/08 03:02 PM</text:p>
          </table:table-cell>
          <table:table-cell table:formula="oooc:=[.B918]-[.A918]" office:value-type="time" office:time-value="PT00H15M05.96S">
            <text:p>15:05.96</text:p>
          </table:table-cell>
          <table:table-cell office:value-type="string">
            <text:p>Study </text:p>
          </table:table-cell>
          <table:table-cell office:value-type="string">
            <text:p>Study</text:p>
          </table:table-cell>
          <table:table-cell table:style-name="Default" office:value-type="string">
            <text:p>Lectures</text:p>
          </table:table-cell>
          <table:table-cell table:formula="oooc:=IF([.A918]&gt;[.$B$1]-[.$F$11] AND([.A918]&lt;[.$B$1]-[.$F$10]);[.C91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14:36:02.88">
            <text:p>04/16/08 02:36 PM</text:p>
          </table:table-cell>
          <table:table-cell office:value-type="date" office:date-value="2008-04-16T14:46:28.310001">
            <text:p>04/16/08 02:46 PM</text:p>
          </table:table-cell>
          <table:table-cell table:formula="oooc:=[.B919]-[.A919]" office:value-type="time" office:time-value="PT00H10M25.430001S">
            <text:p>10:25.43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919]&gt;[.$B$1]-[.$F$11] AND([.A919]&lt;[.$B$1]-[.$F$10]);[.C91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14:31:26.609999">
            <text:p>04/16/08 02:31 PM</text:p>
          </table:table-cell>
          <table:table-cell office:value-type="date" office:date-value="2008-04-16T14:36:01.5">
            <text:p>04/16/08 02:36 PM</text:p>
          </table:table-cell>
          <table:table-cell table:formula="oooc:=[.B920]-[.A920]" office:value-type="time" office:time-value="PT00H04M34.890002S">
            <text:p>04:34.89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920]&gt;[.$B$1]-[.$F$11] AND([.A920]&lt;[.$B$1]-[.$F$10]);[.C92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14:25:11.75">
            <text:p>04/16/08 02:25 PM</text:p>
          </table:table-cell>
          <table:table-cell office:value-type="date" office:date-value="2008-04-16T14:31:25.34">
            <text:p>04/16/08 02:31 PM</text:p>
          </table:table-cell>
          <table:table-cell table:formula="oooc:=[.B921]-[.A921]" office:value-type="time" office:time-value="PT00H06M13.590001S">
            <text:p>06:13.59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921]&gt;[.$B$1]-[.$F$11] AND([.A921]&lt;[.$B$1]-[.$F$10]);[.C92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12:29:07.52">
            <text:p>04/16/08 12:29 PM</text:p>
          </table:table-cell>
          <table:table-cell office:value-type="date" office:date-value="2008-04-16T13:13:10">
            <text:p>04/16/08 01:13 PM</text:p>
          </table:table-cell>
          <table:table-cell table:formula="oooc:=[.B922]-[.A922]" office:value-type="time" office:time-value="PT00H44M02.48S">
            <text:p>44:02.48</text:p>
          </table:table-cell>
          <table:table-cell office:value-type="string">
            <text:p>Work</text:p>
          </table:table-cell>
          <table:table-cell office:value-type="string">
            <text:p>Help</text:p>
          </table:table-cell>
          <table:table-cell table:style-name="Default" office:value-type="string">
            <text:p>clean fridge</text:p>
          </table:table-cell>
          <table:table-cell table:formula="oooc:=IF([.A922]&gt;[.$B$1]-[.$F$11] AND([.A922]&lt;[.$B$1]-[.$F$10]);[.C92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6T12:10:37">
            <text:p>04/16/08 12:10 PM</text:p>
          </table:table-cell>
          <table:table-cell office:value-type="date" office:date-value="2008-04-16T12:25:38.89">
            <text:p>04/16/08 12:25 PM</text:p>
          </table:table-cell>
          <table:table-cell table:formula="oooc:=[.B923]-[.A923]" office:value-type="time" office:time-value="PT00H15M01.89S">
            <text:p>15:01.89</text:p>
          </table:table-cell>
          <table:table-cell table:number-columns-repeated="2"/>
          <table:table-cell table:style-name="Default"/>
          <table:table-cell table:formula="oooc:=IF([.A923]&gt;[.$B$1]-[.$F$11] AND([.A923]&lt;[.$B$1]-[.$F$10]);[.C92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5T21:15:56.65">
            <text:p>04/15/08 09:15 PM</text:p>
          </table:table-cell>
          <table:table-cell office:value-type="date" office:date-value="2008-04-15T21:41:00.39">
            <text:p>04/15/08 09:41 PM</text:p>
          </table:table-cell>
          <table:table-cell table:formula="oooc:=[.B924]-[.A924]" office:value-type="time" office:time-value="PT00H25M03.74S">
            <text:p>25:03.74</text:p>
          </table:table-cell>
          <table:table-cell office:value-type="string">
            <text:p>Study </text:p>
          </table:table-cell>
          <table:table-cell office:value-type="string">
            <text:p>Study</text:p>
          </table:table-cell>
          <table:table-cell table:style-name="Default" office:value-type="string">
            <text:p>lectures</text:p>
          </table:table-cell>
          <table:table-cell table:formula="oooc:=IF([.A924]&gt;[.$B$1]-[.$F$11] AND([.A924]&lt;[.$B$1]-[.$F$10]);[.C92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5T20:29:22.4">
            <text:p>04/15/08 08:29 PM</text:p>
          </table:table-cell>
          <table:table-cell office:value-type="date" office:date-value="2008-04-15T21:14:27.77">
            <text:p>04/15/08 09:14 PM</text:p>
          </table:table-cell>
          <table:table-cell table:formula="oooc:=[.B925]-[.A925]" office:value-type="time" office:time-value="PT00H45M05.37S">
            <text:p>45:05.37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Sleep</text:p>
          </table:table-cell>
          <table:table-cell table:formula="oooc:=IF([.A925]&gt;[.$B$1]-[.$F$11] AND([.A925]&lt;[.$B$1]-[.$F$10]);[.C92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5T20:15:20.95">
            <text:p>04/15/08 08:15 PM</text:p>
          </table:table-cell>
          <table:table-cell office:value-type="date" office:date-value="2008-04-15T20:29:21.52">
            <text:p>04/15/08 08:29 PM</text:p>
          </table:table-cell>
          <table:table-cell table:formula="oooc:=[.B926]-[.A926]" office:value-type="time" office:time-value="PT00H14M00.57S">
            <text:p>14:00.57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926]&gt;[.$B$1]-[.$F$11] AND([.A926]&lt;[.$B$1]-[.$F$10]);[.C92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5T17:59:40.81">
            <text:p>04/15/08 05:59 PM</text:p>
          </table:table-cell>
          <table:table-cell office:value-type="date" office:date-value="2008-04-15T19:32:35.819999">
            <text:p>04/15/08 07:32 PM</text:p>
          </table:table-cell>
          <table:table-cell table:formula="oooc:=[.B927]-[.A927]" office:value-type="time" office:time-value="PT01H32M55.009999S">
            <text:p>01:32:55.01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927]&gt;[.$B$1]-[.$F$11] AND([.A927]&lt;[.$B$1]-[.$F$10]);[.C92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5T17:09:37.77">
            <text:p>04/15/08 05:09 PM</text:p>
          </table:table-cell>
          <table:table-cell office:value-type="date" office:date-value="2008-04-15T17:59:30.580001">
            <text:p>04/15/08 05:59 PM</text:p>
          </table:table-cell>
          <table:table-cell table:formula="oooc:=[.B928]-[.A928]" office:value-type="time" office:time-value="PT00H49M52.810002S">
            <text:p>49:52.81</text:p>
          </table:table-cell>
          <table:table-cell table:number-columns-repeated="2" office:value-type="string">
            <text:p>Study</text:p>
          </table:table-cell>
          <table:table-cell table:style-name="Default" office:value-type="string">
            <text:p>proffessors</text:p>
          </table:table-cell>
          <table:table-cell table:formula="oooc:=IF([.A928]&gt;[.$B$1]-[.$F$11] AND([.A928]&lt;[.$B$1]-[.$F$10]);[.C92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5T16:24:57.47">
            <text:p>04/15/08 04:24 PM</text:p>
          </table:table-cell>
          <table:table-cell office:value-type="date" office:date-value="2008-04-15T16:36:26">
            <text:p>04/15/08 04:36 PM</text:p>
          </table:table-cell>
          <table:table-cell table:formula="oooc:=[.B929]-[.A929]" office:value-type="time" office:time-value="PT00H11M28.53S">
            <text:p>11:28.53</text:p>
          </table:table-cell>
          <table:table-cell office:value-type="string">
            <text:p>Study </text:p>
          </table:table-cell>
          <table:table-cell office:value-type="string">
            <text:p>Study</text:p>
          </table:table-cell>
          <table:table-cell table:style-name="Default" office:value-type="string">
            <text:p>proffessors</text:p>
          </table:table-cell>
          <table:table-cell table:formula="oooc:=IF([.A929]&gt;[.$B$1]-[.$F$11] AND([.A929]&lt;[.$B$1]-[.$F$10]);[.C92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5T15:19:36.91">
            <text:p>04/15/08 03:19 PM</text:p>
          </table:table-cell>
          <table:table-cell office:value-type="date" office:date-value="2008-04-15T15:31:49.01">
            <text:p>04/15/08 03:31 PM</text:p>
          </table:table-cell>
          <table:table-cell table:formula="oooc:=[.B930]-[.A930]" office:value-type="time" office:time-value="PT00H12M12.1S">
            <text:p>12:12.10</text:p>
          </table:table-cell>
          <table:table-cell office:value-type="string">
            <text:p>Study </text:p>
          </table:table-cell>
          <table:table-cell office:value-type="string">
            <text:p>Work</text:p>
          </table:table-cell>
          <table:table-cell table:style-name="Default" office:value-type="string">
            <text:p>Research Subject Work</text:p>
          </table:table-cell>
          <table:table-cell table:formula="oooc:=IF([.A930]&gt;[.$B$1]-[.$F$11] AND([.A930]&lt;[.$B$1]-[.$F$10]);[.C93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5T01:20:30.45">
            <text:p>04/15/08 01:20 AM</text:p>
          </table:table-cell>
          <table:table-cell office:value-type="date" office:date-value="2008-04-15T02:55:21.84">
            <text:p>04/15/08 02:55 AM</text:p>
          </table:table-cell>
          <table:table-cell table:formula="oooc:=[.B931]-[.A931]" office:value-type="time" office:time-value="PT01H34M51.39S">
            <text:p>01:34:51.39</text:p>
          </table:table-cell>
          <table:table-cell office:value-type="string">
            <text:p>Work</text:p>
          </table:table-cell>
          <table:table-cell office:value-type="string">
            <text:p>Money</text:p>
          </table:table-cell>
          <table:table-cell table:style-name="Default" office:value-type="string">
            <text:p>budget</text:p>
          </table:table-cell>
          <table:table-cell table:formula="oooc:=IF([.A931]&gt;[.$B$1]-[.$F$11] AND([.A931]&lt;[.$B$1]-[.$F$10]);[.C93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18:57:54.98">
            <text:p>04/14/08 06:57 PM</text:p>
          </table:table-cell>
          <table:table-cell office:value-type="date" office:date-value="2008-04-14T19:13:17.74">
            <text:p>04/14/08 07:13 PM</text:p>
          </table:table-cell>
          <table:table-cell table:formula="oooc:=[.B932]-[.A932]" office:value-type="time" office:time-value="PT00H15M22.76S">
            <text:p>15:22.76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Grant Writing</text:p>
          </table:table-cell>
          <table:table-cell table:formula="oooc:=IF([.A932]&gt;[.$B$1]-[.$F$11] AND([.A932]&lt;[.$B$1]-[.$F$10]);[.C93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16:57:43">
            <text:p>04/14/08 04:57 PM</text:p>
          </table:table-cell>
          <table:table-cell office:value-type="date" office:date-value="2008-04-14T18:57:54.22">
            <text:p>04/14/08 06:57 PM</text:p>
          </table:table-cell>
          <table:table-cell table:formula="oooc:=[.B933]-[.A933]" office:value-type="time" office:time-value="PT02H00M11.22S">
            <text:p>02:00:11.22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/>
          <table:table-cell table:formula="oooc:=IF([.A933]&gt;[.$B$1]-[.$F$11] AND([.A933]&lt;[.$B$1]-[.$F$10]);[.C93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12:53:52.310001">
            <text:p>04/14/08 12:53 PM</text:p>
          </table:table-cell>
          <table:table-cell office:value-type="date" office:date-value="2008-04-14T13:24:31">
            <text:p>04/14/08 01:24 PM</text:p>
          </table:table-cell>
          <table:table-cell table:formula="oooc:=[.B934]-[.A934]" office:value-type="time" office:time-value="PT00H30M38.689999S">
            <text:p>30:38.6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Grant Writing</text:p>
          </table:table-cell>
          <table:table-cell table:formula="oooc:=IF([.A934]&gt;[.$B$1]-[.$F$11] AND([.A934]&lt;[.$B$1]-[.$F$10]);[.C93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11:10:45.46">
            <text:p>04/14/08 11:10 AM</text:p>
          </table:table-cell>
          <table:table-cell office:value-type="date" office:date-value="2008-04-14T12:01:22.650001">
            <text:p>04/14/08 12:01 PM</text:p>
          </table:table-cell>
          <table:table-cell table:formula="oooc:=[.B935]-[.A935]" office:value-type="time" office:time-value="PT00H50M37.190001S">
            <text:p>50:37.19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Grant Writing</text:p>
          </table:table-cell>
          <table:table-cell table:formula="oooc:=IF([.A935]&gt;[.$B$1]-[.$F$11] AND([.A935]&lt;[.$B$1]-[.$F$10]);[.C93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09:58:40.42">
            <text:p>04/14/08 09:58 AM</text:p>
          </table:table-cell>
          <table:table-cell office:value-type="date" office:date-value="2008-04-14T10:29:45.21">
            <text:p>04/14/08 10:29 AM</text:p>
          </table:table-cell>
          <table:table-cell table:formula="oooc:=[.B936]-[.A936]" office:value-type="time" office:time-value="PT00H31M04.79S">
            <text:p>31:04.79</text:p>
          </table:table-cell>
          <table:table-cell table:number-columns-repeated="2" office:value-type="string">
            <text:p>Study</text:p>
          </table:table-cell>
          <table:table-cell table:style-name="Default" office:value-type="string">
            <text:p>lectures</text:p>
          </table:table-cell>
          <table:table-cell table:formula="oooc:=IF([.A936]&gt;[.$B$1]-[.$F$11] AND([.A936]&lt;[.$B$1]-[.$F$10]);[.C93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09:38:30.71">
            <text:p>04/14/08 09:38 AM</text:p>
          </table:table-cell>
          <table:table-cell office:value-type="date" office:date-value="2008-04-14T09:58:10.93">
            <text:p>04/14/08 09:58 AM</text:p>
          </table:table-cell>
          <table:table-cell table:formula="oooc:=[.B937]-[.A937]" office:value-type="time" office:time-value="PT00H19M40.22S">
            <text:p>19:40.22</text:p>
          </table:table-cell>
          <table:table-cell office:value-type="string">
            <text:p>Story</text:p>
          </table:table-cell>
          <table:table-cell office:value-type="string">
            <text:p>Email</text:p>
          </table:table-cell>
          <table:table-cell table:style-name="Default"/>
          <table:table-cell table:formula="oooc:=IF([.A937]&gt;[.$B$1]-[.$F$11] AND([.A937]&lt;[.$B$1]-[.$F$10]);[.C93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09:17:09.45">
            <text:p>04/14/08 09:17 AM</text:p>
          </table:table-cell>
          <table:table-cell office:value-type="date" office:date-value="2008-04-14T09:38:29.959999">
            <text:p>04/14/08 09:38 AM</text:p>
          </table:table-cell>
          <table:table-cell table:formula="oooc:=[.B938]-[.A938]" office:value-type="time" office:time-value="PT00H21M20.509998S">
            <text:p>21:20.51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nytimes</text:p>
          </table:table-cell>
          <table:table-cell table:formula="oooc:=IF([.A938]&gt;[.$B$1]-[.$F$11] AND([.A938]&lt;[.$B$1]-[.$F$10]);[.C93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09:13:22.18">
            <text:p>04/14/08 09:13 AM</text:p>
          </table:table-cell>
          <table:table-cell office:value-type="date" office:date-value="2008-04-14T09:17:08.96">
            <text:p>04/14/08 09:17 AM</text:p>
          </table:table-cell>
          <table:table-cell table:formula="oooc:=[.B939]-[.A939]" office:value-type="time" office:time-value="PT00H03M46.78S">
            <text:p>03:46.78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biologynews.net</text:p>
          </table:table-cell>
          <table:table-cell table:formula="oooc:=IF([.A939]&gt;[.$B$1]-[.$F$11] AND([.A939]&lt;[.$B$1]-[.$F$10]);[.C93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4T09:00:52">
            <text:p>04/14/08 09:00 AM</text:p>
          </table:table-cell>
          <table:table-cell office:value-type="date" office:date-value="2008-04-14T09:13:21.59">
            <text:p>04/14/08 09:13 AM</text:p>
          </table:table-cell>
          <table:table-cell table:formula="oooc:=[.B940]-[.A940]" office:value-type="time" office:time-value="PT00H12M29.59S">
            <text:p>12:29.59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slashdot</text:p>
          </table:table-cell>
          <table:table-cell table:formula="oooc:=IF([.A940]&gt;[.$B$1]-[.$F$11] AND([.A940]&lt;[.$B$1]-[.$F$10]);[.C94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2T11:24:23.56">
            <text:p>04/12/08 11:24 AM</text:p>
          </table:table-cell>
          <table:table-cell office:value-type="date" office:date-value="2008-04-12T11:28:19.98">
            <text:p>04/12/08 11:28 AM</text:p>
          </table:table-cell>
          <table:table-cell table:formula="oooc:=[.B941]-[.A941]" office:value-type="time" office:time-value="PT00H03M56.42S">
            <text:p>03:56.42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nytimes</text:p>
          </table:table-cell>
          <table:table-cell table:formula="oooc:=IF([.A941]&gt;[.$B$1]-[.$F$11] AND([.A941]&lt;[.$B$1]-[.$F$10]);[.C94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2T11:21:25.81">
            <text:p>04/12/08 11:21 AM</text:p>
          </table:table-cell>
          <table:table-cell office:value-type="date" office:date-value="2008-04-12T11:22:39.23">
            <text:p>04/12/08 11:22 AM</text:p>
          </table:table-cell>
          <table:table-cell table:formula="oooc:=[.B942]-[.A942]" office:value-type="time" office:time-value="PT00H01M13.42S">
            <text:p>01:13.42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biologynews.net</text:p>
          </table:table-cell>
          <table:table-cell table:formula="oooc:=IF([.A942]&gt;[.$B$1]-[.$F$11] AND([.A942]&lt;[.$B$1]-[.$F$10]);[.C94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2T11:16:10.78">
            <text:p>04/12/08 11:16 AM</text:p>
          </table:table-cell>
          <table:table-cell office:value-type="date" office:date-value="2008-04-12T11:21:25.02">
            <text:p>04/12/08 11:21 AM</text:p>
          </table:table-cell>
          <table:table-cell table:formula="oooc:=[.B943]-[.A943]" office:value-type="time" office:time-value="PT00H05M14.240001S">
            <text:p>05:14.24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slashdot</text:p>
          </table:table-cell>
          <table:table-cell table:formula="oooc:=IF([.A943]&gt;[.$B$1]-[.$F$11] AND([.A943]&lt;[.$B$1]-[.$F$10]);[.C94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2T10:54:26.469999">
            <text:p>04/12/08 10:54 AM</text:p>
          </table:table-cell>
          <table:table-cell office:value-type="date" office:date-value="2008-04-12T11:15:53.6">
            <text:p>04/12/08 11:15 AM</text:p>
          </table:table-cell>
          <table:table-cell table:formula="oooc:=[.B944]-[.A944]" office:value-type="time" office:time-value="PT00H21M27.130001S">
            <text:p>21:27.13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Sleep</text:p>
          </table:table-cell>
          <table:table-cell table:formula="oooc:=IF([.A944]&gt;[.$B$1]-[.$F$11] AND([.A944]&lt;[.$B$1]-[.$F$10]);[.C94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17:55:38.46">
            <text:p>04/11/08 05:55 PM</text:p>
          </table:table-cell>
          <table:table-cell office:value-type="date" office:date-value="2008-04-11T18:41:36.3">
            <text:p>04/11/08 06:41 PM</text:p>
          </table:table-cell>
          <table:table-cell table:formula="oooc:=[.B945]-[.A945]" office:value-type="time" office:time-value="PT00H45M57.84S">
            <text:p>45:57.84</text:p>
          </table:table-cell>
          <table:table-cell office:value-type="string">
            <text:p>Work</text:p>
          </table:table-cell>
          <table:table-cell office:value-type="string">
            <text:p>Scidex</text:p>
          </table:table-cell>
          <table:table-cell table:style-name="Default" office:value-type="string">
            <text:p>Grant Writing</text:p>
          </table:table-cell>
          <table:table-cell table:formula="oooc:=IF([.A945]&gt;[.$B$1]-[.$F$11] AND([.A945]&lt;[.$B$1]-[.$F$10]);[.C94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14:48:55.49">
            <text:p>04/11/08 02:48 PM</text:p>
          </table:table-cell>
          <table:table-cell office:value-type="date" office:date-value="2008-04-11T16:18:50.899998">
            <text:p>04/11/08 04:18 PM</text:p>
          </table:table-cell>
          <table:table-cell table:formula="oooc:=[.B946]-[.A946]" office:value-type="time" office:time-value="PT01H29M55.409997S">
            <text:p>01:29:55.41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transit</text:p>
          </table:table-cell>
          <table:table-cell table:formula="oooc:=IF([.A946]&gt;[.$B$1]-[.$F$11] AND([.A946]&lt;[.$B$1]-[.$F$10]);[.C94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14:15:35.43">
            <text:p>04/11/08 02:15 PM</text:p>
          </table:table-cell>
          <table:table-cell office:value-type="date" office:date-value="2008-04-11T14:48:50.28">
            <text:p>04/11/08 02:48 PM</text:p>
          </table:table-cell>
          <table:table-cell table:formula="oooc:=[.B947]-[.A947]" office:value-type="time" office:time-value="PT00H33M14.85S">
            <text:p>33:14.85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transit</text:p>
          </table:table-cell>
          <table:table-cell table:formula="oooc:=IF([.A947]&gt;[.$B$1]-[.$F$11] AND([.A947]&lt;[.$B$1]-[.$F$10]);[.C94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11:25:20.05">
            <text:p>04/11/08 11:25 AM</text:p>
          </table:table-cell>
          <table:table-cell office:value-type="date" office:date-value="2008-04-11T13:51:05.86">
            <text:p>04/11/08 01:51 PM</text:p>
          </table:table-cell>
          <table:table-cell table:formula="oooc:=[.B948]-[.A948]" office:value-type="time" office:time-value="PT02H25M45.81S">
            <text:p>02:25:45.81</text:p>
          </table:table-cell>
          <table:table-cell office:value-type="string">
            <text:p>Work</text:p>
          </table:table-cell>
          <table:table-cell office:value-type="string">
            <text:p>Money</text:p>
          </table:table-cell>
          <table:table-cell table:style-name="Default" office:value-type="string">
            <text:p>Taxes</text:p>
          </table:table-cell>
          <table:table-cell table:formula="oooc:=IF([.A948]&gt;[.$B$1]-[.$F$11] AND([.A948]&lt;[.$B$1]-[.$F$10]);[.C94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09:34:53.86">
            <text:p>04/11/08 09:34 AM</text:p>
          </table:table-cell>
          <table:table-cell office:value-type="date" office:date-value="2008-04-11T09:52:56.89">
            <text:p>04/11/08 09:52 AM</text:p>
          </table:table-cell>
          <table:table-cell table:formula="oooc:=[.B949]-[.A949]" office:value-type="time" office:time-value="PT00H18M03.03S">
            <text:p>18:03.03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nytimes</text:p>
          </table:table-cell>
          <table:table-cell table:formula="oooc:=IF([.A949]&gt;[.$B$1]-[.$F$11] AND([.A949]&lt;[.$B$1]-[.$F$10]);[.C94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09:33:19.33">
            <text:p>04/11/08 09:33 AM</text:p>
          </table:table-cell>
          <table:table-cell office:value-type="date" office:date-value="2008-04-11T09:34:52.12">
            <text:p>04/11/08 09:34 AM</text:p>
          </table:table-cell>
          <table:table-cell table:formula="oooc:=[.B950]-[.A950]" office:value-type="time" office:time-value="PT00H01M32.79S">
            <text:p>01:32.79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biologynews.net</text:p>
          </table:table-cell>
          <table:table-cell table:formula="oooc:=IF([.A950]&gt;[.$B$1]-[.$F$11] AND([.A950]&lt;[.$B$1]-[.$F$10]);[.C95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09:20:47">
            <text:p>04/11/08 09:20 AM</text:p>
          </table:table-cell>
          <table:table-cell office:value-type="date" office:date-value="2008-04-11T09:33:16.2">
            <text:p>04/11/08 09:33 AM</text:p>
          </table:table-cell>
          <table:table-cell table:formula="oooc:=[.B951]-[.A951]" office:value-type="time" office:time-value="PT00H12M29.2S">
            <text:p>12:29.20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 office:value-type="string">
            <text:p>slashdot</text:p>
          </table:table-cell>
          <table:table-cell table:formula="oooc:=IF([.A951]&gt;[.$B$1]-[.$F$11] AND([.A951]&lt;[.$B$1]-[.$F$10]);[.C95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08:26:37.84">
            <text:p>04/11/08 08:26 AM</text:p>
          </table:table-cell>
          <table:table-cell office:value-type="date" office:date-value="2008-04-11T08:40:28.250009">
            <text:p>04/11/08 08:40 AM</text:p>
          </table:table-cell>
          <table:table-cell table:formula="oooc:=[.B952]-[.A952]" office:value-type="time" office:time-value="PT00H13M50.410009S">
            <text:p>13:50.41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 office:value-type="string">
            <text:p>Frustration</text:p>
          </table:table-cell>
          <table:table-cell table:formula="oooc:=IF([.A952]&gt;[.$B$1]-[.$F$11] AND([.A952]&lt;[.$B$1]-[.$F$10]);[.C95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1T08:12:48.55">
            <text:p>04/11/08 08:12 AM</text:p>
          </table:table-cell>
          <table:table-cell office:value-type="date" office:date-value="2008-04-11T08:26:20.61">
            <text:p>04/11/08 08:26 AM</text:p>
          </table:table-cell>
          <table:table-cell table:formula="oooc:=[.B953]-[.A953]" office:value-type="time" office:time-value="PT00H13M32.06S">
            <text:p>13:32.06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Bus to LA</text:p>
          </table:table-cell>
          <table:table-cell table:formula="oooc:=IF([.A953]&gt;[.$B$1]-[.$F$11] AND([.A953]&lt;[.$B$1]-[.$F$10]);[.C95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15:35:30.3">
            <text:p>04/10/08 03:35 PM</text:p>
          </table:table-cell>
          <table:table-cell office:value-type="date" office:date-value="2008-04-10T15:45:45.51">
            <text:p>04/10/08 03:45 PM</text:p>
          </table:table-cell>
          <table:table-cell table:formula="oooc:=[.B954]-[.A954]" office:value-type="time" office:time-value="PT00H10M15.21S">
            <text:p>10:15.21</text:p>
          </table:table-cell>
          <table:table-cell table:number-columns-repeated="2"/>
          <table:table-cell table:style-name="Default"/>
          <table:table-cell table:formula="oooc:=IF([.A954]&gt;[.$B$1]-[.$F$11] AND([.A954]&lt;[.$B$1]-[.$F$10]);[.C95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15:05:12.67">
            <text:p>04/10/08 03:05 PM</text:p>
          </table:table-cell>
          <table:table-cell office:value-type="date" office:date-value="2008-04-10T15:35:25.13">
            <text:p>04/10/08 03:35 PM</text:p>
          </table:table-cell>
          <table:table-cell table:formula="oooc:=[.B955]-[.A955]" office:value-type="time" office:time-value="PT00H30M12.46S">
            <text:p>30:12.46</text:p>
          </table:table-cell>
          <table:table-cell table:number-columns-repeated="2"/>
          <table:table-cell table:style-name="Default"/>
          <table:table-cell table:formula="oooc:=IF([.A955]&gt;[.$B$1]-[.$F$11] AND([.A955]&lt;[.$B$1]-[.$F$10]);[.C955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12:55:52">
            <text:p>04/10/08 12:55 PM</text:p>
          </table:table-cell>
          <table:table-cell office:value-type="date" office:date-value="2008-04-10T13:42:46.34">
            <text:p>04/10/08 01:42 PM</text:p>
          </table:table-cell>
          <table:table-cell table:formula="oooc:=[.B956]-[.A956]" office:value-type="time" office:time-value="PT00H46M54.34S">
            <text:p>46:54.34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/>
          <table:table-cell table:formula="oooc:=IF([.A956]&gt;[.$B$1]-[.$F$11] AND([.A956]&lt;[.$B$1]-[.$F$10]);[.C956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11:46:54.47">
            <text:p>04/10/08 11:46 AM</text:p>
          </table:table-cell>
          <table:table-cell office:value-type="date" office:date-value="2008-04-10T12:38:52.17">
            <text:p>04/10/08 12:38 PM</text:p>
          </table:table-cell>
          <table:table-cell table:formula="oooc:=[.B957]-[.A957]" office:value-type="time" office:time-value="PT00H51M57.7S">
            <text:p>51:57.70</text:p>
          </table:table-cell>
          <table:table-cell office:value-type="string">
            <text:p>Story</text:p>
          </table:table-cell>
          <table:table-cell office:value-type="string">
            <text:p>Blog</text:p>
          </table:table-cell>
          <table:table-cell table:style-name="Default" office:value-type="string">
            <text:p>Respond to responces</text:p>
          </table:table-cell>
          <table:table-cell table:formula="oooc:=IF([.A957]&gt;[.$B$1]-[.$F$11] AND([.A957]&lt;[.$B$1]-[.$F$10]);[.C957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11:41:18.6">
            <text:p>04/10/08 11:41 AM</text:p>
          </table:table-cell>
          <table:table-cell office:value-type="date" office:date-value="2008-04-10T11:46:53.27">
            <text:p>04/10/08 11:46 AM</text:p>
          </table:table-cell>
          <table:table-cell table:formula="oooc:=[.B958]-[.A958]" office:value-type="time" office:time-value="PT00H05M34.670001S">
            <text:p>05:34.67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 office:value-type="string">
            <text:p>adding update button</text:p>
          </table:table-cell>
          <table:table-cell table:formula="oooc:=IF([.A958]&gt;[.$B$1]-[.$F$11] AND([.A958]&lt;[.$B$1]-[.$F$10]);[.C958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11:38:38.56">
            <text:p>04/10/08 11:38 AM</text:p>
          </table:table-cell>
          <table:table-cell office:value-type="date" office:date-value="2008-04-10T11:41:16.7">
            <text:p>04/10/08 11:41 AM</text:p>
          </table:table-cell>
          <table:table-cell table:formula="oooc:=[.B959]-[.A959]" office:value-type="time" office:time-value="PT00H02M38.14S">
            <text:p>02:38.14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transit</text:p>
          </table:table-cell>
          <table:table-cell table:formula="oooc:=IF([.A959]&gt;[.$B$1]-[.$F$11] AND([.A959]&lt;[.$B$1]-[.$F$10]);[.C959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09:23:32.59">
            <text:p>04/10/08 09:23 AM</text:p>
          </table:table-cell>
          <table:table-cell office:value-type="date" office:date-value="2008-04-10T09:35:24.36">
            <text:p>04/10/08 09:35 AM</text:p>
          </table:table-cell>
          <table:table-cell table:formula="oooc:=[.B960]-[.A960]" office:value-type="time" office:time-value="PT00H11M51.77S">
            <text:p>11:51.77</text:p>
          </table:table-cell>
          <table:table-cell office:value-type="string">
            <text:p>Work</text:p>
          </table:table-cell>
          <table:table-cell office:value-type="string">
            <text:p>Worktime</text:p>
          </table:table-cell>
          <table:table-cell table:style-name="Default" office:value-type="string">
            <text:p>adding graphs</text:p>
          </table:table-cell>
          <table:table-cell table:formula="oooc:=IF([.A960]&gt;[.$B$1]-[.$F$11] AND([.A960]&lt;[.$B$1]-[.$F$10]);[.C960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09:14:12.42">
            <text:p>04/10/08 09:14 AM</text:p>
          </table:table-cell>
          <table:table-cell office:value-type="date" office:date-value="2008-04-10T09:23:22.27">
            <text:p>04/10/08 09:23 AM</text:p>
          </table:table-cell>
          <table:table-cell table:formula="oooc:=[.B961]-[.A961]" office:value-type="time" office:time-value="PT00H09M09.85S">
            <text:p>09:09.85</text:p>
          </table:table-cell>
          <table:table-cell office:value-type="string">
            <text:p>Study</text:p>
          </table:table-cell>
          <table:table-cell office:value-type="string">
            <text:p>Life</text:p>
          </table:table-cell>
          <table:table-cell table:style-name="Default" office:value-type="string">
            <text:p>transit</text:p>
          </table:table-cell>
          <table:table-cell table:formula="oooc:=IF([.A961]&gt;[.$B$1]-[.$F$11] AND([.A961]&lt;[.$B$1]-[.$F$10]);[.C961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09:00:32.83">
            <text:p>04/10/08 09:00 AM</text:p>
          </table:table-cell>
          <table:table-cell office:value-type="date" office:date-value="2008-04-10T09:14:11.580001">
            <text:p>04/10/08 09:14 AM</text:p>
          </table:table-cell>
          <table:table-cell table:formula="oooc:=[.B962]-[.A962]" office:value-type="time" office:time-value="PT00H13M38.750001S">
            <text:p>13:38.75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/>
          <table:table-cell table:formula="oooc:=IF([.A962]&gt;[.$B$1]-[.$F$11] AND([.A962]&lt;[.$B$1]-[.$F$10]);[.C962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10T08:45:06">
            <text:p>04/10/08 08:45 AM</text:p>
          </table:table-cell>
          <table:table-cell office:value-type="date" office:date-value="2008-04-10T09:00:32.11">
            <text:p>04/10/08 09:00 AM</text:p>
          </table:table-cell>
          <table:table-cell table:formula="oooc:=[.B963]-[.A963]" office:value-type="time" office:time-value="PT00H15M26.109999S">
            <text:p>15:26.11</text:p>
          </table:table-cell>
          <table:table-cell office:value-type="string">
            <text:p>Study</text:p>
          </table:table-cell>
          <table:table-cell office:value-type="string">
            <text:p>News</text:p>
          </table:table-cell>
          <table:table-cell table:style-name="Default"/>
          <table:table-cell table:formula="oooc:=IF([.A963]&gt;[.$B$1]-[.$F$11] AND([.A963]&lt;[.$B$1]-[.$F$10]);[.C963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09T18:21:53">
            <text:p>04/09/08 06:21 PM</text:p>
          </table:table-cell>
          <table:table-cell office:value-type="date" office:date-value="2008-04-09T19:27:45.8">
            <text:p>04/09/08 07:27 PM</text:p>
          </table:table-cell>
          <table:table-cell table:formula="oooc:=[.B964]-[.A964]" office:value-type="time" office:time-value="PT01H05M52.8S">
            <text:p>01:05:52.80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Default"/>
          <table:table-cell table:formula="oooc:=IF([.A964]&gt;[.$B$1]-[.$F$11] AND([.A964]&lt;[.$B$1]-[.$F$10]);[.C964];&quot;&quot;)">
            <text:p/>
          </table:table-cell>
          <table:table-cell table:number-columns-repeated="11"/>
        </table:table-row>
        <table:table-row table:style-name="ro3">
          <table:table-cell office:value-type="date" office:date-value="2008-04-09T14:46:47.560004">
            <text:p>04/09/08 02:46 PM</text:p>
          </table:table-cell>
          <table:table-cell office:value-type="date" office:date-value="2008-04-09T17:26:10.81">
            <text:p>04/09/08 05:26 PM</text:p>
          </table:table-cell>
          <table:table-cell table:formula="oooc:=[.B965]-[.A965]" office:value-type="time" office:time-value="PT02H39M23.249996S">
            <text:p>02:39:23.25</text:p>
          </table:table-cell>
          <table:table-cell office:value-type="string">
            <text:p>Study</text:p>
          </table:table-cell>
          <table:table-cell office:value-type="string">
            <text:p>Lectures</text:p>
          </table:table-cell>
          <table:table-cell table:style-name="Default"/>
          <table:table-cell table:formula="oooc:=IF([.A965]&gt;[.$B$1]-[.$F$11] AND([.A965]&lt;[.$B$1]-[.$F$10]);[.C965];&quot;&quot;)">
            <text:p/>
          </table:table-cell>
          <table:table-cell table:number-columns-repeated="11"/>
        </table:table-row>
        <table:table-row table:style-name="ro3" table:number-rows-repeated="7">
          <table:table-cell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3"/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9">07/09/2008</text:date>, <text:time>20:4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4-22T18:45:35</meta:creation-date>
    <dc:date>2008-07-09T20:43:25</dc:date>
    <meta:editing-cycles>94</meta:editing-cycles>
    <meta:editing-duration>P35DT21H12M43S</meta:editing-duration>
    <meta:user-defined meta:name="Info 1"/>
    <meta:user-defined meta:name="Info 2"/>
    <meta:user-defined meta:name="Info 3"/>
    <meta:user-defined meta:name="Info 4"/>
    <meta:document-statistic meta:table-count="3" meta:cell-count="62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6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4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217cm" svg:height="6.456cm" chart:class="chart:bar" chart:style-name="ch1">
        <chart:legend chart:legend-position="end" svg:x="4.601cm" svg:y="2.256cm" chart:style-name="ch2"/>
        <chart:plot-area chart:style-name="ch3" table:cell-range-address="Sheet1.N1:Sheet1.R2" chart:data-source-has-labels="row" svg:x="0.124cm" svg:y="0.129cm" svg:width="4.353cm" svg:height="6.0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2:Sheet1.N2" chart:label-cell-address="Sheet1.N1:Sheet1.N1" chart:class="chart:bar">
            <chart:data-point/>
          </chart:series>
          <chart:series chart:style-name="ch8" chart:values-cell-range-address="Sheet1.O2:Sheet1.O2" chart:label-cell-address="Sheet1.O1:Sheet1.O1" chart:class="chart:bar">
            <chart:data-point/>
          </chart:series>
          <chart:series chart:style-name="ch9" chart:values-cell-range-address="Sheet1.P2:Sheet1.P2" chart:label-cell-address="Sheet1.P1:Sheet1.P1" chart:class="chart:bar">
            <chart:data-point/>
          </chart:series>
          <chart:series chart:style-name="ch10" chart:values-cell-range-address="Sheet1.Q2:Sheet1.Q2" chart:label-cell-address="Sheet1.Q1:Sheet1.Q1" chart:class="chart:bar">
            <chart:data-point/>
          </chart:series>
          <chart:series chart:style-name="ch11" chart:values-cell-range-address="Sheet1.R2:Sheet1.R2" chart:label-cell-address="Sheet1.R1:Sheet1.R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fe</text:p>
              </table:table-cell>
              <table:table-cell office:value-type="string">
                <text:p>Work</text:p>
              </table:table-cell>
              <table:table-cell office:value-type="string">
                <text:p>Story</text:p>
              </table:table-cell>
              <table:table-cell office:value-type="string">
                <text:p>Study</text:p>
              </table:table-cell>
              <table:table-cell office:value-type="string">
                <text:p>Fun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.0611674768515513">
                <text:p>0.0611674768515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visible="true" style:rotation-angle="270"/>
      <style:graphic-properties svg:stroke-color="#b3b3b3"/>
      <style:text-properties fo:font-size="8pt" style:font-size-asian="8pt" style:font-size-complex="8pt"/>
    </style:style>
    <style:style style:name="ch4" style:family="chart" style:data-style-name="N46">
      <style:chart-properties chart:display-label="true" chart:logarithmic="false" chart:minimum="0" chart:origin="0" chart:interval-major="0.0208333333333333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8.269cm" svg:height="6.616cm" chart:class="chart:bar" chart:style-name="ch1">
        <chart:plot-area chart:style-name="ch2" table:cell-range-address="Sheet1.N4:Sheet1.O48" chart:data-source-has-labels="column" svg:x="0.565cm" svg:y="0.132cm" svg:width="27.138cm" svg:height="6.351cm">
          <chart:axis chart:dimension="x" chart:name="primary-x" chart:style-name="ch3">
            <chart:categories table:cell-range-address="Sheet1.N4:Sheet1.N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4:Sheet1.O48" chart:class="chart:bar"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Slee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yge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ansi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opp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ckl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ide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ktime</text:p>
              </table:table-cell>
              <table:table-cell office:value-type="float" office:value="0.0209267361133243">
                <text:p>0.0209267361133243</text:p>
              </table:table-cell>
            </table:table-row>
            <table:table-row>
              <table:table-cell office:value-type="string">
                <text:p>Turorial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e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BT</text:p>
              </table:table-cell>
              <table:table-cell office:value-type="float" office:value="0.040240740738227">
                <text:p>0.040240740738227</text:p>
              </table:table-cell>
            </table:table-row>
            <table:table-row>
              <table:table-cell office:value-type="string">
                <text:p>DNA interne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a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v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imoni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-F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n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ctur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f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w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ud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de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m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rcacis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odling on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d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